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image/png" manifest:full-path="Pictures/100000000000005E0000005E2FA489E1.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direction="rever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21cm" svg:stroke-color="#000000" draw:marker-start-width="0.3cm" draw:marker-start-center="false" draw:marker-end-width="0.3cm" draw:marker-end-center="false" draw:fill="solid" draw:fill-color="#00b8ff" draw:textarea-horizontal-align="center" draw:textarea-vertical-align="middle" fo:padding-top="0.01cm" fo:padding-bottom="0.01cm" fo:padding-left="0.01cm" fo:padding-right="0.01cm" draw:shadow="hidden" draw:shadow-offset-x="0.3cm" draw:shadow-offset-y="0.3cm" draw:shadow-color="#808080"/>
    </style:style>
    <style:style style:name="gr2" style:family="graphic" style:parent-style-name="standard">
      <style:graphic-properties draw:stroke="none" svg:stroke-width="0.021cm" svg:stroke-color="#000000" draw:marker-start-width="0.3cm" draw:marker-start-center="false" draw:marker-end-width="0.3cm" draw:marker-end-center="false" draw:fill="solid" draw:fill-color="#009000" draw:textarea-horizontal-align="center" draw:textarea-vertical-align="middle" draw:shadow="hidden" draw:shadow-offset-x="0.3cm" draw:shadow-offset-y="0.3cm" draw:shadow-color="#808080"/>
    </style:style>
    <style:style style:name="gr3" style:family="graphic" style:parent-style-name="standard">
      <style:graphic-properties draw:stroke="none" svg:stroke-width="0.002cm" svg:stroke-color="#000000" draw:marker-start-width="0.3cm" draw:marker-start-center="false" draw:marker-end-width="0.3cm" draw:marker-end-center="false" draw:fill="solid" draw:fill-color="#00b8ff" draw:textarea-horizontal-align="center" draw:textarea-vertical-align="middle" draw:shadow="hidden" draw:shadow-offset-x="0.3cm" draw:shadow-offset-y="0.3cm" draw:shadow-color="#808080"/>
    </style:style>
    <style:style style:name="gr4" style:family="graphic" style:parent-style-name="standard">
      <style:graphic-properties draw:stroke="none" svg:stroke-width="0.002cm" svg:stroke-color="#000000" draw:marker-start-width="0.3cm" draw:marker-start-center="false" draw:marker-end-width="0.3cm" draw:marker-end-center="false" draw:fill="solid" draw:fill-color="#009000" draw:textarea-horizontal-align="center" draw:textarea-vertical-align="middle" draw:shadow="hidden" draw:shadow-offset-x="0.3cm" draw:shadow-offset-y="0.3cm" draw:shadow-color="#808080"/>
    </style:style>
    <style:style style:name="gr5" style:family="graphic" style:parent-style-name="standard">
      <style:graphic-properties draw:stroke="none" svg:stroke-width="0.002cm" svg:stroke-color="#000000" draw:marker-start-width="0.3cm" draw:marker-start-center="false" draw:marker-end-width="0.3cm" draw:marker-end-center="false" draw:fill="solid" draw:fill-color="#000000" draw:textarea-horizontal-align="center" draw:textarea-vertical-align="middle" draw:shadow="hidden" draw:shadow-offset-x="0.3cm" draw:shadow-offset-y="0.3cm" draw:shadow-color="#808080"/>
    </style:style>
    <style:style style:name="gr6" style:family="graphic" style:parent-style-name="standard">
      <style:graphic-properties draw:stroke="solid" svg:stroke-width="0.011cm" svg:stroke-color="#000000" draw:marker-start-width="0.3cm" draw:marker-start-center="false" draw:marker-end-width="0.3cm" draw:marker-end-center="false" draw:fill="solid" draw:fill-color="#00b8ff" draw:textarea-horizontal-align="center" draw:textarea-vertical-align="middle" fo:padding-top="0.005cm" fo:padding-bottom="0.005cm" fo:padding-left="0.005cm" fo:padding-right="0.005cm" draw:shadow="hidden" draw:shadow-offset-x="0.3cm" draw:shadow-offset-y="0.3cm" draw:shadow-color="#808080"/>
    </style:style>
    <style:style style:name="gr7" style:family="graphic" style:parent-style-name="standard">
      <style:graphic-properties draw:stroke="none" draw:fill="none" draw:fill-color="#ffffff" fo:min-height="0.578cm"/>
    </style:style>
    <style:style style:name="gr8" style:family="graphic">
      <style:graphic-properties style:protect="size"/>
    </style:style>
    <style:style style:name="gr9" style:family="graphic" style:parent-style-name="standard">
      <style:graphic-properties draw:stroke="solid" svg:stroke-width="0.021cm" svg:stroke-color="#000000" draw:marker-start-width="0.3cm" draw:marker-start-center="false" draw:marker-end-width="0.3cm" draw:marker-end-center="false" svg:stroke-opacity="2%" draw:fill="solid" draw:fill-color="#00b8ff" draw:opacity="2%" draw:textarea-horizontal-align="center" draw:textarea-vertical-align="middle" fo:padding-top="0.01cm" fo:padding-bottom="0.01cm" fo:padding-left="0.01cm" fo:padding-right="0.01cm" draw:shadow="hidden" draw:shadow-offset-x="0.3cm" draw:shadow-offset-y="0.3cm" draw:shadow-color="#808080" draw:shadow-opacity="2%"/>
    </style:style>
    <style:style style:name="gr10" style:family="graphic" style:parent-style-name="standard">
      <style:graphic-properties draw:stroke="none" svg:stroke-width="0.021cm" svg:stroke-color="#000000" draw:marker-start-width="0.3cm" draw:marker-start-center="false" draw:marker-end-width="0.3cm" draw:marker-end-center="false" svg:stroke-opacity="2%" draw:fill="solid" draw:fill-color="#009000" draw:opacity="2%" draw:textarea-horizontal-align="center" draw:textarea-vertical-align="middle" draw:shadow="hidden" draw:shadow-offset-x="0.3cm" draw:shadow-offset-y="0.3cm" draw:shadow-color="#808080" draw:shadow-opacity="2%"/>
    </style:style>
    <style:style style:name="gr11" style:family="graphic" style:parent-style-name="standard">
      <style:graphic-properties draw:stroke="none" svg:stroke-width="0.002cm" svg:stroke-color="#000000" draw:marker-start-width="0.3cm" draw:marker-start-center="false" draw:marker-end-width="0.3cm" draw:marker-end-center="false" svg:stroke-opacity="2%" draw:fill="solid" draw:fill-color="#00b8ff" draw:opacity="2%" draw:textarea-horizontal-align="center" draw:textarea-vertical-align="middle" draw:shadow="hidden" draw:shadow-offset-x="0.3cm" draw:shadow-offset-y="0.3cm" draw:shadow-color="#808080" draw:shadow-opacity="2%"/>
    </style:style>
    <style:style style:name="gr12" style:family="graphic" style:parent-style-name="standard">
      <style:graphic-properties draw:stroke="none" svg:stroke-width="0.002cm" svg:stroke-color="#000000" draw:marker-start-width="0.3cm" draw:marker-start-center="false" draw:marker-end-width="0.3cm" draw:marker-end-center="false" svg:stroke-opacity="2%" draw:fill="solid" draw:fill-color="#009000" draw:opacity="2%" draw:textarea-horizontal-align="center" draw:textarea-vertical-align="middle" draw:shadow="hidden" draw:shadow-offset-x="0.3cm" draw:shadow-offset-y="0.3cm" draw:shadow-color="#808080" draw:shadow-opacity="2%"/>
    </style:style>
    <style:style style:name="gr13" style:family="graphic" style:parent-style-name="standard">
      <style:graphic-properties draw:stroke="none" svg:stroke-width="0.002cm" svg:stroke-color="#000000" draw:marker-start-width="0.3cm" draw:marker-start-center="false" draw:marker-end-width="0.3cm" draw:marker-end-center="false" svg:stroke-opacity="2%" draw:fill="solid" draw:fill-color="#000000" draw:opacity="2%" draw:textarea-horizontal-align="center" draw:textarea-vertical-align="middle" draw:shadow="hidden" draw:shadow-offset-x="0.3cm" draw:shadow-offset-y="0.3cm" draw:shadow-color="#808080" draw:shadow-opacity="2%"/>
    </style:style>
    <style:style style:name="gr14" style:family="graphic" style:parent-style-name="standard">
      <style:graphic-properties draw:stroke="solid" svg:stroke-width="0.011cm" svg:stroke-color="#000000" draw:marker-start-width="0.3cm" draw:marker-start-center="false" draw:marker-end-width="0.3cm" draw:marker-end-center="false" svg:stroke-opacity="2%" draw:fill="solid" draw:fill-color="#00b8ff" draw:opacity="2%" draw:textarea-horizontal-align="center" draw:textarea-vertical-align="middle" fo:padding-top="0.005cm" fo:padding-bottom="0.005cm" fo:padding-left="0.005cm" fo:padding-right="0.005cm" draw:shadow="hidden" draw:shadow-offset-x="0.3cm" draw:shadow-offset-y="0.3cm" draw:shadow-color="#808080" draw:shadow-opacity="2%"/>
    </style:style>
    <style:style style:name="gr15" style:family="graphic" style:parent-style-name="standard">
      <style:graphic-properties draw:stroke="none" draw:fill="solid" draw:fill-color="#b3b3b3" draw:textarea-horizontal-align="center" draw:textarea-vertical-align="middle"/>
    </style:style>
    <style:style style:name="gr16" style:family="graphic" style:parent-style-name="standard">
      <style:graphic-properties draw:stroke="none" draw:fill="solid" draw:fill-color="#e6e6e6" draw:textarea-horizontal-align="center" draw:textarea-vertical-align="middle"/>
    </style:style>
    <style:style style:name="gr1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8" style:family="graphic" style:parent-style-name="standard">
      <style:graphic-properties draw:stroke="none" draw:stroke-dash="Ultrafine_20_Dashed" draw:fill="solid" draw:fill-color="#e6e6e6" draw:textarea-horizontal-align="center" draw:textarea-vertical-align="middle"/>
    </style:style>
    <style:style style:name="gr19" style:family="graphic" style:parent-style-name="standard">
      <style:graphic-properties draw:stroke="none" draw:stroke-dash="Fine_20_Dashed" svg:stroke-color="#000000" draw:fill="none" draw:fill-color="#ffffff" draw:textarea-horizontal-align="left" draw:auto-grow-height="true" draw:auto-grow-width="false" fo:min-height="0.412cm" fo:min-width="2.62cm"/>
    </style:style>
    <style:style style:name="gr20" style:family="graphic" style:parent-style-name="standard">
      <style:graphic-properties draw:stroke="solid" draw:stroke-dash="Ultrafine_20_Dashed" draw:fill="none" draw:fill-color="#94bd5e" draw:textarea-horizontal-align="center" draw:textarea-vertical-align="middle"/>
    </style:style>
    <style:style style:name="gr21" style:family="graphic" style:parent-style-name="standard">
      <style:graphic-properties draw:stroke="none" draw:stroke-dash="Ultrafine_20_Dashed" svg:stroke-color="#000000" draw:fill="none" draw:fill-color="#ffffff" draw:textarea-horizontal-align="left" draw:auto-grow-height="true" draw:auto-grow-width="false" fo:min-height="0cm" fo:min-width="4.004cm"/>
    </style:style>
    <style:style style:name="gr22" style:family="graphic" style:parent-style-name="standard">
      <style:graphic-properties draw:stroke="none" draw:stroke-dash="Ultrafine_20_Dashed" svg:stroke-color="#000000" draw:fill="none" draw:fill-color="#ffffff" draw:textarea-horizontal-align="left" draw:auto-grow-height="true" draw:auto-grow-width="false" fo:min-height="0cm" fo:min-width="3.533cm"/>
    </style:style>
    <style:style style:name="gr23" style:family="graphic" style:parent-style-name="standard">
      <style:graphic-properties draw:stroke="none" draw:stroke-dash="Ultrafine_20_Dashed" svg:stroke-color="#000000" draw:fill="none" draw:fill-color="#ffffff" draw:textarea-horizontal-align="left" draw:auto-grow-height="true" draw:auto-grow-width="false" fo:min-height="0cm" fo:min-width="2.494cm"/>
    </style:style>
    <style:style style:name="gr24" style:family="graphic" style:parent-style-name="standard">
      <style:graphic-properties draw:stroke="none" draw:stroke-dash="Ultrafine_20_Dashed" svg:stroke-color="#000000" draw:fill="none" draw:fill-color="#ffffff" draw:textarea-horizontal-align="left" draw:auto-grow-height="true" draw:auto-grow-width="false" fo:min-height="0cm" fo:min-width="3.688cm"/>
    </style:style>
    <style:style style:name="gr25" style:family="graphic" style:parent-style-name="standard">
      <style:graphic-properties draw:stroke="none" draw:stroke-dash="Ultrafine_20_Dashed" svg:stroke-color="#000000" draw:fill="none" draw:fill-color="#ffffff" draw:textarea-horizontal-align="left" draw:auto-grow-height="true" draw:auto-grow-width="false" fo:min-height="0cm" fo:min-width="4.098cm"/>
    </style:style>
    <style:style style:name="gr26" style:family="graphic" style:parent-style-name="standard">
      <style:graphic-properties draw:stroke="none" draw:stroke-dash="Ultrafine_20_Dashed" svg:stroke-color="#000000" draw:fill="none" draw:fill-color="#ffffff" draw:textarea-horizontal-align="left" draw:auto-grow-height="true" draw:auto-grow-width="false" fo:min-height="0cm" fo:min-width="3.749cm"/>
    </style:style>
    <style:style style:name="gr27" style:family="graphic" style:parent-style-name="standard">
      <style:graphic-properties draw:stroke="none" draw:stroke-dash="Ultrafine_20_Dashed" svg:stroke-color="#000000" draw:fill="none" draw:fill-color="#ffffff" draw:textarea-horizontal-align="left" draw:auto-grow-height="true" draw:auto-grow-width="false" fo:min-height="0cm" fo:min-width="3.641cm"/>
    </style:style>
    <style:style style:name="gr28" style:family="graphic" style:parent-style-name="standard">
      <style:graphic-properties draw:stroke="none" draw:stroke-dash="Ultrafine_20_Dashed" svg:stroke-color="#000000" draw:fill="none" draw:fill-color="#ffffff" draw:textarea-horizontal-align="left" draw:auto-grow-height="true" draw:auto-grow-width="false" fo:min-height="0cm" fo:min-width="3.317cm"/>
    </style:style>
    <style:style style:name="gr29" style:family="graphic" style:parent-style-name="standard">
      <style:graphic-properties draw:stroke="none" draw:stroke-dash="Ultrafine_20_Dashed" svg:stroke-color="#000000" draw:fill="none" draw:fill-color="#ffffff" draw:textarea-horizontal-align="left" draw:auto-grow-height="true" draw:auto-grow-width="false" fo:min-height="2.947cm" fo:min-width="3.309cm"/>
    </style:style>
    <style:style style:name="gr30" style:family="graphic" style:parent-style-name="standard">
      <style:graphic-properties draw:stroke="none" draw:stroke-dash="Ultrafine_20_Dashed" svg:stroke-color="#000000" draw:fill="none" draw:fill-color="#ffffff" draw:textarea-horizontal-align="left" draw:auto-grow-height="true" draw:auto-grow-width="false" fo:min-height="0cm" fo:min-width="2.274cm"/>
    </style:style>
    <style:style style:name="gr31" style:family="graphic" style:parent-style-name="standard">
      <style:graphic-properties draw:stroke="none" draw:stroke-dash="Ultrafine_20_Dashed" svg:stroke-color="#000000" draw:fill="none" draw:fill-color="#ffffff" draw:textarea-horizontal-align="left" draw:auto-grow-height="true" draw:auto-grow-width="false" fo:min-height="0cm" fo:min-width="3.935cm"/>
    </style:style>
    <style:style style:name="gr32" style:family="graphic" style:parent-style-name="standard">
      <style:graphic-properties draw:stroke="none" draw:stroke-dash="Fine_20_Dashed" svg:stroke-color="#000000" draw:fill="none" draw:fill-color="#ffffff" draw:textarea-horizontal-align="left" draw:auto-grow-height="true" draw:auto-grow-width="false" fo:min-height="0.412cm" fo:min-width="1.529cm"/>
    </style:style>
    <style:style style:name="gr33" style:family="graphic" style:parent-style-name="standard">
      <style:graphic-properties draw:stroke="none" draw:stroke-dash="Ultrafine_20_Dashed" svg:stroke-color="#000000" draw:fill="none" draw:fill-color="#ffffff" draw:textarea-horizontal-align="left" draw:auto-grow-height="true" draw:auto-grow-width="false" fo:min-height="0.415cm" fo:min-width="4.077cm"/>
    </style:style>
    <style:style style:name="gr34" style:family="graphic" style:parent-style-name="standard">
      <style:graphic-properties draw:stroke="none" draw:stroke-dash="Ultrafine_20_Dashed" svg:stroke-color="#000000" draw:fill="none" draw:fill-color="#ffffff" draw:textarea-horizontal-align="left" draw:auto-grow-height="true" draw:auto-grow-width="false" fo:min-height="1.965cm" fo:min-width="3.511cm"/>
    </style:style>
    <style:style style:name="gr35" style:family="graphic" style:parent-style-name="standard">
      <style:graphic-properties draw:stroke="none" draw:stroke-dash="Ultrafine_20_Dashed" svg:stroke-color="#000000" draw:fill="none" draw:fill-color="#ffffff" draw:textarea-horizontal-align="left" draw:auto-grow-height="true" draw:auto-grow-width="false" fo:min-height="0.45cm" fo:min-width="2.917cm"/>
    </style:style>
    <style:style style:name="gr36" style:family="graphic" style:parent-style-name="standard">
      <style:graphic-properties draw:stroke="none" draw:stroke-dash="Ultrafine_20_Dashed" svg:stroke-color="#000000" draw:fill="none" draw:fill-color="#ffffff" draw:textarea-horizontal-align="left" draw:auto-grow-height="true" draw:auto-grow-width="false" fo:min-height="0.899cm" fo:min-width="4.124cm"/>
    </style:style>
    <style:style style:name="gr37" style:family="graphic" style:parent-style-name="standard">
      <style:graphic-properties draw:stroke="none" draw:stroke-dash="Ultrafine_20_Dashed" svg:stroke-color="#000000" draw:fill="none" draw:fill-color="#ffffff" draw:textarea-horizontal-align="left" draw:auto-grow-height="true" draw:auto-grow-width="false" fo:min-height="0.429cm" fo:min-width="3.9cm"/>
    </style:style>
    <style:style style:name="gr38" style:family="graphic" style:parent-style-name="standard">
      <style:graphic-properties draw:stroke="none" draw:stroke-dash="Ultrafine_20_Dashed" svg:stroke-color="#000000" draw:fill="none" draw:fill-color="#ffffff" draw:textarea-horizontal-align="left" draw:auto-grow-height="true" draw:auto-grow-width="false" fo:min-height="1.287cm" fo:min-width="3.791cm"/>
    </style:style>
    <style:style style:name="gr39" style:family="graphic" style:parent-style-name="standard">
      <style:graphic-properties draw:stroke="none" draw:stroke-dash="Ultrafine_20_Dashed" svg:stroke-color="#000000" draw:fill="none" draw:fill-color="#ffffff" draw:textarea-horizontal-align="left" draw:auto-grow-height="true" draw:auto-grow-width="false" fo:min-height="0.45cm" fo:min-width="1.844cm"/>
    </style:style>
    <style:style style:name="gr40" style:family="graphic" style:parent-style-name="standard">
      <style:graphic-properties draw:stroke="none" draw:stroke-dash="Ultrafine_20_Dashed" svg:stroke-color="#000000" draw:fill="none" draw:fill-color="#ffffff" draw:textarea-horizontal-align="left" draw:auto-grow-height="true" draw:auto-grow-width="false" fo:min-height="0.898cm" fo:min-width="4.029cm"/>
    </style:style>
    <style:style style:name="gr41" style:family="graphic" style:parent-style-name="standard">
      <style:graphic-properties draw:stroke="none" draw:stroke-dash="Ultrafine_20_Dashed" svg:stroke-color="#000000" draw:fill="none" draw:fill-color="#ffffff" draw:textarea-horizontal-align="left" draw:auto-grow-height="true" draw:auto-grow-width="false" fo:min-height="0.376cm" fo:min-width="2.77cm"/>
    </style:style>
    <style:style style:name="gr42" style:family="graphic" style:parent-style-name="standard">
      <style:graphic-properties draw:stroke="none" draw:stroke-dash="Ultrafine_20_Dashed" svg:stroke-color="#000000" draw:fill="none" draw:fill-color="#ffffff" draw:textarea-horizontal-align="left" draw:auto-grow-height="true" draw:auto-grow-width="false" fo:min-height="0.753cm" fo:min-width="4.007cm"/>
    </style:style>
    <style:style style:name="gr43" style:family="graphic" style:parent-style-name="standard">
      <style:graphic-properties draw:stroke="none" draw:stroke-dash="Ultrafine_20_Dashed" svg:stroke-color="#000000" draw:fill="none" draw:fill-color="#ffffff" draw:textarea-horizontal-align="left" draw:auto-grow-height="true" draw:auto-grow-width="false" fo:min-height="0.429cm" fo:min-width="4.323cm"/>
    </style:style>
    <style:style style:name="gr44" style:family="graphic" style:parent-style-name="standard">
      <style:graphic-properties draw:stroke="none" draw:stroke-dash="Ultrafine_20_Dashed" svg:stroke-color="#000000" draw:fill="none" draw:fill-color="#ffffff" draw:textarea-horizontal-align="left" draw:auto-grow-height="true" draw:auto-grow-width="false" fo:min-height="0.429cm" fo:min-width="4.713cm"/>
    </style:style>
    <style:style style:name="gr45" style:family="graphic" style:parent-style-name="standard">
      <style:graphic-properties draw:stroke="none" draw:stroke-dash="Ultrafine_20_Dashed" svg:stroke-color="#000000" draw:fill="none" draw:fill-color="#ffffff" draw:textarea-horizontal-align="left" draw:auto-grow-height="true" draw:auto-grow-width="false" fo:min-height="0.45cm" fo:min-width="4.387cm"/>
    </style:style>
    <style:style style:name="gr46" style:family="graphic" style:parent-style-name="standard">
      <style:graphic-properties draw:stroke="none" draw:fill="none" draw:fill-color="#ffffff" fo:min-height="1.002cm"/>
    </style:style>
    <style:style style:name="gr4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8" style:family="graphic" style:parent-style-name="standard">
      <style:graphic-properties draw:stroke="none" draw:stroke-dash="Fine_20_Dashed" svg:stroke-color="#000000" draw:fill="none" draw:fill-color="#ffffff" draw:textarea-horizontal-align="left" draw:auto-grow-height="true" draw:auto-grow-width="false" fo:min-height="0.412cm" fo:min-width="1.338cm"/>
    </style:style>
    <style:style style:name="gr49" style:family="graphic" style:parent-style-name="standard">
      <style:graphic-properties draw:stroke="none" draw:stroke-dash="Ultrafine_20_Dashed" svg:stroke-color="#000000" draw:fill="none" draw:fill-color="#ffffff" draw:textarea-horizontal-align="left" draw:auto-grow-height="true" draw:auto-grow-width="false" fo:min-height="0.245cm" fo:min-width="4.765cm"/>
    </style:style>
    <style:style style:name="gr50" style:family="graphic" style:parent-style-name="standard">
      <style:graphic-properties draw:stroke="none" draw:stroke-dash="Ultrafine_20_Dashed" svg:stroke-color="#000000" draw:fill="none" draw:fill-color="#ffffff" draw:textarea-horizontal-align="left" draw:auto-grow-height="true" draw:auto-grow-width="false" fo:min-height="0.245cm" fo:min-width="4.324cm"/>
    </style:style>
    <style:style style:name="gr51" style:family="graphic" style:parent-style-name="standard">
      <style:graphic-properties draw:stroke="none" draw:stroke-dash="Fine_20_Dashed" svg:stroke-color="#000000" draw:fill="none" draw:fill-color="#ffffff" draw:textarea-horizontal-align="left" draw:auto-grow-height="true" draw:auto-grow-width="false" fo:min-height="0.412cm" fo:min-width="1.408cm"/>
    </style:style>
    <style:style style:name="gr52" style:family="graphic" style:parent-style-name="standard">
      <style:graphic-properties draw:stroke="none" draw:stroke-dash="Ultrafine_20_Dashed" svg:stroke-color="#000000" draw:fill="none" draw:fill-color="#ffffff" draw:textarea-horizontal-align="left" draw:auto-grow-height="true" draw:auto-grow-width="false" fo:min-height="0.363cm" fo:min-width="4.145cm"/>
    </style:style>
    <style:style style:name="gr53" style:family="graphic" style:parent-style-name="standard">
      <style:graphic-properties draw:stroke="none" draw:stroke-dash="Ultrafine_20_Dashed" svg:stroke-color="#000000" draw:fill="none" draw:fill-color="#ffffff" draw:textarea-horizontal-align="left" draw:auto-grow-height="true" draw:auto-grow-width="false" fo:min-height="3.605cm" fo:min-width="4.145cm"/>
    </style:style>
    <style:style style:name="gr54" style:family="graphic" style:parent-style-name="standard">
      <style:graphic-properties draw:stroke="dash" draw:stroke-dash="Ultrafine_20_Dashed" draw:fill="none" draw:fill-color="#94bd5e" draw:textarea-horizontal-align="center" draw:textarea-vertical-align="middle"/>
    </style:style>
    <style:style style:name="gr55" style:family="graphic" style:parent-style-name="standard">
      <style:graphic-properties draw:stroke="none" draw:stroke-dash="Ultrafine_20_Dashed" svg:stroke-color="#000000" draw:fill="solid" draw:fill-color="#e6e6e6" draw:auto-grow-height="true" draw:auto-grow-width="false" fo:max-height="0cm" fo:min-height="11.117cm" draw:shadow="hidden"/>
    </style:style>
    <style:style style:name="gr56" style:family="graphic" style:parent-style-name="standard">
      <style:graphic-properties draw:stroke="none" draw:stroke-dash="Ultrafine_20_Dashed" svg:stroke-color="#000000" draw:fill="none" draw:fill-color="#ffffff" draw:textarea-horizontal-align="left" draw:auto-grow-height="true" draw:auto-grow-width="true" fo:min-height="0cm" fo:min-width="0cm"/>
    </style:style>
    <style:style style:name="gr57" style:family="graphic" style:parent-style-name="standard">
      <style:graphic-properties draw:textarea-horizontal-align="justify" draw:textarea-vertical-align="middle" draw:auto-grow-height="false" fo:min-height="0cm" fo:min-width="0cm"/>
    </style:style>
    <style:style style:name="gr58" style:family="graphic" style:parent-style-name="standard">
      <style:graphic-properties draw:stroke="none" draw:stroke-dash="Fine_20_Dashed" svg:stroke-width="0.05cm" draw:marker-start-width="0.275cm" draw:marker-end-width="0.275cm" draw:fill="solid" draw:fill-color="#c0c0c0" draw:textarea-horizontal-align="center" draw:textarea-vertical-align="middle"/>
    </style:style>
    <style:style style:name="gr59" style:family="graphic" style:parent-style-name="standard">
      <style:graphic-properties draw:fill="solid" draw:fill-color="#e6e6e6" draw:textarea-horizontal-align="center" draw:textarea-vertical-align="middle"/>
    </style:style>
    <style:style style:name="gr60" style:family="graphic" style:parent-style-name="standard">
      <style:graphic-properties draw:marker-end="Arrow" draw:marker-end-width="0.3cm" draw:fill="solid" draw:fill-color="#e6e6e6" draw:textarea-horizontal-align="center" draw:textarea-vertical-align="middle"/>
    </style:style>
    <style:style style:name="gr61" style:family="graphic" style:parent-style-name="standard">
      <style:graphic-properties draw:marker-end="Arrow" draw:marker-end-width="0.3cm" draw:fill="solid" draw:fill-color="#e6e6e6" draw:textarea-horizontal-align="center" draw:textarea-vertical-align="top"/>
    </style:style>
    <style:style style:name="gr62" style:family="graphic" style:parent-style-name="standard">
      <style:graphic-properties draw:stroke="dash" draw:stroke-dash="Ultrafine_20_Dashed" draw:marker-end="Arrow" draw:marker-end-width="0.3cm" draw:fill="none" draw:fill-color="#94bd5e" draw:textarea-horizontal-align="center" draw:textarea-vertical-align="middle"/>
    </style:style>
    <style:style style:name="gr63" style:family="graphic" style:parent-style-name="standard">
      <style:graphic-properties draw:stroke="none" draw:stroke-dash="Fine_20_Dashed" draw:fill="none" draw:fill-color="#94bd5e" fo:min-height="1.256cm"/>
    </style:style>
    <style:style style:name="pr1" style:family="presentation" style:parent-style-name="Standard-title">
      <style:graphic-properties draw:fill-color="#ffffff" draw:auto-grow-height="true" fo:min-height="3.507cm"/>
    </style:style>
    <style:style style:name="pr2" style:family="presentation" style:parent-style-name="Standard-subtitle" style:list-style-name="L11">
      <style:graphic-properties draw:fill-color="#ffffff" draw:auto-grow-height="true" fo:min-height="13.23cm"/>
    </style:style>
    <style:style style:name="pr3" style:family="presentation" style:parent-style-name="Standard-notes">
      <style:graphic-properties draw:fill-color="#ffffff" draw:auto-grow-height="true" fo:min-height="11.411cm"/>
    </style:style>
    <style:style style:name="pr4" style:family="presentation" style:parent-style-name="Standard-outline1" style:list-style-name="L2">
      <style:graphic-properties draw:fill-color="#ffffff" fo:min-height="13.23cm"/>
    </style:style>
    <style:style style:name="pr5" style:family="presentation" style:parent-style-name="Standard-outline1">
      <style:graphic-properties draw:fill-color="#ffffff" draw:auto-grow-height="true" fo:min-height="13.23cm"/>
    </style:style>
    <style:style style:name="pr6" style:family="presentation" style:parent-style-name="Standard-notes">
      <style:graphic-properties draw:fill-color="#ffffff" fo:min-height="11.411cm"/>
    </style:style>
    <style:style style:name="pr7" style:family="presentation" style:parent-style-name="Standard-outline1">
      <style:graphic-properties draw:fill-color="#ffffff" fo:min-height="13.326cm"/>
    </style:style>
    <style:style style:name="pr8" style:family="presentation" style:parent-style-name="Standard-outline1" style:list-style-name="L2">
      <style:graphic-properties draw:fill-color="#ffffff" draw:auto-grow-height="true" fo:min-height="13.23cm"/>
    </style:style>
    <style:style style:name="pr9" style:family="presentation" style:parent-style-name="Standard-outline1" style:list-style-name="L2">
      <style:graphic-properties draw:fill-color="#ffffff" draw:auto-grow-height="true" fo:min-height="13.23cm"/>
    </style:style>
    <style:style style:name="pr10" style:family="presentation" style:parent-style-name="Standard-outline1" style:list-style-name="L2">
      <style:graphic-properties draw:fill-color="#ffffff" draw:auto-grow-height="true" fo:min-height="13.23cm"/>
    </style:style>
    <style:style style:name="pr11" style:family="presentation" style:parent-style-name="Standard-outline1" style:list-style-name="L2">
      <style:graphic-properties draw:fill-color="#ffffff" draw:auto-grow-height="true" fo:min-height="13.23cm"/>
    </style:style>
    <style:style style:name="pr12" style:family="presentation" style:parent-style-name="Standard-outline1" style:list-style-name="L2">
      <style:graphic-properties draw:fill-color="#ffffff" draw:auto-grow-height="true" fo:min-height="13.23cm"/>
    </style:style>
    <style:style style:name="P1"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fo:font-family="'Bitstream Vera Serif'" style:font-family-generic="roman" style:font-pitch="variable" fo:font-size="24pt" fo:font-style="normal" fo:text-shadow="none" style:text-underline-style="none" fo:font-weight="normal" style:font-family-asian="Gothic" style:font-pitch-asian="variable" style:font-size-asian="24pt" style:font-style-asian="normal" style:font-weight-asian="normal" style:font-family-complex="Lucidasans" style:font-pitch-complex="variable" style:font-size-complex="24pt" style:font-style-complex="normal" style:font-weight-complex="normal" style:font-relief="none"/>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family="'Courier 10 Pitch'" style:font-pitch="fixed"/>
    </style:style>
    <style:style style:name="P4" style:family="paragraph">
      <style:paragraph-properties fo:margin-left="1.2cm" fo:margin-right="0cm" fo:text-align="center" fo:text-indent="-0.6cm"/>
    </style:style>
    <style:style style:name="P5" style:family="paragraph">
      <style:paragraph-properties fo:margin-left="1.2cm" fo:margin-right="0cm" fo:text-align="center" fo:text-indent="-0.6cm"/>
      <style:text-properties fo:font-family="'Courier 10 Pitch'" style:font-pitch="fixed"/>
    </style:style>
    <style:style style:name="P6" style:family="paragraph">
      <style:paragraph-properties fo:margin-left="0.6cm" fo:margin-right="0cm" fo:text-indent="-0.6cm"/>
    </style:style>
    <style:style style:name="P7" style:family="paragraph">
      <style:paragraph-properties fo:margin-left="1.2cm" fo:margin-right="0cm" text:enable-numbering="true" fo:text-indent="-0.9cm"/>
    </style:style>
    <style:style style:name="P8" style:family="paragraph">
      <style:paragraph-properties fo:margin-left="1.2cm" fo:margin-right="0cm" text:enable-numbering="true" fo:text-indent="-0.9cm"/>
      <style:text-properties fo:font-family="'Courier 10 Pitch'" style:font-style-name="Standard" style:font-pitch="fixed" fo:font-size="26pt" style:font-size-asian="32pt" style:font-size-complex="32pt"/>
    </style:style>
    <style:style style:name="P9" style:family="paragraph">
      <style:paragraph-properties fo:margin-left="0cm" fo:margin-right="0cm" fo:text-indent="0cm"/>
      <style:text-properties fo:font-family="'Courier 10 Pitch'" style:font-pitch="fixed" fo:font-size="36pt"/>
    </style:style>
    <style:style style:name="P10" style:family="paragraph">
      <style:paragraph-properties fo:margin-left="1.2cm" fo:margin-right="0cm" fo:text-indent="-0.9cm"/>
    </style:style>
    <style:style style:name="P11" style:family="paragraph">
      <style:paragraph-properties fo:margin-left="1.2cm" fo:margin-right="0cm" fo:text-indent="-0.9cm"/>
      <style:text-properties fo:font-family="'Courier 10 Pitch'" style:font-pitch="fixed" fo:font-size="26pt" style:font-size-asian="32pt" style:font-size-complex="32pt"/>
    </style:style>
    <style:style style:name="P12" style:family="paragraph">
      <style:paragraph-properties fo:margin-left="0cm" fo:margin-right="0cm" fo:text-align="center" fo:text-indent="0cm"/>
    </style:style>
    <style:style style:name="P13" style:family="paragraph">
      <style:paragraph-properties fo:margin-left="0cm" fo:margin-right="0cm" fo:text-align="center" fo:text-indent="0cm"/>
      <style:text-properties fo:font-family="'Courier 10 Pitch'" style:font-pitch="fixed" fo:font-size="16pt"/>
    </style:style>
    <style:style style:name="P14" style:family="paragraph">
      <style:paragraph-properties fo:text-align="center"/>
      <style:text-properties fo:font-size="16pt"/>
    </style:style>
    <style:style style:name="P15" style:family="paragraph">
      <style:paragraph-properties fo:margin-left="1.2cm" fo:margin-right="0cm" fo:text-indent="-0.9cm"/>
      <style:text-properties fo:font-family="'Courier 10 Pitch'" style:font-pitch="fixed" fo:font-size="26pt" fo:font-weight="normal" style:font-size-asian="32pt" style:font-size-complex="32pt"/>
    </style:style>
    <style:style style:name="P16" style:family="paragraph">
      <style:paragraph-properties fo:margin-left="0cm" fo:margin-right="0cm" fo:text-align="center" fo:text-indent="0cm"/>
      <style:text-properties fo:font-size="16pt"/>
    </style:style>
    <style:style style:name="P17" style:family="paragraph">
      <style:paragraph-properties fo:margin-left="2.4cm" fo:margin-right="0cm" fo:text-indent="-0.8cm"/>
    </style:style>
    <style:style style:name="P18" style:family="paragraph">
      <style:paragraph-properties fo:margin-left="1.2cm" fo:margin-right="0cm" fo:text-indent="-0.9cm"/>
      <style:text-properties fo:font-family="'Courier 10 Pitch'" style:font-style-name="Standard" style:font-pitch="fixed" fo:font-size="24pt" style:font-size-asian="32pt" style:font-size-complex="32pt"/>
    </style:style>
    <style:style style:name="P19" style:family="paragraph">
      <style:paragraph-properties fo:margin-left="0cm" fo:margin-right="0cm" fo:text-indent="0cm"/>
      <style:text-properties fo:font-family="'Courier 10 Pitch'" style:font-style-name="Standard" style:font-pitch="fixed" fo:font-size="36pt"/>
    </style:style>
    <style:style style:name="P20" style:family="paragraph">
      <style:paragraph-properties fo:margin-left="1.2cm" fo:margin-right="0cm" fo:text-indent="-0.9cm"/>
      <style:text-properties fo:font-family="'Courier 10 Pitch'" style:font-style-name="Standard" style:font-pitch="fixed" fo:font-size="18pt" style:font-size-asian="32pt" style:font-size-complex="32pt"/>
    </style:style>
    <style:style style:name="P21" style:family="paragraph">
      <style:paragraph-properties fo:text-align="center"/>
      <style:text-properties fo:font-family="Helvetica" style:font-style-name="Standard" style:font-family-generic="swiss" style:font-pitch="variable" fo:font-size="8pt" fo:font-weight="normal" style:font-size-asian="24pt" style:font-size-complex="24pt"/>
    </style:style>
    <style:style style:name="P22" style:family="paragraph">
      <style:paragraph-properties fo:margin-left="0cm" fo:margin-right="0cm" fo:text-indent="0cm"/>
      <style:text-properties fo:font-family="Helvetica" style:font-style-name="Standard" style:font-family-generic="swiss" style:font-pitch="variable" fo:font-size="8pt" fo:font-weight="normal" style:font-size-asian="24pt" style:font-size-complex="24pt"/>
    </style:style>
    <style:style style:name="P23" style:family="paragraph">
      <style:paragraph-properties fo:margin-left="0cm" fo:margin-right="0cm" fo:text-indent="0cm"/>
      <style:text-properties fo:color="#666666" fo:font-family="Helvetica" style:font-style-name="Standard" style:font-family-generic="swiss" style:font-pitch="variable" fo:font-size="8pt" fo:font-weight="normal" style:font-size-asian="24pt" style:font-size-complex="24pt"/>
    </style:style>
    <style:style style:name="P24" style:family="paragraph">
      <style:paragraph-properties fo:margin-left="0cm" fo:margin-right="0cm" fo:text-indent="0cm"/>
      <style:text-properties fo:font-family="Helvetica" style:font-style-name="Standard" style:font-family-generic="swiss" style:font-pitch="variable" fo:font-size="18pt" fo:font-weight="normal" style:font-size-asian="24pt" style:font-size-complex="24pt"/>
    </style:style>
    <style:style style:name="P25" style:family="paragraph">
      <style:text-properties fo:font-size="14pt"/>
    </style:style>
    <style:style style:name="P26" style:family="paragraph">
      <style:paragraph-properties fo:margin-left="0cm" fo:margin-right="0cm" fo:text-indent="0cm"/>
      <style:text-properties fo:font-family="Helvetica" style:font-style-name="Standard" style:font-family-generic="swiss" style:font-pitch="variable" fo:font-size="12pt" fo:font-weight="normal" style:font-size-asian="24pt" style:font-size-complex="24pt"/>
    </style:style>
    <style:style style:name="P27" style:family="paragraph">
      <style:text-properties fo:font-family="'Courier 10 Pitch'" style:font-pitch="fixed" fo:font-size="18pt"/>
    </style:style>
    <style:style style:name="P28" style:family="paragraph">
      <style:paragraph-properties fo:margin-left="0cm" fo:margin-right="0cm" fo:text-align="center" fo:text-indent="0cm"/>
      <style:text-properties fo:font-size="15pt"/>
    </style:style>
    <style:style style:name="P29" style:family="paragraph">
      <style:paragraph-properties fo:text-align="center"/>
      <style:text-properties fo:font-family="Helvetica" style:font-style-name="Standard" style:font-family-generic="swiss" style:font-pitch="variable" fo:font-size="14pt" fo:font-weight="normal" style:font-size-asian="24pt" style:font-size-complex="24pt"/>
    </style:style>
    <style:style style:name="P30" style:family="paragraph">
      <style:paragraph-properties fo:margin-left="0cm" fo:margin-right="0cm" fo:text-align="center" fo:text-indent="0cm"/>
      <style:text-properties fo:font-family="Helvetica" style:font-style-name="Standard" style:font-family-generic="swiss" style:font-pitch="variable" fo:font-size="14pt" fo:font-weight="normal" style:font-size-asian="24pt" style:font-size-complex="24pt"/>
    </style:style>
    <style:style style:name="P31" style:family="paragraph">
      <style:paragraph-properties fo:margin-left="0cm" fo:margin-right="0cm" fo:text-align="center" fo:text-indent="0cm"/>
      <style:text-properties fo:font-family="Helvetica" style:font-style-name="Standard" style:font-family-generic="swiss" style:font-pitch="variable" fo:font-size="14pt" fo:font-weight="bold" style:font-size-asian="24pt" style:font-size-complex="24pt"/>
    </style:style>
    <style:style style:name="P32" style:family="paragraph">
      <style:paragraph-properties fo:margin-left="1.2cm" fo:margin-right="0cm" fo:text-indent="-0.9cm"/>
      <style:text-properties fo:font-family="'Courier 10 Pitch'" style:font-style-name="Standard" style:font-pitch="fixed" fo:font-size="26pt" style:font-size-asian="32pt" style:font-size-complex="32pt"/>
    </style:style>
    <style:style style:name="P33" style:family="paragraph">
      <style:paragraph-properties fo:margin-left="2.4cm" fo:margin-right="0cm" text:enable-numbering="true" fo:text-indent="-0.8cm"/>
    </style:style>
    <style:style style:name="T1" style:family="text">
      <style:text-properties fo:font-family="'Courier 10 Pitch'" style:font-pitch="fixed"/>
    </style:style>
    <style:style style:name="T2" style:family="text">
      <style:text-properties fo:font-family="'Courier 10 Pitch'" style:font-style-name="Regular" style:font-pitch="fixed" fo:font-size="14pt" style:font-family-asian="'Courier 10 Pitch'" style:font-style-name-asian="Regular" style:font-pitch-asian="fixed" style:font-family-complex="'Courier 10 Pitch'" style:font-style-name-complex="Regular" style:font-pitch-complex="fixed"/>
    </style:style>
    <style:style style:name="T3" style:family="text">
      <style:text-properties fo:font-family="'Courier 10 Pitch'" style:font-pitch="fixed" fo:font-size="14pt"/>
    </style:style>
    <style:style style:name="T4" style:family="text">
      <style:text-properties fo:font-family="'Courier 10 Pitch'" style:font-style-name="Standard" style:font-pitch="fixed" fo:font-size="26pt" style:font-size-asian="32pt" style:font-size-complex="32pt"/>
    </style:style>
    <style:style style:name="T5" style:family="text">
      <style:text-properties fo:font-family="'Courier 10 Pitch'" style:font-pitch="fixed" fo:font-size="36pt"/>
    </style:style>
    <style:style style:name="T6" style:family="text">
      <style:text-properties fo:font-family="'Courier 10 Pitch'" style:font-pitch="fixed" fo:font-size="26pt" style:font-size-asian="32pt" style:font-size-complex="32pt"/>
    </style:style>
    <style:style style:name="T7" style:family="text">
      <style:text-properties fo:font-family="'Courier 10 Pitch'" style:font-pitch="fixed" fo:font-size="26pt"/>
    </style:style>
    <style:style style:name="T8" style:family="text">
      <style:text-properties fo:font-family="'Courier 10 Pitch'" style:font-pitch="fixed" fo:font-size="16pt"/>
    </style:style>
    <style:style style:name="T9" style:family="text">
      <style:text-properties fo:font-size="16pt"/>
    </style:style>
    <style:style style:name="T10" style:family="text">
      <style:text-properties fo:font-family="'Courier 10 Pitch'" style:font-pitch="fixed" fo:font-size="26pt" fo:font-weight="normal" style:font-size-asian="32pt" style:font-size-complex="32pt"/>
    </style:style>
    <style:style style:name="T11" style:family="text">
      <style:text-properties fo:font-family="'Courier 10 Pitch'" style:font-style-name="Standard" style:font-pitch="fixed" fo:font-size="24pt" style:font-size-asian="32pt" style:font-size-complex="32pt"/>
    </style:style>
    <style:style style:name="T12" style:family="text">
      <style:text-properties fo:font-family="'Courier 10 Pitch'" style:font-style-name="Standard" style:font-pitch="fixed" fo:font-size="26pt" style:font-size-asian="32pt" style:font-size-complex="32pt"/>
    </style:style>
    <style:style style:name="T13" style:family="text">
      <style:text-properties fo:font-family="'Courier 10 Pitch'" style:font-style-name="Standard" style:font-pitch="fixed" fo:font-size="24pt" style:font-size-asian="32pt" style:font-size-complex="32pt"/>
    </style:style>
    <style:style style:name="T14" style:family="text">
      <style:text-properties fo:font-family="'Courier 10 Pitch'" style:font-style-name="Standard" style:font-pitch="fixed" fo:font-size="36pt"/>
    </style:style>
    <style:style style:name="T15" style:family="text">
      <style:text-properties fo:font-family="'Courier 10 Pitch'" style:font-style-name="Standard" style:font-pitch="fixed" fo:font-size="18pt" style:font-size-asian="32pt" style:font-size-complex="32pt"/>
    </style:style>
    <style:style style:name="T16" style:family="text">
      <style:text-properties fo:font-family="'Courier 10 Pitch'" style:font-style-name="Standard" style:font-pitch="fixed" fo:font-size="18pt" fo:font-weight="normal" style:font-size-asian="32pt" style:font-size-complex="32pt"/>
    </style:style>
    <style:style style:name="T17" style:family="text">
      <style:text-properties fo:font-family="Helvetica" style:font-style-name="Standard" style:font-family-generic="swiss" style:font-pitch="variable" fo:font-size="18pt" fo:font-weight="normal" style:font-size-asian="24pt" style:font-size-complex="24pt"/>
    </style:style>
    <style:style style:name="T18" style:family="text">
      <style:text-properties fo:font-family="Helvetica" style:font-style-name="Standard" style:font-family-generic="swiss" style:font-pitch="variable" fo:font-size="8pt" fo:font-weight="normal" style:font-size-asian="24pt" style:font-size-complex="24pt"/>
    </style:style>
    <style:style style:name="T19" style:family="text">
      <style:text-properties fo:color="#666666" fo:font-family="Helvetica" style:font-style-name="Standard" style:font-family-generic="swiss" style:font-pitch="variable" fo:font-size="8pt" fo:font-weight="normal" style:font-size-asian="24pt" style:font-size-complex="24pt"/>
    </style:style>
    <style:style style:name="T20" style:family="text">
      <style:text-properties fo:font-size="14pt"/>
    </style:style>
    <style:style style:name="T21" style:family="text">
      <style:text-properties fo:font-family="Helvetica" style:font-style-name="Standard" style:font-family-generic="swiss" style:font-pitch="variable" fo:font-size="8pt" fo:font-weight="normal" style:font-size-asian="24pt" style:font-size-complex="24pt"/>
    </style:style>
    <style:style style:name="T22" style:family="text">
      <style:text-properties fo:color="#7da647" fo:font-family="Helvetica" style:font-style-name="Standard" style:font-family-generic="swiss" style:font-pitch="variable" fo:font-size="12pt" fo:font-weight="normal" style:font-size-asian="24pt" style:font-size-complex="24pt"/>
    </style:style>
    <style:style style:name="T23" style:family="text">
      <style:text-properties fo:font-family="Helvetica" style:font-style-name="Standard" style:font-family-generic="swiss" style:font-pitch="variable" fo:font-size="12pt" fo:font-weight="normal" style:font-size-asian="24pt" style:font-size-complex="24pt"/>
    </style:style>
    <style:style style:name="T24" style:family="text">
      <style:text-properties fo:font-family="'Courier 10 Pitch'" style:font-pitch="fixed" fo:font-size="18pt"/>
    </style:style>
    <style:style style:name="T25" style:family="text">
      <style:text-properties fo:font-size="15pt"/>
    </style:style>
    <style:style style:name="T26" style:family="text">
      <style:text-properties fo:font-family="Helvetica" style:font-style-name="Standard" style:font-family-generic="swiss" style:font-pitch="variable" fo:font-size="14pt" fo:font-weight="normal" style:font-size-asian="24pt" style:font-size-complex="24pt"/>
    </style:style>
    <style:style style:name="T27" style:family="text">
      <style:text-properties fo:font-family="Helvetica" style:font-style-name="Standard" style:font-family-generic="swiss" style:font-pitch="variable" fo:font-size="14pt" fo:font-weight="bold" style:font-size-asian="24pt" style:font-size-complex="24pt"/>
    </style:style>
    <style:style style:name="T28" style:family="text">
      <style:text-properties fo:font-family="'Courier 10 Pitch'" style:font-style-name="Standard" style:font-pitch="fixed" fo:font-size="22pt" style:font-size-asian="32pt" style:font-size-complex="32pt"/>
    </style:style>
    <style:style style:name="T29" style:family="text">
      <style:text-properties fo:font-size="26pt"/>
    </style:style>
    <style:style style:name="T30" style:family="text">
      <style:text-properties fo:font-size="2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6cm" text:min-label-width="0.8cm"/>
        <style:text-properties style:use-window-font-color="true" fo:font-size="100%"/>
      </text:list-level-style-number>
      <text:list-level-style-number text:level="3" style:num-suffix="." style:num-format="1">
        <style:list-level-properties text:space-before="3cm" text:min-label-width="0.6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4">
      <text:list-level-style-number text:level="1" style:num-suffix=")" style:num-format="a">
        <style:list-level-properties text:space-before="0.3cm" text:min-label-width="0.9cm"/>
        <style:text-properties style:use-window-font-color="true" fo:font-size="100%"/>
      </text:list-level-style-number>
      <text:list-level-style-number text:level="2" style:num-suffix=")" style:num-format="a">
        <style:list-level-properties text:space-before="1.6cm" text:min-label-width="0.8cm"/>
        <style:text-properties style:use-window-font-color="true" fo:font-size="100%"/>
      </text:list-level-style-number>
      <text:list-level-style-number text:level="3" style:num-suffix=")" style:num-format="a">
        <style:list-level-properties text:space-before="3cm" text:min-label-width="0.6cm"/>
        <style:text-properties style:use-window-font-color="true" fo:font-size="100%"/>
      </text:list-level-style-number>
      <text:list-level-style-number text:level="4" style:num-suffix=")" style:num-format="a">
        <style:list-level-properties text:space-before="4.2cm" text:min-label-width="0.6cm"/>
        <style:text-properties style:use-window-font-color="true" fo:font-size="100%"/>
      </text:list-level-style-number>
      <text:list-level-style-number text:level="5" style:num-suffix=")" style:num-format="a">
        <style:list-level-properties text:space-before="5.4cm" text:min-label-width="0.6cm"/>
        <style:text-properties style:use-window-font-color="true" fo:font-size="100%"/>
      </text:list-level-style-number>
      <text:list-level-style-number text:level="6" style:num-suffix=")" style:num-format="a">
        <style:list-level-properties text:space-before="6.6cm" text:min-label-width="0.6cm"/>
        <style:text-properties style:use-window-font-color="true" fo:font-size="100%"/>
      </text:list-level-style-number>
      <text:list-level-style-number text:level="7" style:num-suffix=")" style:num-format="a">
        <style:list-level-properties text:space-before="7.8cm" text:min-label-width="0.6cm"/>
        <style:text-properties style:use-window-font-color="true" fo:font-size="100%"/>
      </text:list-level-style-number>
      <text:list-level-style-number text:level="8" style:num-suffix=")" style:num-format="a">
        <style:list-level-properties text:space-before="9cm" text:min-label-width="0.6cm"/>
        <style:text-properties style:use-window-font-color="true" fo:font-size="100%"/>
      </text:list-level-style-number>
      <text:list-level-style-number text:level="9" style:num-suffix=")" style:num-format="a">
        <style:list-level-properties text:space-before="10.2cm" text:min-label-width="0.6cm"/>
        <style:text-properties style:use-window-font-color="true" fo:font-size="100%"/>
      </text:list-level-style-number>
    </text:list-style>
    <text:list-style style:name="L5">
      <text:list-level-style-number text:level="1" style:num-suffix="." style:num-format="1" text:start-value="2">
        <style:list-level-properties text:space-before="0.3cm" text:min-label-width="0.9cm"/>
        <style:text-properties style:use-window-font-color="true" fo:font-size="100%"/>
      </text:list-level-style-number>
      <text:list-level-style-number text:level="2" style:num-suffix="." style:num-format="a">
        <style:list-level-properties text:space-before="1.6cm" text:min-label-width="0.8cm"/>
        <style:text-properties style:use-window-font-color="true" fo:font-size="100%"/>
      </text:list-level-style-number>
      <text:list-level-style-number text:level="3" style:num-suffix="." style:num-format="1">
        <style:list-level-properties text:space-before="3cm" text:min-label-width="0.6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style>
    <text:list-style style:name="L6">
      <text:list-level-style-number text:level="1" style:num-suffix="." style:num-format="1" text:start-value="2">
        <style:list-level-properties text:space-before="0.3cm" text:min-label-width="0.9cm"/>
        <style:text-properties style:use-window-font-color="true" fo:font-size="100%"/>
      </text:list-level-style-number>
      <text:list-level-style-number text:level="2" style:num-suffix=")" style:num-format="a">
        <style:list-level-properties text:space-before="1.6cm" text:min-label-width="0.8cm"/>
        <style:text-properties style:use-window-font-color="true" fo:font-size="100%"/>
      </text:list-level-style-number>
      <text:list-level-style-number text:level="3" style:num-suffix="." style:num-format="1">
        <style:list-level-properties text:space-before="3cm" text:min-label-width="0.6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style>
    <text:list-style style:name="L7">
      <text:list-level-style-number text:level="1" style:num-suffix="." style:num-format="1" text:start-value="2">
        <style:list-level-properties text:space-before="0.3cm" text:min-label-width="0.9cm"/>
        <style:text-properties fo:color="#000000" fo:font-size="100%"/>
      </text:list-level-style-number>
      <text:list-level-style-number text:level="2" style:num-suffix=")" style:num-format="a">
        <style:list-level-properties text:space-before="1.6cm" text:min-label-width="0.8cm"/>
        <style:text-properties fo:color="#000000" fo:font-size="100%"/>
      </text:list-level-style-number>
      <text:list-level-style-number text:level="3" style:num-suffix="." style:num-format="1">
        <style:list-level-properties text:space-before="3cm" text:min-label-width="0.6cm"/>
        <style:text-properties fo:color="#000000" fo:font-size="100%"/>
      </text:list-level-style-number>
      <text:list-level-style-number text:level="4" style:num-suffix="." style:num-format="1">
        <style:list-level-properties text:space-before="4.2cm" text:min-label-width="0.6cm"/>
        <style:text-properties fo:color="#000000" fo:font-size="100%"/>
      </text:list-level-style-number>
      <text:list-level-style-number text:level="5" style:num-suffix="." style:num-format="1">
        <style:list-level-properties text:space-before="5.4cm" text:min-label-width="0.6cm"/>
        <style:text-properties fo:color="#000000" fo:font-size="100%"/>
      </text:list-level-style-number>
      <text:list-level-style-number text:level="6" style:num-suffix="." style:num-format="1">
        <style:list-level-properties text:space-before="6.6cm" text:min-label-width="0.6cm"/>
        <style:text-properties fo:color="#000000" fo:font-size="100%"/>
      </text:list-level-style-number>
      <text:list-level-style-number text:level="7" style:num-suffix="." style:num-format="1">
        <style:list-level-properties text:space-before="7.8cm" text:min-label-width="0.6cm"/>
        <style:text-properties fo:color="#000000" fo:font-size="100%"/>
      </text:list-level-style-number>
      <text:list-level-style-number text:level="8" style:num-suffix="." style:num-format="1">
        <style:list-level-properties text:space-before="9cm" text:min-label-width="0.6cm"/>
        <style:text-properties fo:color="#000000" fo:font-size="100%"/>
      </text:list-level-style-number>
      <text:list-level-style-number text:level="9" style:num-suffix="." style:num-format="1">
        <style:list-level-properties text:space-before="10.2cm" text:min-label-width="0.6cm"/>
        <style:text-properties fo:color="#000000" fo:font-size="100%"/>
      </text:list-level-style-number>
    </text:list-style>
    <text:list-style style:name="L8">
      <text:list-level-style-number text:level="1" style:num-suffix="." style:num-format="1" text:start-value="3">
        <style:list-level-properties text:space-before="0.3cm" text:min-label-width="0.9cm"/>
        <style:text-properties style:use-window-font-color="true" fo:font-size="100%"/>
      </text:list-level-style-number>
      <text:list-level-style-number text:level="2" style:num-suffix="." style:num-format="a">
        <style:list-level-properties text:space-before="1.6cm" text:min-label-width="0.8cm"/>
        <style:text-properties style:use-window-font-color="true" fo:font-size="100%"/>
      </text:list-level-style-number>
      <text:list-level-style-number text:level="3" style:num-suffix="." style:num-format="1">
        <style:list-level-properties text:space-before="3cm" text:min-label-width="0.6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style>
    <text:list-style style:name="L9">
      <text:list-level-style-number text:level="1" style:num-suffix="." style:num-format="1" text:start-value="4">
        <style:list-level-properties text:space-before="0.3cm" text:min-label-width="0.9cm"/>
        <style:text-properties style:use-window-font-color="true" fo:font-size="100%"/>
      </text:list-level-style-number>
      <text:list-level-style-number text:level="2" style:num-suffix="." style:num-format="a">
        <style:list-level-properties text:space-before="1.6cm" text:min-label-width="0.8cm"/>
        <style:text-properties style:use-window-font-color="true" fo:font-size="100%"/>
      </text:list-level-style-number>
      <text:list-level-style-number text:level="3" style:num-suffix="." style:num-format="1">
        <style:list-level-properties text:space-before="3cm" text:min-label-width="0.6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style>
    <text:list-style style:name="L10">
      <text:list-level-style-number text:level="1" style:num-suffix="." style:num-format="1" text:start-value="5">
        <style:list-level-properties text:space-before="0.3cm" text:min-label-width="0.9cm"/>
        <style:text-properties style:use-window-font-color="true" fo:font-size="100%"/>
      </text:list-level-style-number>
      <text:list-level-style-number text:level="2" style:num-suffix="." style:num-format="a">
        <style:list-level-properties text:space-before="1.6cm" text:min-label-width="0.8cm"/>
        <style:text-properties style:use-window-font-color="true" fo:font-size="100%"/>
      </text:list-level-style-number>
      <text:list-level-style-number text:level="3" style:num-suffix="." style:num-format="1">
        <style:list-level-properties text:space-before="3cm" text:min-label-width="0.6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style>
    <text:list-style style:name="L11">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g>
          <draw:line draw:style-name="gr1" draw:text-style-name="P1" draw:layer="layout" svg:x1="15.179cm" svg:y1="14.473cm" svg:x2="19.48cm" svg:y2="14.473cm">
            <text:p text:style-name="P2"/>
          </draw:line>
          <draw:polygon draw:style-name="gr2" draw:text-style-name="P1" draw:layer="layout" svg:width="2.199cm" svg:height="3.577cm" svg:x="14.201cm" svg:y="6.518cm" svg:viewBox="0 0 2200 3578" draw:points="2151,0 2118,96 2017,312 1745,721 978,1772 545,2346 188,2909 0,3328 188,3577 356,3265 992,2175 1630,1215 1896,748 2118,361 2182,216 2199,102 2172,0">
            <text:p text:style-name="P2"/>
          </draw:polygon>
          <draw:polyline draw:style-name="gr3" draw:text-style-name="P1" draw:layer="layout" svg:width="2.199cm" svg:height="3.577cm" svg:x="14.201cm" svg:y="6.518cm" svg:viewBox="0 0 2200 3578" draw:points="2151,0 2118,96 2017,312 1745,721 978,1772 545,2346 188,2909 0,3328 188,3577 356,3265 992,2175 1630,1215 1896,748 2118,361 2182,216 2199,102 2172,0 2151,0">
            <text:p text:style-name="P2"/>
          </draw:polyline>
          <draw:polygon draw:style-name="gr4" draw:text-style-name="P1" draw:layer="layout" svg:width="3.554cm" svg:height="7.6cm" svg:x="14.124cm" svg:y="4.505cm" svg:viewBox="0 0 3555 7601" draw:points="3237,0 3415,153 3510,313 3554,499 3540,727 3500,860 3402,1110 2608,2509 2134,3328 1721,4085 1418,4655 854,5710 652,6125 363,6718 265,6989 171,7287 141,7600 0,6544 215,6406 339,6146 823,5024 1405,3960 2104,2731 2639,1814 3190,956 3307,674 3415,415 3415,276 3331,117 3250,32">
            <text:p text:style-name="P2"/>
          </draw:polygon>
          <draw:polyline draw:style-name="gr3" draw:text-style-name="P1" draw:layer="layout" svg:width="3.554cm" svg:height="7.6cm" svg:x="14.124cm" svg:y="4.505cm" svg:viewBox="0 0 3555 7601" draw:points="3237,0 3415,153 3510,313 3554,499 3540,727 3500,860 3402,1110 2608,2509 2134,3328 1721,4085 1418,4655 854,5710 652,6125 363,6718 265,6989 171,7287 141,7600 0,6544 215,6406 339,6146 823,5024 1405,3960 2104,2731 2639,1814 3190,956 3307,674 3415,415 3415,276 3331,117 3250,32 3237,0">
            <text:p text:style-name="P2"/>
          </draw:polyline>
          <draw:polygon draw:style-name="gr4" draw:text-style-name="P1" draw:layer="layout" svg:width="0.948cm" svg:height="3.342cm" svg:x="16.063cm" svg:y="8.453cm" svg:viewBox="0 0 949 3343" draw:points="0,3342 108,2675 239,2084 464,1479 669,1007 878,381 948,0 938,451 824,1092 589,1937 474,2409 434,2752 410,2951 37,3273">
            <text:p text:style-name="P2"/>
          </draw:polygon>
          <draw:polyline draw:style-name="gr3" draw:text-style-name="P1" draw:layer="layout" svg:width="0.948cm" svg:height="3.342cm" svg:x="16.063cm" svg:y="8.453cm" svg:viewBox="0 0 949 3343" draw:points="0,3342 108,2675 239,2084 464,1479 669,1007 878,381 948,0 938,451 824,1092 589,1937 474,2409 434,2752 410,2951 37,3273 0,3342">
            <text:p text:style-name="P2"/>
          </draw:polyline>
          <draw:polygon draw:style-name="gr4" draw:text-style-name="P1" draw:layer="layout" svg:width="1.832cm" svg:height="7.913cm" svg:x="15.388cm" svg:y="4.249cm" svg:viewBox="0 0 1833 7914" draw:points="1771,0 1442,2022 1264,2627 1042,3460 642,4899 443,5716 238,6698 0,7399 296,7913 433,7744 659,6150 1163,3981 1512,2377 1791,590 1832,15">
            <text:p text:style-name="P2"/>
          </draw:polygon>
          <draw:polyline draw:style-name="gr3" draw:text-style-name="P1" draw:layer="layout" svg:width="1.832cm" svg:height="7.913cm" svg:x="15.388cm" svg:y="4.249cm" svg:viewBox="0 0 1833 7914" draw:points="1771,0 1442,2022 1264,2627 1042,3460 642,4899 443,5716 238,6698 0,7399 296,7913 433,7744 659,6150 1163,3981 1512,2377 1791,590 1832,15 1771,0">
            <text:p text:style-name="P2"/>
          </draw:polyline>
          <draw:polygon draw:style-name="gr4" draw:text-style-name="P1" draw:layer="layout" svg:width="4.602cm" svg:height="7.065cm" svg:x="11.105cm" svg:y="5.386cm" svg:viewBox="0 0 4603 7066" draw:points="24,0 320,350 1577,2043 2740,3689 3547,4932 4215,6045 4417,6440 4602,6746 4252,7065 4162,6692 3836,6147 3452,5579 2871,4709 2047,3542 1419,2648 1120,2188 884,1800 481,1030 249,563 84,214 0,0">
            <text:p text:style-name="P2"/>
          </draw:polygon>
          <draw:polyline draw:style-name="gr3" draw:text-style-name="P1" draw:layer="layout" svg:width="4.602cm" svg:height="7.065cm" svg:x="11.105cm" svg:y="5.386cm" svg:viewBox="0 0 4603 7066" draw:points="24,0 320,350 1577,2043 2740,3689 3547,4932 4215,6045 4417,6440 4602,6746 4252,7065 4162,6692 3836,6147 3452,5579 2871,4709 2047,3542 1419,2648 1120,2188 884,1800 481,1030 249,563 84,214 0,0 24,0">
            <text:p text:style-name="P2"/>
          </draw:polyline>
          <draw:polygon draw:style-name="gr4" draw:text-style-name="P1" draw:layer="layout" svg:width="1.116cm" svg:height="7.467cm" svg:x="13.347cm" svg:y="5.769cm" svg:viewBox="0 0 1117 7468" draw:points="777,6655 457,4682 363,3911 94,2028 17,1113 0,0 209,1209 387,2536 652,4139 794,5316 1116,7467 854,7070">
            <text:p text:style-name="P2"/>
          </draw:polygon>
          <draw:polyline draw:style-name="gr3" draw:text-style-name="P1" draw:layer="layout" svg:width="1.116cm" svg:height="7.467cm" svg:x="13.347cm" svg:y="5.769cm" svg:viewBox="0 0 1117 7468" draw:points="777,6655 457,4682 363,3911 94,2028 17,1113 0,0 209,1209 387,2536 652,4139 794,5316 1116,7467 854,7070 777,6655">
            <text:p text:style-name="P2"/>
          </draw:polyline>
          <draw:polygon draw:style-name="gr4" draw:text-style-name="P1" draw:layer="layout" svg:width="0.558cm" svg:height="5.615cm" svg:x="14.164cm" svg:y="5.546cm" svg:viewBox="0 0 559 5616" draw:points="0,5615 37,4799 266,3180 343,2446 451,1182 464,0 558,0 528,1471 451,2166 256,3974 101,5572">
            <text:p text:style-name="P2"/>
          </draw:polygon>
          <draw:polyline draw:style-name="gr3" draw:text-style-name="P1" draw:layer="layout" svg:width="0.558cm" svg:height="5.615cm" svg:x="14.164cm" svg:y="5.546cm" svg:viewBox="0 0 559 5616" draw:points="0,5615 37,4799 266,3180 343,2446 451,1182 464,0 558,0 528,1471 451,2166 256,3974 101,5572 0,5615">
            <text:p text:style-name="P2"/>
          </draw:polyline>
          <draw:polygon draw:style-name="gr5" draw:text-style-name="P1" draw:layer="layout" svg:width="10.859cm" svg:height="5.822cm" svg:x="8.923cm" svg:y="9.027cm" svg:viewBox="0 0 10860 5823" draw:points="5466,4730 10711,0 10859,165 9293,1540 9478,1745 7903,3153 8142,3364 5450,5822 2734,3364 2972,3168 1334,1745 1569,1540 0,139 164,36">
            <text:p text:style-name="P2"/>
          </draw:polygon>
          <draw:polyline draw:style-name="gr6" draw:text-style-name="P1" draw:layer="layout" svg:width="10.859cm" svg:height="5.822cm" svg:x="8.923cm" svg:y="9.027cm" svg:viewBox="0 0 10860 5823" draw:points="5466,4730 10711,0 10859,165 9293,1540 9478,1745 7903,3153 8142,3364 5450,5822 2734,3364 2972,3168 1334,1745 1569,1540 0,139 164,36 5466,4730">
            <text:p text:style-name="P2"/>
          </draw:polyline>
          <draw:line draw:style-name="gr1" draw:text-style-name="P1" draw:layer="layout" svg:x1="9.064cm" svg:y1="14.452cm" svg:x2="13.519cm" svg:y2="14.452cm">
            <text:p text:style-name="P2"/>
          </draw:line>
          <draw:polygon draw:style-name="gr2" draw:text-style-name="P1" draw:layer="layout" svg:width="3.648cm" svg:height="6.523cm" svg:x="10.795cm" svg:y="6.749cm" svg:viewBox="0 0 3649 6524" draw:points="142,2112 310,2260 498,2494 831,2955 1194,3494 1722,4327 2082,4956 2260,5244 2307,5413 3255,6220 3178,5961 2872,5095 2330,3878 1846,2723 1584,2176 1376,1758 1167,1426 942,1063 801,861 683,674 498,487 196,214 0,0 458,377 737,626 1087,1045 1786,2058 2307,3031 2966,4462 3262,5308 3648,6484 3604,6523 3245,6220 1346,4585 1194,4140 1026,3815 667,3073 428,2573 156,2112">
            <text:p text:style-name="P2"/>
          </draw:polygon>
          <draw:polyline draw:style-name="gr3" draw:text-style-name="P1" draw:layer="layout" svg:width="3.648cm" svg:height="6.523cm" svg:x="10.795cm" svg:y="6.749cm" svg:viewBox="0 0 3649 6524" draw:points="142,2112 310,2260 498,2494 831,2955 1194,3494 1722,4327 2082,4956 2260,5244 2307,5413 3255,6220 3178,5961 2872,5095 2330,3878 1846,2723 1584,2176 1376,1758 1167,1426 942,1063 801,861 683,674 498,487 196,214 0,0 458,377 737,626 1087,1045 1786,2058 2307,3031 2966,4462 3262,5308 3648,6484 3604,6523 3245,6220 1346,4585 1194,4140 1026,3815 667,3073 428,2573 156,2112 142,2112">
            <text:p text:style-name="P2"/>
          </draw:polyline>
          <draw:polygon draw:style-name="gr4" draw:text-style-name="P1" draw:layer="layout" svg:width="1.038cm" svg:height="2.988cm" svg:x="13.936cm" svg:y="2.609cm" svg:viewBox="0 0 1039 2989" draw:points="591,2898 527,2617 551,2558 581,2528 574,2416 544,2377 511,2356 467,2272 497,2187 467,2133 426,2106 396,2043 403,1995 396,1967 356,1958 312,1911 326,1848 302,1815 265,1785 238,1752 238,1697 195,1661 178,1607 188,1550 262,1474 232,1402 188,1375 137,1327 117,1263 147,1237 188,1201 195,1141 188,1114 147,1078 107,1029 63,987 53,939 40,903 94,833 70,791 117,752 107,701 94,668 53,620 23,557 0,521 0,467 13,425 0,271 23,319 70,187 84,111 107,42 178,0 195,57 238,111 326,138 413,153 467,235 480,319 467,398 511,479 591,509 621,557 682,617 705,707 722,876 722,939 722,1002 769,1029 816,1111 816,1174 867,1243 968,1272 894,1375 941,1513 1032,1571 971,1661 1038,1752 1008,1833 954,1958 937,2022 937,2133 968,2272 894,2377 914,2528 914,2654 870,2708 840,2792 800,2883 769,2988">
            <text:p text:style-name="P2"/>
          </draw:polygon>
          <draw:polyline draw:style-name="gr3" draw:text-style-name="P1" draw:layer="layout" svg:width="1.038cm" svg:height="2.988cm" svg:x="13.936cm" svg:y="2.609cm" svg:viewBox="0 0 1039 2989" draw:points="591,2898 527,2617 551,2558 581,2528 574,2416 544,2377 511,2356 467,2272 497,2187 467,2133 426,2106 396,2043 403,1995 396,1967 356,1958 312,1911 326,1848 302,1815 265,1785 238,1752 238,1697 195,1661 178,1607 188,1550 262,1474 232,1402 188,1375 137,1327 117,1263 147,1237 188,1201 195,1141 188,1114 147,1078 107,1029 63,987 53,939 40,903 94,833 70,791 117,752 107,701 94,668 53,620 23,557 0,521 0,467 13,425 0,271 23,319 70,187 84,111 107,42 178,0 195,57 238,111 326,138 413,153 467,235 480,319 467,398 511,479 591,509 621,557 682,617 705,707 722,876 722,939 722,1002 769,1029 816,1111 816,1174 867,1243 968,1272 894,1375 941,1513 1032,1571 971,1661 1038,1752 1008,1833 954,1958 937,2022 937,2133 968,2272 894,2377 914,2528 914,2654 870,2708 840,2792 800,2883 769,2988 591,2898">
            <text:p text:style-name="P2"/>
          </draw:polyline>
          <draw:polyline draw:style-name="gr1" draw:text-style-name="P1" draw:layer="layout" svg:width="13.32cm" svg:height="11.788cm" svg:x="7.605cm" svg:y="1.529cm" svg:viewBox="0 0 13321 11789" draw:points="0,5918 6794,11788 13320,5870 6670,0 24,5960">
            <text:p text:style-name="P2"/>
          </draw:polyline>
        </draw:g>
        <draw:frame presentation:style-name="pr1" draw:text-style-name="P3" draw:layer="layout" svg:width="23.91cm" svg:height="3.507cm" svg:x="2.757cm" svg:y="1.743cm" presentation:class="title" presentation:user-transformed="true">
          <draw:text-box>
            <text:p text:style-name="P2"><text:span text:style-name="T1">The GRASS <text:s/>Test Suite</text:span></text:p>
          </draw:text-box>
        </draw:frame>
        <draw:frame presentation:style-name="pr2" draw:text-style-name="P5" draw:id="id19" draw:layer="layout" svg:width="23.91cm" svg:height="13.23cm" svg:x="2.057cm" svg:y="5.838cm" presentation:class="subtitle">
          <draw:text-box>
            <text:list text:style-name="L1">
              <text:list-item>
                <text:list>
                  <text:list-item>
                    <text:p text:style-name="P4"><text:span text:style-name="T1"/></text:p>
                  </text:list-item>
                </text:list>
              </text:list-item>
            </text:list>
            <text:list text:style-name="L1">
              <text:list-item>
                <text:list>
                  <text:list-item>
                    <text:p text:style-name="P4"><text:span text:style-name="T1"/></text:p>
                  </text:list-item>
                </text:list>
              </text:list-item>
            </text:list>
            <text:list text:style-name="L1">
              <text:list-item>
                <text:list>
                  <text:list-item>
                    <text:p text:style-name="P4"><text:span text:style-name="T1"/></text:p>
                  </text:list-item>
                </text:list>
              </text:list-item>
            </text:list>
            <text:list text:style-name="L1">
              <text:list-item>
                <text:list>
                  <text:list-item>
                    <text:p text:style-name="P4"><text:span text:style-name="T1"/></text:p>
                  </text:list-item>
                </text:list>
              </text:list-item>
            </text:list>
            <text:list text:style-name="L1">
              <text:list-item>
                <text:list>
                  <text:list-item>
                    <text:p text:style-name="P4"><text:span text:style-name="T1"/></text:p>
                  </text:list-item>
                </text:list>
              </text:list-item>
            </text:list>
            <text:list text:style-name="L1">
              <text:list-item>
                <text:list>
                  <text:list-item>
                    <text:p text:style-name="P4"><text:span text:style-name="T1">Design and Usage</text:span></text:p>
                  </text:list-item>
                </text:list>
              </text:list-item>
            </text:list>
          </draw:text-box>
        </draw:frame>
        <draw:frame draw:style-name="gr7" draw:text-style-name="P2" draw:layer="layout" svg:width="6.225cm" svg:height="0.578cm" svg:x="0.251cm" svg:y="20.16cm">
          <draw:text-box>
            <text:p text:style-name="P2"><text:span text:style-name="T2">©</text:span><text:span text:style-name="T3"> Sören Gebbert 2006</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9" smil:attributeName="visibility" smil:to="visible"/>
                  <anim:transitionFilter smil:dur="2s" smil:targetElement="id19" smil:type="fade" smil:subtype="crossfade"/>
                </anim:par>
              </anim:par>
            </anim:par>
          </anim:seq>
        </anim:par>
        <presentation:notes draw:style-name="dp2">
          <draw:page-thumbnail draw:style-name="gr8" draw:layer="layout" svg:width="13.705cm" svg:height="10.279cm" svg:x="3.641cm" svg:y="2.853cm" draw:page-number="1" presentation:class="page"/>
          <draw:frame presentation:style-name="pr3" draw:text-style-name="P6" draw:layer="layout" svg:width="14.507cm" svg:height="11.411cm" svg:x="3.248cm" svg:y="14.13cm" presentation:class="notes" presentation:placeholder="true" presentation:user-transformed="true">
            <draw:text-box/>
          </draw:frame>
        </presentation:notes>
      </draw:page>
      <draw:page draw:name="page2" draw:style-name="dp1" draw:master-page-name="Standard" presentation:presentation-page-layout-name="AL2T1">
        <office:forms form:automatic-focus="false" form:apply-design-mode="false"/>
        <draw:g>
          <draw:line draw:style-name="gr9" draw:text-style-name="P1" draw:layer="layout" svg:x1="15.325cm" svg:y1="19.854cm" svg:x2="21.564cm" svg:y2="19.854cm">
            <text:p text:style-name="P2"/>
          </draw:line>
          <draw:polygon draw:style-name="gr10" draw:text-style-name="P1" draw:layer="layout" svg:width="3.189cm" svg:height="5.188cm" svg:x="13.908cm" svg:y="8.316cm" svg:viewBox="0 0 3190 5189" draw:points="3119,0 3072,139 2925,452 2531,1045 1417,2569 791,3402 272,4219 0,4826 272,5188 516,4735 1438,3154 2363,1761 2749,1084 3072,522 3164,313 3189,147 3149,0">
            <text:p text:style-name="P2"/>
          </draw:polygon>
          <draw:polyline draw:style-name="gr11" draw:text-style-name="P1" draw:layer="layout" svg:width="3.189cm" svg:height="5.188cm" svg:x="13.908cm" svg:y="8.316cm" svg:viewBox="0 0 3190 5189" draw:points="3119,0 3072,139 2925,452 2531,1045 1417,2569 791,3402 272,4219 0,4826 272,5188 516,4735 1438,3154 2363,1761 2749,1084 3072,522 3164,313 3189,147 3149,0 3119,0">
            <text:p text:style-name="P2"/>
          </draw:polyline>
          <draw:polygon draw:style-name="gr12" draw:text-style-name="P1" draw:layer="layout" svg:width="5.156cm" svg:height="11.023cm" svg:x="13.795cm" svg:y="5.396cm" svg:viewBox="0 0 5157 11024" draw:points="4696,0 4953,220 5092,454 5156,724 5136,1054 5077,1247 4934,1609 3784,3639 3096,4827 2496,5924 2056,6752 1239,8281 947,8884 527,9744 385,10136 248,10569 205,11023 0,9491 313,9291 491,8913 1193,7287 2037,5743 3052,3961 3828,2631 4628,1387 4797,977 4953,602 4953,401 4832,169 4714,45">
            <text:p text:style-name="P2"/>
          </draw:polygon>
          <draw:polyline draw:style-name="gr11" draw:text-style-name="P1" draw:layer="layout" svg:width="5.156cm" svg:height="11.023cm" svg:x="13.795cm" svg:y="5.396cm" svg:viewBox="0 0 5157 11024" draw:points="4696,0 4953,220 5092,454 5156,724 5136,1054 5077,1247 4934,1609 3784,3639 3096,4827 2496,5924 2056,6752 1239,8281 947,8884 527,9744 385,10136 248,10569 205,11023 0,9491 313,9291 491,8913 1193,7287 2037,5743 3052,3961 3828,2631 4628,1387 4797,977 4953,602 4953,401 4832,169 4714,45 4696,0">
            <text:p text:style-name="P2"/>
          </draw:polyline>
          <draw:polygon draw:style-name="gr12" draw:text-style-name="P1" draw:layer="layout" svg:width="1.378cm" svg:height="4.846cm" svg:x="16.606cm" svg:y="11.123cm" svg:viewBox="0 0 1379 4847" draw:points="0,4846 159,3879 349,3022 676,2145 973,1459 1276,552 1378,0 1362,653 1196,1583 855,2809 689,3493 631,3990 596,4280 56,4747">
            <text:p text:style-name="P2"/>
          </draw:polygon>
          <draw:polyline draw:style-name="gr11" draw:text-style-name="P1" draw:layer="layout" svg:width="1.378cm" svg:height="4.846cm" svg:x="16.606cm" svg:y="11.123cm" svg:viewBox="0 0 1379 4847" draw:points="0,4846 159,3879 349,3022 676,2145 973,1459 1276,552 1378,0 1362,653 1196,1583 855,2809 689,3493 631,3990 596,4280 56,4747 0,4846">
            <text:p text:style-name="P2"/>
          </draw:polyline>
          <draw:polygon draw:style-name="gr12" draw:text-style-name="P1" draw:layer="layout" svg:width="2.658cm" svg:height="11.476cm" svg:x="15.629cm" svg:y="5.025cm" svg:viewBox="0 0 2659 11477" draw:points="2569,0 2091,2932 1832,3810 1511,5018 931,7105 642,8290 345,9714 0,10731 429,11476 627,11232 955,8918 1686,5773 2193,3447 2598,855 2658,21">
            <text:p text:style-name="P2"/>
          </draw:polygon>
          <draw:polyline draw:style-name="gr11" draw:text-style-name="P1" draw:layer="layout" svg:width="2.658cm" svg:height="11.476cm" svg:x="15.629cm" svg:y="5.025cm" svg:viewBox="0 0 2659 11477" draw:points="2569,0 2091,2932 1832,3810 1511,5018 931,7105 642,8290 345,9714 0,10731 429,11476 627,11232 955,8918 1686,5773 2193,3447 2598,855 2658,21 2569,0">
            <text:p text:style-name="P2"/>
          </draw:polyline>
          <draw:polygon draw:style-name="gr12" draw:text-style-name="P1" draw:layer="layout" svg:width="6.675cm" svg:height="10.247cm" svg:x="9.416cm" svg:y="6.674cm" svg:viewBox="0 0 6676 10248" draw:points="36,0 464,506 2287,2963 3975,5350 5145,7154 6113,8767 6407,9340 6675,9784 6168,10247 6038,9706 5565,8915 5008,8092 4164,6830 2969,5136 2059,3841 1624,3172 1282,2610 699,1493 362,816 122,310 0,0">
            <text:p text:style-name="P2"/>
          </draw:polygon>
          <draw:polyline draw:style-name="gr11" draw:text-style-name="P1" draw:layer="layout" svg:width="6.675cm" svg:height="10.247cm" svg:x="9.416cm" svg:y="6.674cm" svg:viewBox="0 0 6676 10248" draw:points="36,0 464,506 2287,2963 3975,5350 5145,7154 6113,8767 6407,9340 6675,9784 6168,10247 6038,9706 5565,8915 5008,8092 4164,6830 2969,5136 2059,3841 1624,3172 1282,2610 699,1493 362,816 122,310 0,0 36,0">
            <text:p text:style-name="P2"/>
          </draw:polyline>
          <draw:polygon draw:style-name="gr12" draw:text-style-name="P1" draw:layer="layout" svg:width="1.618cm" svg:height="10.832cm" svg:x="12.668cm" svg:y="7.228cm" svg:viewBox="0 0 1619 10833" draw:points="1127,9654 663,6793 528,5674 136,2942 25,1616 0,0 303,1754 561,3680 946,6004 1152,7712 1618,10832 1240,10255">
            <text:p text:style-name="P2"/>
          </draw:polygon>
          <draw:polyline draw:style-name="gr11" draw:text-style-name="P1" draw:layer="layout" svg:width="1.618cm" svg:height="10.832cm" svg:x="12.668cm" svg:y="7.228cm" svg:viewBox="0 0 1619 10833" draw:points="1127,9654 663,6793 528,5674 136,2942 25,1616 0,0 303,1754 561,3680 946,6004 1152,7712 1618,10832 1240,10255 1127,9654">
            <text:p text:style-name="P2"/>
          </draw:polyline>
          <draw:polygon draw:style-name="gr12" draw:text-style-name="P1" draw:layer="layout" svg:width="0.809cm" svg:height="8.145cm" svg:x="13.854cm" svg:y="6.905cm" svg:viewBox="0 0 810 8146" draw:points="0,8145 54,6962 386,4613 497,3549 654,1715 673,0 809,0 765,2134 654,3143 370,5765 146,8083">
            <text:p text:style-name="P2"/>
          </draw:polygon>
          <draw:polyline draw:style-name="gr11" draw:text-style-name="P1" draw:layer="layout" svg:width="0.809cm" svg:height="8.145cm" svg:x="13.854cm" svg:y="6.905cm" svg:viewBox="0 0 810 8146" draw:points="0,8145 54,6962 386,4613 497,3549 654,1715 673,0 809,0 765,2134 654,3143 370,5765 146,8083 0,8145">
            <text:p text:style-name="P2"/>
          </draw:polyline>
          <draw:polygon draw:style-name="gr13" draw:text-style-name="P1" draw:layer="layout" svg:width="15.751cm" svg:height="8.444cm" svg:x="6.252cm" svg:y="11.955cm" svg:viewBox="0 0 15752 8445" draw:points="7928,6860 15535,0 15751,239 13479,2233 13747,2529 11462,4573 11808,4878 7904,8444 3966,4878 4310,4595 1934,2529 2275,2233 0,201 237,52">
            <text:p text:style-name="P2"/>
          </draw:polygon>
          <draw:polyline draw:style-name="gr14" draw:text-style-name="P1" draw:layer="layout" svg:width="15.751cm" svg:height="8.444cm" svg:x="6.252cm" svg:y="11.955cm" svg:viewBox="0 0 15752 8445" draw:points="7928,6860 15535,0 15751,239 13479,2233 13747,2529 11462,4573 11808,4878 7904,8444 3966,4878 4310,4595 1934,2529 2275,2233 0,201 237,52 7928,6860">
            <text:p text:style-name="P2"/>
          </draw:polyline>
          <draw:line draw:style-name="gr9" draw:text-style-name="P1" draw:layer="layout" svg:x1="6.457cm" svg:y1="19.822cm" svg:x2="12.918cm" svg:y2="19.822cm">
            <text:p text:style-name="P2"/>
          </draw:line>
          <draw:polygon draw:style-name="gr10" draw:text-style-name="P1" draw:layer="layout" svg:width="5.291cm" svg:height="9.46cm" svg:x="8.967cm" svg:y="8.651cm" svg:viewBox="0 0 5292 9461" draw:points="205,3062 449,3277 722,3616 1206,4285 1731,5068 2498,6275 3019,7188 3277,7606 3346,7850 4720,9022 4609,8645 4167,7389 3379,5624 2677,3949 2298,3156 1996,2548 1692,2068 1365,1542 1162,1248 991,977 722,706 285,310 0,0 663,545 1068,908 1576,1515 2591,2984 3346,4396 4302,6471 4731,7698 5291,9404 5227,9460 4707,9022 1952,6651 1731,6004 1488,5532 968,4456 620,3733 225,3062">
            <text:p text:style-name="P2"/>
          </draw:polygon>
          <draw:polyline draw:style-name="gr11" draw:text-style-name="P1" draw:layer="layout" svg:width="5.291cm" svg:height="9.46cm" svg:x="8.967cm" svg:y="8.651cm" svg:viewBox="0 0 5292 9461" draw:points="205,3062 449,3277 722,3616 1206,4285 1731,5068 2498,6275 3019,7188 3277,7606 3346,7850 4720,9022 4609,8645 4167,7389 3379,5624 2677,3949 2298,3156 1996,2548 1692,2068 1365,1542 1162,1248 991,977 722,706 285,310 0,0 663,545 1068,908 1576,1515 2591,2984 3346,4396 4302,6471 4731,7698 5291,9404 5227,9460 4707,9022 1952,6651 1731,6004 1488,5532 968,4456 620,3733 225,3062 205,3062">
            <text:p text:style-name="P2"/>
          </draw:polyline>
          <draw:polygon draw:style-name="gr12" draw:text-style-name="P1" draw:layer="layout" svg:width="1.506cm" svg:height="4.334cm" svg:x="13.523cm" svg:y="2.645cm" svg:viewBox="0 0 1507 4335" draw:points="857,4203 763,3796 799,3711 843,3668 833,3505 790,3449 741,3418 677,3295 720,3173 677,3094 618,3054 576,2963 585,2895 576,2854 516,2840 453,2773 474,2682 438,2633 385,2591 346,2541 346,2462 283,2409 258,2332 272,2249 378,2139 336,2034 272,1995 199,1925 171,1831 213,1795 272,1742 283,1655 272,1616 213,1564 155,1494 91,1433 77,1362 57,1311 136,1209 101,1147 171,1091 155,1017 136,969 77,899 33,809 0,755 0,679 19,617 0,394 33,465 101,273 121,161 155,62 258,0 283,83 346,161 474,201 599,222 677,342 696,465 677,578 741,695 857,739 901,809 989,896 1022,1027 1047,1270 1047,1362 1047,1454 1115,1494 1183,1612 1183,1703 1257,1803 1404,1845 1297,1995 1363,2195 1496,2279 1408,2409 1506,2541 1462,2660 1384,2840 1359,2933 1359,3094 1404,3295 1297,3449 1324,3668 1324,3850 1262,3928 1219,4050 1160,4182 1115,4334">
            <text:p text:style-name="P2"/>
          </draw:polygon>
          <draw:polyline draw:style-name="gr11" draw:text-style-name="P1" draw:layer="layout" svg:width="1.506cm" svg:height="4.334cm" svg:x="13.523cm" svg:y="2.645cm" svg:viewBox="0 0 1507 4335" draw:points="857,4203 763,3796 799,3711 843,3668 833,3505 790,3449 741,3418 677,3295 720,3173 677,3094 618,3054 576,2963 585,2895 576,2854 516,2840 453,2773 474,2682 438,2633 385,2591 346,2541 346,2462 283,2409 258,2332 272,2249 378,2139 336,2034 272,1995 199,1925 171,1831 213,1795 272,1742 283,1655 272,1616 213,1564 155,1494 91,1433 77,1362 57,1311 136,1209 101,1147 171,1091 155,1017 136,969 77,899 33,809 0,755 0,679 19,617 0,394 33,465 101,273 121,161 155,62 258,0 283,83 346,161 474,201 599,222 677,342 696,465 677,578 741,695 857,739 901,809 989,896 1022,1027 1047,1270 1047,1362 1047,1454 1115,1494 1183,1612 1183,1703 1257,1803 1404,1845 1297,1995 1363,2195 1496,2279 1408,2409 1506,2541 1462,2660 1384,2840 1359,2933 1359,3094 1404,3295 1297,3449 1324,3668 1324,3850 1262,3928 1219,4050 1160,4182 1115,4334 857,4203">
            <text:p text:style-name="P2"/>
          </draw:polyline>
          <draw:polyline draw:style-name="gr9" draw:text-style-name="P1" draw:layer="layout" svg:width="19.32cm" svg:height="17.096cm" svg:x="4.34cm" svg:y="1.079cm" svg:viewBox="0 0 19321 17097" draw:points="0,8584 9854,17096 19320,8514 9675,0 35,8645">
            <text:p text:style-name="P2"/>
          </draw:polyline>
        </draw:g>
        <draw:frame presentation:style-name="pr1" draw:text-style-name="P3" draw:layer="layout" svg:width="23.91cm" svg:height="3.507cm" svg:x="2.057cm" svg:y="1.743cm" presentation:class="title">
          <draw:text-box>
            <text:p text:style-name="P2"><text:span text:style-name="T1">Overview</text:span></text:p>
          </draw:text-box>
        </draw:frame>
        <draw:frame presentation:style-name="pr4" draw:text-style-name="P8" draw:layer="layout" svg:width="23.91cm" svg:height="13.23cm" svg:x="2.057cm" svg:y="5.838cm" presentation:class="outline" presentation:user-transformed="true">
          <draw:text-box>
            <text:list text:style-name="L2">
              <text:list-item>
                <text:p text:id="id20" text:style-name="P7"><text:span text:style-name="T4">Motivation</text:span></text:p>
              </text:list-item>
            </text:list>
            <text:list text:style-name="L2" text:continue-numbering="true">
              <text:list-item>
                <text:p text:id="id21" text:style-name="P7"><text:span text:style-name="T4">Goals</text:span></text:p>
              </text:list-item>
            </text:list>
            <text:list text:style-name="L2" text:continue-numbering="true">
              <text:list-item>
                <text:p text:id="id22" text:style-name="P7"><text:span text:style-name="T4">Functionality</text:span></text:p>
              </text:list-item>
            </text:list>
            <text:list text:style-name="L2" text:continue-numbering="true">
              <text:list-item>
                <text:p text:id="id23" text:style-name="P7"><text:span text:style-name="T4">Validation and dependencies</text:span></text:p>
              </text:list-item>
            </text:list>
            <text:list text:style-name="L2" text:continue-numbering="true">
              <text:list-item>
                <text:p text:id="id24" text:style-name="P7"><text:span text:style-name="T4">Handling the test suite</text:span></text:p>
              </text:list-item>
            </text:list>
            <text:list text:style-name="L2" text:continue-numbering="true">
              <text:list-item>
                <text:p text:id="id25" text:style-name="P7"><text:span text:style-name="T4">Perspectives</text:span></text:p>
              </text:list-item>
            </text:list>
          </draw:text-box>
        </draw:frame>
        <draw:frame draw:style-name="gr7" draw:text-style-name="P2" draw:layer="layout" svg:width="6.225cm" svg:height="0.578cm" svg:x="0.252cm" svg:y="20.16cm">
          <draw:text-box>
            <text:p text:style-name="P2"><text:span text:style-name="T2">©</text:span><text:span text:style-name="T3"> Sören Gebbert 2006</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20" anim:sub-item="text" smil:attributeName="visibility" smil:to="visible"/>
                  <anim:transitionFilter smil:dur="2s" smil:targetElement="id20"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21" anim:sub-item="text" smil:attributeName="visibility" smil:to="visible"/>
                  <anim:transitionFilter smil:dur="2s" smil:targetElement="id21"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22" anim:sub-item="text" smil:attributeName="visibility" smil:to="visible"/>
                  <anim:transitionFilter smil:dur="2s" smil:targetElement="id22"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23" anim:sub-item="text" smil:attributeName="visibility" smil:to="visible"/>
                  <anim:transitionFilter smil:dur="2s" smil:targetElement="id23"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24" anim:sub-item="text" smil:attributeName="visibility" smil:to="visible"/>
                  <anim:transitionFilter smil:dur="2s" smil:targetElement="id24"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25" anim:sub-item="text" smil:attributeName="visibility" smil:to="visible"/>
                  <anim:transitionFilter smil:dur="2s" smil:targetElement="id25" anim:sub-item="text" smil:type="fade" smil:subtype="crossfade"/>
                </anim:par>
              </anim:par>
            </anim:par>
          </anim:seq>
        </anim:par>
        <presentation:notes draw:style-name="dp2">
          <draw:page-thumbnail draw:style-name="gr8" draw:layer="layout" svg:width="13.705cm" svg:height="10.279cm" svg:x="3.641cm" svg:y="2.853cm" draw:page-number="2" presentation:class="page"/>
          <draw:frame presentation:style-name="pr3" draw:text-style-name="P6" draw:layer="layout" svg:width="14.507cm" svg:height="11.411cm" svg:x="3.248cm" svg:y="14.13cm" presentation:class="notes" presentation:placeholder="true" presentation:user-transformed="true">
            <draw:text-box/>
          </draw:frame>
        </presentation:notes>
      </draw:page>
      <draw:page draw:name="page3" draw:style-name="dp1" draw:master-page-name="Standard" presentation:presentation-page-layout-name="AL2T1">
        <office:forms form:automatic-focus="false" form:apply-design-mode="false"/>
        <draw:frame presentation:style-name="pr1" draw:text-style-name="P9" draw:layer="layout" svg:width="23.91cm" svg:height="3.507cm" svg:x="2.057cm" svg:y="1.743cm" presentation:class="title" presentation:user-transformed="true">
          <draw:text-box>
            <text:p text:style-name="P2"><text:span text:style-name="T5">Motivation to create the test suite</text:span></text:p>
          </draw:text-box>
        </draw:frame>
        <draw:frame presentation:style-name="pr5" draw:text-style-name="P11" draw:layer="layout" svg:width="23.91cm" svg:height="13.23cm" svg:x="2.057cm" svg:y="5.838cm" presentation:class="outline" presentation:user-transformed="true">
          <draw:text-box>
            <text:list text:style-name="L3">
              <text:list-item>
                <text:p text:id="id26" text:style-name="P10"><text:span text:style-name="T6">Tests are essential for software development</text:span></text:p>
              </text:list-item>
            </text:list>
            <text:list text:style-name="L3">
              <text:list-item>
                <text:p text:id="id27" text:style-name="P10"><text:span text:style-name="T7">There is no functional test suite for GRASS 6 right now</text:span></text:p>
              </text:list-item>
            </text:list>
            <text:list text:style-name="L3">
              <text:list-item>
                <text:p text:id="id28" text:style-name="P10"><text:span text:style-name="T7">Provide easy error detection</text:span></text:p>
              </text:list-item>
            </text:list>
            <text:list text:style-name="L3">
              <text:list-item>
                <text:p text:id="id29" text:style-name="P10"><text:span text:style-name="T7">Error reduction</text:span></text:p>
              </text:list-item>
            </text:list>
            <text:list text:style-name="L3">
              <text:list-item>
                <text:p text:id="id30" text:style-name="P10"><text:span text:style-name="T7">Encourage the user acceptance with higher stability of GRASS</text:span></text:p>
              </text:list-item>
            </text:list>
            <text:list text:style-name="L3">
              <text:list-item>
                <text:p text:id="id31" text:style-name="P10"><text:span text:style-name="T7">Fastening the development process of GRASS</text:span></text:p>
              </text:list-item>
            </text:list>
          </draw:text-box>
        </draw:frame>
        <draw:frame draw:style-name="gr7" draw:text-style-name="P2" draw:layer="layout" svg:width="6.225cm" svg:height="0.578cm" svg:x="0.252cm" svg:y="20.16cm">
          <draw:text-box>
            <text:p text:style-name="P2"><text:span text:style-name="T2">©</text:span><text:span text:style-name="T3"> Sören Gebbert 2006</text:span></text:p>
          </draw:text-box>
        </draw:frame>
        <draw:rect draw:style-name="gr15" draw:text-style-name="P13" draw:layer="layout" svg:width="5.065cm" svg:height="1.323cm" svg:x="0.831cm" svg:y="0.532cm">
          <office:event-listeners>
            <presentation:event-listener script:event-name="dom:click" presentation:action="show" xlink:href="#page3" xlink:type="simple" xlink:show="new" xlink:actuate="onRequest"/>
          </office:event-listeners>
          <text:p text:style-name="P12"><text:span text:style-name="T8">1. Motivation</text:span></text:p>
        </draw:rect>
        <draw:rect draw:style-name="gr16" draw:text-style-name="P14" draw:layer="layout" svg:width="5.065cm" svg:height="1.323cm" svg:x="6.171cm" svg:y="0.532cm">
          <office:event-listeners>
            <presentation:event-listener script:event-name="dom:click" presentation:action="show" xlink:href="#page4" xlink:type="simple" xlink:show="new" xlink:actuate="onRequest"/>
          </office:event-listeners>
          <text:p text:style-name="P12"><text:span text:style-name="T9">2. Goals</text:span></text:p>
        </draw:rect>
        <draw:rect draw:style-name="gr16" draw:text-style-name="P14" draw:layer="layout" svg:width="5.065cm" svg:height="1.323cm" svg:x="11.447cm" svg:y="0.532cm">
          <office:event-listeners>
            <presentation:event-listener script:event-name="dom:click" presentation:action="show" xlink:href="#page5" xlink:type="simple" xlink:show="new" xlink:actuate="onRequest"/>
          </office:event-listeners>
          <text:p text:style-name="P12"><text:span text:style-name="T9">3. Functions</text:span></text:p>
        </draw:rect>
        <draw:rect draw:style-name="gr16" draw:text-style-name="P14" draw:layer="layout" svg:width="5.065cm" svg:height="1.323cm" svg:x="16.772cm" svg:y="0.532cm">
          <office:event-listeners>
            <presentation:event-listener script:event-name="dom:click" presentation:action="show" xlink:href="#page11" xlink:type="simple" xlink:show="new" xlink:actuate="onRequest"/>
          </office:event-listeners>
          <text:p text:style-name="P12"><text:span text:style-name="T9">4. Validation</text:span></text:p>
        </draw:rect>
        <draw:rect draw:style-name="gr16" draw:text-style-name="P14" draw:layer="layout" svg:width="5.065cm" svg:height="1.323cm" svg:x="22.073cm" svg:y="0.532cm">
          <office:event-listeners>
            <presentation:event-listener script:event-name="dom:click" presentation:action="show" xlink:href="#page13" xlink:type="simple" xlink:show="new" xlink:actuate="onRequest"/>
          </office:event-listeners>
          <text:p text:style-name="P12"><text:span text:style-name="T9">5. Handling</text:span></text:p>
        </draw:rect>
        <draw:g>
          <draw:line draw:style-name="gr9" draw:text-style-name="P1" draw:layer="layout" svg:x1="15.325cm" svg:y1="19.854cm" svg:x2="21.564cm" svg:y2="19.854cm">
            <text:p text:style-name="P2"/>
          </draw:line>
          <draw:polygon draw:style-name="gr10" draw:text-style-name="P1" draw:layer="layout" svg:width="3.189cm" svg:height="5.188cm" svg:x="13.908cm" svg:y="8.316cm" svg:viewBox="0 0 3190 5189" draw:points="3119,0 3072,139 2925,452 2531,1045 1417,2569 791,3402 272,4219 0,4826 272,5188 516,4735 1438,3154 2363,1761 2749,1084 3072,522 3164,313 3189,147 3149,0">
            <text:p text:style-name="P2"/>
          </draw:polygon>
          <draw:polyline draw:style-name="gr11" draw:text-style-name="P1" draw:layer="layout" svg:width="3.189cm" svg:height="5.188cm" svg:x="13.908cm" svg:y="8.316cm" svg:viewBox="0 0 3190 5189" draw:points="3119,0 3072,139 2925,452 2531,1045 1417,2569 791,3402 272,4219 0,4826 272,5188 516,4735 1438,3154 2363,1761 2749,1084 3072,522 3164,313 3189,147 3149,0 3119,0">
            <text:p text:style-name="P2"/>
          </draw:polyline>
          <draw:polygon draw:style-name="gr12" draw:text-style-name="P1" draw:layer="layout" svg:width="5.156cm" svg:height="11.023cm" svg:x="13.795cm" svg:y="5.396cm" svg:viewBox="0 0 5157 11024" draw:points="4696,0 4953,220 5092,454 5156,724 5136,1054 5077,1247 4934,1609 3784,3639 3096,4827 2496,5924 2056,6752 1239,8281 947,8884 527,9744 385,10136 248,10569 205,11023 0,9491 313,9291 491,8913 1193,7287 2037,5743 3052,3961 3828,2631 4628,1387 4797,977 4953,602 4953,401 4832,169 4714,45">
            <text:p text:style-name="P2"/>
          </draw:polygon>
          <draw:polyline draw:style-name="gr11" draw:text-style-name="P1" draw:layer="layout" svg:width="5.156cm" svg:height="11.023cm" svg:x="13.795cm" svg:y="5.396cm" svg:viewBox="0 0 5157 11024" draw:points="4696,0 4953,220 5092,454 5156,724 5136,1054 5077,1247 4934,1609 3784,3639 3096,4827 2496,5924 2056,6752 1239,8281 947,8884 527,9744 385,10136 248,10569 205,11023 0,9491 313,9291 491,8913 1193,7287 2037,5743 3052,3961 3828,2631 4628,1387 4797,977 4953,602 4953,401 4832,169 4714,45 4696,0">
            <text:p text:style-name="P2"/>
          </draw:polyline>
          <draw:polygon draw:style-name="gr12" draw:text-style-name="P1" draw:layer="layout" svg:width="1.378cm" svg:height="4.846cm" svg:x="16.606cm" svg:y="11.123cm" svg:viewBox="0 0 1379 4847" draw:points="0,4846 159,3879 349,3022 676,2145 973,1459 1276,552 1378,0 1362,653 1196,1583 855,2809 689,3493 631,3990 596,4280 56,4747">
            <text:p text:style-name="P2"/>
          </draw:polygon>
          <draw:polyline draw:style-name="gr11" draw:text-style-name="P1" draw:layer="layout" svg:width="1.378cm" svg:height="4.846cm" svg:x="16.606cm" svg:y="11.123cm" svg:viewBox="0 0 1379 4847" draw:points="0,4846 159,3879 349,3022 676,2145 973,1459 1276,552 1378,0 1362,653 1196,1583 855,2809 689,3493 631,3990 596,4280 56,4747 0,4846">
            <text:p text:style-name="P2"/>
          </draw:polyline>
          <draw:polygon draw:style-name="gr12" draw:text-style-name="P1" draw:layer="layout" svg:width="2.658cm" svg:height="11.476cm" svg:x="15.629cm" svg:y="5.025cm" svg:viewBox="0 0 2659 11477" draw:points="2569,0 2091,2932 1832,3810 1511,5018 931,7105 642,8290 345,9714 0,10731 429,11476 627,11232 955,8918 1686,5773 2193,3447 2598,855 2658,21">
            <text:p text:style-name="P2"/>
          </draw:polygon>
          <draw:polyline draw:style-name="gr11" draw:text-style-name="P1" draw:layer="layout" svg:width="2.658cm" svg:height="11.476cm" svg:x="15.629cm" svg:y="5.025cm" svg:viewBox="0 0 2659 11477" draw:points="2569,0 2091,2932 1832,3810 1511,5018 931,7105 642,8290 345,9714 0,10731 429,11476 627,11232 955,8918 1686,5773 2193,3447 2598,855 2658,21 2569,0">
            <text:p text:style-name="P2"/>
          </draw:polyline>
          <draw:polygon draw:style-name="gr12" draw:text-style-name="P1" draw:layer="layout" svg:width="6.675cm" svg:height="10.247cm" svg:x="9.416cm" svg:y="6.674cm" svg:viewBox="0 0 6676 10248" draw:points="36,0 464,506 2287,2963 3975,5350 5145,7154 6113,8767 6407,9340 6675,9784 6168,10247 6038,9706 5565,8915 5008,8092 4164,6830 2969,5136 2059,3841 1624,3172 1282,2610 699,1493 362,816 122,310 0,0">
            <text:p text:style-name="P2"/>
          </draw:polygon>
          <draw:polyline draw:style-name="gr11" draw:text-style-name="P1" draw:layer="layout" svg:width="6.675cm" svg:height="10.247cm" svg:x="9.416cm" svg:y="6.674cm" svg:viewBox="0 0 6676 10248" draw:points="36,0 464,506 2287,2963 3975,5350 5145,7154 6113,8767 6407,9340 6675,9784 6168,10247 6038,9706 5565,8915 5008,8092 4164,6830 2969,5136 2059,3841 1624,3172 1282,2610 699,1493 362,816 122,310 0,0 36,0">
            <text:p text:style-name="P2"/>
          </draw:polyline>
          <draw:polygon draw:style-name="gr12" draw:text-style-name="P1" draw:layer="layout" svg:width="1.618cm" svg:height="10.832cm" svg:x="12.668cm" svg:y="7.228cm" svg:viewBox="0 0 1619 10833" draw:points="1127,9654 663,6793 528,5674 136,2942 25,1616 0,0 303,1754 561,3680 946,6004 1152,7712 1618,10832 1240,10255">
            <text:p text:style-name="P2"/>
          </draw:polygon>
          <draw:polyline draw:style-name="gr11" draw:text-style-name="P1" draw:layer="layout" svg:width="1.618cm" svg:height="10.832cm" svg:x="12.668cm" svg:y="7.228cm" svg:viewBox="0 0 1619 10833" draw:points="1127,9654 663,6793 528,5674 136,2942 25,1616 0,0 303,1754 561,3680 946,6004 1152,7712 1618,10832 1240,10255 1127,9654">
            <text:p text:style-name="P2"/>
          </draw:polyline>
          <draw:polygon draw:style-name="gr12" draw:text-style-name="P1" draw:layer="layout" svg:width="0.809cm" svg:height="8.145cm" svg:x="13.854cm" svg:y="6.905cm" svg:viewBox="0 0 810 8146" draw:points="0,8145 54,6962 386,4613 497,3549 654,1715 673,0 809,0 765,2134 654,3143 370,5765 146,8083">
            <text:p text:style-name="P2"/>
          </draw:polygon>
          <draw:polyline draw:style-name="gr11" draw:text-style-name="P1" draw:layer="layout" svg:width="0.809cm" svg:height="8.145cm" svg:x="13.854cm" svg:y="6.905cm" svg:viewBox="0 0 810 8146" draw:points="0,8145 54,6962 386,4613 497,3549 654,1715 673,0 809,0 765,2134 654,3143 370,5765 146,8083 0,8145">
            <text:p text:style-name="P2"/>
          </draw:polyline>
          <draw:polygon draw:style-name="gr13" draw:text-style-name="P1" draw:layer="layout" svg:width="15.751cm" svg:height="8.444cm" svg:x="6.252cm" svg:y="11.955cm" svg:viewBox="0 0 15752 8445" draw:points="7928,6860 15535,0 15751,239 13479,2233 13747,2529 11462,4573 11808,4878 7904,8444 3966,4878 4310,4595 1934,2529 2275,2233 0,201 237,52">
            <text:p text:style-name="P2"/>
          </draw:polygon>
          <draw:polyline draw:style-name="gr14" draw:text-style-name="P1" draw:layer="layout" svg:width="15.751cm" svg:height="8.444cm" svg:x="6.252cm" svg:y="11.955cm" svg:viewBox="0 0 15752 8445" draw:points="7928,6860 15535,0 15751,239 13479,2233 13747,2529 11462,4573 11808,4878 7904,8444 3966,4878 4310,4595 1934,2529 2275,2233 0,201 237,52 7928,6860">
            <text:p text:style-name="P2"/>
          </draw:polyline>
          <draw:line draw:style-name="gr9" draw:text-style-name="P1" draw:layer="layout" svg:x1="6.457cm" svg:y1="19.822cm" svg:x2="12.918cm" svg:y2="19.822cm">
            <text:p text:style-name="P2"/>
          </draw:line>
          <draw:polygon draw:style-name="gr10" draw:text-style-name="P1" draw:layer="layout" svg:width="5.291cm" svg:height="9.46cm" svg:x="8.967cm" svg:y="8.651cm" svg:viewBox="0 0 5292 9461" draw:points="205,3062 449,3277 722,3616 1206,4285 1731,5068 2498,6275 3019,7188 3277,7606 3346,7850 4720,9022 4609,8645 4167,7389 3379,5624 2677,3949 2298,3156 1996,2548 1692,2068 1365,1542 1162,1248 991,977 722,706 285,310 0,0 663,545 1068,908 1576,1515 2591,2984 3346,4396 4302,6471 4731,7698 5291,9404 5227,9460 4707,9022 1952,6651 1731,6004 1488,5532 968,4456 620,3733 225,3062">
            <text:p text:style-name="P2"/>
          </draw:polygon>
          <draw:polyline draw:style-name="gr11" draw:text-style-name="P1" draw:layer="layout" svg:width="5.291cm" svg:height="9.46cm" svg:x="8.967cm" svg:y="8.651cm" svg:viewBox="0 0 5292 9461" draw:points="205,3062 449,3277 722,3616 1206,4285 1731,5068 2498,6275 3019,7188 3277,7606 3346,7850 4720,9022 4609,8645 4167,7389 3379,5624 2677,3949 2298,3156 1996,2548 1692,2068 1365,1542 1162,1248 991,977 722,706 285,310 0,0 663,545 1068,908 1576,1515 2591,2984 3346,4396 4302,6471 4731,7698 5291,9404 5227,9460 4707,9022 1952,6651 1731,6004 1488,5532 968,4456 620,3733 225,3062 205,3062">
            <text:p text:style-name="P2"/>
          </draw:polyline>
          <draw:polygon draw:style-name="gr12" draw:text-style-name="P1" draw:layer="layout" svg:width="1.506cm" svg:height="4.334cm" svg:x="13.523cm" svg:y="2.645cm" svg:viewBox="0 0 1507 4335" draw:points="857,4203 763,3796 799,3711 843,3668 833,3505 790,3449 741,3418 677,3295 720,3173 677,3094 618,3054 576,2963 585,2895 576,2854 516,2840 453,2773 474,2682 438,2633 385,2591 346,2541 346,2462 283,2409 258,2332 272,2249 378,2139 336,2034 272,1995 199,1925 171,1831 213,1795 272,1742 283,1655 272,1616 213,1564 155,1494 91,1433 77,1362 57,1311 136,1209 101,1147 171,1091 155,1017 136,969 77,899 33,809 0,755 0,679 19,617 0,394 33,465 101,273 121,161 155,62 258,0 283,83 346,161 474,201 599,222 677,342 696,465 677,578 741,695 857,739 901,809 989,896 1022,1027 1047,1270 1047,1362 1047,1454 1115,1494 1183,1612 1183,1703 1257,1803 1404,1845 1297,1995 1363,2195 1496,2279 1408,2409 1506,2541 1462,2660 1384,2840 1359,2933 1359,3094 1404,3295 1297,3449 1324,3668 1324,3850 1262,3928 1219,4050 1160,4182 1115,4334">
            <text:p text:style-name="P2"/>
          </draw:polygon>
          <draw:polyline draw:style-name="gr11" draw:text-style-name="P1" draw:layer="layout" svg:width="1.506cm" svg:height="4.334cm" svg:x="13.523cm" svg:y="2.645cm" svg:viewBox="0 0 1507 4335" draw:points="857,4203 763,3796 799,3711 843,3668 833,3505 790,3449 741,3418 677,3295 720,3173 677,3094 618,3054 576,2963 585,2895 576,2854 516,2840 453,2773 474,2682 438,2633 385,2591 346,2541 346,2462 283,2409 258,2332 272,2249 378,2139 336,2034 272,1995 199,1925 171,1831 213,1795 272,1742 283,1655 272,1616 213,1564 155,1494 91,1433 77,1362 57,1311 136,1209 101,1147 171,1091 155,1017 136,969 77,899 33,809 0,755 0,679 19,617 0,394 33,465 101,273 121,161 155,62 258,0 283,83 346,161 474,201 599,222 677,342 696,465 677,578 741,695 857,739 901,809 989,896 1022,1027 1047,1270 1047,1362 1047,1454 1115,1494 1183,1612 1183,1703 1257,1803 1404,1845 1297,1995 1363,2195 1496,2279 1408,2409 1506,2541 1462,2660 1384,2840 1359,2933 1359,3094 1404,3295 1297,3449 1324,3668 1324,3850 1262,3928 1219,4050 1160,4182 1115,4334 857,4203">
            <text:p text:style-name="P2"/>
          </draw:polyline>
          <draw:polyline draw:style-name="gr9" draw:text-style-name="P1" draw:layer="layout" svg:width="19.32cm" svg:height="17.096cm" svg:x="4.34cm" svg:y="1.079cm" svg:viewBox="0 0 19321 17097" draw:points="0,8584 9854,17096 19320,8514 9675,0 35,8645">
            <text:p text:style-name="P2"/>
          </draw:polylin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26" anim:sub-item="text" smil:attributeName="visibility" smil:to="visible"/>
                  <anim:transitionFilter smil:dur="2s" smil:targetElement="id26"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27" anim:sub-item="text" smil:attributeName="visibility" smil:to="visible"/>
                  <anim:transitionFilter smil:dur="2s" smil:targetElement="id27"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28" anim:sub-item="text" smil:attributeName="visibility" smil:to="visible"/>
                  <anim:transitionFilter smil:dur="2s" smil:targetElement="id28"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29" anim:sub-item="text" smil:attributeName="visibility" smil:to="visible"/>
                  <anim:transitionFilter smil:dur="2s" smil:targetElement="id29"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30" anim:sub-item="text" smil:attributeName="visibility" smil:to="visible"/>
                  <anim:transitionFilter smil:dur="2s" smil:targetElement="id30"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31" anim:sub-item="text" smil:attributeName="visibility" smil:to="visible"/>
                  <anim:transitionFilter smil:dur="2s" smil:targetElement="id31" anim:sub-item="text" smil:type="fade" smil:subtype="crossfade"/>
                </anim:par>
              </anim:par>
            </anim:par>
          </anim:seq>
        </anim:par>
        <presentation:notes draw:style-name="dp2">
          <draw:page-thumbnail draw:style-name="gr8" draw:layer="layout" svg:width="13.705cm" svg:height="10.279cm" svg:x="3.641cm" svg:y="2.853cm" draw:page-number="3" presentation:class="page"/>
          <draw:frame presentation:style-name="pr3" draw:text-style-name="P6" draw:layer="layout" svg:width="14.507cm" svg:height="11.411cm" svg:x="3.248cm" svg:y="14.13cm" presentation:class="notes" presentation:placeholder="true" presentation:user-transformed="true">
            <draw:text-box/>
          </draw:frame>
        </presentation:notes>
      </draw:page>
      <draw:page draw:name="page4" draw:style-name="dp1" draw:master-page-name="Standard" presentation:presentation-page-layout-name="AL2T1">
        <office:forms form:automatic-focus="false" form:apply-design-mode="false"/>
        <draw:frame presentation:style-name="pr1" draw:text-style-name="P9" draw:layer="layout" svg:width="23.91cm" svg:height="3.507cm" svg:x="2.057cm" svg:y="1.743cm" presentation:class="title" presentation:user-transformed="true">
          <draw:text-box>
            <text:p text:style-name="P2"><text:span text:style-name="T5">Goals of the test suite </text:span></text:p>
          </draw:text-box>
        </draw:frame>
        <draw:frame presentation:style-name="pr5" draw:text-style-name="P15" draw:layer="layout" svg:width="23.91cm" svg:height="13.23cm" svg:x="2.057cm" svg:y="5.838cm" presentation:class="outline" presentation:user-transformed="true">
          <draw:text-box>
            <text:list text:style-name="L3">
              <text:list-item>
                <text:p text:id="id32" text:style-name="P10"><text:span text:style-name="T10">Platform independent test framework</text:span></text:p>
              </text:list-item>
            </text:list>
            <text:list text:style-name="L3">
              <text:list-item>
                <text:p text:id="id33" text:style-name="P10"><text:span text:style-name="T7">Test most of the GRASS modules of correct runtime behaviour </text:span></text:p>
              </text:list-item>
            </text:list>
            <text:list text:style-name="L3">
              <text:list-item>
                <text:p text:id="id34" text:style-name="P10"><text:span text:style-name="T7">Validation of the generated output</text:span></text:p>
              </text:list-item>
            </text:list>
            <text:list text:style-name="L3">
              <text:list-item>
                <text:p text:id="id35" text:style-name="P10"><text:span text:style-name="T7">Providing a standardised environment for easily implementation of tests </text:span></text:p>
              </text:list-item>
            </text:list>
            <text:list text:style-name="L3">
              <text:list-item>
                <text:p text:id="id36" text:style-name="P10"><text:span text:style-name="T7">Creation of clear and intelligent summaries and log files</text:span></text:p>
              </text:list-item>
            </text:list>
            <text:list text:style-name="L3">
              <text:list-item>
                <text:p text:id="id37" text:style-name="P10"><text:span text:style-name="T7">Supporting the development process</text:span></text:p>
              </text:list-item>
            </text:list>
          </draw:text-box>
        </draw:frame>
        <draw:frame draw:style-name="gr7" draw:text-style-name="P2" draw:layer="layout" svg:width="6.225cm" svg:height="0.578cm" svg:x="0.252cm" svg:y="20.16cm">
          <draw:text-box>
            <text:p text:style-name="P2"><text:span text:style-name="T2">©</text:span><text:span text:style-name="T3"> Sören Gebbert 2006</text:span></text:p>
          </draw:text-box>
        </draw:frame>
        <draw:rect draw:style-name="gr16" draw:text-style-name="P13" draw:layer="layout" svg:width="5.065cm" svg:height="1.323cm" svg:x="0.832cm" svg:y="0.533cm">
          <office:event-listeners>
            <presentation:event-listener script:event-name="dom:click" presentation:action="show" xlink:href="#page3" xlink:type="simple" xlink:show="new" xlink:actuate="onRequest"/>
          </office:event-listeners>
          <text:p text:style-name="P12"><text:span text:style-name="T8">1. Motivation</text:span></text:p>
        </draw:rect>
        <draw:rect draw:style-name="gr15" draw:text-style-name="P16" draw:layer="layout" svg:width="5.065cm" svg:height="1.323cm" svg:x="6.172cm" svg:y="0.533cm">
          <office:event-listeners>
            <presentation:event-listener script:event-name="dom:click" presentation:action="show" xlink:href="#page4" xlink:type="simple" xlink:show="new" xlink:actuate="onRequest"/>
          </office:event-listeners>
          <text:p text:style-name="P12"><text:span text:style-name="T9">2. Goals</text:span></text:p>
        </draw:rect>
        <draw:rect draw:style-name="gr16" draw:text-style-name="P14" draw:layer="layout" svg:width="5.065cm" svg:height="1.323cm" svg:x="11.448cm" svg:y="0.533cm">
          <office:event-listeners>
            <presentation:event-listener script:event-name="dom:click" presentation:action="show" xlink:href="#page5" xlink:type="simple" xlink:show="new" xlink:actuate="onRequest"/>
          </office:event-listeners>
          <text:p text:style-name="P12"><text:span text:style-name="T9">3. Functions</text:span></text:p>
        </draw:rect>
        <draw:rect draw:style-name="gr16" draw:text-style-name="P14" draw:layer="layout" svg:width="5.065cm" svg:height="1.323cm" svg:x="16.773cm" svg:y="0.533cm">
          <office:event-listeners>
            <presentation:event-listener script:event-name="dom:click" presentation:action="show" xlink:href="#page11" xlink:type="simple" xlink:show="new" xlink:actuate="onRequest"/>
          </office:event-listeners>
          <text:p text:style-name="P12"><text:span text:style-name="T9">4. Validation</text:span></text:p>
        </draw:rect>
        <draw:rect draw:style-name="gr16" draw:text-style-name="P14" draw:layer="layout" svg:width="5.065cm" svg:height="1.323cm" svg:x="22.074cm" svg:y="0.533cm">
          <office:event-listeners>
            <presentation:event-listener script:event-name="dom:click" presentation:action="show" xlink:href="#page13" xlink:type="simple" xlink:show="new" xlink:actuate="onRequest"/>
          </office:event-listeners>
          <text:p text:style-name="P12"><text:span text:style-name="T9">5. Handling</text:span></text:p>
        </draw:rect>
        <draw:g>
          <draw:line draw:style-name="gr9" draw:text-style-name="P1" draw:layer="layout" svg:x1="15.325cm" svg:y1="19.854cm" svg:x2="21.564cm" svg:y2="19.854cm">
            <text:p text:style-name="P2"/>
          </draw:line>
          <draw:polygon draw:style-name="gr10" draw:text-style-name="P1" draw:layer="layout" svg:width="3.189cm" svg:height="5.188cm" svg:x="13.908cm" svg:y="8.316cm" svg:viewBox="0 0 3190 5189" draw:points="3119,0 3072,139 2925,452 2531,1045 1417,2569 791,3402 272,4219 0,4826 272,5188 516,4735 1438,3154 2363,1761 2749,1084 3072,522 3164,313 3189,147 3149,0">
            <text:p text:style-name="P2"/>
          </draw:polygon>
          <draw:polyline draw:style-name="gr11" draw:text-style-name="P1" draw:layer="layout" svg:width="3.189cm" svg:height="5.188cm" svg:x="13.908cm" svg:y="8.316cm" svg:viewBox="0 0 3190 5189" draw:points="3119,0 3072,139 2925,452 2531,1045 1417,2569 791,3402 272,4219 0,4826 272,5188 516,4735 1438,3154 2363,1761 2749,1084 3072,522 3164,313 3189,147 3149,0 3119,0">
            <text:p text:style-name="P2"/>
          </draw:polyline>
          <draw:polygon draw:style-name="gr12" draw:text-style-name="P1" draw:layer="layout" svg:width="5.156cm" svg:height="11.023cm" svg:x="13.795cm" svg:y="5.396cm" svg:viewBox="0 0 5157 11024" draw:points="4696,0 4953,220 5092,454 5156,724 5136,1054 5077,1247 4934,1609 3784,3639 3096,4827 2496,5924 2056,6752 1239,8281 947,8884 527,9744 385,10136 248,10569 205,11023 0,9491 313,9291 491,8913 1193,7287 2037,5743 3052,3961 3828,2631 4628,1387 4797,977 4953,602 4953,401 4832,169 4714,45">
            <text:p text:style-name="P2"/>
          </draw:polygon>
          <draw:polyline draw:style-name="gr11" draw:text-style-name="P1" draw:layer="layout" svg:width="5.156cm" svg:height="11.023cm" svg:x="13.795cm" svg:y="5.396cm" svg:viewBox="0 0 5157 11024" draw:points="4696,0 4953,220 5092,454 5156,724 5136,1054 5077,1247 4934,1609 3784,3639 3096,4827 2496,5924 2056,6752 1239,8281 947,8884 527,9744 385,10136 248,10569 205,11023 0,9491 313,9291 491,8913 1193,7287 2037,5743 3052,3961 3828,2631 4628,1387 4797,977 4953,602 4953,401 4832,169 4714,45 4696,0">
            <text:p text:style-name="P2"/>
          </draw:polyline>
          <draw:polygon draw:style-name="gr12" draw:text-style-name="P1" draw:layer="layout" svg:width="1.378cm" svg:height="4.846cm" svg:x="16.606cm" svg:y="11.123cm" svg:viewBox="0 0 1379 4847" draw:points="0,4846 159,3879 349,3022 676,2145 973,1459 1276,552 1378,0 1362,653 1196,1583 855,2809 689,3493 631,3990 596,4280 56,4747">
            <text:p text:style-name="P2"/>
          </draw:polygon>
          <draw:polyline draw:style-name="gr11" draw:text-style-name="P1" draw:layer="layout" svg:width="1.378cm" svg:height="4.846cm" svg:x="16.606cm" svg:y="11.123cm" svg:viewBox="0 0 1379 4847" draw:points="0,4846 159,3879 349,3022 676,2145 973,1459 1276,552 1378,0 1362,653 1196,1583 855,2809 689,3493 631,3990 596,4280 56,4747 0,4846">
            <text:p text:style-name="P2"/>
          </draw:polyline>
          <draw:polygon draw:style-name="gr12" draw:text-style-name="P1" draw:layer="layout" svg:width="2.658cm" svg:height="11.476cm" svg:x="15.629cm" svg:y="5.025cm" svg:viewBox="0 0 2659 11477" draw:points="2569,0 2091,2932 1832,3810 1511,5018 931,7105 642,8290 345,9714 0,10731 429,11476 627,11232 955,8918 1686,5773 2193,3447 2598,855 2658,21">
            <text:p text:style-name="P2"/>
          </draw:polygon>
          <draw:polyline draw:style-name="gr11" draw:text-style-name="P1" draw:layer="layout" svg:width="2.658cm" svg:height="11.476cm" svg:x="15.629cm" svg:y="5.025cm" svg:viewBox="0 0 2659 11477" draw:points="2569,0 2091,2932 1832,3810 1511,5018 931,7105 642,8290 345,9714 0,10731 429,11476 627,11232 955,8918 1686,5773 2193,3447 2598,855 2658,21 2569,0">
            <text:p text:style-name="P2"/>
          </draw:polyline>
          <draw:polygon draw:style-name="gr12" draw:text-style-name="P1" draw:layer="layout" svg:width="6.675cm" svg:height="10.247cm" svg:x="9.416cm" svg:y="6.674cm" svg:viewBox="0 0 6676 10248" draw:points="36,0 464,506 2287,2963 3975,5350 5145,7154 6113,8767 6407,9340 6675,9784 6168,10247 6038,9706 5565,8915 5008,8092 4164,6830 2969,5136 2059,3841 1624,3172 1282,2610 699,1493 362,816 122,310 0,0">
            <text:p text:style-name="P2"/>
          </draw:polygon>
          <draw:polyline draw:style-name="gr11" draw:text-style-name="P1" draw:layer="layout" svg:width="6.675cm" svg:height="10.247cm" svg:x="9.416cm" svg:y="6.674cm" svg:viewBox="0 0 6676 10248" draw:points="36,0 464,506 2287,2963 3975,5350 5145,7154 6113,8767 6407,9340 6675,9784 6168,10247 6038,9706 5565,8915 5008,8092 4164,6830 2969,5136 2059,3841 1624,3172 1282,2610 699,1493 362,816 122,310 0,0 36,0">
            <text:p text:style-name="P2"/>
          </draw:polyline>
          <draw:polygon draw:style-name="gr12" draw:text-style-name="P1" draw:layer="layout" svg:width="1.618cm" svg:height="10.832cm" svg:x="12.668cm" svg:y="7.228cm" svg:viewBox="0 0 1619 10833" draw:points="1127,9654 663,6793 528,5674 136,2942 25,1616 0,0 303,1754 561,3680 946,6004 1152,7712 1618,10832 1240,10255">
            <text:p text:style-name="P2"/>
          </draw:polygon>
          <draw:polyline draw:style-name="gr11" draw:text-style-name="P1" draw:layer="layout" svg:width="1.618cm" svg:height="10.832cm" svg:x="12.668cm" svg:y="7.228cm" svg:viewBox="0 0 1619 10833" draw:points="1127,9654 663,6793 528,5674 136,2942 25,1616 0,0 303,1754 561,3680 946,6004 1152,7712 1618,10832 1240,10255 1127,9654">
            <text:p text:style-name="P2"/>
          </draw:polyline>
          <draw:polygon draw:style-name="gr12" draw:text-style-name="P1" draw:layer="layout" svg:width="0.809cm" svg:height="8.145cm" svg:x="13.854cm" svg:y="6.905cm" svg:viewBox="0 0 810 8146" draw:points="0,8145 54,6962 386,4613 497,3549 654,1715 673,0 809,0 765,2134 654,3143 370,5765 146,8083">
            <text:p text:style-name="P2"/>
          </draw:polygon>
          <draw:polyline draw:style-name="gr11" draw:text-style-name="P1" draw:layer="layout" svg:width="0.809cm" svg:height="8.145cm" svg:x="13.854cm" svg:y="6.905cm" svg:viewBox="0 0 810 8146" draw:points="0,8145 54,6962 386,4613 497,3549 654,1715 673,0 809,0 765,2134 654,3143 370,5765 146,8083 0,8145">
            <text:p text:style-name="P2"/>
          </draw:polyline>
          <draw:polygon draw:style-name="gr13" draw:text-style-name="P1" draw:layer="layout" svg:width="15.751cm" svg:height="8.444cm" svg:x="6.252cm" svg:y="11.955cm" svg:viewBox="0 0 15752 8445" draw:points="7928,6860 15535,0 15751,239 13479,2233 13747,2529 11462,4573 11808,4878 7904,8444 3966,4878 4310,4595 1934,2529 2275,2233 0,201 237,52">
            <text:p text:style-name="P2"/>
          </draw:polygon>
          <draw:polyline draw:style-name="gr14" draw:text-style-name="P1" draw:layer="layout" svg:width="15.751cm" svg:height="8.444cm" svg:x="6.252cm" svg:y="11.955cm" svg:viewBox="0 0 15752 8445" draw:points="7928,6860 15535,0 15751,239 13479,2233 13747,2529 11462,4573 11808,4878 7904,8444 3966,4878 4310,4595 1934,2529 2275,2233 0,201 237,52 7928,6860">
            <text:p text:style-name="P2"/>
          </draw:polyline>
          <draw:line draw:style-name="gr9" draw:text-style-name="P1" draw:layer="layout" svg:x1="6.457cm" svg:y1="19.822cm" svg:x2="12.918cm" svg:y2="19.822cm">
            <text:p text:style-name="P2"/>
          </draw:line>
          <draw:polygon draw:style-name="gr10" draw:text-style-name="P1" draw:layer="layout" svg:width="5.291cm" svg:height="9.46cm" svg:x="8.967cm" svg:y="8.651cm" svg:viewBox="0 0 5292 9461" draw:points="205,3062 449,3277 722,3616 1206,4285 1731,5068 2498,6275 3019,7188 3277,7606 3346,7850 4720,9022 4609,8645 4167,7389 3379,5624 2677,3949 2298,3156 1996,2548 1692,2068 1365,1542 1162,1248 991,977 722,706 285,310 0,0 663,545 1068,908 1576,1515 2591,2984 3346,4396 4302,6471 4731,7698 5291,9404 5227,9460 4707,9022 1952,6651 1731,6004 1488,5532 968,4456 620,3733 225,3062">
            <text:p text:style-name="P2"/>
          </draw:polygon>
          <draw:polyline draw:style-name="gr11" draw:text-style-name="P1" draw:layer="layout" svg:width="5.291cm" svg:height="9.46cm" svg:x="8.967cm" svg:y="8.651cm" svg:viewBox="0 0 5292 9461" draw:points="205,3062 449,3277 722,3616 1206,4285 1731,5068 2498,6275 3019,7188 3277,7606 3346,7850 4720,9022 4609,8645 4167,7389 3379,5624 2677,3949 2298,3156 1996,2548 1692,2068 1365,1542 1162,1248 991,977 722,706 285,310 0,0 663,545 1068,908 1576,1515 2591,2984 3346,4396 4302,6471 4731,7698 5291,9404 5227,9460 4707,9022 1952,6651 1731,6004 1488,5532 968,4456 620,3733 225,3062 205,3062">
            <text:p text:style-name="P2"/>
          </draw:polyline>
          <draw:polygon draw:style-name="gr12" draw:text-style-name="P1" draw:layer="layout" svg:width="1.506cm" svg:height="4.334cm" svg:x="13.523cm" svg:y="2.645cm" svg:viewBox="0 0 1507 4335" draw:points="857,4203 763,3796 799,3711 843,3668 833,3505 790,3449 741,3418 677,3295 720,3173 677,3094 618,3054 576,2963 585,2895 576,2854 516,2840 453,2773 474,2682 438,2633 385,2591 346,2541 346,2462 283,2409 258,2332 272,2249 378,2139 336,2034 272,1995 199,1925 171,1831 213,1795 272,1742 283,1655 272,1616 213,1564 155,1494 91,1433 77,1362 57,1311 136,1209 101,1147 171,1091 155,1017 136,969 77,899 33,809 0,755 0,679 19,617 0,394 33,465 101,273 121,161 155,62 258,0 283,83 346,161 474,201 599,222 677,342 696,465 677,578 741,695 857,739 901,809 989,896 1022,1027 1047,1270 1047,1362 1047,1454 1115,1494 1183,1612 1183,1703 1257,1803 1404,1845 1297,1995 1363,2195 1496,2279 1408,2409 1506,2541 1462,2660 1384,2840 1359,2933 1359,3094 1404,3295 1297,3449 1324,3668 1324,3850 1262,3928 1219,4050 1160,4182 1115,4334">
            <text:p text:style-name="P2"/>
          </draw:polygon>
          <draw:polyline draw:style-name="gr11" draw:text-style-name="P1" draw:layer="layout" svg:width="1.506cm" svg:height="4.334cm" svg:x="13.523cm" svg:y="2.645cm" svg:viewBox="0 0 1507 4335" draw:points="857,4203 763,3796 799,3711 843,3668 833,3505 790,3449 741,3418 677,3295 720,3173 677,3094 618,3054 576,2963 585,2895 576,2854 516,2840 453,2773 474,2682 438,2633 385,2591 346,2541 346,2462 283,2409 258,2332 272,2249 378,2139 336,2034 272,1995 199,1925 171,1831 213,1795 272,1742 283,1655 272,1616 213,1564 155,1494 91,1433 77,1362 57,1311 136,1209 101,1147 171,1091 155,1017 136,969 77,899 33,809 0,755 0,679 19,617 0,394 33,465 101,273 121,161 155,62 258,0 283,83 346,161 474,201 599,222 677,342 696,465 677,578 741,695 857,739 901,809 989,896 1022,1027 1047,1270 1047,1362 1047,1454 1115,1494 1183,1612 1183,1703 1257,1803 1404,1845 1297,1995 1363,2195 1496,2279 1408,2409 1506,2541 1462,2660 1384,2840 1359,2933 1359,3094 1404,3295 1297,3449 1324,3668 1324,3850 1262,3928 1219,4050 1160,4182 1115,4334 857,4203">
            <text:p text:style-name="P2"/>
          </draw:polyline>
          <draw:polyline draw:style-name="gr9" draw:text-style-name="P1" draw:layer="layout" svg:width="19.32cm" svg:height="17.096cm" svg:x="4.34cm" svg:y="1.079cm" svg:viewBox="0 0 19321 17097" draw:points="0,8584 9854,17096 19320,8514 9675,0 35,8645">
            <text:p text:style-name="P2"/>
          </draw:polylin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32" anim:sub-item="text" smil:attributeName="visibility" smil:to="visible"/>
                  <anim:transitionFilter smil:dur="2s" smil:targetElement="id32"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33" anim:sub-item="text" smil:attributeName="visibility" smil:to="visible"/>
                  <anim:transitionFilter smil:dur="2s" smil:targetElement="id33"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34" anim:sub-item="text" smil:attributeName="visibility" smil:to="visible"/>
                  <anim:transitionFilter smil:dur="2s" smil:targetElement="id34"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35" anim:sub-item="text" smil:attributeName="visibility" smil:to="visible"/>
                  <anim:transitionFilter smil:dur="2s" smil:targetElement="id35"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36" anim:sub-item="text" smil:attributeName="visibility" smil:to="visible"/>
                  <anim:transitionFilter smil:dur="2s" smil:targetElement="id36"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37" anim:sub-item="text" smil:attributeName="visibility" smil:to="visible"/>
                  <anim:transitionFilter smil:dur="2s" smil:targetElement="id37" anim:sub-item="text" smil:type="fade" smil:subtype="crossfade"/>
                </anim:par>
              </anim:par>
            </anim:par>
          </anim:seq>
        </anim:par>
        <presentation:notes draw:style-name="dp2">
          <draw:page-thumbnail draw:style-name="gr8" draw:layer="layout" svg:width="13.705cm" svg:height="10.279cm" svg:x="3.641cm" svg:y="2.853cm" draw:page-number="4" presentation:class="page"/>
          <draw:frame presentation:style-name="pr6" draw:text-style-name="P6" draw:layer="layout" svg:width="14.507cm" svg:height="11.411cm" svg:x="3.248cm" svg:y="14.13cm" presentation:class="notes" presentation:placeholder="true" presentation:user-transformed="true">
            <draw:text-box/>
          </draw:frame>
        </presentation:notes>
      </draw:page>
      <draw:page draw:name="page5" draw:style-name="dp1" draw:master-page-name="Standard" presentation:presentation-page-layout-name="AL3T3">
        <office:forms form:automatic-focus="false" form:apply-design-mode="false"/>
        <draw:frame presentation:style-name="pr1" draw:text-style-name="P9" draw:layer="layout" svg:width="23.91cm" svg:height="3.507cm" svg:x="2.057cm" svg:y="1.743cm" presentation:class="title">
          <draw:text-box>
            <text:p text:style-name="P2"><text:span text:style-name="T5">Parts of the test suite</text:span></text:p>
          </draw:text-box>
        </draw:frame>
        <draw:frame presentation:style-name="pr7" draw:text-style-name="P18" draw:layer="layout" svg:width="24.331cm" svg:height="13.326cm" svg:x="2.057cm" svg:y="5.742cm" presentation:class="outline" presentation:user-transformed="true">
          <draw:text-box>
            <text:list text:style-name="L3">
              <text:list-item>
                <text:p text:id="id38" text:style-name="P10"><text:span text:style-name="T11">F</text:span><text:span text:style-name="T4">ramework</text:span></text:p>
              </text:list-item>
            </text:list>
            <text:list text:style-name="L3">
              <text:list-item>
                <text:list>
                  <text:list-item>
                    <text:p text:id="id39" text:style-name="P17"><text:span text:style-name="T11">Provides a standardised environment for tests and manages the execution and evaluation of tests</text:span></text:p>
                  </text:list-item>
                </text:list>
              </text:list-item>
            </text:list>
            <text:list text:style-name="L3">
              <text:list-item>
                <text:p text:style-name="P10"><text:span text:style-name="T12">Test scripts</text:span></text:p>
              </text:list-item>
            </text:list>
            <text:list text:style-name="L3">
              <text:list-item>
                <text:list>
                  <text:list-item>
                    <text:p text:style-name="P17"><text:span text:style-name="T13">Describe the tests and there behaviour</text:span></text:p>
                  </text:list-item>
                </text:list>
              </text:list-item>
            </text:list>
            <text:list text:style-name="L3">
              <text:list-item>
                <text:list>
                  <text:list-item>
                    <text:p text:style-name="P17"><text:span text:style-name="T13">Have an specific syntax</text:span></text:p>
                  </text:list-item>
                </text:list>
              </text:list-item>
            </text:list>
            <text:list text:style-name="L3">
              <text:list-item>
                <text:p text:style-name="P10"><text:span text:style-name="T13">Test location</text:span></text:p>
              </text:list-item>
            </text:list>
            <text:list text:style-name="L3">
              <text:list-item>
                <text:list>
                  <text:list-item>
                    <text:p text:style-name="P17"><text:span text:style-name="T13">A small grass test location with raster, raster3d, vector and database data</text:span></text:p>
                  </text:list-item>
                </text:list>
              </text:list-item>
            </text:list>
          </draw:text-box>
        </draw:frame>
        <draw:frame draw:style-name="gr7" draw:text-style-name="P2" draw:layer="layout" svg:width="6.225cm" svg:height="0.578cm" svg:x="0.252cm" svg:y="20.16cm">
          <draw:text-box>
            <text:p text:style-name="P2"><text:span text:style-name="T2">©</text:span><text:span text:style-name="T3"> Sören Gebbert 2006</text:span></text:p>
          </draw:text-box>
        </draw:frame>
        <draw:rect draw:style-name="gr16" draw:text-style-name="P13" draw:layer="layout" svg:width="5.065cm" svg:height="1.323cm" svg:x="0.832cm" svg:y="0.533cm">
          <office:event-listeners>
            <presentation:event-listener script:event-name="dom:click" presentation:action="show" xlink:href="#page3" xlink:type="simple" xlink:show="new" xlink:actuate="onRequest"/>
          </office:event-listeners>
          <text:p text:style-name="P12"><text:span text:style-name="T8">1. Motivation</text:span></text:p>
        </draw:rect>
        <draw:rect draw:style-name="gr16" draw:text-style-name="P14" draw:layer="layout" svg:width="5.065cm" svg:height="1.323cm" svg:x="6.172cm" svg:y="0.533cm">
          <office:event-listeners>
            <presentation:event-listener script:event-name="dom:click" presentation:action="show" xlink:href="#page4" xlink:type="simple" xlink:show="new" xlink:actuate="onRequest"/>
          </office:event-listeners>
          <text:p text:style-name="P12"><text:span text:style-name="T9">2. Goals</text:span></text:p>
        </draw:rect>
        <draw:rect draw:style-name="gr15" draw:text-style-name="P16" draw:layer="layout" svg:width="5.065cm" svg:height="1.323cm" svg:x="11.448cm" svg:y="0.533cm">
          <office:event-listeners>
            <presentation:event-listener script:event-name="dom:click" presentation:action="show" xlink:href="#page5" xlink:type="simple" xlink:show="new" xlink:actuate="onRequest"/>
          </office:event-listeners>
          <text:p text:style-name="P12"><text:span text:style-name="T9">3. Functions</text:span></text:p>
        </draw:rect>
        <draw:rect draw:style-name="gr16" draw:text-style-name="P14" draw:layer="layout" svg:width="5.065cm" svg:height="1.323cm" svg:x="16.773cm" svg:y="0.533cm">
          <office:event-listeners>
            <presentation:event-listener script:event-name="dom:click" presentation:action="show" xlink:href="#page11" xlink:type="simple" xlink:show="new" xlink:actuate="onRequest"/>
          </office:event-listeners>
          <text:p text:style-name="P12"><text:span text:style-name="T9">4. Validation</text:span></text:p>
        </draw:rect>
        <draw:rect draw:style-name="gr16" draw:text-style-name="P14" draw:layer="layout" svg:width="5.065cm" svg:height="1.323cm" svg:x="22.074cm" svg:y="0.533cm">
          <office:event-listeners>
            <presentation:event-listener script:event-name="dom:click" presentation:action="show" xlink:href="#page13" xlink:type="simple" xlink:show="new" xlink:actuate="onRequest"/>
          </office:event-listeners>
          <text:p text:style-name="P12"><text:span text:style-name="T9">5. Handling</text:span></text:p>
        </draw:rect>
        <draw:g>
          <draw:line draw:style-name="gr9" draw:text-style-name="P1" draw:layer="layout" svg:x1="15.325cm" svg:y1="19.854cm" svg:x2="21.564cm" svg:y2="19.854cm">
            <text:p text:style-name="P2"/>
          </draw:line>
          <draw:polygon draw:style-name="gr10" draw:text-style-name="P1" draw:layer="layout" svg:width="3.189cm" svg:height="5.188cm" svg:x="13.908cm" svg:y="8.316cm" svg:viewBox="0 0 3190 5189" draw:points="3119,0 3072,139 2925,452 2531,1045 1417,2569 791,3402 272,4219 0,4826 272,5188 516,4735 1438,3154 2363,1761 2749,1084 3072,522 3164,313 3189,147 3149,0">
            <text:p text:style-name="P2"/>
          </draw:polygon>
          <draw:polyline draw:style-name="gr11" draw:text-style-name="P1" draw:layer="layout" svg:width="3.189cm" svg:height="5.188cm" svg:x="13.908cm" svg:y="8.316cm" svg:viewBox="0 0 3190 5189" draw:points="3119,0 3072,139 2925,452 2531,1045 1417,2569 791,3402 272,4219 0,4826 272,5188 516,4735 1438,3154 2363,1761 2749,1084 3072,522 3164,313 3189,147 3149,0 3119,0">
            <text:p text:style-name="P2"/>
          </draw:polyline>
          <draw:polygon draw:style-name="gr12" draw:text-style-name="P1" draw:layer="layout" svg:width="5.156cm" svg:height="11.023cm" svg:x="13.795cm" svg:y="5.396cm" svg:viewBox="0 0 5157 11024" draw:points="4696,0 4953,220 5092,454 5156,724 5136,1054 5077,1247 4934,1609 3784,3639 3096,4827 2496,5924 2056,6752 1239,8281 947,8884 527,9744 385,10136 248,10569 205,11023 0,9491 313,9291 491,8913 1193,7287 2037,5743 3052,3961 3828,2631 4628,1387 4797,977 4953,602 4953,401 4832,169 4714,45">
            <text:p text:style-name="P2"/>
          </draw:polygon>
          <draw:polyline draw:style-name="gr11" draw:text-style-name="P1" draw:layer="layout" svg:width="5.156cm" svg:height="11.023cm" svg:x="13.795cm" svg:y="5.396cm" svg:viewBox="0 0 5157 11024" draw:points="4696,0 4953,220 5092,454 5156,724 5136,1054 5077,1247 4934,1609 3784,3639 3096,4827 2496,5924 2056,6752 1239,8281 947,8884 527,9744 385,10136 248,10569 205,11023 0,9491 313,9291 491,8913 1193,7287 2037,5743 3052,3961 3828,2631 4628,1387 4797,977 4953,602 4953,401 4832,169 4714,45 4696,0">
            <text:p text:style-name="P2"/>
          </draw:polyline>
          <draw:polygon draw:style-name="gr12" draw:text-style-name="P1" draw:layer="layout" svg:width="1.378cm" svg:height="4.846cm" svg:x="16.606cm" svg:y="11.123cm" svg:viewBox="0 0 1379 4847" draw:points="0,4846 159,3879 349,3022 676,2145 973,1459 1276,552 1378,0 1362,653 1196,1583 855,2809 689,3493 631,3990 596,4280 56,4747">
            <text:p text:style-name="P2"/>
          </draw:polygon>
          <draw:polyline draw:style-name="gr11" draw:text-style-name="P1" draw:layer="layout" svg:width="1.378cm" svg:height="4.846cm" svg:x="16.606cm" svg:y="11.123cm" svg:viewBox="0 0 1379 4847" draw:points="0,4846 159,3879 349,3022 676,2145 973,1459 1276,552 1378,0 1362,653 1196,1583 855,2809 689,3493 631,3990 596,4280 56,4747 0,4846">
            <text:p text:style-name="P2"/>
          </draw:polyline>
          <draw:polygon draw:style-name="gr12" draw:text-style-name="P1" draw:layer="layout" svg:width="2.658cm" svg:height="11.476cm" svg:x="15.629cm" svg:y="5.025cm" svg:viewBox="0 0 2659 11477" draw:points="2569,0 2091,2932 1832,3810 1511,5018 931,7105 642,8290 345,9714 0,10731 429,11476 627,11232 955,8918 1686,5773 2193,3447 2598,855 2658,21">
            <text:p text:style-name="P2"/>
          </draw:polygon>
          <draw:polyline draw:style-name="gr11" draw:text-style-name="P1" draw:layer="layout" svg:width="2.658cm" svg:height="11.476cm" svg:x="15.629cm" svg:y="5.025cm" svg:viewBox="0 0 2659 11477" draw:points="2569,0 2091,2932 1832,3810 1511,5018 931,7105 642,8290 345,9714 0,10731 429,11476 627,11232 955,8918 1686,5773 2193,3447 2598,855 2658,21 2569,0">
            <text:p text:style-name="P2"/>
          </draw:polyline>
          <draw:polygon draw:style-name="gr12" draw:text-style-name="P1" draw:layer="layout" svg:width="6.675cm" svg:height="10.247cm" svg:x="9.416cm" svg:y="6.674cm" svg:viewBox="0 0 6676 10248" draw:points="36,0 464,506 2287,2963 3975,5350 5145,7154 6113,8767 6407,9340 6675,9784 6168,10247 6038,9706 5565,8915 5008,8092 4164,6830 2969,5136 2059,3841 1624,3172 1282,2610 699,1493 362,816 122,310 0,0">
            <text:p text:style-name="P2"/>
          </draw:polygon>
          <draw:polyline draw:style-name="gr11" draw:text-style-name="P1" draw:layer="layout" svg:width="6.675cm" svg:height="10.247cm" svg:x="9.416cm" svg:y="6.674cm" svg:viewBox="0 0 6676 10248" draw:points="36,0 464,506 2287,2963 3975,5350 5145,7154 6113,8767 6407,9340 6675,9784 6168,10247 6038,9706 5565,8915 5008,8092 4164,6830 2969,5136 2059,3841 1624,3172 1282,2610 699,1493 362,816 122,310 0,0 36,0">
            <text:p text:style-name="P2"/>
          </draw:polyline>
          <draw:polygon draw:style-name="gr12" draw:text-style-name="P1" draw:layer="layout" svg:width="1.618cm" svg:height="10.832cm" svg:x="12.668cm" svg:y="7.228cm" svg:viewBox="0 0 1619 10833" draw:points="1127,9654 663,6793 528,5674 136,2942 25,1616 0,0 303,1754 561,3680 946,6004 1152,7712 1618,10832 1240,10255">
            <text:p text:style-name="P2"/>
          </draw:polygon>
          <draw:polyline draw:style-name="gr11" draw:text-style-name="P1" draw:layer="layout" svg:width="1.618cm" svg:height="10.832cm" svg:x="12.668cm" svg:y="7.228cm" svg:viewBox="0 0 1619 10833" draw:points="1127,9654 663,6793 528,5674 136,2942 25,1616 0,0 303,1754 561,3680 946,6004 1152,7712 1618,10832 1240,10255 1127,9654">
            <text:p text:style-name="P2"/>
          </draw:polyline>
          <draw:polygon draw:style-name="gr12" draw:text-style-name="P1" draw:layer="layout" svg:width="0.809cm" svg:height="8.145cm" svg:x="13.854cm" svg:y="6.905cm" svg:viewBox="0 0 810 8146" draw:points="0,8145 54,6962 386,4613 497,3549 654,1715 673,0 809,0 765,2134 654,3143 370,5765 146,8083">
            <text:p text:style-name="P2"/>
          </draw:polygon>
          <draw:polyline draw:style-name="gr11" draw:text-style-name="P1" draw:layer="layout" svg:width="0.809cm" svg:height="8.145cm" svg:x="13.854cm" svg:y="6.905cm" svg:viewBox="0 0 810 8146" draw:points="0,8145 54,6962 386,4613 497,3549 654,1715 673,0 809,0 765,2134 654,3143 370,5765 146,8083 0,8145">
            <text:p text:style-name="P2"/>
          </draw:polyline>
          <draw:polygon draw:style-name="gr13" draw:text-style-name="P1" draw:layer="layout" svg:width="15.751cm" svg:height="8.444cm" svg:x="6.252cm" svg:y="11.955cm" svg:viewBox="0 0 15752 8445" draw:points="7928,6860 15535,0 15751,239 13479,2233 13747,2529 11462,4573 11808,4878 7904,8444 3966,4878 4310,4595 1934,2529 2275,2233 0,201 237,52">
            <text:p text:style-name="P2"/>
          </draw:polygon>
          <draw:polyline draw:style-name="gr14" draw:text-style-name="P1" draw:layer="layout" svg:width="15.751cm" svg:height="8.444cm" svg:x="6.252cm" svg:y="11.955cm" svg:viewBox="0 0 15752 8445" draw:points="7928,6860 15535,0 15751,239 13479,2233 13747,2529 11462,4573 11808,4878 7904,8444 3966,4878 4310,4595 1934,2529 2275,2233 0,201 237,52 7928,6860">
            <text:p text:style-name="P2"/>
          </draw:polyline>
          <draw:line draw:style-name="gr9" draw:text-style-name="P1" draw:layer="layout" svg:x1="6.457cm" svg:y1="19.822cm" svg:x2="12.918cm" svg:y2="19.822cm">
            <text:p text:style-name="P2"/>
          </draw:line>
          <draw:polygon draw:style-name="gr10" draw:text-style-name="P1" draw:layer="layout" svg:width="5.291cm" svg:height="9.46cm" svg:x="8.967cm" svg:y="8.651cm" svg:viewBox="0 0 5292 9461" draw:points="205,3062 449,3277 722,3616 1206,4285 1731,5068 2498,6275 3019,7188 3277,7606 3346,7850 4720,9022 4609,8645 4167,7389 3379,5624 2677,3949 2298,3156 1996,2548 1692,2068 1365,1542 1162,1248 991,977 722,706 285,310 0,0 663,545 1068,908 1576,1515 2591,2984 3346,4396 4302,6471 4731,7698 5291,9404 5227,9460 4707,9022 1952,6651 1731,6004 1488,5532 968,4456 620,3733 225,3062">
            <text:p text:style-name="P2"/>
          </draw:polygon>
          <draw:polyline draw:style-name="gr11" draw:text-style-name="P1" draw:layer="layout" svg:width="5.291cm" svg:height="9.46cm" svg:x="8.967cm" svg:y="8.651cm" svg:viewBox="0 0 5292 9461" draw:points="205,3062 449,3277 722,3616 1206,4285 1731,5068 2498,6275 3019,7188 3277,7606 3346,7850 4720,9022 4609,8645 4167,7389 3379,5624 2677,3949 2298,3156 1996,2548 1692,2068 1365,1542 1162,1248 991,977 722,706 285,310 0,0 663,545 1068,908 1576,1515 2591,2984 3346,4396 4302,6471 4731,7698 5291,9404 5227,9460 4707,9022 1952,6651 1731,6004 1488,5532 968,4456 620,3733 225,3062 205,3062">
            <text:p text:style-name="P2"/>
          </draw:polyline>
          <draw:polygon draw:style-name="gr12" draw:text-style-name="P1" draw:layer="layout" svg:width="1.506cm" svg:height="4.334cm" svg:x="13.523cm" svg:y="2.645cm" svg:viewBox="0 0 1507 4335" draw:points="857,4203 763,3796 799,3711 843,3668 833,3505 790,3449 741,3418 677,3295 720,3173 677,3094 618,3054 576,2963 585,2895 576,2854 516,2840 453,2773 474,2682 438,2633 385,2591 346,2541 346,2462 283,2409 258,2332 272,2249 378,2139 336,2034 272,1995 199,1925 171,1831 213,1795 272,1742 283,1655 272,1616 213,1564 155,1494 91,1433 77,1362 57,1311 136,1209 101,1147 171,1091 155,1017 136,969 77,899 33,809 0,755 0,679 19,617 0,394 33,465 101,273 121,161 155,62 258,0 283,83 346,161 474,201 599,222 677,342 696,465 677,578 741,695 857,739 901,809 989,896 1022,1027 1047,1270 1047,1362 1047,1454 1115,1494 1183,1612 1183,1703 1257,1803 1404,1845 1297,1995 1363,2195 1496,2279 1408,2409 1506,2541 1462,2660 1384,2840 1359,2933 1359,3094 1404,3295 1297,3449 1324,3668 1324,3850 1262,3928 1219,4050 1160,4182 1115,4334">
            <text:p text:style-name="P2"/>
          </draw:polygon>
          <draw:polyline draw:style-name="gr11" draw:text-style-name="P1" draw:layer="layout" svg:width="1.506cm" svg:height="4.334cm" svg:x="13.523cm" svg:y="2.645cm" svg:viewBox="0 0 1507 4335" draw:points="857,4203 763,3796 799,3711 843,3668 833,3505 790,3449 741,3418 677,3295 720,3173 677,3094 618,3054 576,2963 585,2895 576,2854 516,2840 453,2773 474,2682 438,2633 385,2591 346,2541 346,2462 283,2409 258,2332 272,2249 378,2139 336,2034 272,1995 199,1925 171,1831 213,1795 272,1742 283,1655 272,1616 213,1564 155,1494 91,1433 77,1362 57,1311 136,1209 101,1147 171,1091 155,1017 136,969 77,899 33,809 0,755 0,679 19,617 0,394 33,465 101,273 121,161 155,62 258,0 283,83 346,161 474,201 599,222 677,342 696,465 677,578 741,695 857,739 901,809 989,896 1022,1027 1047,1270 1047,1362 1047,1454 1115,1494 1183,1612 1183,1703 1257,1803 1404,1845 1297,1995 1363,2195 1496,2279 1408,2409 1506,2541 1462,2660 1384,2840 1359,2933 1359,3094 1404,3295 1297,3449 1324,3668 1324,3850 1262,3928 1219,4050 1160,4182 1115,4334 857,4203">
            <text:p text:style-name="P2"/>
          </draw:polyline>
          <draw:polyline draw:style-name="gr9" draw:text-style-name="P1" draw:layer="layout" svg:width="19.32cm" svg:height="17.096cm" svg:x="4.34cm" svg:y="1.079cm" svg:viewBox="0 0 19321 17097" draw:points="0,8584 9854,17096 19320,8514 9675,0 35,8645">
            <text:p text:style-name="P2"/>
          </draw:polylin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38" anim:sub-item="text" smil:attributeName="visibility" smil:to="visible"/>
                  <anim:transitionFilter smil:dur="2s" smil:targetElement="id38"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39" anim:sub-item="text" smil:attributeName="visibility" smil:to="visible"/>
                  <anim:transitionFilter smil:dur="2s" smil:targetElement="id39" anim:sub-item="text" smil:type="fade" smil:subtype="crossfade"/>
                </anim:par>
              </anim:par>
            </anim:par>
          </anim:seq>
        </anim:par>
        <presentation:notes draw:style-name="dp2">
          <draw:page-thumbnail draw:style-name="gr8" draw:layer="layout" svg:width="13.705cm" svg:height="10.279cm" svg:x="3.641cm" svg:y="2.853cm" draw:page-number="5" presentation:class="page"/>
          <draw:frame presentation:style-name="pr3" draw:text-style-name="P6" draw:layer="layout" svg:width="14.507cm" svg:height="11.411cm" svg:x="3.248cm" svg:y="14.13cm" presentation:class="notes" presentation:placeholder="true" presentation:user-transformed="true">
            <draw:text-box/>
          </draw:frame>
        </presentation:notes>
      </draw:page>
      <draw:page draw:name="page6" draw:style-name="dp1" draw:master-page-name="Standard" presentation:presentation-page-layout-name="AL2T1">
        <office:forms form:automatic-focus="false" form:apply-design-mode="false"/>
        <draw:frame presentation:style-name="pr1" draw:text-style-name="P19" draw:layer="layout" svg:width="23.91cm" svg:height="3.507cm" svg:x="2.057cm" svg:y="1.743cm" presentation:class="title" presentation:user-transformed="true">
          <draw:text-box>
            <text:p text:style-name="P2"><text:span text:style-name="T14">The framework</text:span></text:p>
          </draw:text-box>
        </draw:frame>
        <draw:frame presentation:style-name="pr5" draw:text-style-name="P20" draw:layer="layout" svg:width="25.323cm" svg:height="13.23cm" svg:x="2.057cm" svg:y="5.474cm" presentation:class="outline" presentation:user-transformed="true">
          <draw:text-box>
            <text:list text:style-name="L3">
              <text:list-item>
                <text:p text:id="id40" text:style-name="P10"><text:span text:style-name="T15">Provides are standardised environment for GRASS</text:span></text:p>
              </text:list-item>
            </text:list>
            <text:list text:style-name="L3">
              <text:list-item>
                <text:p text:id="id41" text:style-name="P10"><text:span text:style-name="T15">Consists of a collection of shell scripts and Unix programs</text:span></text:p>
              </text:list-item>
            </text:list>
            <text:list text:style-name="L3">
              <text:list-item>
                <text:p text:id="id42" text:style-name="P10"><text:span text:style-name="T15">Must be executed within GRASS</text:span></text:p>
              </text:list-item>
            </text:list>
            <text:list text:style-name="L3">
              <text:list-item>
                <text:p text:id="id43" text:style-name="P10"><text:span text:style-name="T15">Can handle one, a specific set or all available tests</text:span></text:p>
              </text:list-item>
            </text:list>
            <text:list text:style-name="L3">
              <text:list-item>
                <text:p text:id="id44" text:style-name="P10"><text:span text:style-name="T15">Takes care of validation and erasing of module output (raster/raster3d maps, vector maps and files)</text:span></text:p>
              </text:list-item>
            </text:list>
            <text:list text:style-name="L3">
              <text:list-item>
                <text:p text:id="id45" text:style-name="P10"><text:span text:style-name="T15">Can handle unit and integration tests</text:span></text:p>
              </text:list-item>
            </text:list>
            <text:list text:style-name="L3">
              <text:list-item>
                <text:p text:id="id46" text:style-name="P10"><text:span text:style-name="T16">Supports memory checks of every module via valgrind</text:span></text:p>
              </text:list-item>
            </text:list>
            <text:list text:style-name="L3">
              <text:list-item>
                <text:p text:id="id47" text:style-name="P10"><text:span text:style-name="T15">Checks grass library dependencies before module execution</text:span></text:p>
              </text:list-item>
            </text:list>
            <text:list text:style-name="L3">
              <text:list-item>
                <text:p text:id="id48" text:style-name="P10"><text:span text:style-name="T15">Crates html and text output</text:span></text:p>
              </text:list-item>
            </text:list>
            <text:list text:style-name="L3">
              <text:list-item>
                <text:p text:style-name="P10"><text:span text:style-name="T15">All scripts and config files are located in the directories FrameWork/bin, FrameWork/lib and FrameWork/config</text:span></text:p>
              </text:list-item>
            </text:list>
          </draw:text-box>
        </draw:frame>
        <draw:frame draw:style-name="gr7" draw:text-style-name="P2" draw:layer="layout" svg:width="6.225cm" svg:height="0.578cm" svg:x="0.252cm" svg:y="20.16cm">
          <draw:text-box>
            <text:p text:style-name="P2"><text:span text:style-name="T2">©</text:span><text:span text:style-name="T3"> Sören Gebbert 2006</text:span></text:p>
          </draw:text-box>
        </draw:frame>
        <draw:frame draw:style-name="gr17" draw:layer="layout" svg:width="0.002cm" svg:height="0.987cm" svg:x="0cm" svg:y="0cm">
          <draw:text-box>
            <text:p text:style-name="P2"/>
          </draw:text-box>
        </draw:frame>
        <draw:rect draw:style-name="gr16" draw:text-style-name="P13" draw:layer="layout" svg:width="5.065cm" svg:height="1.323cm" svg:x="0.833cm" svg:y="0.534cm">
          <office:event-listeners>
            <presentation:event-listener script:event-name="dom:click" presentation:action="show" xlink:href="#page3" xlink:type="simple" xlink:show="new" xlink:actuate="onRequest"/>
          </office:event-listeners>
          <text:p text:style-name="P12"><text:span text:style-name="T8">1. Motivation</text:span></text:p>
        </draw:rect>
        <draw:rect draw:style-name="gr16" draw:text-style-name="P14" draw:layer="layout" svg:width="5.065cm" svg:height="1.323cm" svg:x="6.173cm" svg:y="0.534cm">
          <office:event-listeners>
            <presentation:event-listener script:event-name="dom:click" presentation:action="show" xlink:href="#page4" xlink:type="simple" xlink:show="new" xlink:actuate="onRequest"/>
          </office:event-listeners>
          <text:p text:style-name="P12"><text:span text:style-name="T9">2. Goals</text:span></text:p>
        </draw:rect>
        <draw:rect draw:style-name="gr15" draw:text-style-name="P16" draw:layer="layout" svg:width="5.065cm" svg:height="1.323cm" svg:x="11.449cm" svg:y="0.534cm">
          <office:event-listeners>
            <presentation:event-listener script:event-name="dom:click" presentation:action="show" xlink:href="#page5" xlink:type="simple" xlink:show="new" xlink:actuate="onRequest"/>
          </office:event-listeners>
          <text:p text:style-name="P12"><text:span text:style-name="T9">3. Functions</text:span></text:p>
        </draw:rect>
        <draw:rect draw:style-name="gr16" draw:text-style-name="P14" draw:layer="layout" svg:width="5.065cm" svg:height="1.323cm" svg:x="16.774cm" svg:y="0.534cm">
          <office:event-listeners>
            <presentation:event-listener script:event-name="dom:click" presentation:action="show" xlink:href="#page11" xlink:type="simple" xlink:show="new" xlink:actuate="onRequest"/>
          </office:event-listeners>
          <text:p text:style-name="P12"><text:span text:style-name="T9">4. Validation</text:span></text:p>
        </draw:rect>
        <draw:rect draw:style-name="gr16" draw:text-style-name="P14" draw:layer="layout" svg:width="5.065cm" svg:height="1.323cm" svg:x="22.075cm" svg:y="0.534cm">
          <office:event-listeners>
            <presentation:event-listener script:event-name="dom:click" presentation:action="show" xlink:href="#page13" xlink:type="simple" xlink:show="new" xlink:actuate="onRequest"/>
          </office:event-listeners>
          <text:p text:style-name="P12"><text:span text:style-name="T9">5. Handling</text:span></text:p>
        </draw:rect>
        <draw:g>
          <draw:line draw:style-name="gr9" draw:text-style-name="P1" draw:layer="layout" svg:x1="15.325cm" svg:y1="19.854cm" svg:x2="21.564cm" svg:y2="19.854cm">
            <text:p text:style-name="P2"/>
          </draw:line>
          <draw:polygon draw:style-name="gr10" draw:text-style-name="P1" draw:layer="layout" svg:width="3.189cm" svg:height="5.188cm" svg:x="13.908cm" svg:y="8.316cm" svg:viewBox="0 0 3190 5189" draw:points="3119,0 3072,139 2925,452 2531,1045 1417,2569 791,3402 272,4219 0,4826 272,5188 516,4735 1438,3154 2363,1761 2749,1084 3072,522 3164,313 3189,147 3149,0">
            <text:p text:style-name="P2"/>
          </draw:polygon>
          <draw:polyline draw:style-name="gr11" draw:text-style-name="P1" draw:layer="layout" svg:width="3.189cm" svg:height="5.188cm" svg:x="13.908cm" svg:y="8.316cm" svg:viewBox="0 0 3190 5189" draw:points="3119,0 3072,139 2925,452 2531,1045 1417,2569 791,3402 272,4219 0,4826 272,5188 516,4735 1438,3154 2363,1761 2749,1084 3072,522 3164,313 3189,147 3149,0 3119,0">
            <text:p text:style-name="P2"/>
          </draw:polyline>
          <draw:polygon draw:style-name="gr12" draw:text-style-name="P1" draw:layer="layout" svg:width="5.156cm" svg:height="11.023cm" svg:x="13.795cm" svg:y="5.396cm" svg:viewBox="0 0 5157 11024" draw:points="4696,0 4953,220 5092,454 5156,724 5136,1054 5077,1247 4934,1609 3784,3639 3096,4827 2496,5924 2056,6752 1239,8281 947,8884 527,9744 385,10136 248,10569 205,11023 0,9491 313,9291 491,8913 1193,7287 2037,5743 3052,3961 3828,2631 4628,1387 4797,977 4953,602 4953,401 4832,169 4714,45">
            <text:p text:style-name="P2"/>
          </draw:polygon>
          <draw:polyline draw:style-name="gr11" draw:text-style-name="P1" draw:layer="layout" svg:width="5.156cm" svg:height="11.023cm" svg:x="13.795cm" svg:y="5.396cm" svg:viewBox="0 0 5157 11024" draw:points="4696,0 4953,220 5092,454 5156,724 5136,1054 5077,1247 4934,1609 3784,3639 3096,4827 2496,5924 2056,6752 1239,8281 947,8884 527,9744 385,10136 248,10569 205,11023 0,9491 313,9291 491,8913 1193,7287 2037,5743 3052,3961 3828,2631 4628,1387 4797,977 4953,602 4953,401 4832,169 4714,45 4696,0">
            <text:p text:style-name="P2"/>
          </draw:polyline>
          <draw:polygon draw:style-name="gr12" draw:text-style-name="P1" draw:layer="layout" svg:width="1.378cm" svg:height="4.846cm" svg:x="16.606cm" svg:y="11.123cm" svg:viewBox="0 0 1379 4847" draw:points="0,4846 159,3879 349,3022 676,2145 973,1459 1276,552 1378,0 1362,653 1196,1583 855,2809 689,3493 631,3990 596,4280 56,4747">
            <text:p text:style-name="P2"/>
          </draw:polygon>
          <draw:polyline draw:style-name="gr11" draw:text-style-name="P1" draw:layer="layout" svg:width="1.378cm" svg:height="4.846cm" svg:x="16.606cm" svg:y="11.123cm" svg:viewBox="0 0 1379 4847" draw:points="0,4846 159,3879 349,3022 676,2145 973,1459 1276,552 1378,0 1362,653 1196,1583 855,2809 689,3493 631,3990 596,4280 56,4747 0,4846">
            <text:p text:style-name="P2"/>
          </draw:polyline>
          <draw:polygon draw:style-name="gr12" draw:text-style-name="P1" draw:layer="layout" svg:width="2.658cm" svg:height="11.476cm" svg:x="15.629cm" svg:y="5.025cm" svg:viewBox="0 0 2659 11477" draw:points="2569,0 2091,2932 1832,3810 1511,5018 931,7105 642,8290 345,9714 0,10731 429,11476 627,11232 955,8918 1686,5773 2193,3447 2598,855 2658,21">
            <text:p text:style-name="P2"/>
          </draw:polygon>
          <draw:polyline draw:style-name="gr11" draw:text-style-name="P1" draw:layer="layout" svg:width="2.658cm" svg:height="11.476cm" svg:x="15.629cm" svg:y="5.025cm" svg:viewBox="0 0 2659 11477" draw:points="2569,0 2091,2932 1832,3810 1511,5018 931,7105 642,8290 345,9714 0,10731 429,11476 627,11232 955,8918 1686,5773 2193,3447 2598,855 2658,21 2569,0">
            <text:p text:style-name="P2"/>
          </draw:polyline>
          <draw:polygon draw:style-name="gr12" draw:text-style-name="P1" draw:layer="layout" svg:width="6.675cm" svg:height="10.247cm" svg:x="9.416cm" svg:y="6.674cm" svg:viewBox="0 0 6676 10248" draw:points="36,0 464,506 2287,2963 3975,5350 5145,7154 6113,8767 6407,9340 6675,9784 6168,10247 6038,9706 5565,8915 5008,8092 4164,6830 2969,5136 2059,3841 1624,3172 1282,2610 699,1493 362,816 122,310 0,0">
            <text:p text:style-name="P2"/>
          </draw:polygon>
          <draw:polyline draw:style-name="gr11" draw:text-style-name="P1" draw:layer="layout" svg:width="6.675cm" svg:height="10.247cm" svg:x="9.416cm" svg:y="6.674cm" svg:viewBox="0 0 6676 10248" draw:points="36,0 464,506 2287,2963 3975,5350 5145,7154 6113,8767 6407,9340 6675,9784 6168,10247 6038,9706 5565,8915 5008,8092 4164,6830 2969,5136 2059,3841 1624,3172 1282,2610 699,1493 362,816 122,310 0,0 36,0">
            <text:p text:style-name="P2"/>
          </draw:polyline>
          <draw:polygon draw:style-name="gr12" draw:text-style-name="P1" draw:layer="layout" svg:width="1.618cm" svg:height="10.832cm" svg:x="12.668cm" svg:y="7.228cm" svg:viewBox="0 0 1619 10833" draw:points="1127,9654 663,6793 528,5674 136,2942 25,1616 0,0 303,1754 561,3680 946,6004 1152,7712 1618,10832 1240,10255">
            <text:p text:style-name="P2"/>
          </draw:polygon>
          <draw:polyline draw:style-name="gr11" draw:text-style-name="P1" draw:layer="layout" svg:width="1.618cm" svg:height="10.832cm" svg:x="12.668cm" svg:y="7.228cm" svg:viewBox="0 0 1619 10833" draw:points="1127,9654 663,6793 528,5674 136,2942 25,1616 0,0 303,1754 561,3680 946,6004 1152,7712 1618,10832 1240,10255 1127,9654">
            <text:p text:style-name="P2"/>
          </draw:polyline>
          <draw:polygon draw:style-name="gr12" draw:text-style-name="P1" draw:layer="layout" svg:width="0.809cm" svg:height="8.145cm" svg:x="13.854cm" svg:y="6.905cm" svg:viewBox="0 0 810 8146" draw:points="0,8145 54,6962 386,4613 497,3549 654,1715 673,0 809,0 765,2134 654,3143 370,5765 146,8083">
            <text:p text:style-name="P2"/>
          </draw:polygon>
          <draw:polyline draw:style-name="gr11" draw:text-style-name="P1" draw:layer="layout" svg:width="0.809cm" svg:height="8.145cm" svg:x="13.854cm" svg:y="6.905cm" svg:viewBox="0 0 810 8146" draw:points="0,8145 54,6962 386,4613 497,3549 654,1715 673,0 809,0 765,2134 654,3143 370,5765 146,8083 0,8145">
            <text:p text:style-name="P2"/>
          </draw:polyline>
          <draw:polygon draw:style-name="gr13" draw:text-style-name="P1" draw:layer="layout" svg:width="15.751cm" svg:height="8.444cm" svg:x="6.252cm" svg:y="11.955cm" svg:viewBox="0 0 15752 8445" draw:points="7928,6860 15535,0 15751,239 13479,2233 13747,2529 11462,4573 11808,4878 7904,8444 3966,4878 4310,4595 1934,2529 2275,2233 0,201 237,52">
            <text:p text:style-name="P2"/>
          </draw:polygon>
          <draw:polyline draw:style-name="gr14" draw:text-style-name="P1" draw:layer="layout" svg:width="15.751cm" svg:height="8.444cm" svg:x="6.252cm" svg:y="11.955cm" svg:viewBox="0 0 15752 8445" draw:points="7928,6860 15535,0 15751,239 13479,2233 13747,2529 11462,4573 11808,4878 7904,8444 3966,4878 4310,4595 1934,2529 2275,2233 0,201 237,52 7928,6860">
            <text:p text:style-name="P2"/>
          </draw:polyline>
          <draw:line draw:style-name="gr9" draw:text-style-name="P1" draw:layer="layout" svg:x1="6.457cm" svg:y1="19.822cm" svg:x2="12.918cm" svg:y2="19.822cm">
            <text:p text:style-name="P2"/>
          </draw:line>
          <draw:polygon draw:style-name="gr10" draw:text-style-name="P1" draw:layer="layout" svg:width="5.291cm" svg:height="9.46cm" svg:x="8.967cm" svg:y="8.651cm" svg:viewBox="0 0 5292 9461" draw:points="205,3062 449,3277 722,3616 1206,4285 1731,5068 2498,6275 3019,7188 3277,7606 3346,7850 4720,9022 4609,8645 4167,7389 3379,5624 2677,3949 2298,3156 1996,2548 1692,2068 1365,1542 1162,1248 991,977 722,706 285,310 0,0 663,545 1068,908 1576,1515 2591,2984 3346,4396 4302,6471 4731,7698 5291,9404 5227,9460 4707,9022 1952,6651 1731,6004 1488,5532 968,4456 620,3733 225,3062">
            <text:p text:style-name="P2"/>
          </draw:polygon>
          <draw:polyline draw:style-name="gr11" draw:text-style-name="P1" draw:layer="layout" svg:width="5.291cm" svg:height="9.46cm" svg:x="8.967cm" svg:y="8.651cm" svg:viewBox="0 0 5292 9461" draw:points="205,3062 449,3277 722,3616 1206,4285 1731,5068 2498,6275 3019,7188 3277,7606 3346,7850 4720,9022 4609,8645 4167,7389 3379,5624 2677,3949 2298,3156 1996,2548 1692,2068 1365,1542 1162,1248 991,977 722,706 285,310 0,0 663,545 1068,908 1576,1515 2591,2984 3346,4396 4302,6471 4731,7698 5291,9404 5227,9460 4707,9022 1952,6651 1731,6004 1488,5532 968,4456 620,3733 225,3062 205,3062">
            <text:p text:style-name="P2"/>
          </draw:polyline>
          <draw:polygon draw:style-name="gr12" draw:text-style-name="P1" draw:layer="layout" svg:width="1.506cm" svg:height="4.334cm" svg:x="13.523cm" svg:y="2.645cm" svg:viewBox="0 0 1507 4335" draw:points="857,4203 763,3796 799,3711 843,3668 833,3505 790,3449 741,3418 677,3295 720,3173 677,3094 618,3054 576,2963 585,2895 576,2854 516,2840 453,2773 474,2682 438,2633 385,2591 346,2541 346,2462 283,2409 258,2332 272,2249 378,2139 336,2034 272,1995 199,1925 171,1831 213,1795 272,1742 283,1655 272,1616 213,1564 155,1494 91,1433 77,1362 57,1311 136,1209 101,1147 171,1091 155,1017 136,969 77,899 33,809 0,755 0,679 19,617 0,394 33,465 101,273 121,161 155,62 258,0 283,83 346,161 474,201 599,222 677,342 696,465 677,578 741,695 857,739 901,809 989,896 1022,1027 1047,1270 1047,1362 1047,1454 1115,1494 1183,1612 1183,1703 1257,1803 1404,1845 1297,1995 1363,2195 1496,2279 1408,2409 1506,2541 1462,2660 1384,2840 1359,2933 1359,3094 1404,3295 1297,3449 1324,3668 1324,3850 1262,3928 1219,4050 1160,4182 1115,4334">
            <text:p text:style-name="P2"/>
          </draw:polygon>
          <draw:polyline draw:style-name="gr11" draw:text-style-name="P1" draw:layer="layout" svg:width="1.506cm" svg:height="4.334cm" svg:x="13.523cm" svg:y="2.645cm" svg:viewBox="0 0 1507 4335" draw:points="857,4203 763,3796 799,3711 843,3668 833,3505 790,3449 741,3418 677,3295 720,3173 677,3094 618,3054 576,2963 585,2895 576,2854 516,2840 453,2773 474,2682 438,2633 385,2591 346,2541 346,2462 283,2409 258,2332 272,2249 378,2139 336,2034 272,1995 199,1925 171,1831 213,1795 272,1742 283,1655 272,1616 213,1564 155,1494 91,1433 77,1362 57,1311 136,1209 101,1147 171,1091 155,1017 136,969 77,899 33,809 0,755 0,679 19,617 0,394 33,465 101,273 121,161 155,62 258,0 283,83 346,161 474,201 599,222 677,342 696,465 677,578 741,695 857,739 901,809 989,896 1022,1027 1047,1270 1047,1362 1047,1454 1115,1494 1183,1612 1183,1703 1257,1803 1404,1845 1297,1995 1363,2195 1496,2279 1408,2409 1506,2541 1462,2660 1384,2840 1359,2933 1359,3094 1404,3295 1297,3449 1324,3668 1324,3850 1262,3928 1219,4050 1160,4182 1115,4334 857,4203">
            <text:p text:style-name="P2"/>
          </draw:polyline>
          <draw:polyline draw:style-name="gr9" draw:text-style-name="P1" draw:layer="layout" svg:width="19.32cm" svg:height="17.096cm" svg:x="4.34cm" svg:y="1.079cm" svg:viewBox="0 0 19321 17097" draw:points="0,8584 9854,17096 19320,8514 9675,0 35,8645">
            <text:p text:style-name="P2"/>
          </draw:polylin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40" anim:sub-item="text" smil:attributeName="visibility" smil:to="visible"/>
                  <anim:transitionFilter smil:dur="2s" smil:targetElement="id40"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41" anim:sub-item="text" smil:attributeName="visibility" smil:to="visible"/>
                  <anim:transitionFilter smil:dur="2s" smil:targetElement="id41"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42" anim:sub-item="text" smil:attributeName="visibility" smil:to="visible"/>
                  <anim:transitionFilter smil:dur="2s" smil:targetElement="id42"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43" anim:sub-item="text" smil:attributeName="visibility" smil:to="visible"/>
                  <anim:transitionFilter smil:dur="2s" smil:targetElement="id43"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44" anim:sub-item="text" smil:attributeName="visibility" smil:to="visible"/>
                  <anim:transitionFilter smil:dur="2s" smil:targetElement="id44"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45" anim:sub-item="text" smil:attributeName="visibility" smil:to="visible"/>
                  <anim:transitionFilter smil:dur="2s" smil:targetElement="id45"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46" anim:sub-item="text" smil:attributeName="visibility" smil:to="visible"/>
                  <anim:transitionFilter smil:dur="2s" smil:targetElement="id46"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47" anim:sub-item="text" smil:attributeName="visibility" smil:to="visible"/>
                  <anim:transitionFilter smil:dur="2s" smil:targetElement="id47"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48" anim:sub-item="text" smil:attributeName="visibility" smil:to="visible"/>
                  <anim:transitionFilter smil:dur="2s" smil:targetElement="id48" anim:sub-item="text" smil:type="fade" smil:subtype="crossfade"/>
                </anim:par>
              </anim:par>
            </anim:par>
          </anim:seq>
        </anim:par>
        <presentation:notes draw:style-name="dp2">
          <draw:page-thumbnail draw:style-name="gr8" draw:layer="layout" svg:width="13.705cm" svg:height="10.279cm" svg:x="3.641cm" svg:y="2.853cm" draw:page-number="6" presentation:class="page"/>
          <draw:frame presentation:style-name="pr3" draw:text-style-name="P6" draw:layer="layout" svg:width="14.507cm" svg:height="11.411cm" svg:x="3.248cm" svg:y="14.13cm" presentation:class="notes" presentation:placeholder="true" presentation:user-transformed="true">
            <draw:text-box/>
          </draw:frame>
        </presentation:notes>
      </draw:page>
      <draw:page draw:name="page7" draw:style-name="dp1" draw:master-page-name="Standard" presentation:presentation-page-layout-name="AL3T3">
        <office:forms form:automatic-focus="false" form:apply-design-mode="false"/>
        <draw:frame presentation:style-name="pr1" draw:text-style-name="P9" draw:layer="layout" svg:width="23.91cm" svg:height="3.507cm" svg:x="2.057cm" svg:y="1.743cm" presentation:class="title" presentation:user-transformed="true">
          <draw:text-box>
            <text:p text:style-name="P2"><text:span text:style-name="T5">Structure of the framework</text:span></text:p>
          </draw:text-box>
        </draw:frame>
        <draw:g draw:name="108" draw:id="id53">
          <draw:polygon draw:name="105" draw:style-name="gr18" draw:text-style-name="P21" draw:layer="layout" svg:width="15.535cm" svg:height="9.831cm" svg:x="11.19cm" svg:y="10.874cm" svg:viewBox="0 0 15536 9832" draw:points="1456,3253 2743,0 7743,0 12962,0 13156,826 14176,2816 15171,3350 15292,6312 15535,8860 14783,9831 4952,9831 4248,7550 412,7064 0,5098 388,3811 1165,3423">
            <text:p text:style-name="P2"/>
          </draw:polygon>
          <draw:g>
            <draw:frame draw:style-name="gr19" draw:text-style-name="P22" draw:layer="layout" svg:width="2.572cm" svg:height="0.742cm" svg:x="17.713cm" svg:y="15.508cm">
              <draw:text-box>
                <text:p text:style-name="P2"><text:span text:style-name="T17">config</text:span></text:p>
              </draw:text-box>
            </draw:frame>
            <draw:g>
              <draw:rect draw:style-name="gr20" draw:text-style-name="P21" draw:layer="layout" svg:width="4.588cm" svg:height="2.73cm" svg:x="21.391cm" svg:y="14.101cm" draw:corner-radius="0.5cm">
                <text:p text:style-name="P2"/>
              </draw:rect>
              <draw:line draw:style-name="gr20" draw:text-style-name="P21" draw:layer="layout" svg:x1="21.391cm" svg:y1="14.861cm" svg:x2="25.95cm" svg:y2="14.86cm">
                <text:p text:style-name="P2"/>
              </draw:line>
              <draw:frame draw:style-name="gr21" draw:text-style-name="P22" draw:layer="layout" svg:width="3.931cm" svg:height="0.331cm" svg:x="21.616cm" svg:y="14.298cm">
                <draw:text-box>
                  <text:p text:style-name="P2"><text:span text:style-name="T18">TextLogSedCommands</text:span></text:p>
                </draw:text-box>
              </draw:frame>
              <draw:frame draw:style-name="gr22" draw:text-style-name="P23" draw:layer="layout" svg:width="3.469cm" svg:height="0.661cm" svg:x="21.644cm" svg:y="15.226cm">
                <draw:text-box>
                  <text:p text:style-name="P2"><text:span text:style-name="T19">Sed comand for text logfile generation </text:span></text:p>
                </draw:text-box>
              </draw:frame>
            </draw:g>
            <draw:g>
              <draw:rect draw:style-name="gr20" draw:text-style-name="P21" draw:layer="layout" svg:width="4.588cm" svg:height="2.73cm" svg:x="13.792cm" svg:y="11.793cm" draw:corner-radius="0.5cm">
                <text:p text:style-name="P2"/>
              </draw:rect>
              <draw:line draw:style-name="gr20" draw:text-style-name="P21" draw:layer="layout" svg:x1="13.792cm" svg:y1="12.553cm" svg:x2="18.351cm" svg:y2="12.552cm">
                <text:p text:style-name="P2"/>
              </draw:line>
              <draw:frame draw:style-name="gr23" draw:text-style-name="P22" draw:layer="layout" svg:width="2.449cm" svg:height="0.331cm" svg:x="14.017cm" svg:y="11.99cm">
                <draw:text-box>
                  <text:p text:style-name="P2"><text:span text:style-name="T18">GlobalSettings</text:span></text:p>
                </draw:text-box>
              </draw:frame>
              <draw:frame draw:style-name="gr24" draw:text-style-name="P23" draw:layer="layout" svg:width="3.622cm" svg:height="0.661cm" svg:x="14.045cm" svg:y="12.918cm">
                <draw:text-box>
                  <text:p text:style-name="P2"><text:span text:style-name="T19">Global variables and important settings</text:span></text:p>
                </draw:text-box>
              </draw:frame>
            </draw:g>
            <draw:g>
              <draw:rect draw:style-name="gr20" draw:text-style-name="P21" draw:layer="layout" svg:width="4.588cm" svg:height="2.73cm" svg:x="21.617cm" svg:y="17.535cm" draw:corner-radius="0.5cm">
                <text:p text:style-name="P2"/>
              </draw:rect>
              <draw:line draw:style-name="gr20" draw:text-style-name="P21" draw:layer="layout" svg:x1="21.617cm" svg:y1="18.295cm" svg:x2="26.176cm" svg:y2="18.294cm">
                <text:p text:style-name="P2"/>
              </draw:line>
              <draw:frame draw:style-name="gr25" draw:text-style-name="P22" draw:layer="layout" svg:width="4.024cm" svg:height="0.331cm" svg:x="21.842cm" svg:y="17.732cm">
                <draw:text-box>
                  <text:p text:style-name="P2"><text:span text:style-name="T18">TextSumSedCommands</text:span></text:p>
                </draw:text-box>
              </draw:frame>
              <draw:frame draw:style-name="gr22" draw:text-style-name="P23" draw:layer="layout" svg:width="3.469cm" svg:height="0.661cm" svg:x="21.87cm" svg:y="18.66cm">
                <draw:text-box>
                  <text:p text:style-name="P2"><text:span text:style-name="T19">Sed comand for text summary generation </text:span></text:p>
                </draw:text-box>
              </draw:frame>
            </draw:g>
            <draw:g>
              <draw:rect draw:style-name="gr20" draw:text-style-name="P21" draw:layer="layout" svg:width="4.588cm" svg:height="2.73cm" svg:x="16.298cm" svg:y="17.507cm" draw:corner-radius="0.5cm">
                <text:p text:style-name="P2"/>
              </draw:rect>
              <draw:line draw:style-name="gr20" draw:text-style-name="P21" draw:layer="layout" svg:x1="16.298cm" svg:y1="18.267cm" svg:x2="20.857cm" svg:y2="18.266cm">
                <text:p text:style-name="P2"/>
              </draw:line>
              <draw:frame draw:style-name="gr26" draw:text-style-name="P22" draw:layer="layout" svg:width="3.681cm" svg:height="0.331cm" svg:x="16.523cm" svg:y="17.704cm">
                <draw:text-box>
                  <text:p text:style-name="P2"><text:span text:style-name="T18">HTMLSedCommands</text:span></text:p>
                </draw:text-box>
              </draw:frame>
              <draw:frame draw:style-name="gr27" draw:text-style-name="P23" draw:layer="layout" svg:width="3.575cm" svg:height="0.661cm" svg:x="16.551cm" svg:y="18.632cm">
                <draw:text-box>
                  <text:p text:style-name="P2"><text:span text:style-name="T19">Sed comand for html logfile generation </text:span></text:p>
                </draw:text-box>
              </draw:frame>
            </draw:g>
            <draw:g>
              <draw:rect draw:style-name="gr20" draw:text-style-name="P21" draw:layer="layout" svg:width="4.588cm" svg:height="2.73cm" svg:x="19.394cm" svg:y="10.977cm" draw:corner-radius="0.5cm">
                <text:p text:style-name="P2"/>
              </draw:rect>
              <draw:line draw:style-name="gr20" draw:text-style-name="P21" draw:layer="layout" svg:x1="19.394cm" svg:y1="11.737cm" svg:x2="23.953cm" svg:y2="11.736cm">
                <text:p text:style-name="P2"/>
              </draw:line>
              <draw:frame draw:style-name="gr28" draw:text-style-name="P22" draw:layer="layout" svg:width="3.257cm" svg:height="0.331cm" svg:x="19.619cm" svg:y="11.174cm">
                <draw:text-box>
                  <text:p text:style-name="P2"><text:span text:style-name="T18">TestScriptTemplate</text:span></text:p>
                </draw:text-box>
              </draw:frame>
              <draw:frame draw:style-name="gr29" draw:text-style-name="P23" draw:layer="layout" svg:width="3.249cm" svg:height="2.947cm" svg:x="19.647cm" svg:y="12.102cm">
                <draw:text-box>
                  <text:p text:style-name="P2"><text:span text:style-name="T19">The template test script structure with varaible initialisation</text:span></text:p>
                </draw:text-box>
              </draw:frame>
            </draw:g>
            <draw:g>
              <draw:rect draw:style-name="gr20" draw:text-style-name="P21" draw:layer="layout" svg:width="4.588cm" svg:height="2.73cm" svg:x="11.709cm" svg:y="14.889cm" draw:corner-radius="0.5cm">
                <text:p text:style-name="P2"/>
              </draw:rect>
              <draw:line draw:style-name="gr20" draw:text-style-name="P21" draw:layer="layout" svg:x1="11.709cm" svg:y1="15.649cm" svg:x2="16.268cm" svg:y2="15.648cm">
                <text:p text:style-name="P2"/>
              </draw:line>
              <draw:frame draw:style-name="gr30" draw:text-style-name="P22" draw:layer="layout" svg:width="2.233cm" svg:height="0.331cm" svg:x="11.934cm" svg:y="15.086cm">
                <draw:text-box>
                  <text:p text:style-name="P2"><text:span text:style-name="T18">KnownErrors</text:span></text:p>
                </draw:text-box>
              </draw:frame>
              <draw:frame draw:style-name="gr31" draw:text-style-name="P23" draw:layer="layout" svg:width="3.863cm" svg:height="0.661cm" svg:x="11.962cm" svg:y="16.014cm">
                <draw:text-box>
                  <text:p text:style-name="P2"><text:span text:style-name="T19">List of known erros for logfile entries</text:span></text:p>
                </draw:text-box>
              </draw:frame>
            </draw:g>
          </draw:g>
        </draw:g>
        <draw:g draw:name="103" draw:id="id51">
          <draw:rect draw:style-name="gr18" draw:text-style-name="P21" draw:layer="layout" svg:width="10.442cm" svg:height="12.379cm" svg:x="0.479cm" svg:y="7.574cm">
            <text:p text:style-name="P2"/>
          </draw:rect>
          <draw:frame draw:style-name="gr32" draw:text-style-name="P24" draw:layer="layout" svg:width="1.501cm" svg:height="0.742cm" svg:x="4.982cm" svg:y="12.749cm">
            <draw:text-box>
              <text:p text:style-name="P2"><text:span text:style-name="T17">bin</text:span></text:p>
            </draw:text-box>
          </draw:frame>
          <draw:g>
            <draw:rect draw:style-name="gr20" draw:text-style-name="P21" draw:layer="layout" svg:width="4.588cm" svg:height="2.163cm" svg:x="0.809cm" svg:y="7.903cm" draw:corner-radius="0.5cm">
              <text:p text:style-name="P2"/>
            </draw:rect>
            <draw:line draw:style-name="gr20" draw:text-style-name="P21" draw:layer="layout" svg:x1="0.809cm" svg:y1="8.505cm" svg:x2="5.368cm" svg:y2="8.504cm">
              <text:p text:style-name="P2"/>
            </draw:line>
            <draw:frame draw:style-name="gr33" draw:text-style-name="P22" draw:layer="layout" svg:width="4.003cm" svg:height="0.415cm" svg:x="1.034cm" svg:y="8.059cm">
              <draw:text-box>
                <text:p text:style-name="P2"><text:span text:style-name="T18">ProcessTestscriptList.sh</text:span></text:p>
              </draw:text-box>
            </draw:frame>
            <draw:frame draw:style-name="gr34" draw:text-style-name="P23" draw:layer="layout" svg:width="3.448cm" svg:height="1.965cm" svg:x="1.062cm" svg:y="8.794cm">
              <draw:text-box>
                <text:p text:style-name="P2"><text:span text:style-name="T19">Reads the test script list and runs for every script RunTestScript.sh</text:span></text:p>
              </draw:text-box>
            </draw:frame>
          </draw:g>
          <draw:g>
            <draw:rect draw:style-name="gr20" draw:text-style-name="P21" draw:layer="layout" svg:width="4.588cm" svg:height="2.059cm" svg:x="5.927cm" svg:y="7.958cm" draw:corner-radius="0.5cm">
              <text:p text:style-name="P2"/>
            </draw:rect>
            <draw:line draw:style-name="gr20" draw:text-style-name="P21" draw:layer="layout" svg:x1="5.927cm" svg:y1="8.531cm" svg:x2="10.486cm" svg:y2="8.53cm">
              <text:p text:style-name="P2"/>
            </draw:line>
            <draw:frame draw:style-name="gr35" draw:text-style-name="P22" draw:layer="layout" svg:width="2.864cm" svg:height="0.45cm" svg:x="6.152cm" svg:y="8.107cm">
              <draw:text-box>
                <text:p text:style-name="P2"><text:span text:style-name="T18">RunTestScript.sh</text:span></text:p>
              </draw:text-box>
            </draw:frame>
            <draw:frame draw:style-name="gr36" draw:text-style-name="P23" draw:layer="layout" svg:width="4.049cm" svg:height="0.899cm" svg:x="6.18cm" svg:y="8.806cm">
              <draw:text-box>
                <text:p text:style-name="P2"><text:span text:style-name="T19">Runs a specific test</text:span></text:p>
              </draw:text-box>
            </draw:frame>
          </draw:g>
          <draw:g>
            <draw:rect draw:style-name="gr20" draw:text-style-name="P21" draw:layer="layout" svg:width="4.588cm" svg:height="2.49cm" svg:x="0.809cm" svg:y="13.968cm" draw:corner-radius="0.5cm">
              <text:p text:style-name="P2"/>
            </draw:rect>
            <draw:line draw:style-name="gr20" draw:text-style-name="P21" draw:layer="layout" svg:x1="0.809cm" svg:y1="14.661cm" svg:x2="5.368cm" svg:y2="14.66cm">
              <text:p text:style-name="P2"/>
            </draw:line>
            <draw:frame draw:style-name="gr37" draw:text-style-name="P22" draw:layer="layout" svg:width="3.829cm" svg:height="0.429cm" svg:x="1.034cm" svg:y="14.148cm">
              <draw:text-box>
                <text:p text:style-name="P2"><text:span text:style-name="T18">CheckFileMD5Sum.sh</text:span></text:p>
              </draw:text-box>
            </draw:frame>
            <draw:frame draw:style-name="gr38" draw:text-style-name="P23" draw:layer="layout" svg:width="3.723cm" svg:height="1.287cm" svg:x="1.062cm" svg:y="14.994cm">
              <draw:text-box>
                <text:p text:style-name="P2"><text:span text:style-name="T19">Stand alone shell script for MD5 file validation</text:span></text:p>
              </draw:text-box>
            </draw:frame>
          </draw:g>
          <draw:g>
            <draw:rect draw:style-name="gr20" draw:text-style-name="P21" draw:layer="layout" svg:width="4.588cm" svg:height="2.043cm" svg:x="5.927cm" svg:y="10.551cm" draw:corner-radius="0.5cm">
              <text:p text:style-name="P2"/>
            </draw:rect>
            <draw:line draw:style-name="gr20" draw:text-style-name="P21" draw:layer="layout" svg:x1="5.927cm" svg:y1="11.12cm" svg:x2="10.486cm" svg:y2="11.119cm">
              <text:p text:style-name="P2"/>
            </draw:line>
            <draw:frame draw:style-name="gr39" draw:text-style-name="P22" draw:layer="layout" svg:width="1.81cm" svg:height="0.45cm" svg:x="6.152cm" svg:y="10.698cm">
              <draw:text-box>
                <text:p text:style-name="P2"><text:span text:style-name="T18">sh2html.sh</text:span></text:p>
              </draw:text-box>
            </draw:frame>
            <draw:frame draw:style-name="gr40" draw:text-style-name="P23" draw:layer="layout" svg:width="3.956cm" svg:height="0.898cm" svg:x="6.18cm" svg:y="11.393cm">
              <draw:text-box>
                <text:p text:style-name="P2"><text:span text:style-name="T19">Converts the test scripts into nice looking html</text:span></text:p>
              </draw:text-box>
            </draw:frame>
          </draw:g>
          <draw:g>
            <draw:rect draw:style-name="gr20" draw:text-style-name="P21" draw:layer="layout" svg:width="4.588cm" svg:height="2.184cm" svg:x="0.809cm" svg:y="10.41cm" draw:corner-radius="0.5cm">
              <text:p text:style-name="P2"/>
            </draw:rect>
            <draw:line draw:style-name="gr20" draw:text-style-name="P21" draw:layer="layout" svg:x1="0.809cm" svg:y1="11.018cm" svg:x2="5.368cm" svg:y2="11.017cm">
              <text:p text:style-name="P2"/>
            </draw:line>
            <draw:frame draw:style-name="gr41" draw:text-style-name="P22" draw:layer="layout" svg:width="2.72cm" svg:height="0.376cm" svg:x="1.034cm" svg:y="10.568cm">
              <draw:text-box>
                <text:p text:style-name="P2"><text:span text:style-name="T18">CreateOutput.sh</text:span></text:p>
              </draw:text-box>
            </draw:frame>
            <draw:frame draw:style-name="gr42" draw:text-style-name="P23" draw:layer="layout" svg:width="3.935cm" svg:height="0.753cm" svg:x="1.062cm" svg:y="11.31cm">
              <draw:text-box>
                <text:p text:style-name="P2"><text:span text:style-name="T19">Creates the text and html output</text:span></text:p>
              </draw:text-box>
            </draw:frame>
          </draw:g>
          <draw:g>
            <draw:rect draw:style-name="gr20" draw:text-style-name="P21" draw:layer="layout" svg:width="4.588cm" svg:height="2.49cm" svg:x="5.927cm" svg:y="13.976cm" draw:corner-radius="0.5cm">
              <text:p text:style-name="P2"/>
            </draw:rect>
            <draw:line draw:style-name="gr20" draw:text-style-name="P21" draw:layer="layout" svg:x1="5.927cm" svg:y1="14.669cm" svg:x2="10.486cm" svg:y2="14.668cm">
              <text:p text:style-name="P2"/>
            </draw:line>
            <draw:frame draw:style-name="gr43" draw:text-style-name="P22" draw:layer="layout" svg:width="4.244cm" svg:height="0.429cm" svg:x="6.152cm" svg:y="14.156cm">
              <draw:text-box>
                <text:p text:style-name="P2"><text:span text:style-name="T18">CheckRasterMD5Sum.sh</text:span></text:p>
              </draw:text-box>
            </draw:frame>
          </draw:g>
          <draw:g>
            <draw:rect draw:style-name="gr20" draw:text-style-name="P21" draw:layer="layout" svg:width="4.858cm" svg:height="2.49cm" svg:x="0.534cm" svg:y="17.016cm" draw:corner-radius="0.5cm">
              <text:p text:style-name="P2"/>
            </draw:rect>
            <draw:line draw:style-name="gr20" draw:text-style-name="P21" draw:layer="layout" svg:x1="0.534cm" svg:y1="17.709cm" svg:x2="5.361cm" svg:y2="17.708cm">
              <text:p text:style-name="P2"/>
            </draw:line>
            <draw:frame draw:style-name="gr44" draw:text-style-name="P22" draw:layer="layout" svg:width="4.713cm" svg:height="0.429cm" svg:x="0.772cm" svg:y="17.196cm">
              <draw:text-box>
                <text:p text:style-name="P2"><text:span text:style-name="T18">CheckRaster3MD5Sum.sh</text:span></text:p>
              </draw:text-box>
            </draw:frame>
          </draw:g>
          <draw:g>
            <draw:rect draw:style-name="gr20" draw:text-style-name="P21" draw:layer="layout" svg:width="4.588cm" svg:height="2.49cm" svg:x="5.927cm" svg:y="16.99cm" draw:corner-radius="0.5cm">
              <text:p text:style-name="P2"/>
            </draw:rect>
            <draw:line draw:style-name="gr20" draw:text-style-name="P21" draw:layer="layout" svg:x1="5.927cm" svg:y1="17.683cm" svg:x2="10.486cm" svg:y2="17.682cm">
              <text:p text:style-name="P2"/>
            </draw:line>
            <draw:frame draw:style-name="gr45" draw:text-style-name="P22" draw:layer="layout" svg:width="4.307cm" svg:height="0.45cm" svg:x="6.152cm" svg:y="17.17cm">
              <draw:text-box>
                <text:p text:style-name="P2"><text:span text:style-name="T18">CheckVecotrMD5Sum.sh</text:span></text:p>
              </draw:text-box>
            </draw:frame>
          </draw:g>
          <draw:frame draw:style-name="gr46" draw:text-style-name="P2" draw:layer="layout" svg:width="3.224cm" svg:height="1.002cm" svg:x="6.176cm" svg:y="14.977cm">
            <draw:text-box>
              <text:p text:style-name="P2"><text:span text:style-name="T19">Stand alone shell script for MD5 raster map validation</text:span></text:p>
            </draw:text-box>
          </draw:frame>
          <draw:frame draw:style-name="gr46" draw:text-style-name="P2" draw:layer="layout" svg:width="3.224cm" svg:height="1.002cm" svg:x="0.814cm" svg:y="17.936cm">
            <draw:text-box>
              <text:p text:style-name="P2"><text:span text:style-name="T19">Stand alone shell script for MD5 raster3d map validation</text:span></text:p>
            </draw:text-box>
          </draw:frame>
          <draw:frame draw:style-name="gr46" draw:text-style-name="P2" draw:layer="layout" svg:width="3.224cm" svg:height="1.002cm" svg:x="6.211cm" svg:y="17.936cm">
            <draw:text-box>
              <text:p text:style-name="P2"><text:span text:style-name="T19">Stand alone shell script for MD5 vector map validation</text:span></text:p>
            </draw:text-box>
          </draw:frame>
        </draw:g>
        <draw:frame draw:style-name="gr7" draw:text-style-name="P2" draw:layer="layout" svg:width="6.225cm" svg:height="0.578cm" svg:x="0.252cm" svg:y="20.16cm">
          <draw:text-box>
            <text:p text:style-name="P2"><text:span text:style-name="T2">©</text:span><text:span text:style-name="T3"> Sören Gebbert 2006</text:span></text:p>
          </draw:text-box>
        </draw:frame>
        <draw:frame draw:style-name="gr47" draw:text-style-name="P25" draw:layer="layout" svg:width="12.152cm" svg:height="1.729cm" svg:x="0.529cm" svg:y="5.103cm">
          <draw:text-box>
            <text:p text:style-name="P2"><text:span text:style-name="T20">The framework consists of several scripts</text:span></text:p>
            <text:p text:style-name="P2"><text:span text:style-name="T20">and config files and is controlled by </text:span></text:p>
            <text:p text:style-name="P2"><text:span text:style-name="T20">one main script.</text:span></text:p>
          </draw:text-box>
        </draw:frame>
        <draw:rect draw:style-name="gr16" draw:text-style-name="P13" draw:layer="layout" svg:width="5.065cm" svg:height="1.323cm" svg:x="0.833cm" svg:y="0.534cm">
          <office:event-listeners>
            <presentation:event-listener script:event-name="dom:click" presentation:action="show" xlink:href="#page3" xlink:type="simple" xlink:show="new" xlink:actuate="onRequest"/>
          </office:event-listeners>
          <text:p text:style-name="P12"><text:span text:style-name="T8">1. Motivation</text:span></text:p>
        </draw:rect>
        <draw:rect draw:style-name="gr16" draw:text-style-name="P14" draw:layer="layout" svg:width="5.065cm" svg:height="1.323cm" svg:x="6.173cm" svg:y="0.534cm">
          <office:event-listeners>
            <presentation:event-listener script:event-name="dom:click" presentation:action="show" xlink:href="#page4" xlink:type="simple" xlink:show="new" xlink:actuate="onRequest"/>
          </office:event-listeners>
          <text:p text:style-name="P12"><text:span text:style-name="T9">2. Goals</text:span></text:p>
        </draw:rect>
        <draw:rect draw:style-name="gr15" draw:text-style-name="P16" draw:layer="layout" svg:width="5.065cm" svg:height="1.323cm" svg:x="11.449cm" svg:y="0.534cm">
          <office:event-listeners>
            <presentation:event-listener script:event-name="dom:click" presentation:action="show" xlink:href="#page5" xlink:type="simple" xlink:show="new" xlink:actuate="onRequest"/>
          </office:event-listeners>
          <text:p text:style-name="P12"><text:span text:style-name="T9">3. Functions</text:span></text:p>
        </draw:rect>
        <draw:rect draw:style-name="gr16" draw:text-style-name="P14" draw:layer="layout" svg:width="5.065cm" svg:height="1.323cm" svg:x="16.774cm" svg:y="0.534cm">
          <office:event-listeners>
            <presentation:event-listener script:event-name="dom:click" presentation:action="show" xlink:href="#page11" xlink:type="simple" xlink:show="new" xlink:actuate="onRequest"/>
          </office:event-listeners>
          <text:p text:style-name="P12"><text:span text:style-name="T9">4. Validation</text:span></text:p>
        </draw:rect>
        <draw:rect draw:style-name="gr16" draw:text-style-name="P14" draw:layer="layout" svg:width="5.065cm" svg:height="1.323cm" svg:x="22.075cm" svg:y="0.534cm">
          <office:event-listeners>
            <presentation:event-listener script:event-name="dom:click" presentation:action="show" xlink:href="#page13" xlink:type="simple" xlink:show="new" xlink:actuate="onRequest"/>
          </office:event-listeners>
          <text:p text:style-name="P12"><text:span text:style-name="T9">5. Handling</text:span></text:p>
        </draw:rect>
        <draw:g draw:id="id55">
          <draw:polygon draw:style-name="gr18" draw:text-style-name="P21" draw:layer="layout" svg:width="7.277cm" svg:height="5.403cm" svg:x="20.26cm" svg:y="4.868cm" svg:viewBox="0 0 7278 5404" draw:points="0,6 1798,0 6128,6 7277,2687 7034,5403 0,5403">
            <text:p text:style-name="P2"/>
          </draw:polygon>
          <draw:frame draw:style-name="gr48" draw:text-style-name="P24" draw:layer="layout" svg:width="1.314cm" svg:height="0.742cm" svg:x="20.59cm" svg:y="8.446cm">
            <draw:text-box>
              <text:p text:style-name="P2"><text:span text:style-name="T17">lib</text:span></text:p>
            </draw:text-box>
          </draw:frame>
          <draw:g>
            <draw:rect draw:style-name="gr20" draw:text-style-name="P21" draw:layer="layout" svg:width="4.874cm" svg:height="1.986cm" svg:x="21.159cm" svg:y="5.256cm" draw:corner-radius="0.5cm">
              <text:p text:style-name="P2"/>
            </draw:rect>
            <draw:line draw:style-name="gr20" draw:text-style-name="P21" draw:layer="layout" svg:x1="21.159cm" svg:y1="6.016cm" svg:x2="26.003cm" svg:y2="6.015cm">
              <text:p text:style-name="P2"/>
            </draw:line>
            <draw:frame draw:style-name="gr49" draw:text-style-name="P22" draw:layer="layout" svg:width="4.765cm" svg:height="0.331cm" svg:x="21.398cm" svg:y="5.453cm">
              <draw:text-box>
                <text:p text:style-name="P2"><text:span text:style-name="T18">RunTestScriptFunctions.sh</text:span></text:p>
              </draw:text-box>
            </draw:frame>
            <draw:frame draw:style-name="gr50" draw:text-style-name="P23" draw:layer="layout" svg:width="4.324cm" svg:height="0.331cm" svg:x="21.428cm" svg:y="6.381cm">
              <draw:text-box>
                <text:p text:style-name="P2"><text:span text:style-name="T19">The brain of the test suite</text:span></text:p>
              </draw:text-box>
            </draw:frame>
          </draw:g>
          <draw:g>
            <draw:rect draw:style-name="gr20" draw:text-style-name="P21" draw:layer="layout" svg:width="4.874cm" svg:height="1.986cm" svg:x="22.307cm" svg:y="7.832cm" draw:corner-radius="0.5cm">
              <text:p text:style-name="P2"/>
            </draw:rect>
            <draw:line draw:style-name="gr20" draw:text-style-name="P21" draw:layer="layout" svg:x1="22.307cm" svg:y1="8.592cm" svg:x2="27.151cm" svg:y2="8.591cm">
              <text:p text:style-name="P2"/>
            </draw:line>
            <draw:frame draw:style-name="gr49" draw:text-style-name="P22" draw:layer="layout" svg:width="4.765cm" svg:height="0.331cm" svg:x="22.546cm" svg:y="8.029cm">
              <draw:text-box>
                <text:p text:style-name="P2"><text:span text:style-name="T21">CheckDependencies</text:span><text:span text:style-name="T18">.sh</text:span></text:p>
              </draw:text-box>
            </draw:frame>
            <draw:frame draw:style-name="gr50" draw:text-style-name="P23" draw:layer="layout" svg:width="4.324cm" svg:height="0.661cm" svg:x="22.576cm" svg:y="8.957cm">
              <draw:text-box>
                <text:p text:style-name="P2"><text:span text:style-name="T19">Checks the library dependencies of grass</text:span></text:p>
              </draw:text-box>
            </draw:frame>
          </draw:g>
        </draw:g>
        <draw:g draw:id="id49">
          <draw:polygon draw:style-name="gr18" draw:text-style-name="P21" draw:layer="layout" svg:width="6.148cm" svg:height="5.054cm" svg:x="12.804cm" svg:y="5.425cm" svg:viewBox="0 0 6149 5055" draw:points="0,1240 1335,0 6148,0 6134,5054 77,5054 12,2365">
            <text:p text:style-name="P2"/>
          </draw:polygon>
          <draw:frame draw:style-name="gr51" draw:text-style-name="P24" draw:layer="layout" svg:width="0.592cm" svg:height="0.742cm" svg:x="13.036cm" svg:y="6.861cm">
            <draw:text-box>
              <text:p text:style-name="P2"><text:span text:style-name="T17">./</text:span></text:p>
            </draw:text-box>
          </draw:frame>
          <draw:g>
            <draw:rect draw:style-name="gr20" draw:text-style-name="P21" draw:layer="layout" svg:width="4.588cm" svg:height="2.73cm" svg:x="14.195cm" svg:y="5.764cm" draw:corner-radius="0.5cm">
              <text:p text:style-name="P2"/>
            </draw:rect>
            <draw:line draw:style-name="gr20" draw:text-style-name="P21" draw:layer="layout" svg:x1="14.195cm" svg:y1="6.524cm" svg:x2="18.754cm" svg:y2="6.523cm">
              <text:p text:style-name="P2"/>
            </draw:line>
            <draw:frame draw:style-name="gr52" draw:text-style-name="P22" draw:layer="layout" svg:width="4.07cm" svg:height="0.331cm" svg:x="14.42cm" svg:y="5.961cm">
              <draw:text-box>
                <text:p text:style-name="P2"><text:span text:style-name="T18">RunGRASSTestSuite.sh</text:span></text:p>
              </draw:text-box>
            </draw:frame>
            <draw:frame draw:style-name="gr53" draw:text-style-name="P23" draw:layer="layout" svg:width="4.07cm" svg:height="3.438cm" svg:x="14.448cm" svg:y="6.889cm">
              <draw:text-box>
                <text:p text:style-name="P2"><text:span text:style-name="T19">Main script, process the command line arguments and sets global variables</text:span></text:p>
              </draw:text-box>
            </draw:frame>
          </draw:g>
          <draw:frame draw:style-name="gr51" draw:text-style-name="P24" draw:id="id1" draw:layer="layout" svg:width="4.301cm" svg:height="0.742cm" svg:x="13.21cm" svg:y="9.298cm">
            <draw:text-box>
              <text:p text:style-name="P2"><text:span text:style-name="T17">./FrameWork</text:span></text:p>
            </draw:text-box>
          </draw:frame>
        </draw:g>
        <draw:connector draw:name="104" draw:style-name="gr54" draw:text-style-name="P21" draw:id="id52" draw:layer="layout" draw:line-skew="-2.336cm" svg:x1="15.36cm" svg:y1="10.04cm" svg:x2="18.999cm" svg:y2="15.508cm" draw:start-shape="id1" draw:start-glue-point="2">
          <text:p text:style-name="P2"/>
        </draw:connector>
        <draw:connector draw:name="106" draw:style-name="gr54" draw:text-style-name="P21" draw:id="id54" draw:layer="layout" svg:x1="17.511cm" svg:y1="9.669cm" svg:x2="20.59cm" svg:y2="8.914cm" draw:start-shape="id1" draw:start-glue-point="1">
          <text:p text:style-name="P2"/>
        </draw:connector>
        <draw:connector draw:name="102" draw:style-name="gr54" draw:text-style-name="P21" draw:id="id50" draw:layer="layout" draw:line-skew="2.135cm" svg:x1="13.21cm" svg:y1="9.669cm" svg:x2="6.483cm" svg:y2="13.217cm" draw:start-shape="id1" draw:start-glue-point="3">
          <text:p text:style-name="P2"/>
        </draw:connector>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49" smil:attributeName="visibility" smil:to="visible"/>
                  <anim:transitionFilter smil:dur="2s" smil:targetElement="id49"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50" smil:attributeName="visibility" smil:to="visible"/>
                  <anim:transitionFilter smil:dur="2s" smil:targetElement="id50"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51" smil:attributeName="visibility" smil:to="visible"/>
                  <anim:transitionFilter smil:dur="2s" smil:targetElement="id51"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52" smil:attributeName="visibility" smil:to="visible"/>
                  <anim:transitionFilter smil:dur="2s" smil:targetElement="id52"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53" smil:attributeName="visibility" smil:to="visible"/>
                  <anim:transitionFilter smil:dur="2s" smil:targetElement="id53"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54" smil:attributeName="visibility" smil:to="visible"/>
                  <anim:transitionFilter smil:dur="2s" smil:targetElement="id54"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55" smil:attributeName="visibility" smil:to="visible"/>
                  <anim:transitionFilter smil:dur="2s" smil:targetElement="id55" smil:type="fade" smil:subtype="crossfade"/>
                </anim:par>
              </anim:par>
            </anim:par>
          </anim:seq>
        </anim:par>
        <presentation:notes draw:style-name="dp2">
          <draw:page-thumbnail draw:style-name="gr8" draw:layer="layout" svg:width="13.705cm" svg:height="10.279cm" svg:x="3.641cm" svg:y="2.853cm" draw:page-number="7" presentation:class="page"/>
          <draw:frame presentation:style-name="pr3" draw:text-style-name="P6" draw:layer="layout" svg:width="14.507cm" svg:height="11.411cm" svg:x="3.248cm" svg:y="14.13cm" presentation:class="notes" presentation:placeholder="true" presentation:user-transformed="true">
            <draw:text-box/>
          </draw:frame>
        </presentation:notes>
      </draw:page>
      <draw:page draw:name="page8" draw:style-name="dp1" draw:master-page-name="Standard" presentation:presentation-page-layout-name="AL2T1">
        <office:forms form:automatic-focus="false" form:apply-design-mode="false"/>
        <draw:frame presentation:style-name="pr1" draw:text-style-name="P9" draw:layer="layout" svg:width="23.91cm" svg:height="3.507cm" svg:x="2.057cm" svg:y="1.743cm" presentation:class="title" presentation:user-transformed="true">
          <draw:text-box>
            <text:p text:style-name="P2"><text:span text:style-name="T5">The test script concept</text:span></text:p>
          </draw:text-box>
        </draw:frame>
        <draw:frame presentation:style-name="pr5" draw:text-style-name="P20" draw:layer="layout" svg:width="24.984cm" svg:height="13.898cm" svg:x="2.057cm" svg:y="5.474cm" presentation:class="outline" presentation:user-transformed="true">
          <draw:text-box>
            <text:list text:style-name="L3">
              <text:list-item>
                <text:p text:id="id56" text:style-name="P10"><text:span text:style-name="T15">Test scripts describe properties and execution of tests</text:span></text:p>
              </text:list-item>
            </text:list>
            <text:list text:style-name="L3">
              <text:list-item>
                <text:p text:id="id57" text:style-name="P10"><text:span text:style-name="T15">Test scripts have bash syntax and fixed variables</text:span></text:p>
              </text:list-item>
            </text:list>
            <text:list text:style-name="L3">
              <text:list-item>
                <text:p text:id="id58" text:style-name="P10"><text:span text:style-name="T15">Within test scripts, the modules, command line arguments, MD5 checksums and library dependencies are declared</text:span></text:p>
              </text:list-item>
            </text:list>
            <text:list text:style-name="L3">
              <text:list-item>
                <text:p text:id="id59" text:style-name="P10"><text:span text:style-name="T15">Test scripts are handled as shell scripts, the hole bash functionality can be used within them </text:span></text:p>
              </text:list-item>
            </text:list>
            <text:list text:style-name="L3">
              <text:list-item>
                <text:p text:id="id60" text:style-name="P10"><text:span text:style-name="T15">They can handle different modules with multiple output (r3.to.rast, r.terraflow)</text:span></text:p>
              </text:list-item>
            </text:list>
            <text:list text:style-name="L3">
              <text:list-item>
                <text:p text:id="id61" text:style-name="P10"><text:span text:style-name="T15">Test scripts are located in the “Tests” directory and distributed to the directories: database, display, general, imagery, raster, raster3d, scripts and vector </text:span></text:p>
              </text:list-item>
            </text:list>
            <text:list text:style-name="L3">
              <text:list-item>
                <text:p text:id="id62" text:style-name="P10"><text:span text:style-name="T15">Each test directory contains a list file with entries for every test in this dir</text:span></text:p>
              </text:list-item>
            </text:list>
            <text:list text:style-name="L3">
              <text:list-item>
                <text:p text:id="id63" text:style-name="P10"><text:span text:style-name="T15">This list provides an easy and simple way to define module dependencies</text:span></text:p>
              </text:list-item>
            </text:list>
          </draw:text-box>
        </draw:frame>
        <draw:frame draw:style-name="gr7" draw:text-style-name="P2" draw:layer="layout" svg:width="6.225cm" svg:height="0.578cm" svg:x="0.252cm" svg:y="20.16cm">
          <draw:text-box>
            <text:p text:style-name="P2"><text:span text:style-name="T2">©</text:span><text:span text:style-name="T3"> Sören Gebbert 2006</text:span></text:p>
          </draw:text-box>
        </draw:frame>
        <draw:rect draw:style-name="gr16" draw:text-style-name="P13" draw:layer="layout" svg:width="5.065cm" svg:height="1.323cm" svg:x="0.833cm" svg:y="0.534cm">
          <office:event-listeners>
            <presentation:event-listener script:event-name="dom:click" presentation:action="show" xlink:href="#page3" xlink:type="simple" xlink:show="new" xlink:actuate="onRequest"/>
          </office:event-listeners>
          <text:p text:style-name="P12"><text:span text:style-name="T8">1. Motivation</text:span></text:p>
        </draw:rect>
        <draw:rect draw:style-name="gr16" draw:text-style-name="P14" draw:layer="layout" svg:width="5.065cm" svg:height="1.323cm" svg:x="6.173cm" svg:y="0.534cm">
          <office:event-listeners>
            <presentation:event-listener script:event-name="dom:click" presentation:action="show" xlink:href="#page4" xlink:type="simple" xlink:show="new" xlink:actuate="onRequest"/>
          </office:event-listeners>
          <text:p text:style-name="P12"><text:span text:style-name="T9">2. Goals</text:span></text:p>
        </draw:rect>
        <draw:rect draw:style-name="gr15" draw:text-style-name="P16" draw:layer="layout" svg:width="5.065cm" svg:height="1.323cm" svg:x="11.449cm" svg:y="0.534cm">
          <office:event-listeners>
            <presentation:event-listener script:event-name="dom:click" presentation:action="show" xlink:href="#page5" xlink:type="simple" xlink:show="new" xlink:actuate="onRequest"/>
          </office:event-listeners>
          <text:p text:style-name="P12"><text:span text:style-name="T9">3. Functions</text:span></text:p>
        </draw:rect>
        <draw:rect draw:style-name="gr16" draw:text-style-name="P14" draw:layer="layout" svg:width="5.065cm" svg:height="1.323cm" svg:x="16.774cm" svg:y="0.534cm">
          <office:event-listeners>
            <presentation:event-listener script:event-name="dom:click" presentation:action="show" xlink:href="#page11" xlink:type="simple" xlink:show="new" xlink:actuate="onRequest"/>
          </office:event-listeners>
          <text:p text:style-name="P12"><text:span text:style-name="T9">4. Validation</text:span></text:p>
        </draw:rect>
        <draw:rect draw:style-name="gr16" draw:text-style-name="P14" draw:layer="layout" svg:width="5.065cm" svg:height="1.323cm" svg:x="22.075cm" svg:y="0.534cm">
          <office:event-listeners>
            <presentation:event-listener script:event-name="dom:click" presentation:action="show" xlink:href="#page13" xlink:type="simple" xlink:show="new" xlink:actuate="onRequest"/>
          </office:event-listeners>
          <text:p text:style-name="P12"><text:span text:style-name="T9">5. Handling</text:span></text:p>
        </draw:rect>
        <draw:g>
          <draw:line draw:style-name="gr9" draw:text-style-name="P1" draw:layer="layout" svg:x1="15.325cm" svg:y1="19.854cm" svg:x2="21.564cm" svg:y2="19.854cm">
            <text:p text:style-name="P2"/>
          </draw:line>
          <draw:polygon draw:style-name="gr10" draw:text-style-name="P1" draw:layer="layout" svg:width="3.189cm" svg:height="5.188cm" svg:x="13.908cm" svg:y="8.316cm" svg:viewBox="0 0 3190 5189" draw:points="3119,0 3072,139 2925,452 2531,1045 1417,2569 791,3402 272,4219 0,4826 272,5188 516,4735 1438,3154 2363,1761 2749,1084 3072,522 3164,313 3189,147 3149,0">
            <text:p text:style-name="P2"/>
          </draw:polygon>
          <draw:polyline draw:style-name="gr11" draw:text-style-name="P1" draw:layer="layout" svg:width="3.189cm" svg:height="5.188cm" svg:x="13.908cm" svg:y="8.316cm" svg:viewBox="0 0 3190 5189" draw:points="3119,0 3072,139 2925,452 2531,1045 1417,2569 791,3402 272,4219 0,4826 272,5188 516,4735 1438,3154 2363,1761 2749,1084 3072,522 3164,313 3189,147 3149,0 3119,0">
            <text:p text:style-name="P2"/>
          </draw:polyline>
          <draw:polygon draw:style-name="gr12" draw:text-style-name="P1" draw:layer="layout" svg:width="5.156cm" svg:height="11.023cm" svg:x="13.795cm" svg:y="5.396cm" svg:viewBox="0 0 5157 11024" draw:points="4696,0 4953,220 5092,454 5156,724 5136,1054 5077,1247 4934,1609 3784,3639 3096,4827 2496,5924 2056,6752 1239,8281 947,8884 527,9744 385,10136 248,10569 205,11023 0,9491 313,9291 491,8913 1193,7287 2037,5743 3052,3961 3828,2631 4628,1387 4797,977 4953,602 4953,401 4832,169 4714,45">
            <text:p text:style-name="P2"/>
          </draw:polygon>
          <draw:polyline draw:style-name="gr11" draw:text-style-name="P1" draw:layer="layout" svg:width="5.156cm" svg:height="11.023cm" svg:x="13.795cm" svg:y="5.396cm" svg:viewBox="0 0 5157 11024" draw:points="4696,0 4953,220 5092,454 5156,724 5136,1054 5077,1247 4934,1609 3784,3639 3096,4827 2496,5924 2056,6752 1239,8281 947,8884 527,9744 385,10136 248,10569 205,11023 0,9491 313,9291 491,8913 1193,7287 2037,5743 3052,3961 3828,2631 4628,1387 4797,977 4953,602 4953,401 4832,169 4714,45 4696,0">
            <text:p text:style-name="P2"/>
          </draw:polyline>
          <draw:polygon draw:style-name="gr12" draw:text-style-name="P1" draw:layer="layout" svg:width="1.378cm" svg:height="4.846cm" svg:x="16.606cm" svg:y="11.123cm" svg:viewBox="0 0 1379 4847" draw:points="0,4846 159,3879 349,3022 676,2145 973,1459 1276,552 1378,0 1362,653 1196,1583 855,2809 689,3493 631,3990 596,4280 56,4747">
            <text:p text:style-name="P2"/>
          </draw:polygon>
          <draw:polyline draw:style-name="gr11" draw:text-style-name="P1" draw:layer="layout" svg:width="1.378cm" svg:height="4.846cm" svg:x="16.606cm" svg:y="11.123cm" svg:viewBox="0 0 1379 4847" draw:points="0,4846 159,3879 349,3022 676,2145 973,1459 1276,552 1378,0 1362,653 1196,1583 855,2809 689,3493 631,3990 596,4280 56,4747 0,4846">
            <text:p text:style-name="P2"/>
          </draw:polyline>
          <draw:polygon draw:style-name="gr12" draw:text-style-name="P1" draw:layer="layout" svg:width="2.658cm" svg:height="11.476cm" svg:x="15.629cm" svg:y="5.025cm" svg:viewBox="0 0 2659 11477" draw:points="2569,0 2091,2932 1832,3810 1511,5018 931,7105 642,8290 345,9714 0,10731 429,11476 627,11232 955,8918 1686,5773 2193,3447 2598,855 2658,21">
            <text:p text:style-name="P2"/>
          </draw:polygon>
          <draw:polyline draw:style-name="gr11" draw:text-style-name="P1" draw:layer="layout" svg:width="2.658cm" svg:height="11.476cm" svg:x="15.629cm" svg:y="5.025cm" svg:viewBox="0 0 2659 11477" draw:points="2569,0 2091,2932 1832,3810 1511,5018 931,7105 642,8290 345,9714 0,10731 429,11476 627,11232 955,8918 1686,5773 2193,3447 2598,855 2658,21 2569,0">
            <text:p text:style-name="P2"/>
          </draw:polyline>
          <draw:polygon draw:style-name="gr12" draw:text-style-name="P1" draw:layer="layout" svg:width="6.675cm" svg:height="10.247cm" svg:x="9.416cm" svg:y="6.674cm" svg:viewBox="0 0 6676 10248" draw:points="36,0 464,506 2287,2963 3975,5350 5145,7154 6113,8767 6407,9340 6675,9784 6168,10247 6038,9706 5565,8915 5008,8092 4164,6830 2969,5136 2059,3841 1624,3172 1282,2610 699,1493 362,816 122,310 0,0">
            <text:p text:style-name="P2"/>
          </draw:polygon>
          <draw:polyline draw:style-name="gr11" draw:text-style-name="P1" draw:layer="layout" svg:width="6.675cm" svg:height="10.247cm" svg:x="9.416cm" svg:y="6.674cm" svg:viewBox="0 0 6676 10248" draw:points="36,0 464,506 2287,2963 3975,5350 5145,7154 6113,8767 6407,9340 6675,9784 6168,10247 6038,9706 5565,8915 5008,8092 4164,6830 2969,5136 2059,3841 1624,3172 1282,2610 699,1493 362,816 122,310 0,0 36,0">
            <text:p text:style-name="P2"/>
          </draw:polyline>
          <draw:polygon draw:style-name="gr12" draw:text-style-name="P1" draw:layer="layout" svg:width="1.618cm" svg:height="10.832cm" svg:x="12.668cm" svg:y="7.228cm" svg:viewBox="0 0 1619 10833" draw:points="1127,9654 663,6793 528,5674 136,2942 25,1616 0,0 303,1754 561,3680 946,6004 1152,7712 1618,10832 1240,10255">
            <text:p text:style-name="P2"/>
          </draw:polygon>
          <draw:polyline draw:style-name="gr11" draw:text-style-name="P1" draw:layer="layout" svg:width="1.618cm" svg:height="10.832cm" svg:x="12.668cm" svg:y="7.228cm" svg:viewBox="0 0 1619 10833" draw:points="1127,9654 663,6793 528,5674 136,2942 25,1616 0,0 303,1754 561,3680 946,6004 1152,7712 1618,10832 1240,10255 1127,9654">
            <text:p text:style-name="P2"/>
          </draw:polyline>
          <draw:polygon draw:style-name="gr12" draw:text-style-name="P1" draw:layer="layout" svg:width="0.809cm" svg:height="8.145cm" svg:x="13.854cm" svg:y="6.905cm" svg:viewBox="0 0 810 8146" draw:points="0,8145 54,6962 386,4613 497,3549 654,1715 673,0 809,0 765,2134 654,3143 370,5765 146,8083">
            <text:p text:style-name="P2"/>
          </draw:polygon>
          <draw:polyline draw:style-name="gr11" draw:text-style-name="P1" draw:layer="layout" svg:width="0.809cm" svg:height="8.145cm" svg:x="13.854cm" svg:y="6.905cm" svg:viewBox="0 0 810 8146" draw:points="0,8145 54,6962 386,4613 497,3549 654,1715 673,0 809,0 765,2134 654,3143 370,5765 146,8083 0,8145">
            <text:p text:style-name="P2"/>
          </draw:polyline>
          <draw:polygon draw:style-name="gr13" draw:text-style-name="P1" draw:layer="layout" svg:width="15.751cm" svg:height="8.444cm" svg:x="6.252cm" svg:y="11.955cm" svg:viewBox="0 0 15752 8445" draw:points="7928,6860 15535,0 15751,239 13479,2233 13747,2529 11462,4573 11808,4878 7904,8444 3966,4878 4310,4595 1934,2529 2275,2233 0,201 237,52">
            <text:p text:style-name="P2"/>
          </draw:polygon>
          <draw:polyline draw:style-name="gr14" draw:text-style-name="P1" draw:layer="layout" svg:width="15.751cm" svg:height="8.444cm" svg:x="6.252cm" svg:y="11.955cm" svg:viewBox="0 0 15752 8445" draw:points="7928,6860 15535,0 15751,239 13479,2233 13747,2529 11462,4573 11808,4878 7904,8444 3966,4878 4310,4595 1934,2529 2275,2233 0,201 237,52 7928,6860">
            <text:p text:style-name="P2"/>
          </draw:polyline>
          <draw:line draw:style-name="gr9" draw:text-style-name="P1" draw:layer="layout" svg:x1="6.457cm" svg:y1="19.822cm" svg:x2="12.918cm" svg:y2="19.822cm">
            <text:p text:style-name="P2"/>
          </draw:line>
          <draw:polygon draw:style-name="gr10" draw:text-style-name="P1" draw:layer="layout" svg:width="5.291cm" svg:height="9.46cm" svg:x="8.967cm" svg:y="8.651cm" svg:viewBox="0 0 5292 9461" draw:points="205,3062 449,3277 722,3616 1206,4285 1731,5068 2498,6275 3019,7188 3277,7606 3346,7850 4720,9022 4609,8645 4167,7389 3379,5624 2677,3949 2298,3156 1996,2548 1692,2068 1365,1542 1162,1248 991,977 722,706 285,310 0,0 663,545 1068,908 1576,1515 2591,2984 3346,4396 4302,6471 4731,7698 5291,9404 5227,9460 4707,9022 1952,6651 1731,6004 1488,5532 968,4456 620,3733 225,3062">
            <text:p text:style-name="P2"/>
          </draw:polygon>
          <draw:polyline draw:style-name="gr11" draw:text-style-name="P1" draw:layer="layout" svg:width="5.291cm" svg:height="9.46cm" svg:x="8.967cm" svg:y="8.651cm" svg:viewBox="0 0 5292 9461" draw:points="205,3062 449,3277 722,3616 1206,4285 1731,5068 2498,6275 3019,7188 3277,7606 3346,7850 4720,9022 4609,8645 4167,7389 3379,5624 2677,3949 2298,3156 1996,2548 1692,2068 1365,1542 1162,1248 991,977 722,706 285,310 0,0 663,545 1068,908 1576,1515 2591,2984 3346,4396 4302,6471 4731,7698 5291,9404 5227,9460 4707,9022 1952,6651 1731,6004 1488,5532 968,4456 620,3733 225,3062 205,3062">
            <text:p text:style-name="P2"/>
          </draw:polyline>
          <draw:polygon draw:style-name="gr12" draw:text-style-name="P1" draw:layer="layout" svg:width="1.506cm" svg:height="4.334cm" svg:x="13.523cm" svg:y="2.645cm" svg:viewBox="0 0 1507 4335" draw:points="857,4203 763,3796 799,3711 843,3668 833,3505 790,3449 741,3418 677,3295 720,3173 677,3094 618,3054 576,2963 585,2895 576,2854 516,2840 453,2773 474,2682 438,2633 385,2591 346,2541 346,2462 283,2409 258,2332 272,2249 378,2139 336,2034 272,1995 199,1925 171,1831 213,1795 272,1742 283,1655 272,1616 213,1564 155,1494 91,1433 77,1362 57,1311 136,1209 101,1147 171,1091 155,1017 136,969 77,899 33,809 0,755 0,679 19,617 0,394 33,465 101,273 121,161 155,62 258,0 283,83 346,161 474,201 599,222 677,342 696,465 677,578 741,695 857,739 901,809 989,896 1022,1027 1047,1270 1047,1362 1047,1454 1115,1494 1183,1612 1183,1703 1257,1803 1404,1845 1297,1995 1363,2195 1496,2279 1408,2409 1506,2541 1462,2660 1384,2840 1359,2933 1359,3094 1404,3295 1297,3449 1324,3668 1324,3850 1262,3928 1219,4050 1160,4182 1115,4334">
            <text:p text:style-name="P2"/>
          </draw:polygon>
          <draw:polyline draw:style-name="gr11" draw:text-style-name="P1" draw:layer="layout" svg:width="1.506cm" svg:height="4.334cm" svg:x="13.523cm" svg:y="2.645cm" svg:viewBox="0 0 1507 4335" draw:points="857,4203 763,3796 799,3711 843,3668 833,3505 790,3449 741,3418 677,3295 720,3173 677,3094 618,3054 576,2963 585,2895 576,2854 516,2840 453,2773 474,2682 438,2633 385,2591 346,2541 346,2462 283,2409 258,2332 272,2249 378,2139 336,2034 272,1995 199,1925 171,1831 213,1795 272,1742 283,1655 272,1616 213,1564 155,1494 91,1433 77,1362 57,1311 136,1209 101,1147 171,1091 155,1017 136,969 77,899 33,809 0,755 0,679 19,617 0,394 33,465 101,273 121,161 155,62 258,0 283,83 346,161 474,201 599,222 677,342 696,465 677,578 741,695 857,739 901,809 989,896 1022,1027 1047,1270 1047,1362 1047,1454 1115,1494 1183,1612 1183,1703 1257,1803 1404,1845 1297,1995 1363,2195 1496,2279 1408,2409 1506,2541 1462,2660 1384,2840 1359,2933 1359,3094 1404,3295 1297,3449 1324,3668 1324,3850 1262,3928 1219,4050 1160,4182 1115,4334 857,4203">
            <text:p text:style-name="P2"/>
          </draw:polyline>
          <draw:polyline draw:style-name="gr9" draw:text-style-name="P1" draw:layer="layout" svg:width="19.32cm" svg:height="17.096cm" svg:x="4.34cm" svg:y="1.079cm" svg:viewBox="0 0 19321 17097" draw:points="0,8584 9854,17096 19320,8514 9675,0 35,8645">
            <text:p text:style-name="P2"/>
          </draw:polylin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56" anim:sub-item="text" smil:attributeName="visibility" smil:to="visible"/>
                  <anim:transitionFilter smil:dur="2s" smil:targetElement="id56"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57" anim:sub-item="text" smil:attributeName="visibility" smil:to="visible"/>
                  <anim:transitionFilter smil:dur="2s" smil:targetElement="id57"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58" anim:sub-item="text" smil:attributeName="visibility" smil:to="visible"/>
                  <anim:transitionFilter smil:dur="2s" smil:targetElement="id58"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59" anim:sub-item="text" smil:attributeName="visibility" smil:to="visible"/>
                  <anim:transitionFilter smil:dur="2s" smil:targetElement="id59"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60" anim:sub-item="text" smil:attributeName="visibility" smil:to="visible"/>
                  <anim:transitionFilter smil:dur="2s" smil:targetElement="id60"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61" anim:sub-item="text" smil:attributeName="visibility" smil:to="visible"/>
                  <anim:transitionFilter smil:dur="2s" smil:targetElement="id61"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62" anim:sub-item="text" smil:attributeName="visibility" smil:to="visible"/>
                  <anim:transitionFilter smil:dur="2s" smil:targetElement="id62"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63" anim:sub-item="text" smil:attributeName="visibility" smil:to="visible"/>
                  <anim:transitionFilter smil:dur="2s" smil:targetElement="id63" anim:sub-item="text" smil:type="fade" smil:subtype="crossfade"/>
                </anim:par>
              </anim:par>
            </anim:par>
          </anim:seq>
        </anim:par>
        <presentation:notes draw:style-name="dp2">
          <draw:page-thumbnail draw:style-name="gr8" draw:layer="layout" svg:width="13.705cm" svg:height="10.279cm" svg:x="3.641cm" svg:y="2.853cm" draw:page-number="8" presentation:class="page"/>
          <draw:frame presentation:style-name="pr3" draw:text-style-name="P6" draw:layer="layout" svg:width="14.507cm" svg:height="11.411cm" svg:x="3.248cm" svg:y="14.13cm" presentation:class="notes" presentation:placeholder="true" presentation:user-transformed="true">
            <draw:text-box/>
          </draw:frame>
        </presentation:notes>
      </draw:page>
      <draw:page draw:name="page9" draw:style-name="dp1" draw:master-page-name="Standard" presentation:presentation-page-layout-name="AL2T1">
        <office:forms form:automatic-focus="false" form:apply-design-mode="false"/>
        <draw:frame draw:style-name="gr55" draw:text-style-name="P26" draw:id="id65" draw:layer="layout" svg:width="11.749cm" svg:height="11.117cm" svg:x="2.354cm" svg:y="6.918cm">
          <draw:text-box>
            <text:p text:style-name="P2"><text:span text:style-name="T22">###########################################</text:span></text:p>
            <text:p text:style-name="P2"><text:span text:style-name="T23"/></text:p>
            <text:p text:style-name="P2"><text:span text:style-name="T22">#Title</text:span></text:p>
            <text:p text:style-name="P2"><text:span text:style-name="T23">Title="g.version Test" </text:span></text:p>
            <text:p text:style-name="P2"><text:span text:style-name="T23"/></text:p>
            <text:p text:style-name="P2"><text:span text:style-name="T22">#A description of the test</text:span></text:p>
            <text:p text:style-name="P2"><text:span text:style-name="T23">Description="Basic function test of g.version " </text:span></text:p>
            <text:p text:style-name="P2"><text:span text:style-name="T23"/></text:p>
            <text:p text:style-name="P2"><text:span text:style-name="T22">#The number of tests</text:span></text:p>
            <text:p text:style-name="P2"><text:span text:style-name="T23">NumberOfTests=3</text:span></text:p>
            <text:p text:style-name="P2"><text:span text:style-name="T23"/></text:p>
            <text:p text:style-name="P2"><text:span text:style-name="T22">#The module which should be tested</text:span></text:p>
            <text:p text:style-name="P2"><text:span text:style-name="T23">Module[0]="g.version"</text:span></text:p>
            <text:p text:style-name="P2"><text:span text:style-name="T23">Module[1]="g.version"</text:span></text:p>
            <text:p text:style-name="P2"><text:span text:style-name="T23">Module[2]="g.version"</text:span></text:p>
            <text:p text:style-name="P2"><text:span text:style-name="T23"/></text:p>
            <text:p text:style-name="P2"><text:span text:style-name="T22">#the module options</text:span></text:p>
            <text:p text:style-name="P2"><text:span text:style-name="T23">ModuleOptions[0]=""</text:span></text:p>
            <text:p text:style-name="P2"><text:span text:style-name="T23">ModuleOptions[1]="-c"</text:span></text:p>
            <text:p text:style-name="P2"><text:span text:style-name="T23">ModuleOptions[2]="-b"</text:span></text:p>
          </draw:text-box>
        </draw:frame>
        <draw:frame draw:style-name="gr56" draw:text-style-name="P27" draw:id="id64" draw:layer="layout" svg:width="5.336cm" svg:height="0.738cm" svg:x="2.378cm" svg:y="5.995cm">
          <draw:text-box>
            <text:p text:style-name="P2"><text:span text:style-name="T24">Simple Example</text:span></text:p>
          </draw:text-box>
        </draw:frame>
        <draw:frame presentation:style-name="pr1" draw:text-style-name="P9" draw:layer="layout" svg:width="23.91cm" svg:height="3.507cm" svg:x="2.057cm" svg:y="1.744cm" presentation:class="title" presentation:user-transformed="true">
          <draw:text-box>
            <text:p text:style-name="P2"><text:span text:style-name="T5">The test script concept</text:span></text:p>
          </draw:text-box>
        </draw:frame>
        <draw:frame draw:style-name="gr7" draw:text-style-name="P2" draw:layer="layout" svg:width="6.225cm" svg:height="0.578cm" svg:x="0.252cm" svg:y="20.16cm">
          <draw:text-box>
            <text:p text:style-name="P2"><text:span text:style-name="T2">©</text:span><text:span text:style-name="T3"> Sören Gebbert 2006</text:span></text:p>
          </draw:text-box>
        </draw:frame>
        <draw:rect draw:style-name="gr16" draw:text-style-name="P13" draw:layer="layout" svg:width="5.065cm" svg:height="1.323cm" svg:x="0.833cm" svg:y="0.534cm">
          <office:event-listeners>
            <presentation:event-listener script:event-name="dom:click" presentation:action="show" xlink:href="#page3" xlink:type="simple" xlink:show="new" xlink:actuate="onRequest"/>
          </office:event-listeners>
          <text:p text:style-name="P12"><text:span text:style-name="T8">1. Motivation</text:span></text:p>
        </draw:rect>
        <draw:rect draw:style-name="gr16" draw:text-style-name="P14" draw:layer="layout" svg:width="5.065cm" svg:height="1.323cm" svg:x="6.173cm" svg:y="0.534cm">
          <office:event-listeners>
            <presentation:event-listener script:event-name="dom:click" presentation:action="show" xlink:href="#page4" xlink:type="simple" xlink:show="new" xlink:actuate="onRequest"/>
          </office:event-listeners>
          <text:p text:style-name="P12"><text:span text:style-name="T9">2. Goals</text:span></text:p>
        </draw:rect>
        <draw:rect draw:style-name="gr15" draw:text-style-name="P16" draw:layer="layout" svg:width="5.065cm" svg:height="1.323cm" svg:x="11.449cm" svg:y="0.534cm">
          <office:event-listeners>
            <presentation:event-listener script:event-name="dom:click" presentation:action="show" xlink:href="#page5" xlink:type="simple" xlink:show="new" xlink:actuate="onRequest"/>
          </office:event-listeners>
          <text:p text:style-name="P12"><text:span text:style-name="T9">3. Functions</text:span></text:p>
        </draw:rect>
        <draw:rect draw:style-name="gr16" draw:text-style-name="P14" draw:layer="layout" svg:width="5.065cm" svg:height="1.323cm" svg:x="16.774cm" svg:y="0.534cm">
          <office:event-listeners>
            <presentation:event-listener script:event-name="dom:click" presentation:action="show" xlink:href="#page11" xlink:type="simple" xlink:show="new" xlink:actuate="onRequest"/>
          </office:event-listeners>
          <text:p text:style-name="P12"><text:span text:style-name="T9">4. Validation</text:span></text:p>
        </draw:rect>
        <draw:rect draw:style-name="gr16" draw:text-style-name="P14" draw:layer="layout" svg:width="5.065cm" svg:height="1.323cm" svg:x="22.075cm" svg:y="0.534cm">
          <office:event-listeners>
            <presentation:event-listener script:event-name="dom:click" presentation:action="show" xlink:href="#page13" xlink:type="simple" xlink:show="new" xlink:actuate="onRequest"/>
          </office:event-listeners>
          <text:p text:style-name="P12"><text:span text:style-name="T9">5. Handling</text:span></text:p>
        </draw:rect>
        <draw:custom-shape draw:style-name="gr57" draw:text-style-name="P28" draw:id="id66" draw:layer="layout" svg:width="11.305cm" svg:height="1.744cm" svg:x="15.539cm" svg:y="7.171cm">
          <text:p text:style-name="P12"><text:span text:style-name="T25">The title of the test, is written </text:span></text:p>
          <text:p text:style-name="P12"><text:span text:style-name="T25">to the html and text output</text:span></text:p>
          <draw:enhanced-geometry svg:viewBox="0 0 21600 21600" draw:mirror-horizontal="false" draw:type="line-callout-2" draw:modifiers="-14936.2108614895 17886.5329512894 -4755.20962320892 10484.3553008596 -477.622501326729 6857.53581661891"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57" draw:text-style-name="P28" draw:id="id67" draw:layer="layout" svg:width="12.202cm" svg:height="1.744cm" svg:x="15.539cm" svg:y="9.363cm">
          <text:p text:style-name="P12"><text:span text:style-name="T25">Description of the test, is written </text:span></text:p>
          <text:p text:style-name="P12"><text:span text:style-name="T25">to the html and text output</text:span></text:p>
          <draw:enhanced-geometry svg:viewBox="0 0 21600 21600" draw:mirror-horizontal="false" draw:type="line-callout-2" draw:modifiers="-6258.91993772023 11090.888252149 -3803.78560056607 8627.6217765043 -444.284192411702 6857.53581661891"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57" draw:text-style-name="P28" draw:id="id68" draw:layer="layout" svg:width="8.915cm" svg:height="1.744cm" svg:x="15.539cm" svg:y="11.703cm">
          <text:p text:style-name="P12"><text:span text:style-name="T25">The number of tests in </text:span></text:p>
          <text:p text:style-name="P12"><text:span text:style-name="T25">this script to process</text:span></text:p>
          <draw:enhanced-geometry svg:viewBox="0 0 21600 21600" draw:mirror-horizontal="false" draw:type="line-callout-2" draw:modifiers="-20267.5639300135 12.378223495702 -4143.7023682701 6783.2664756447 -605.652759084791 6857.53581661891"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57" draw:text-style-name="P28" draw:id="id69" draw:layer="layout" svg:width="9.711cm" svg:height="1.744cm" svg:x="15.589cm" svg:y="14.096cm">
          <text:p text:style-name="P12"><text:span text:style-name="T25">List of modules which </text:span></text:p>
          <text:p text:style-name="P12"><text:span text:style-name="T25">should be executed </text:span></text:p>
          <draw:enhanced-geometry svg:viewBox="0 0 21600 21600" draw:mirror-horizontal="false" draw:type="line-callout-2" draw:modifiers="-18386.2438220758 -11103.2664756447 -4143.7023682701 6783.2664756447 -553.789126853377 6857.53581661891"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57" draw:text-style-name="P28" draw:id="id70" draw:layer="layout" svg:width="9.711cm" svg:height="1.744cm" svg:x="15.589cm" svg:y="16.435cm">
          <text:p text:style-name="P12"><text:span text:style-name="T25">The command line arguments </text:span></text:p>
          <text:p text:style-name="P12"><text:span text:style-name="T25">for every module</text:span></text:p>
          <draw:enhanced-geometry svg:viewBox="0 0 21600 21600" draw:mirror-horizontal="false" draw:type="line-callout-2" draw:modifiers="-18386.2438220758 -11103.2664756447 -4143.7023682701 6783.2664756447 -553.789126853377 6857.53581661891"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64" smil:attributeName="visibility" smil:to="visible"/>
                  <anim:transitionFilter smil:dur="2s" smil:targetElement="id64"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65" smil:attributeName="visibility" smil:to="visible"/>
                  <anim:transitionFilter smil:dur="2s" smil:targetElement="id65"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66" smil:attributeName="visibility" smil:to="visible"/>
                  <anim:transitionFilter smil:dur="2s" smil:targetElement="id66"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67" smil:attributeName="visibility" smil:to="visible"/>
                  <anim:transitionFilter smil:dur="2s" smil:targetElement="id67"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68" smil:attributeName="visibility" smil:to="visible"/>
                  <anim:transitionFilter smil:dur="2s" smil:targetElement="id68"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69" smil:attributeName="visibility" smil:to="visible"/>
                  <anim:transitionFilter smil:dur="2s" smil:targetElement="id69"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70" smil:attributeName="visibility" smil:to="visible"/>
                  <anim:transitionFilter smil:dur="2s" smil:targetElement="id70" smil:type="fade" smil:subtype="crossfade"/>
                </anim:par>
              </anim:par>
            </anim:par>
          </anim:seq>
        </anim:par>
        <presentation:notes draw:style-name="dp2">
          <draw:page-thumbnail draw:style-name="gr8" draw:layer="layout" svg:width="13.705cm" svg:height="10.279cm" svg:x="3.641cm" svg:y="2.853cm" draw:page-number="9" presentation:class="page"/>
          <draw:frame presentation:style-name="pr3" draw:text-style-name="P6" draw:layer="layout" svg:width="14.507cm" svg:height="11.411cm" svg:x="3.248cm" svg:y="14.13cm" presentation:class="notes" presentation:placeholder="true" presentation:user-transformed="true">
            <draw:text-box/>
          </draw:frame>
        </presentation:notes>
      </draw:page>
      <draw:page draw:name="page10" draw:style-name="dp1" draw:master-page-name="Standard" presentation:presentation-page-layout-name="AL3T3">
        <office:forms form:automatic-focus="false" form:apply-design-mode="false"/>
        <draw:rect draw:name="15" draw:style-name="gr58" draw:text-style-name="P29" draw:id="id18" draw:layer="layout" svg:width="9.907cm" svg:height="13.175cm" svg:x="17.16cm" svg:y="6.896cm">
          <text:p text:style-name="P2"/>
        </draw:rect>
        <draw:rect draw:name="9" draw:style-name="gr58" draw:text-style-name="P29" draw:id="id17" draw:layer="layout" svg:width="6.307cm" svg:height="13.184cm" svg:x="9.598cm" svg:y="6.924cm">
          <text:p text:style-name="P2"/>
        </draw:rect>
        <draw:frame presentation:style-name="pr1" draw:text-style-name="P9" draw:layer="layout" svg:width="23.91cm" svg:height="3.507cm" svg:x="2.057cm" svg:y="1.743cm" presentation:class="title" presentation:user-transformed="true">
          <draw:text-box>
            <text:p text:style-name="P2"><text:span text:style-name="T5">Functionality of the test suite</text:span></text:p>
          </draw:text-box>
        </draw:frame>
        <draw:rect draw:name="1" draw:style-name="gr59" draw:text-style-name="P30" draw:id="id2" draw:layer="layout" svg:width="4.672cm" svg:height="1.464cm" svg:x="2.137cm" svg:y="4.903cm" draw:corner-radius="0.5cm">
          <text:p text:style-name="P12"><text:span text:style-name="T26">Start</text:span></text:p>
        </draw:rect>
        <draw:rect draw:name="33" draw:style-name="gr59" draw:text-style-name="P30" draw:id="id7" draw:layer="layout" svg:width="4.672cm" svg:height="1.464cm" svg:x="2.137cm" svg:y="18.439cm" draw:corner-radius="0.5cm">
          <text:p text:style-name="P12"><text:span text:style-name="T26">finish</text:span></text:p>
        </draw:rect>
        <draw:rect draw:name="5" draw:style-name="gr59" draw:text-style-name="P30" draw:id="id4" draw:layer="layout" svg:width="5.154cm" svg:height="1.717cm" svg:x="1.896cm" svg:y="9.931cm">
          <text:p text:style-name="P12"><text:span text:style-name="T26">Read the global </text:span></text:p>
          <text:p text:style-name="P12"><text:span text:style-name="T26">configuration </text:span></text:p>
        </draw:rect>
        <draw:rect draw:name="3" draw:style-name="gr59" draw:text-style-name="P30" draw:id="id3" draw:layer="layout" svg:width="5.383cm" svg:height="1.689cm" svg:x="1.782cm" svg:y="7.481cm">
          <text:p text:style-name="P12"><text:span text:style-name="T26">Evaluate the </text:span></text:p>
          <text:p text:style-name="P12"><text:span text:style-name="T26">command line </text:span></text:p>
        </draw:rect>
        <draw:connector draw:name="2" draw:style-name="gr60" draw:text-style-name="P29" draw:id="id71" draw:layer="layout" svg:x1="4.473cm" svg:y1="6.367cm" svg:x2="4.473cm" svg:y2="7.481cm" draw:start-shape="id2" draw:start-glue-point="2" draw:end-shape="id3" draw:end-glue-point="0">
          <text:p text:style-name="P2"/>
        </draw:connector>
        <draw:rect draw:name="7" draw:style-name="gr59" draw:text-style-name="P30" draw:id="id5" draw:layer="layout" svg:width="4.673cm" svg:height="1.914cm" svg:x="2.137cm" svg:y="12.682cm">
          <text:p text:style-name="P12"><text:span text:style-name="T26">Evaluate the </text:span></text:p>
          <text:p text:style-name="P12"><text:span text:style-name="T26">test script lists</text:span></text:p>
        </draw:rect>
        <draw:rect draw:name="31" draw:style-name="gr59" draw:text-style-name="P30" draw:id="id6" draw:layer="layout" svg:width="5.364cm" svg:height="1.834cm" svg:x="1.791cm" svg:y="15.737cm">
          <text:p text:style-name="P12"><text:span text:style-name="T26">Create the html and </text:span></text:p>
          <text:p text:style-name="P12"><text:span text:style-name="T26">text output </text:span></text:p>
        </draw:rect>
        <draw:connector draw:name="4" draw:style-name="gr60" draw:text-style-name="P29" draw:id="id72" draw:layer="layout" svg:x1="4.473cm" svg:y1="9.17cm" svg:x2="4.473cm" svg:y2="9.931cm" draw:start-shape="id3" draw:start-glue-point="2" draw:end-shape="id4" draw:end-glue-point="0">
          <text:p text:style-name="P2"/>
        </draw:connector>
        <draw:connector draw:name="6" draw:style-name="gr60" draw:text-style-name="P29" draw:id="id73" draw:layer="layout" svg:x1="4.473cm" svg:y1="11.648cm" svg:x2="4.473cm" svg:y2="12.682cm" draw:start-shape="id4" draw:start-glue-point="2" draw:end-shape="id5" draw:end-glue-point="0">
          <text:p text:style-name="P2"/>
        </draw:connector>
        <draw:connector draw:name="30" draw:style-name="gr60" draw:text-style-name="P29" draw:id="id85" draw:layer="layout" svg:x1="4.473cm" svg:y1="14.596cm" svg:x2="4.473cm" svg:y2="15.737cm" draw:start-shape="id5" draw:start-glue-point="2" draw:end-shape="id6" draw:end-glue-point="0">
          <text:p text:style-name="P2"/>
        </draw:connector>
        <draw:connector draw:name="32" draw:style-name="gr60" draw:text-style-name="P29" draw:id="id86" draw:layer="layout" svg:x1="4.473cm" svg:y1="17.571cm" svg:x2="4.473cm" svg:y2="18.439cm" draw:start-shape="id6" draw:start-glue-point="2" draw:end-shape="id7" draw:end-glue-point="0">
          <text:p text:style-name="P2"/>
        </draw:connector>
        <draw:rect draw:name="11" draw:style-name="gr59" draw:text-style-name="P30" draw:id="id8" draw:layer="layout" svg:width="5.426cm" svg:height="1.915cm" svg:x="10.038cm" svg:y="8.625cm">
          <text:p text:style-name="P12"><text:span text:style-name="T26">Read the template </text:span></text:p>
          <text:p text:style-name="P12"><text:span text:style-name="T26">script and initialize</text:span></text:p>
          <text:p text:style-name="P12"><text:span text:style-name="T26">some variables </text:span></text:p>
        </draw:rect>
        <draw:rect draw:name="13" draw:style-name="gr59" draw:text-style-name="P30" draw:id="id9" draw:layer="layout" svg:width="5.972cm" svg:height="3.629cm" svg:x="9.752cm" svg:y="11.377cm">
          <text:p text:style-name="P12"><text:span text:style-name="T26">Read and process </text:span></text:p>
          <text:p text:style-name="P12"><text:span text:style-name="T26">the test script;</text:span></text:p>
          <text:p text:style-name="P12"><text:span text:style-name="T26">evaluate the </text:span></text:p>
          <text:p text:style-name="P12"><text:span text:style-name="T26">dependencies. variables;</text:span></text:p>
          <text:p text:style-name="P12"><text:span text:style-name="T26">set the region</text:span></text:p>
        </draw:rect>
        <draw:rect draw:name="27" draw:style-name="gr59" draw:text-style-name="P30" draw:id="id10" draw:layer="layout" svg:width="4.828cm" svg:height="1.605cm" svg:x="10.337cm" svg:y="15.842cm">
          <text:p text:style-name="P12"><text:span text:style-name="T26">Delete the module </text:span></text:p>
          <text:p text:style-name="P12"><text:span text:style-name="T26">output (if needed)</text:span></text:p>
        </draw:rect>
        <draw:rect draw:name="29" draw:style-name="gr59" draw:text-style-name="P30" draw:id="id11" draw:layer="layout" svg:width="4.363cm" svg:height="1.605cm" svg:x="10.57cm" svg:y="18.149cm">
          <text:p text:style-name="P12"><text:span text:style-name="T26">Create the </text:span></text:p>
          <text:p text:style-name="P12"><text:span text:style-name="T26">summary entries</text:span></text:p>
        </draw:rect>
        <draw:rect draw:name="17" draw:style-name="gr59" draw:text-style-name="P30" draw:id="id16" draw:layer="layout" svg:width="7.033cm" svg:height="1.874cm" svg:x="18.067cm" svg:y="8.268cm">
          <text:p text:style-name="P12"><text:span text:style-name="T26">Execute the module</text:span></text:p>
          <text:p text:style-name="P12"><text:span text:style-name="T26">(optional with memory check)</text:span></text:p>
        </draw:rect>
        <draw:rect draw:name="19" draw:style-name="gr59" draw:text-style-name="P30" draw:id="id12" draw:layer="layout" svg:width="4.587cm" svg:height="1.965cm" svg:x="19.292cm" svg:y="11.293cm">
          <text:p text:style-name="P12"><text:span text:style-name="T26">Check the return</text:span></text:p>
          <text:p text:style-name="P12"><text:span text:style-name="T26">value</text:span></text:p>
        </draw:rect>
        <draw:connector draw:name="12" draw:style-name="gr60" draw:text-style-name="P29" draw:id="id76" draw:layer="layout" svg:x1="12.751cm" svg:y1="10.54cm" svg:x2="12.738cm" svg:y2="11.377cm" draw:start-shape="id8" draw:start-glue-point="2" draw:end-shape="id9" draw:end-glue-point="0">
          <text:p text:style-name="P2"/>
        </draw:connector>
        <draw:connector draw:name="26" draw:style-name="gr60" draw:text-style-name="P29" draw:id="id83" draw:layer="layout" svg:x1="12.738cm" svg:y1="15.006cm" svg:x2="12.751cm" svg:y2="15.842cm" draw:start-shape="id9" draw:start-glue-point="2" draw:end-shape="id10" draw:end-glue-point="0">
          <text:p text:style-name="P2"/>
        </draw:connector>
        <draw:connector draw:name="28" draw:style-name="gr60" draw:text-style-name="P29" draw:id="id84" draw:layer="layout" svg:x1="12.751cm" svg:y1="17.447cm" svg:x2="12.751cm" svg:y2="18.149cm" draw:start-shape="id10" draw:start-glue-point="2" draw:end-shape="id11" draw:end-glue-point="0">
          <text:p text:style-name="P2"/>
        </draw:connector>
        <draw:rect draw:name="23" draw:style-name="gr59" draw:text-style-name="P30" draw:id="id13" draw:layer="layout" svg:width="3.83cm" svg:height="2.004cm" svg:x="17.428cm" svg:y="15.092cm">
          <text:p text:style-name="P12"><text:span text:style-name="T26">Parse the </text:span></text:p>
          <text:p text:style-name="P12"><text:span text:style-name="T26">module output</text:span></text:p>
          <text:p text:style-name="P12"><text:span text:style-name="T26">stdout/stderr</text:span></text:p>
        </draw:rect>
        <draw:rect draw:name="21" draw:style-name="gr59" draw:text-style-name="P30" draw:id="id14" draw:layer="layout" svg:width="4.587cm" svg:height="2.764cm" svg:x="22.063cm" svg:y="17.026cm">
          <text:p text:style-name="P12"><text:span text:style-name="T26">Validate the </text:span></text:p>
          <text:p text:style-name="P12"><text:span text:style-name="T26">output with MD5</text:span></text:p>
          <text:p text:style-name="P12"><text:span text:style-name="T26">checksums</text:span></text:p>
        </draw:rect>
        <draw:rect draw:name="25" draw:style-name="gr59" draw:text-style-name="P30" draw:id="id15" draw:layer="layout" svg:width="3.547cm" svg:height="1.379cm" svg:x="17.57cm" svg:y="18.4cm">
          <text:p text:style-name="P12"><text:span text:style-name="T26">Create the </text:span></text:p>
          <text:p text:style-name="P12"><text:span text:style-name="T26">error message</text:span></text:p>
        </draw:rect>
        <draw:connector draw:name="22" draw:style-name="gr61" draw:text-style-name="P30" draw:id="id81" draw:layer="layout" draw:line-skew="0.31cm" svg:x1="21.585cm" svg:y1="13.258cm" svg:x2="19.343cm" svg:y2="15.092cm" draw:start-shape="id12" draw:start-glue-point="2" draw:end-shape="id13" draw:end-glue-point="0">
          <text:p text:style-name="P12"><text:span text:style-name="T26">failure</text:span></text:p>
        </draw:connector>
        <draw:connector draw:name="20" draw:style-name="gr61" draw:text-style-name="P30" draw:id="id80" draw:layer="layout" draw:line-skew="-0.666cm" svg:x1="21.585cm" svg:y1="13.258cm" svg:x2="24.356cm" svg:y2="17.026cm" draw:start-shape="id12" draw:start-glue-point="2" draw:end-shape="id14" draw:end-glue-point="0">
          <text:p text:style-name="P12"><text:span text:style-name="T26">success</text:span></text:p>
        </draw:connector>
        <draw:connector draw:name="24" draw:style-name="gr60" draw:text-style-name="P29" draw:id="id82" draw:layer="layout" svg:x1="19.343cm" svg:y1="17.096cm" svg:x2="19.343cm" svg:y2="18.4cm" draw:start-shape="id13" draw:start-glue-point="2" draw:end-shape="id15" draw:end-glue-point="0">
          <text:p text:style-name="P2"/>
        </draw:connector>
        <draw:connector draw:name="18" draw:style-name="gr60" draw:text-style-name="P29" draw:id="id79" draw:layer="layout" svg:x1="21.583cm" svg:y1="10.142cm" svg:x2="21.585cm" svg:y2="11.293cm" draw:start-shape="id16" draw:start-glue-point="2" draw:end-shape="id12" draw:end-glue-point="0">
          <text:p text:style-name="P2"/>
        </draw:connector>
        <draw:connector draw:name="8" draw:style-name="gr62" draw:text-style-name="P29" draw:id="id74" draw:layer="layout" svg:x1="6.81cm" svg:y1="13.639cm" svg:x2="12.751cm" svg:y2="6.924cm" draw:start-shape="id5" draw:start-glue-point="1" draw:end-shape="id17" draw:end-glue-point="0">
          <text:p text:style-name="P2"/>
        </draw:connector>
        <draw:connector draw:name="14" draw:style-name="gr62" draw:text-style-name="P29" draw:id="id77" draw:layer="layout" svg:x1="15.724cm" svg:y1="13.191cm" svg:x2="22.113cm" svg:y2="6.896cm" draw:start-shape="id9" draw:start-glue-point="1" draw:end-shape="id18" draw:end-glue-point="0">
          <text:p text:style-name="P2"/>
        </draw:connector>
        <draw:frame draw:name="10" draw:style-name="gr63" draw:text-style-name="P31" draw:id="id75" draw:layer="layout" svg:width="5.519cm" svg:height="1.256cm" svg:x="9.992cm" svg:y="7.131cm">
          <draw:text-box>
            <text:p text:style-name="P12"><text:span text:style-name="T27">For each test script in </text:span></text:p>
            <text:p text:style-name="P12"><text:span text:style-name="T27">the list</text:span></text:p>
          </draw:text-box>
        </draw:frame>
        <draw:frame draw:name="16" draw:style-name="gr63" draw:text-style-name="P31" draw:id="id78" draw:layer="layout" svg:width="9.279cm" svg:height="1.256cm" svg:x="17.376cm" svg:y="7.029cm">
          <draw:text-box>
            <text:p text:style-name="P12"><text:span text:style-name="T27">For each module entry in</text:span></text:p>
            <text:p text:style-name="P12"><text:span text:style-name="T27">the test script</text:span></text:p>
          </draw:text-box>
        </draw:frame>
        <draw:frame draw:style-name="gr7" draw:text-style-name="P2" draw:layer="layout" svg:width="6.225cm" svg:height="0.578cm" svg:x="0.252cm" svg:y="20.16cm">
          <draw:text-box>
            <text:p text:style-name="P2"><text:span text:style-name="T2">©</text:span><text:span text:style-name="T3"> Sören Gebbert 2006</text:span></text:p>
          </draw:text-box>
        </draw:frame>
        <draw:rect draw:style-name="gr16" draw:text-style-name="P13" draw:layer="layout" svg:width="5.065cm" svg:height="1.323cm" svg:x="0.833cm" svg:y="0.534cm">
          <office:event-listeners>
            <presentation:event-listener script:event-name="dom:click" presentation:action="show" xlink:href="#page3" xlink:type="simple" xlink:show="new" xlink:actuate="onRequest"/>
          </office:event-listeners>
          <text:p text:style-name="P12"><text:span text:style-name="T8">1. Motivation</text:span></text:p>
        </draw:rect>
        <draw:rect draw:style-name="gr16" draw:text-style-name="P14" draw:layer="layout" svg:width="5.065cm" svg:height="1.323cm" svg:x="6.173cm" svg:y="0.534cm">
          <office:event-listeners>
            <presentation:event-listener script:event-name="dom:click" presentation:action="show" xlink:href="#page4" xlink:type="simple" xlink:show="new" xlink:actuate="onRequest"/>
          </office:event-listeners>
          <text:p text:style-name="P12"><text:span text:style-name="T9">2. Goals</text:span></text:p>
        </draw:rect>
        <draw:rect draw:style-name="gr15" draw:text-style-name="P16" draw:layer="layout" svg:width="5.065cm" svg:height="1.323cm" svg:x="11.449cm" svg:y="0.534cm">
          <office:event-listeners>
            <presentation:event-listener script:event-name="dom:click" presentation:action="show" xlink:href="#page5" xlink:type="simple" xlink:show="new" xlink:actuate="onRequest"/>
          </office:event-listeners>
          <text:p text:style-name="P12"><text:span text:style-name="T9">3. Functions</text:span></text:p>
        </draw:rect>
        <draw:rect draw:style-name="gr16" draw:text-style-name="P14" draw:layer="layout" svg:width="5.065cm" svg:height="1.323cm" svg:x="16.774cm" svg:y="0.534cm">
          <office:event-listeners>
            <presentation:event-listener script:event-name="dom:click" presentation:action="show" xlink:href="#page11" xlink:type="simple" xlink:show="new" xlink:actuate="onRequest"/>
          </office:event-listeners>
          <text:p text:style-name="P12"><text:span text:style-name="T9">4. Validation</text:span></text:p>
        </draw:rect>
        <draw:rect draw:style-name="gr16" draw:text-style-name="P14" draw:layer="layout" svg:width="5.065cm" svg:height="1.323cm" svg:x="22.075cm" svg:y="0.534cm">
          <office:event-listeners>
            <presentation:event-listener script:event-name="dom:click" presentation:action="show" xlink:href="#page13" xlink:type="simple" xlink:show="new" xlink:actuate="onRequest"/>
          </office:event-listeners>
          <text:p text:style-name="P12"><text:span text:style-name="T9">5. Handling</text:span></text:p>
        </draw:rect>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2" smil:attributeName="visibility" smil:to="visible"/>
                  <anim:transitionFilter smil:dur="2s" smil:targetElement="id2"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71" smil:attributeName="visibility" smil:to="visible"/>
                  <anim:transitionFilter smil:dur="2s" smil:targetElement="id71"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3" smil:attributeName="visibility" smil:to="visible"/>
                  <anim:transitionFilter smil:dur="2s" smil:targetElement="id3"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72" smil:attributeName="visibility" smil:to="visible"/>
                  <anim:transitionFilter smil:dur="2s" smil:targetElement="id72"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4" smil:attributeName="visibility" smil:to="visible"/>
                  <anim:transitionFilter smil:dur="2s" smil:targetElement="id4"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73" smil:attributeName="visibility" smil:to="visible"/>
                  <anim:transitionFilter smil:dur="2s" smil:targetElement="id73"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5" smil:attributeName="visibility" smil:to="visible"/>
                  <anim:transitionFilter smil:dur="2s" smil:targetElement="id5"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74" smil:attributeName="visibility" smil:to="visible"/>
                  <anim:transitionFilter smil:dur="2s" smil:targetElement="id74"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7" smil:attributeName="visibility" smil:to="visible"/>
                  <anim:transitionFilter smil:dur="2s" smil:targetElement="id17"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75" smil:attributeName="visibility" smil:to="visible"/>
                  <anim:transitionFilter smil:dur="2s" smil:targetElement="id75"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8" smil:attributeName="visibility" smil:to="visible"/>
                  <anim:transitionFilter smil:dur="2s" smil:targetElement="id8"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76" smil:attributeName="visibility" smil:to="visible"/>
                  <anim:transitionFilter smil:dur="2s" smil:targetElement="id76"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9" smil:attributeName="visibility" smil:to="visible"/>
                  <anim:transitionFilter smil:dur="2s" smil:targetElement="id9"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77" smil:attributeName="visibility" smil:to="visible"/>
                  <anim:transitionFilter smil:dur="2s" smil:targetElement="id77"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8" smil:attributeName="visibility" smil:to="visible"/>
                  <anim:transitionFilter smil:dur="2s" smil:targetElement="id18"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78" smil:attributeName="visibility" smil:to="visible"/>
                  <anim:transitionFilter smil:dur="2s" smil:targetElement="id78"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6" smil:attributeName="visibility" smil:to="visible"/>
                  <anim:transitionFilter smil:dur="2s" smil:targetElement="id16"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79" smil:attributeName="visibility" smil:to="visible"/>
                  <anim:transitionFilter smil:dur="2s" smil:targetElement="id79"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2" smil:attributeName="visibility" smil:to="visible"/>
                  <anim:transitionFilter smil:dur="2s" smil:targetElement="id12"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80" smil:attributeName="visibility" smil:to="visible"/>
                  <anim:transitionFilter smil:dur="2s" smil:targetElement="id80"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4" smil:attributeName="visibility" smil:to="visible"/>
                  <anim:transitionFilter smil:dur="2s" smil:targetElement="id14"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81" smil:attributeName="visibility" smil:to="visible"/>
                  <anim:transitionFilter smil:dur="2s" smil:targetElement="id81"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3" smil:attributeName="visibility" smil:to="visible"/>
                  <anim:transitionFilter smil:dur="2s" smil:targetElement="id13"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82" smil:attributeName="visibility" smil:to="visible"/>
                  <anim:transitionFilter smil:dur="2s" smil:targetElement="id82"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5" smil:attributeName="visibility" smil:to="visible"/>
                  <anim:transitionFilter smil:dur="2s" smil:targetElement="id15"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83" smil:attributeName="visibility" smil:to="visible"/>
                  <anim:transitionFilter smil:dur="2s" smil:targetElement="id83"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0" smil:attributeName="visibility" smil:to="visible"/>
                  <anim:transitionFilter smil:dur="2s" smil:targetElement="id10"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84" smil:attributeName="visibility" smil:to="visible"/>
                  <anim:transitionFilter smil:dur="2s" smil:targetElement="id84"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1" smil:attributeName="visibility" smil:to="visible"/>
                  <anim:transitionFilter smil:dur="2s" smil:targetElement="id11"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85" smil:attributeName="visibility" smil:to="visible"/>
                  <anim:transitionFilter smil:dur="2s" smil:targetElement="id85"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6" smil:attributeName="visibility" smil:to="visible"/>
                  <anim:transitionFilter smil:dur="2s" smil:targetElement="id6"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86" smil:attributeName="visibility" smil:to="visible"/>
                  <anim:transitionFilter smil:dur="2s" smil:targetElement="id86"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7" smil:attributeName="visibility" smil:to="visible"/>
                  <anim:transitionFilter smil:dur="2s" smil:targetElement="id7" smil:type="fade" smil:subtype="crossfade"/>
                </anim:par>
              </anim:par>
            </anim:par>
          </anim:seq>
        </anim:par>
        <presentation:notes draw:style-name="dp2">
          <draw:page-thumbnail draw:style-name="gr8" draw:layer="layout" svg:width="13.705cm" svg:height="10.279cm" svg:x="3.641cm" svg:y="2.853cm" draw:page-number="10" presentation:class="page"/>
          <draw:frame presentation:style-name="pr3" draw:text-style-name="P6" draw:layer="layout" svg:width="14.507cm" svg:height="11.411cm" svg:x="3.248cm" svg:y="14.13cm" presentation:class="notes" presentation:placeholder="true" presentation:user-transformed="true">
            <draw:text-box/>
          </draw:frame>
        </presentation:notes>
      </draw:page>
      <draw:page draw:name="page11" draw:style-name="dp1" draw:master-page-name="Standard" presentation:presentation-page-layout-name="AL2T1">
        <office:forms form:automatic-focus="false" form:apply-design-mode="false"/>
        <draw:frame presentation:style-name="pr1" draw:text-style-name="P19" draw:layer="layout" svg:width="23.91cm" svg:height="3.507cm" svg:x="2.057cm" svg:y="1.743cm" presentation:class="title" presentation:user-transformed="true">
          <draw:text-box>
            <text:p text:style-name="P2"><text:span text:style-name="T14">The validation system</text:span></text:p>
          </draw:text-box>
        </draw:frame>
        <draw:frame presentation:style-name="pr5" draw:text-style-name="P32" draw:layer="layout" svg:width="26.002cm" svg:height="13.23cm" svg:x="1.187cm" svg:y="5.269cm" presentation:class="outline" presentation:user-transformed="true">
          <draw:text-box>
            <text:list text:style-name="L3">
              <text:list-item>
                <text:p text:id="id87" text:style-name="P10"><text:span text:style-name="T4">Validation of module outputs with</text:span></text:p>
              </text:list-item>
            </text:list>
            <text:list text:style-name="L3">
              <text:list-item>
                <text:list>
                  <text:list-item>
                    <text:p text:id="id88" text:style-name="P17"><text:span text:style-name="T28">Reference data within the test location or</text:span></text:p>
                  </text:list-item>
                </text:list>
              </text:list-item>
            </text:list>
            <text:list text:style-name="L3">
              <text:list-item>
                <text:list>
                  <text:list-item>
                    <text:p text:id="id89" text:style-name="P17"><text:span text:style-name="T28">MD5 checksum of the reference data</text:span></text:p>
                  </text:list-item>
                </text:list>
              </text:list-item>
            </text:list>
            <text:list text:style-name="L3">
              <text:list-item>
                <text:p text:id="id90" text:style-name="P10"><text:span text:style-name="T4">Validation is supported for</text:span></text:p>
              </text:list-item>
            </text:list>
            <text:list text:style-name="L3">
              <text:list-item>
                <text:list>
                  <text:list-item>
                    <text:p text:id="id91" text:style-name="P17"><text:span text:style-name="T28">Raster maps, raster3d maps, vector maps and normal files (output of r.out.vtk ...)</text:span></text:p>
                  </text:list-item>
                </text:list>
              </text:list-item>
            </text:list>
            <text:list text:style-name="L3">
              <text:list-item>
                <text:p text:id="id92" text:style-name="P10"><text:span text:style-name="T29">The data validation is based on (truncated if floating point) output of:</text:span></text:p>
              </text:list-item>
            </text:list>
            <text:list text:style-name="L3">
              <text:list-item>
                <text:list>
                  <text:list-item>
                    <text:p text:id="id93" text:style-name="P17"><text:span text:style-name="T30">r.out.ascii, r3.out.ascii und v.out.ascii</text:span></text:p>
                  </text:list-item>
                </text:list>
              </text:list-item>
            </text:list>
          </draw:text-box>
        </draw:frame>
        <draw:frame draw:style-name="gr7" draw:text-style-name="P2" draw:layer="layout" svg:width="6.225cm" svg:height="0.578cm" svg:x="0.252cm" svg:y="20.16cm">
          <draw:text-box>
            <text:p text:style-name="P2"><text:span text:style-name="T2">©</text:span><text:span text:style-name="T3"> Sören Gebbert 2006</text:span></text:p>
          </draw:text-box>
        </draw:frame>
        <draw:rect draw:style-name="gr16" draw:text-style-name="P13" draw:layer="layout" svg:width="5.065cm" svg:height="1.323cm" svg:x="0.832cm" svg:y="0.533cm">
          <office:event-listeners>
            <presentation:event-listener script:event-name="dom:click" presentation:action="show" xlink:href="#page3" xlink:type="simple" xlink:show="new" xlink:actuate="onRequest"/>
          </office:event-listeners>
          <text:p text:style-name="P12"><text:span text:style-name="T8">1. Motivation</text:span></text:p>
        </draw:rect>
        <draw:rect draw:style-name="gr16" draw:text-style-name="P14" draw:layer="layout" svg:width="5.065cm" svg:height="1.323cm" svg:x="6.172cm" svg:y="0.533cm">
          <office:event-listeners>
            <presentation:event-listener script:event-name="dom:click" presentation:action="show" xlink:href="#page4" xlink:type="simple" xlink:show="new" xlink:actuate="onRequest"/>
          </office:event-listeners>
          <text:p text:style-name="P12"><text:span text:style-name="T9">2. Goals</text:span></text:p>
        </draw:rect>
        <draw:rect draw:style-name="gr16" draw:text-style-name="P14" draw:layer="layout" svg:width="5.065cm" svg:height="1.323cm" svg:x="11.448cm" svg:y="0.533cm">
          <office:event-listeners>
            <presentation:event-listener script:event-name="dom:click" presentation:action="show" xlink:href="#page5" xlink:type="simple" xlink:show="new" xlink:actuate="onRequest"/>
          </office:event-listeners>
          <text:p text:style-name="P12"><text:span text:style-name="T9">3. Functions</text:span></text:p>
        </draw:rect>
        <draw:rect draw:style-name="gr15" draw:text-style-name="P16" draw:layer="layout" svg:width="5.065cm" svg:height="1.323cm" svg:x="16.773cm" svg:y="0.533cm">
          <office:event-listeners>
            <presentation:event-listener script:event-name="dom:click" presentation:action="show" xlink:href="#page11" xlink:type="simple" xlink:show="new" xlink:actuate="onRequest"/>
          </office:event-listeners>
          <text:p text:style-name="P12"><text:span text:style-name="T9">4. Validation</text:span></text:p>
        </draw:rect>
        <draw:rect draw:style-name="gr16" draw:text-style-name="P14" draw:layer="layout" svg:width="5.065cm" svg:height="1.323cm" svg:x="22.074cm" svg:y="0.533cm">
          <office:event-listeners>
            <presentation:event-listener script:event-name="dom:click" presentation:action="show" xlink:href="#page13" xlink:type="simple" xlink:show="new" xlink:actuate="onRequest"/>
          </office:event-listeners>
          <text:p text:style-name="P12"><text:span text:style-name="T9">5. Handling</text:span></text:p>
        </draw:rect>
        <draw:g>
          <draw:line draw:style-name="gr9" draw:text-style-name="P1" draw:layer="layout" svg:x1="15.325cm" svg:y1="19.854cm" svg:x2="21.564cm" svg:y2="19.854cm">
            <text:p text:style-name="P2"/>
          </draw:line>
          <draw:polygon draw:style-name="gr10" draw:text-style-name="P1" draw:layer="layout" svg:width="3.189cm" svg:height="5.188cm" svg:x="13.908cm" svg:y="8.316cm" svg:viewBox="0 0 3190 5189" draw:points="3119,0 3072,139 2925,452 2531,1045 1417,2569 791,3402 272,4219 0,4826 272,5188 516,4735 1438,3154 2363,1761 2749,1084 3072,522 3164,313 3189,147 3149,0">
            <text:p text:style-name="P2"/>
          </draw:polygon>
          <draw:polyline draw:style-name="gr11" draw:text-style-name="P1" draw:layer="layout" svg:width="3.189cm" svg:height="5.188cm" svg:x="13.908cm" svg:y="8.316cm" svg:viewBox="0 0 3190 5189" draw:points="3119,0 3072,139 2925,452 2531,1045 1417,2569 791,3402 272,4219 0,4826 272,5188 516,4735 1438,3154 2363,1761 2749,1084 3072,522 3164,313 3189,147 3149,0 3119,0">
            <text:p text:style-name="P2"/>
          </draw:polyline>
          <draw:polygon draw:style-name="gr12" draw:text-style-name="P1" draw:layer="layout" svg:width="5.156cm" svg:height="11.023cm" svg:x="13.795cm" svg:y="5.396cm" svg:viewBox="0 0 5157 11024" draw:points="4696,0 4953,220 5092,454 5156,724 5136,1054 5077,1247 4934,1609 3784,3639 3096,4827 2496,5924 2056,6752 1239,8281 947,8884 527,9744 385,10136 248,10569 205,11023 0,9491 313,9291 491,8913 1193,7287 2037,5743 3052,3961 3828,2631 4628,1387 4797,977 4953,602 4953,401 4832,169 4714,45">
            <text:p text:style-name="P2"/>
          </draw:polygon>
          <draw:polyline draw:style-name="gr11" draw:text-style-name="P1" draw:layer="layout" svg:width="5.156cm" svg:height="11.023cm" svg:x="13.795cm" svg:y="5.396cm" svg:viewBox="0 0 5157 11024" draw:points="4696,0 4953,220 5092,454 5156,724 5136,1054 5077,1247 4934,1609 3784,3639 3096,4827 2496,5924 2056,6752 1239,8281 947,8884 527,9744 385,10136 248,10569 205,11023 0,9491 313,9291 491,8913 1193,7287 2037,5743 3052,3961 3828,2631 4628,1387 4797,977 4953,602 4953,401 4832,169 4714,45 4696,0">
            <text:p text:style-name="P2"/>
          </draw:polyline>
          <draw:polygon draw:style-name="gr12" draw:text-style-name="P1" draw:layer="layout" svg:width="1.378cm" svg:height="4.846cm" svg:x="16.606cm" svg:y="11.123cm" svg:viewBox="0 0 1379 4847" draw:points="0,4846 159,3879 349,3022 676,2145 973,1459 1276,552 1378,0 1362,653 1196,1583 855,2809 689,3493 631,3990 596,4280 56,4747">
            <text:p text:style-name="P2"/>
          </draw:polygon>
          <draw:polyline draw:style-name="gr11" draw:text-style-name="P1" draw:layer="layout" svg:width="1.378cm" svg:height="4.846cm" svg:x="16.606cm" svg:y="11.123cm" svg:viewBox="0 0 1379 4847" draw:points="0,4846 159,3879 349,3022 676,2145 973,1459 1276,552 1378,0 1362,653 1196,1583 855,2809 689,3493 631,3990 596,4280 56,4747 0,4846">
            <text:p text:style-name="P2"/>
          </draw:polyline>
          <draw:polygon draw:style-name="gr12" draw:text-style-name="P1" draw:layer="layout" svg:width="2.658cm" svg:height="11.476cm" svg:x="15.629cm" svg:y="5.025cm" svg:viewBox="0 0 2659 11477" draw:points="2569,0 2091,2932 1832,3810 1511,5018 931,7105 642,8290 345,9714 0,10731 429,11476 627,11232 955,8918 1686,5773 2193,3447 2598,855 2658,21">
            <text:p text:style-name="P2"/>
          </draw:polygon>
          <draw:polyline draw:style-name="gr11" draw:text-style-name="P1" draw:layer="layout" svg:width="2.658cm" svg:height="11.476cm" svg:x="15.629cm" svg:y="5.025cm" svg:viewBox="0 0 2659 11477" draw:points="2569,0 2091,2932 1832,3810 1511,5018 931,7105 642,8290 345,9714 0,10731 429,11476 627,11232 955,8918 1686,5773 2193,3447 2598,855 2658,21 2569,0">
            <text:p text:style-name="P2"/>
          </draw:polyline>
          <draw:polygon draw:style-name="gr12" draw:text-style-name="P1" draw:layer="layout" svg:width="6.675cm" svg:height="10.247cm" svg:x="9.416cm" svg:y="6.674cm" svg:viewBox="0 0 6676 10248" draw:points="36,0 464,506 2287,2963 3975,5350 5145,7154 6113,8767 6407,9340 6675,9784 6168,10247 6038,9706 5565,8915 5008,8092 4164,6830 2969,5136 2059,3841 1624,3172 1282,2610 699,1493 362,816 122,310 0,0">
            <text:p text:style-name="P2"/>
          </draw:polygon>
          <draw:polyline draw:style-name="gr11" draw:text-style-name="P1" draw:layer="layout" svg:width="6.675cm" svg:height="10.247cm" svg:x="9.416cm" svg:y="6.674cm" svg:viewBox="0 0 6676 10248" draw:points="36,0 464,506 2287,2963 3975,5350 5145,7154 6113,8767 6407,9340 6675,9784 6168,10247 6038,9706 5565,8915 5008,8092 4164,6830 2969,5136 2059,3841 1624,3172 1282,2610 699,1493 362,816 122,310 0,0 36,0">
            <text:p text:style-name="P2"/>
          </draw:polyline>
          <draw:polygon draw:style-name="gr12" draw:text-style-name="P1" draw:layer="layout" svg:width="1.618cm" svg:height="10.832cm" svg:x="12.668cm" svg:y="7.228cm" svg:viewBox="0 0 1619 10833" draw:points="1127,9654 663,6793 528,5674 136,2942 25,1616 0,0 303,1754 561,3680 946,6004 1152,7712 1618,10832 1240,10255">
            <text:p text:style-name="P2"/>
          </draw:polygon>
          <draw:polyline draw:style-name="gr11" draw:text-style-name="P1" draw:layer="layout" svg:width="1.618cm" svg:height="10.832cm" svg:x="12.668cm" svg:y="7.228cm" svg:viewBox="0 0 1619 10833" draw:points="1127,9654 663,6793 528,5674 136,2942 25,1616 0,0 303,1754 561,3680 946,6004 1152,7712 1618,10832 1240,10255 1127,9654">
            <text:p text:style-name="P2"/>
          </draw:polyline>
          <draw:polygon draw:style-name="gr12" draw:text-style-name="P1" draw:layer="layout" svg:width="0.809cm" svg:height="8.145cm" svg:x="13.854cm" svg:y="6.905cm" svg:viewBox="0 0 810 8146" draw:points="0,8145 54,6962 386,4613 497,3549 654,1715 673,0 809,0 765,2134 654,3143 370,5765 146,8083">
            <text:p text:style-name="P2"/>
          </draw:polygon>
          <draw:polyline draw:style-name="gr11" draw:text-style-name="P1" draw:layer="layout" svg:width="0.809cm" svg:height="8.145cm" svg:x="13.854cm" svg:y="6.905cm" svg:viewBox="0 0 810 8146" draw:points="0,8145 54,6962 386,4613 497,3549 654,1715 673,0 809,0 765,2134 654,3143 370,5765 146,8083 0,8145">
            <text:p text:style-name="P2"/>
          </draw:polyline>
          <draw:polygon draw:style-name="gr13" draw:text-style-name="P1" draw:layer="layout" svg:width="15.751cm" svg:height="8.444cm" svg:x="6.252cm" svg:y="11.955cm" svg:viewBox="0 0 15752 8445" draw:points="7928,6860 15535,0 15751,239 13479,2233 13747,2529 11462,4573 11808,4878 7904,8444 3966,4878 4310,4595 1934,2529 2275,2233 0,201 237,52">
            <text:p text:style-name="P2"/>
          </draw:polygon>
          <draw:polyline draw:style-name="gr14" draw:text-style-name="P1" draw:layer="layout" svg:width="15.751cm" svg:height="8.444cm" svg:x="6.252cm" svg:y="11.955cm" svg:viewBox="0 0 15752 8445" draw:points="7928,6860 15535,0 15751,239 13479,2233 13747,2529 11462,4573 11808,4878 7904,8444 3966,4878 4310,4595 1934,2529 2275,2233 0,201 237,52 7928,6860">
            <text:p text:style-name="P2"/>
          </draw:polyline>
          <draw:line draw:style-name="gr9" draw:text-style-name="P1" draw:layer="layout" svg:x1="6.457cm" svg:y1="19.822cm" svg:x2="12.918cm" svg:y2="19.822cm">
            <text:p text:style-name="P2"/>
          </draw:line>
          <draw:polygon draw:style-name="gr10" draw:text-style-name="P1" draw:layer="layout" svg:width="5.291cm" svg:height="9.46cm" svg:x="8.967cm" svg:y="8.651cm" svg:viewBox="0 0 5292 9461" draw:points="205,3062 449,3277 722,3616 1206,4285 1731,5068 2498,6275 3019,7188 3277,7606 3346,7850 4720,9022 4609,8645 4167,7389 3379,5624 2677,3949 2298,3156 1996,2548 1692,2068 1365,1542 1162,1248 991,977 722,706 285,310 0,0 663,545 1068,908 1576,1515 2591,2984 3346,4396 4302,6471 4731,7698 5291,9404 5227,9460 4707,9022 1952,6651 1731,6004 1488,5532 968,4456 620,3733 225,3062">
            <text:p text:style-name="P2"/>
          </draw:polygon>
          <draw:polyline draw:style-name="gr11" draw:text-style-name="P1" draw:layer="layout" svg:width="5.291cm" svg:height="9.46cm" svg:x="8.967cm" svg:y="8.651cm" svg:viewBox="0 0 5292 9461" draw:points="205,3062 449,3277 722,3616 1206,4285 1731,5068 2498,6275 3019,7188 3277,7606 3346,7850 4720,9022 4609,8645 4167,7389 3379,5624 2677,3949 2298,3156 1996,2548 1692,2068 1365,1542 1162,1248 991,977 722,706 285,310 0,0 663,545 1068,908 1576,1515 2591,2984 3346,4396 4302,6471 4731,7698 5291,9404 5227,9460 4707,9022 1952,6651 1731,6004 1488,5532 968,4456 620,3733 225,3062 205,3062">
            <text:p text:style-name="P2"/>
          </draw:polyline>
          <draw:polygon draw:style-name="gr12" draw:text-style-name="P1" draw:layer="layout" svg:width="1.506cm" svg:height="4.334cm" svg:x="13.523cm" svg:y="2.645cm" svg:viewBox="0 0 1507 4335" draw:points="857,4203 763,3796 799,3711 843,3668 833,3505 790,3449 741,3418 677,3295 720,3173 677,3094 618,3054 576,2963 585,2895 576,2854 516,2840 453,2773 474,2682 438,2633 385,2591 346,2541 346,2462 283,2409 258,2332 272,2249 378,2139 336,2034 272,1995 199,1925 171,1831 213,1795 272,1742 283,1655 272,1616 213,1564 155,1494 91,1433 77,1362 57,1311 136,1209 101,1147 171,1091 155,1017 136,969 77,899 33,809 0,755 0,679 19,617 0,394 33,465 101,273 121,161 155,62 258,0 283,83 346,161 474,201 599,222 677,342 696,465 677,578 741,695 857,739 901,809 989,896 1022,1027 1047,1270 1047,1362 1047,1454 1115,1494 1183,1612 1183,1703 1257,1803 1404,1845 1297,1995 1363,2195 1496,2279 1408,2409 1506,2541 1462,2660 1384,2840 1359,2933 1359,3094 1404,3295 1297,3449 1324,3668 1324,3850 1262,3928 1219,4050 1160,4182 1115,4334">
            <text:p text:style-name="P2"/>
          </draw:polygon>
          <draw:polyline draw:style-name="gr11" draw:text-style-name="P1" draw:layer="layout" svg:width="1.506cm" svg:height="4.334cm" svg:x="13.523cm" svg:y="2.645cm" svg:viewBox="0 0 1507 4335" draw:points="857,4203 763,3796 799,3711 843,3668 833,3505 790,3449 741,3418 677,3295 720,3173 677,3094 618,3054 576,2963 585,2895 576,2854 516,2840 453,2773 474,2682 438,2633 385,2591 346,2541 346,2462 283,2409 258,2332 272,2249 378,2139 336,2034 272,1995 199,1925 171,1831 213,1795 272,1742 283,1655 272,1616 213,1564 155,1494 91,1433 77,1362 57,1311 136,1209 101,1147 171,1091 155,1017 136,969 77,899 33,809 0,755 0,679 19,617 0,394 33,465 101,273 121,161 155,62 258,0 283,83 346,161 474,201 599,222 677,342 696,465 677,578 741,695 857,739 901,809 989,896 1022,1027 1047,1270 1047,1362 1047,1454 1115,1494 1183,1612 1183,1703 1257,1803 1404,1845 1297,1995 1363,2195 1496,2279 1408,2409 1506,2541 1462,2660 1384,2840 1359,2933 1359,3094 1404,3295 1297,3449 1324,3668 1324,3850 1262,3928 1219,4050 1160,4182 1115,4334 857,4203">
            <text:p text:style-name="P2"/>
          </draw:polyline>
          <draw:polyline draw:style-name="gr9" draw:text-style-name="P1" draw:layer="layout" svg:width="19.32cm" svg:height="17.096cm" svg:x="4.34cm" svg:y="1.079cm" svg:viewBox="0 0 19321 17097" draw:points="0,8584 9854,17096 19320,8514 9675,0 35,8645">
            <text:p text:style-name="P2"/>
          </draw:polylin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87" anim:sub-item="text" smil:attributeName="visibility" smil:to="visible"/>
                  <anim:transitionFilter smil:dur="2s" smil:targetElement="id87"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88" anim:sub-item="text" smil:attributeName="visibility" smil:to="visible"/>
                  <anim:transitionFilter smil:dur="2s" smil:targetElement="id88"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89" anim:sub-item="text" smil:attributeName="visibility" smil:to="visible"/>
                  <anim:transitionFilter smil:dur="2s" smil:targetElement="id89"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90" anim:sub-item="text" smil:attributeName="visibility" smil:to="visible"/>
                  <anim:transitionFilter smil:dur="2s" smil:targetElement="id90"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91" anim:sub-item="text" smil:attributeName="visibility" smil:to="visible"/>
                  <anim:transitionFilter smil:dur="2s" smil:targetElement="id91"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92" anim:sub-item="text" smil:attributeName="visibility" smil:to="visible"/>
                  <anim:transitionFilter smil:dur="2s" smil:targetElement="id92"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93" anim:sub-item="text" smil:attributeName="visibility" smil:to="visible"/>
                  <anim:transitionFilter smil:dur="2s" smil:targetElement="id93" anim:sub-item="text" smil:type="fade" smil:subtype="crossfade"/>
                </anim:par>
              </anim:par>
            </anim:par>
          </anim:seq>
        </anim:par>
        <presentation:notes draw:style-name="dp2">
          <draw:page-thumbnail draw:style-name="gr8" draw:layer="layout" svg:width="13.705cm" svg:height="10.279cm" svg:x="3.641cm" svg:y="2.853cm" draw:page-number="11" presentation:class="page"/>
          <draw:frame presentation:style-name="pr6" draw:text-style-name="P6" draw:layer="layout" svg:width="14.507cm" svg:height="11.411cm" svg:x="3.248cm" svg:y="14.13cm" presentation:class="notes" presentation:placeholder="true" presentation:user-transformed="true">
            <draw:text-box/>
          </draw:frame>
        </presentation:notes>
      </draw:page>
      <draw:page draw:name="page12" draw:style-name="dp1" draw:master-page-name="Standard" presentation:presentation-page-layout-name="AL2T1">
        <office:forms form:automatic-focus="false" form:apply-design-mode="false"/>
        <draw:frame presentation:style-name="pr1" draw:text-style-name="P19" draw:layer="layout" svg:width="23.91cm" svg:height="3.507cm" svg:x="2.057cm" svg:y="1.743cm" presentation:class="title" presentation:user-transformed="true">
          <draw:text-box>
            <text:p text:style-name="P2"><text:span text:style-name="T14">GRASS modules within the test suite</text:span></text:p>
          </draw:text-box>
        </draw:frame>
        <draw:frame presentation:style-name="pr5" draw:text-style-name="P32" draw:layer="layout" svg:width="26.002cm" svg:height="13.23cm" svg:x="1.187cm" svg:y="5.869cm" presentation:class="outline" presentation:user-transformed="true">
          <draw:text-box>
            <text:list text:style-name="L3">
              <text:list-item>
                <text:p text:id="id94" text:style-name="P10"><text:span text:style-name="T4">The following modules are used within the test suite</text:span></text:p>
              </text:list-item>
            </text:list>
            <text:list text:style-name="L3">
              <text:list-item>
                <text:list>
                  <text:list-item>
                    <text:p text:id="id95" text:style-name="P17"><text:span text:style-name="T29">r.out.ascii, r3.out.ascii, v.out.ascii</text:span></text:p>
                  </text:list-item>
                </text:list>
              </text:list-item>
            </text:list>
            <text:list text:style-name="L3">
              <text:list-item>
                <text:list>
                  <text:list-item>
                    <text:p text:id="id96" text:style-name="P17"><text:span text:style-name="T29">g.remove, g.region, g.parser, g.tempfile, g.version</text:span></text:p>
                  </text:list-item>
                </text:list>
              </text:list-item>
            </text:list>
            <text:list text:style-name="L3">
              <text:list-item>
                <text:p text:id="id97" text:style-name="P10"><text:span text:style-name="T29">This creates a dependency of the functionality from these modules!</text:span></text:p>
              </text:list-item>
            </text:list>
          </draw:text-box>
        </draw:frame>
        <draw:frame draw:style-name="gr7" draw:text-style-name="P2" draw:layer="layout" svg:width="6.225cm" svg:height="0.578cm" svg:x="0.252cm" svg:y="20.16cm">
          <draw:text-box>
            <text:p text:style-name="P2"><text:span text:style-name="T2">©</text:span><text:span text:style-name="T3"> Sören Gebbert 2006</text:span></text:p>
          </draw:text-box>
        </draw:frame>
        <draw:rect draw:style-name="gr16" draw:text-style-name="P13" draw:layer="layout" svg:width="5.065cm" svg:height="1.323cm" svg:x="0.832cm" svg:y="0.533cm">
          <office:event-listeners>
            <presentation:event-listener script:event-name="dom:click" presentation:action="show" xlink:href="#page3" xlink:type="simple" xlink:show="new" xlink:actuate="onRequest"/>
          </office:event-listeners>
          <text:p text:style-name="P12"><text:span text:style-name="T8">1. Motivation</text:span></text:p>
        </draw:rect>
        <draw:rect draw:style-name="gr16" draw:text-style-name="P14" draw:layer="layout" svg:width="5.065cm" svg:height="1.323cm" svg:x="6.172cm" svg:y="0.533cm">
          <office:event-listeners>
            <presentation:event-listener script:event-name="dom:click" presentation:action="show" xlink:href="#page4" xlink:type="simple" xlink:show="new" xlink:actuate="onRequest"/>
          </office:event-listeners>
          <text:p text:style-name="P12"><text:span text:style-name="T9">2. Goals</text:span></text:p>
        </draw:rect>
        <draw:rect draw:style-name="gr16" draw:text-style-name="P14" draw:layer="layout" svg:width="5.065cm" svg:height="1.323cm" svg:x="11.448cm" svg:y="0.533cm">
          <office:event-listeners>
            <presentation:event-listener script:event-name="dom:click" presentation:action="show" xlink:href="#page5" xlink:type="simple" xlink:show="new" xlink:actuate="onRequest"/>
          </office:event-listeners>
          <text:p text:style-name="P12"><text:span text:style-name="T9">3. Functions</text:span></text:p>
        </draw:rect>
        <draw:rect draw:style-name="gr15" draw:text-style-name="P16" draw:layer="layout" svg:width="5.065cm" svg:height="1.323cm" svg:x="16.773cm" svg:y="0.533cm">
          <office:event-listeners>
            <presentation:event-listener script:event-name="dom:click" presentation:action="show" xlink:href="#page11" xlink:type="simple" xlink:show="new" xlink:actuate="onRequest"/>
          </office:event-listeners>
          <text:p text:style-name="P12"><text:span text:style-name="T9">4. Validation</text:span></text:p>
        </draw:rect>
        <draw:rect draw:style-name="gr16" draw:text-style-name="P14" draw:layer="layout" svg:width="5.065cm" svg:height="1.323cm" svg:x="22.074cm" svg:y="0.533cm">
          <office:event-listeners>
            <presentation:event-listener script:event-name="dom:click" presentation:action="show" xlink:href="#page13" xlink:type="simple" xlink:show="new" xlink:actuate="onRequest"/>
          </office:event-listeners>
          <text:p text:style-name="P12"><text:span text:style-name="T9">5. Handling</text:span></text:p>
        </draw:rect>
        <draw:g>
          <draw:line draw:style-name="gr9" draw:text-style-name="P1" draw:layer="layout" svg:x1="15.325cm" svg:y1="19.854cm" svg:x2="21.564cm" svg:y2="19.854cm">
            <text:p text:style-name="P2"/>
          </draw:line>
          <draw:polygon draw:style-name="gr10" draw:text-style-name="P1" draw:layer="layout" svg:width="3.189cm" svg:height="5.188cm" svg:x="13.908cm" svg:y="8.316cm" svg:viewBox="0 0 3190 5189" draw:points="3119,0 3072,139 2925,452 2531,1045 1417,2569 791,3402 272,4219 0,4826 272,5188 516,4735 1438,3154 2363,1761 2749,1084 3072,522 3164,313 3189,147 3149,0">
            <text:p text:style-name="P2"/>
          </draw:polygon>
          <draw:polyline draw:style-name="gr11" draw:text-style-name="P1" draw:layer="layout" svg:width="3.189cm" svg:height="5.188cm" svg:x="13.908cm" svg:y="8.316cm" svg:viewBox="0 0 3190 5189" draw:points="3119,0 3072,139 2925,452 2531,1045 1417,2569 791,3402 272,4219 0,4826 272,5188 516,4735 1438,3154 2363,1761 2749,1084 3072,522 3164,313 3189,147 3149,0 3119,0">
            <text:p text:style-name="P2"/>
          </draw:polyline>
          <draw:polygon draw:style-name="gr12" draw:text-style-name="P1" draw:layer="layout" svg:width="5.156cm" svg:height="11.023cm" svg:x="13.795cm" svg:y="5.396cm" svg:viewBox="0 0 5157 11024" draw:points="4696,0 4953,220 5092,454 5156,724 5136,1054 5077,1247 4934,1609 3784,3639 3096,4827 2496,5924 2056,6752 1239,8281 947,8884 527,9744 385,10136 248,10569 205,11023 0,9491 313,9291 491,8913 1193,7287 2037,5743 3052,3961 3828,2631 4628,1387 4797,977 4953,602 4953,401 4832,169 4714,45">
            <text:p text:style-name="P2"/>
          </draw:polygon>
          <draw:polyline draw:style-name="gr11" draw:text-style-name="P1" draw:layer="layout" svg:width="5.156cm" svg:height="11.023cm" svg:x="13.795cm" svg:y="5.396cm" svg:viewBox="0 0 5157 11024" draw:points="4696,0 4953,220 5092,454 5156,724 5136,1054 5077,1247 4934,1609 3784,3639 3096,4827 2496,5924 2056,6752 1239,8281 947,8884 527,9744 385,10136 248,10569 205,11023 0,9491 313,9291 491,8913 1193,7287 2037,5743 3052,3961 3828,2631 4628,1387 4797,977 4953,602 4953,401 4832,169 4714,45 4696,0">
            <text:p text:style-name="P2"/>
          </draw:polyline>
          <draw:polygon draw:style-name="gr12" draw:text-style-name="P1" draw:layer="layout" svg:width="1.378cm" svg:height="4.846cm" svg:x="16.606cm" svg:y="11.123cm" svg:viewBox="0 0 1379 4847" draw:points="0,4846 159,3879 349,3022 676,2145 973,1459 1276,552 1378,0 1362,653 1196,1583 855,2809 689,3493 631,3990 596,4280 56,4747">
            <text:p text:style-name="P2"/>
          </draw:polygon>
          <draw:polyline draw:style-name="gr11" draw:text-style-name="P1" draw:layer="layout" svg:width="1.378cm" svg:height="4.846cm" svg:x="16.606cm" svg:y="11.123cm" svg:viewBox="0 0 1379 4847" draw:points="0,4846 159,3879 349,3022 676,2145 973,1459 1276,552 1378,0 1362,653 1196,1583 855,2809 689,3493 631,3990 596,4280 56,4747 0,4846">
            <text:p text:style-name="P2"/>
          </draw:polyline>
          <draw:polygon draw:style-name="gr12" draw:text-style-name="P1" draw:layer="layout" svg:width="2.658cm" svg:height="11.476cm" svg:x="15.629cm" svg:y="5.025cm" svg:viewBox="0 0 2659 11477" draw:points="2569,0 2091,2932 1832,3810 1511,5018 931,7105 642,8290 345,9714 0,10731 429,11476 627,11232 955,8918 1686,5773 2193,3447 2598,855 2658,21">
            <text:p text:style-name="P2"/>
          </draw:polygon>
          <draw:polyline draw:style-name="gr11" draw:text-style-name="P1" draw:layer="layout" svg:width="2.658cm" svg:height="11.476cm" svg:x="15.629cm" svg:y="5.025cm" svg:viewBox="0 0 2659 11477" draw:points="2569,0 2091,2932 1832,3810 1511,5018 931,7105 642,8290 345,9714 0,10731 429,11476 627,11232 955,8918 1686,5773 2193,3447 2598,855 2658,21 2569,0">
            <text:p text:style-name="P2"/>
          </draw:polyline>
          <draw:polygon draw:style-name="gr12" draw:text-style-name="P1" draw:layer="layout" svg:width="6.675cm" svg:height="10.247cm" svg:x="9.416cm" svg:y="6.674cm" svg:viewBox="0 0 6676 10248" draw:points="36,0 464,506 2287,2963 3975,5350 5145,7154 6113,8767 6407,9340 6675,9784 6168,10247 6038,9706 5565,8915 5008,8092 4164,6830 2969,5136 2059,3841 1624,3172 1282,2610 699,1493 362,816 122,310 0,0">
            <text:p text:style-name="P2"/>
          </draw:polygon>
          <draw:polyline draw:style-name="gr11" draw:text-style-name="P1" draw:layer="layout" svg:width="6.675cm" svg:height="10.247cm" svg:x="9.416cm" svg:y="6.674cm" svg:viewBox="0 0 6676 10248" draw:points="36,0 464,506 2287,2963 3975,5350 5145,7154 6113,8767 6407,9340 6675,9784 6168,10247 6038,9706 5565,8915 5008,8092 4164,6830 2969,5136 2059,3841 1624,3172 1282,2610 699,1493 362,816 122,310 0,0 36,0">
            <text:p text:style-name="P2"/>
          </draw:polyline>
          <draw:polygon draw:style-name="gr12" draw:text-style-name="P1" draw:layer="layout" svg:width="1.618cm" svg:height="10.832cm" svg:x="12.668cm" svg:y="7.228cm" svg:viewBox="0 0 1619 10833" draw:points="1127,9654 663,6793 528,5674 136,2942 25,1616 0,0 303,1754 561,3680 946,6004 1152,7712 1618,10832 1240,10255">
            <text:p text:style-name="P2"/>
          </draw:polygon>
          <draw:polyline draw:style-name="gr11" draw:text-style-name="P1" draw:layer="layout" svg:width="1.618cm" svg:height="10.832cm" svg:x="12.668cm" svg:y="7.228cm" svg:viewBox="0 0 1619 10833" draw:points="1127,9654 663,6793 528,5674 136,2942 25,1616 0,0 303,1754 561,3680 946,6004 1152,7712 1618,10832 1240,10255 1127,9654">
            <text:p text:style-name="P2"/>
          </draw:polyline>
          <draw:polygon draw:style-name="gr12" draw:text-style-name="P1" draw:layer="layout" svg:width="0.809cm" svg:height="8.145cm" svg:x="13.854cm" svg:y="6.905cm" svg:viewBox="0 0 810 8146" draw:points="0,8145 54,6962 386,4613 497,3549 654,1715 673,0 809,0 765,2134 654,3143 370,5765 146,8083">
            <text:p text:style-name="P2"/>
          </draw:polygon>
          <draw:polyline draw:style-name="gr11" draw:text-style-name="P1" draw:layer="layout" svg:width="0.809cm" svg:height="8.145cm" svg:x="13.854cm" svg:y="6.905cm" svg:viewBox="0 0 810 8146" draw:points="0,8145 54,6962 386,4613 497,3549 654,1715 673,0 809,0 765,2134 654,3143 370,5765 146,8083 0,8145">
            <text:p text:style-name="P2"/>
          </draw:polyline>
          <draw:polygon draw:style-name="gr13" draw:text-style-name="P1" draw:layer="layout" svg:width="15.751cm" svg:height="8.444cm" svg:x="6.252cm" svg:y="11.955cm" svg:viewBox="0 0 15752 8445" draw:points="7928,6860 15535,0 15751,239 13479,2233 13747,2529 11462,4573 11808,4878 7904,8444 3966,4878 4310,4595 1934,2529 2275,2233 0,201 237,52">
            <text:p text:style-name="P2"/>
          </draw:polygon>
          <draw:polyline draw:style-name="gr14" draw:text-style-name="P1" draw:layer="layout" svg:width="15.751cm" svg:height="8.444cm" svg:x="6.252cm" svg:y="11.955cm" svg:viewBox="0 0 15752 8445" draw:points="7928,6860 15535,0 15751,239 13479,2233 13747,2529 11462,4573 11808,4878 7904,8444 3966,4878 4310,4595 1934,2529 2275,2233 0,201 237,52 7928,6860">
            <text:p text:style-name="P2"/>
          </draw:polyline>
          <draw:line draw:style-name="gr9" draw:text-style-name="P1" draw:layer="layout" svg:x1="6.457cm" svg:y1="19.822cm" svg:x2="12.918cm" svg:y2="19.822cm">
            <text:p text:style-name="P2"/>
          </draw:line>
          <draw:polygon draw:style-name="gr10" draw:text-style-name="P1" draw:layer="layout" svg:width="5.291cm" svg:height="9.46cm" svg:x="8.967cm" svg:y="8.651cm" svg:viewBox="0 0 5292 9461" draw:points="205,3062 449,3277 722,3616 1206,4285 1731,5068 2498,6275 3019,7188 3277,7606 3346,7850 4720,9022 4609,8645 4167,7389 3379,5624 2677,3949 2298,3156 1996,2548 1692,2068 1365,1542 1162,1248 991,977 722,706 285,310 0,0 663,545 1068,908 1576,1515 2591,2984 3346,4396 4302,6471 4731,7698 5291,9404 5227,9460 4707,9022 1952,6651 1731,6004 1488,5532 968,4456 620,3733 225,3062">
            <text:p text:style-name="P2"/>
          </draw:polygon>
          <draw:polyline draw:style-name="gr11" draw:text-style-name="P1" draw:layer="layout" svg:width="5.291cm" svg:height="9.46cm" svg:x="8.967cm" svg:y="8.651cm" svg:viewBox="0 0 5292 9461" draw:points="205,3062 449,3277 722,3616 1206,4285 1731,5068 2498,6275 3019,7188 3277,7606 3346,7850 4720,9022 4609,8645 4167,7389 3379,5624 2677,3949 2298,3156 1996,2548 1692,2068 1365,1542 1162,1248 991,977 722,706 285,310 0,0 663,545 1068,908 1576,1515 2591,2984 3346,4396 4302,6471 4731,7698 5291,9404 5227,9460 4707,9022 1952,6651 1731,6004 1488,5532 968,4456 620,3733 225,3062 205,3062">
            <text:p text:style-name="P2"/>
          </draw:polyline>
          <draw:polygon draw:style-name="gr12" draw:text-style-name="P1" draw:layer="layout" svg:width="1.506cm" svg:height="4.334cm" svg:x="13.523cm" svg:y="2.645cm" svg:viewBox="0 0 1507 4335" draw:points="857,4203 763,3796 799,3711 843,3668 833,3505 790,3449 741,3418 677,3295 720,3173 677,3094 618,3054 576,2963 585,2895 576,2854 516,2840 453,2773 474,2682 438,2633 385,2591 346,2541 346,2462 283,2409 258,2332 272,2249 378,2139 336,2034 272,1995 199,1925 171,1831 213,1795 272,1742 283,1655 272,1616 213,1564 155,1494 91,1433 77,1362 57,1311 136,1209 101,1147 171,1091 155,1017 136,969 77,899 33,809 0,755 0,679 19,617 0,394 33,465 101,273 121,161 155,62 258,0 283,83 346,161 474,201 599,222 677,342 696,465 677,578 741,695 857,739 901,809 989,896 1022,1027 1047,1270 1047,1362 1047,1454 1115,1494 1183,1612 1183,1703 1257,1803 1404,1845 1297,1995 1363,2195 1496,2279 1408,2409 1506,2541 1462,2660 1384,2840 1359,2933 1359,3094 1404,3295 1297,3449 1324,3668 1324,3850 1262,3928 1219,4050 1160,4182 1115,4334">
            <text:p text:style-name="P2"/>
          </draw:polygon>
          <draw:polyline draw:style-name="gr11" draw:text-style-name="P1" draw:layer="layout" svg:width="1.506cm" svg:height="4.334cm" svg:x="13.523cm" svg:y="2.645cm" svg:viewBox="0 0 1507 4335" draw:points="857,4203 763,3796 799,3711 843,3668 833,3505 790,3449 741,3418 677,3295 720,3173 677,3094 618,3054 576,2963 585,2895 576,2854 516,2840 453,2773 474,2682 438,2633 385,2591 346,2541 346,2462 283,2409 258,2332 272,2249 378,2139 336,2034 272,1995 199,1925 171,1831 213,1795 272,1742 283,1655 272,1616 213,1564 155,1494 91,1433 77,1362 57,1311 136,1209 101,1147 171,1091 155,1017 136,969 77,899 33,809 0,755 0,679 19,617 0,394 33,465 101,273 121,161 155,62 258,0 283,83 346,161 474,201 599,222 677,342 696,465 677,578 741,695 857,739 901,809 989,896 1022,1027 1047,1270 1047,1362 1047,1454 1115,1494 1183,1612 1183,1703 1257,1803 1404,1845 1297,1995 1363,2195 1496,2279 1408,2409 1506,2541 1462,2660 1384,2840 1359,2933 1359,3094 1404,3295 1297,3449 1324,3668 1324,3850 1262,3928 1219,4050 1160,4182 1115,4334 857,4203">
            <text:p text:style-name="P2"/>
          </draw:polyline>
          <draw:polyline draw:style-name="gr9" draw:text-style-name="P1" draw:layer="layout" svg:width="19.32cm" svg:height="17.096cm" svg:x="4.34cm" svg:y="1.079cm" svg:viewBox="0 0 19321 17097" draw:points="0,8584 9854,17096 19320,8514 9675,0 35,8645">
            <text:p text:style-name="P2"/>
          </draw:polylin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94" anim:sub-item="text" smil:attributeName="visibility" smil:to="visible"/>
                  <anim:transitionFilter smil:dur="2s" smil:targetElement="id94"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95" anim:sub-item="text" smil:attributeName="visibility" smil:to="visible"/>
                  <anim:transitionFilter smil:dur="2s" smil:targetElement="id95"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96" anim:sub-item="text" smil:attributeName="visibility" smil:to="visible"/>
                  <anim:transitionFilter smil:dur="2s" smil:targetElement="id96"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97" anim:sub-item="text" smil:attributeName="visibility" smil:to="visible"/>
                  <anim:transitionFilter smil:dur="2s" smil:targetElement="id97" anim:sub-item="text" smil:type="fade" smil:subtype="crossfade"/>
                </anim:par>
              </anim:par>
            </anim:par>
          </anim:seq>
        </anim:par>
        <presentation:notes draw:style-name="dp2">
          <draw:page-thumbnail draw:style-name="gr8" draw:layer="layout" svg:width="13.705cm" svg:height="10.279cm" svg:x="3.641cm" svg:y="2.853cm" draw:page-number="12" presentation:class="page"/>
          <draw:frame presentation:style-name="pr6" draw:text-style-name="P6" draw:layer="layout" svg:width="14.507cm" svg:height="11.411cm" svg:x="3.248cm" svg:y="14.13cm" presentation:class="notes" presentation:placeholder="true" presentation:user-transformed="true">
            <draw:text-box/>
          </draw:frame>
        </presentation:notes>
      </draw:page>
      <draw:page draw:name="page13" draw:style-name="dp1" draw:master-page-name="Standard" presentation:presentation-page-layout-name="AL2T1">
        <office:forms form:automatic-focus="false" form:apply-design-mode="false"/>
        <draw:frame presentation:style-name="pr1" draw:text-style-name="P19" draw:layer="layout" svg:width="23.91cm" svg:height="3.507cm" svg:x="2.057cm" svg:y="1.743cm" presentation:class="title" presentation:user-transformed="true">
          <draw:text-box>
            <text:p text:style-name="P2"><text:span text:style-name="T14">Handling of the test suite by examples</text:span></text:p>
          </draw:text-box>
        </draw:frame>
        <draw:frame presentation:style-name="pr8" draw:text-style-name="P8" draw:layer="layout" svg:width="26.002cm" svg:height="13.23cm" svg:x="1.187cm" svg:y="5.869cm" presentation:class="outline" presentation:user-transformed="true">
          <draw:text-box>
            <text:list text:style-name="L2" text:continue-numbering="true">
              <text:list-item>
                <text:p text:id="id98" text:style-name="P7"><text:span text:style-name="T4">Download, installation and start of the GRASS test suite</text:span></text:p>
              </text:list-item>
            </text:list>
            <text:list text:style-name="L4">
              <text:list-item>
                <text:list>
                  <text:list-item>
                    <text:p text:id="id99" text:style-name="P33"><text:span text:style-name="T4">Download the latest test suite <text:s/>from <text:s text:c="7"/></text:span><text:span text:style-name="T15">www-pool.math.tu-berlin.de/~soeren/grass/GRASS_TestSuite</text:span></text:p>
                  </text:list-item>
                </text:list>
              </text:list-item>
            </text:list>
            <text:list text:style-name="L4" text:continue-numbering="true">
              <text:list-item>
                <text:list text:continue-numbering="true">
                  <text:list-item>
                    <text:p text:id="id100" text:style-name="P33"><text:span text:style-name="T4">Unpack the tar.bz2 file in any directory</text:span></text:p>
                  </text:list-item>
                </text:list>
              </text:list-item>
            </text:list>
            <text:list text:style-name="L4" text:continue-numbering="true">
              <text:list-item>
                <text:list text:continue-numbering="true">
                  <text:list-item>
                    <text:p text:id="id101" text:style-name="P33"><text:span text:style-name="T4">Enter the GRASS_Testsuite directory and execute StarGRASS.sh</text:span></text:p>
                  </text:list-item>
                </text:list>
              </text:list-item>
            </text:list>
            <text:list text:style-name="L4" text:continue-numbering="true">
              <text:list-item>
                <text:list text:continue-numbering="true">
                  <text:list-item>
                    <text:p text:style-name="P33"><text:span text:style-name="T4">That's all!</text:span></text:p>
                  </text:list-item>
                </text:list>
              </text:list-item>
            </text:list>
          </draw:text-box>
        </draw:frame>
        <draw:frame draw:style-name="gr7" draw:text-style-name="P2" draw:layer="layout" svg:width="6.225cm" svg:height="0.578cm" svg:x="0.252cm" svg:y="20.16cm">
          <draw:text-box>
            <text:p text:style-name="P2"><text:span text:style-name="T2">©</text:span><text:span text:style-name="T3"> Sören Gebbert 2006</text:span></text:p>
          </draw:text-box>
        </draw:frame>
        <draw:rect draw:style-name="gr16" draw:text-style-name="P13" draw:layer="layout" svg:width="5.065cm" svg:height="1.323cm" svg:x="0.832cm" svg:y="0.533cm">
          <office:event-listeners>
            <presentation:event-listener script:event-name="dom:click" presentation:action="show" xlink:href="#page3" xlink:type="simple" xlink:show="new" xlink:actuate="onRequest"/>
          </office:event-listeners>
          <text:p text:style-name="P12"><text:span text:style-name="T8">1. Motivation</text:span></text:p>
        </draw:rect>
        <draw:rect draw:style-name="gr16" draw:text-style-name="P14" draw:layer="layout" svg:width="5.065cm" svg:height="1.323cm" svg:x="6.172cm" svg:y="0.533cm">
          <office:event-listeners>
            <presentation:event-listener script:event-name="dom:click" presentation:action="show" xlink:href="#page4" xlink:type="simple" xlink:show="new" xlink:actuate="onRequest"/>
          </office:event-listeners>
          <text:p text:style-name="P12"><text:span text:style-name="T9">2. Goals</text:span></text:p>
        </draw:rect>
        <draw:rect draw:style-name="gr16" draw:text-style-name="P14" draw:layer="layout" svg:width="5.065cm" svg:height="1.323cm" svg:x="11.448cm" svg:y="0.533cm">
          <office:event-listeners>
            <presentation:event-listener script:event-name="dom:click" presentation:action="show" xlink:href="#page5" xlink:type="simple" xlink:show="new" xlink:actuate="onRequest"/>
          </office:event-listeners>
          <text:p text:style-name="P12"><text:span text:style-name="T9">3. Functions</text:span></text:p>
        </draw:rect>
        <draw:rect draw:style-name="gr16" draw:text-style-name="P14" draw:layer="layout" svg:width="5.065cm" svg:height="1.323cm" svg:x="16.773cm" svg:y="0.533cm">
          <office:event-listeners>
            <presentation:event-listener script:event-name="dom:click" presentation:action="show" xlink:href="#page11" xlink:type="simple" xlink:show="new" xlink:actuate="onRequest"/>
          </office:event-listeners>
          <text:p text:style-name="P12"><text:span text:style-name="T9">4. Validation</text:span></text:p>
        </draw:rect>
        <draw:rect draw:style-name="gr15" draw:text-style-name="P16" draw:layer="layout" svg:width="5.065cm" svg:height="1.323cm" svg:x="22.074cm" svg:y="0.533cm">
          <office:event-listeners>
            <presentation:event-listener script:event-name="dom:click" presentation:action="show" xlink:href="#page13" xlink:type="simple" xlink:show="new" xlink:actuate="onRequest"/>
          </office:event-listeners>
          <text:p text:style-name="P12"><text:span text:style-name="T9">5. Handling</text:span></text:p>
        </draw:rect>
        <draw:g>
          <draw:line draw:style-name="gr9" draw:text-style-name="P1" draw:layer="layout" svg:x1="15.325cm" svg:y1="19.854cm" svg:x2="21.564cm" svg:y2="19.854cm">
            <text:p text:style-name="P2"/>
          </draw:line>
          <draw:polygon draw:style-name="gr10" draw:text-style-name="P1" draw:layer="layout" svg:width="3.189cm" svg:height="5.188cm" svg:x="13.908cm" svg:y="8.316cm" svg:viewBox="0 0 3190 5189" draw:points="3119,0 3072,139 2925,452 2531,1045 1417,2569 791,3402 272,4219 0,4826 272,5188 516,4735 1438,3154 2363,1761 2749,1084 3072,522 3164,313 3189,147 3149,0">
            <text:p text:style-name="P2"/>
          </draw:polygon>
          <draw:polyline draw:style-name="gr11" draw:text-style-name="P1" draw:layer="layout" svg:width="3.189cm" svg:height="5.188cm" svg:x="13.908cm" svg:y="8.316cm" svg:viewBox="0 0 3190 5189" draw:points="3119,0 3072,139 2925,452 2531,1045 1417,2569 791,3402 272,4219 0,4826 272,5188 516,4735 1438,3154 2363,1761 2749,1084 3072,522 3164,313 3189,147 3149,0 3119,0">
            <text:p text:style-name="P2"/>
          </draw:polyline>
          <draw:polygon draw:style-name="gr12" draw:text-style-name="P1" draw:layer="layout" svg:width="5.156cm" svg:height="11.023cm" svg:x="13.795cm" svg:y="5.396cm" svg:viewBox="0 0 5157 11024" draw:points="4696,0 4953,220 5092,454 5156,724 5136,1054 5077,1247 4934,1609 3784,3639 3096,4827 2496,5924 2056,6752 1239,8281 947,8884 527,9744 385,10136 248,10569 205,11023 0,9491 313,9291 491,8913 1193,7287 2037,5743 3052,3961 3828,2631 4628,1387 4797,977 4953,602 4953,401 4832,169 4714,45">
            <text:p text:style-name="P2"/>
          </draw:polygon>
          <draw:polyline draw:style-name="gr11" draw:text-style-name="P1" draw:layer="layout" svg:width="5.156cm" svg:height="11.023cm" svg:x="13.795cm" svg:y="5.396cm" svg:viewBox="0 0 5157 11024" draw:points="4696,0 4953,220 5092,454 5156,724 5136,1054 5077,1247 4934,1609 3784,3639 3096,4827 2496,5924 2056,6752 1239,8281 947,8884 527,9744 385,10136 248,10569 205,11023 0,9491 313,9291 491,8913 1193,7287 2037,5743 3052,3961 3828,2631 4628,1387 4797,977 4953,602 4953,401 4832,169 4714,45 4696,0">
            <text:p text:style-name="P2"/>
          </draw:polyline>
          <draw:polygon draw:style-name="gr12" draw:text-style-name="P1" draw:layer="layout" svg:width="1.378cm" svg:height="4.846cm" svg:x="16.606cm" svg:y="11.123cm" svg:viewBox="0 0 1379 4847" draw:points="0,4846 159,3879 349,3022 676,2145 973,1459 1276,552 1378,0 1362,653 1196,1583 855,2809 689,3493 631,3990 596,4280 56,4747">
            <text:p text:style-name="P2"/>
          </draw:polygon>
          <draw:polyline draw:style-name="gr11" draw:text-style-name="P1" draw:layer="layout" svg:width="1.378cm" svg:height="4.846cm" svg:x="16.606cm" svg:y="11.123cm" svg:viewBox="0 0 1379 4847" draw:points="0,4846 159,3879 349,3022 676,2145 973,1459 1276,552 1378,0 1362,653 1196,1583 855,2809 689,3493 631,3990 596,4280 56,4747 0,4846">
            <text:p text:style-name="P2"/>
          </draw:polyline>
          <draw:polygon draw:style-name="gr12" draw:text-style-name="P1" draw:layer="layout" svg:width="2.658cm" svg:height="11.476cm" svg:x="15.629cm" svg:y="5.025cm" svg:viewBox="0 0 2659 11477" draw:points="2569,0 2091,2932 1832,3810 1511,5018 931,7105 642,8290 345,9714 0,10731 429,11476 627,11232 955,8918 1686,5773 2193,3447 2598,855 2658,21">
            <text:p text:style-name="P2"/>
          </draw:polygon>
          <draw:polyline draw:style-name="gr11" draw:text-style-name="P1" draw:layer="layout" svg:width="2.658cm" svg:height="11.476cm" svg:x="15.629cm" svg:y="5.025cm" svg:viewBox="0 0 2659 11477" draw:points="2569,0 2091,2932 1832,3810 1511,5018 931,7105 642,8290 345,9714 0,10731 429,11476 627,11232 955,8918 1686,5773 2193,3447 2598,855 2658,21 2569,0">
            <text:p text:style-name="P2"/>
          </draw:polyline>
          <draw:polygon draw:style-name="gr12" draw:text-style-name="P1" draw:layer="layout" svg:width="6.675cm" svg:height="10.247cm" svg:x="9.416cm" svg:y="6.674cm" svg:viewBox="0 0 6676 10248" draw:points="36,0 464,506 2287,2963 3975,5350 5145,7154 6113,8767 6407,9340 6675,9784 6168,10247 6038,9706 5565,8915 5008,8092 4164,6830 2969,5136 2059,3841 1624,3172 1282,2610 699,1493 362,816 122,310 0,0">
            <text:p text:style-name="P2"/>
          </draw:polygon>
          <draw:polyline draw:style-name="gr11" draw:text-style-name="P1" draw:layer="layout" svg:width="6.675cm" svg:height="10.247cm" svg:x="9.416cm" svg:y="6.674cm" svg:viewBox="0 0 6676 10248" draw:points="36,0 464,506 2287,2963 3975,5350 5145,7154 6113,8767 6407,9340 6675,9784 6168,10247 6038,9706 5565,8915 5008,8092 4164,6830 2969,5136 2059,3841 1624,3172 1282,2610 699,1493 362,816 122,310 0,0 36,0">
            <text:p text:style-name="P2"/>
          </draw:polyline>
          <draw:polygon draw:style-name="gr12" draw:text-style-name="P1" draw:layer="layout" svg:width="1.618cm" svg:height="10.832cm" svg:x="12.668cm" svg:y="7.228cm" svg:viewBox="0 0 1619 10833" draw:points="1127,9654 663,6793 528,5674 136,2942 25,1616 0,0 303,1754 561,3680 946,6004 1152,7712 1618,10832 1240,10255">
            <text:p text:style-name="P2"/>
          </draw:polygon>
          <draw:polyline draw:style-name="gr11" draw:text-style-name="P1" draw:layer="layout" svg:width="1.618cm" svg:height="10.832cm" svg:x="12.668cm" svg:y="7.228cm" svg:viewBox="0 0 1619 10833" draw:points="1127,9654 663,6793 528,5674 136,2942 25,1616 0,0 303,1754 561,3680 946,6004 1152,7712 1618,10832 1240,10255 1127,9654">
            <text:p text:style-name="P2"/>
          </draw:polyline>
          <draw:polygon draw:style-name="gr12" draw:text-style-name="P1" draw:layer="layout" svg:width="0.809cm" svg:height="8.145cm" svg:x="13.854cm" svg:y="6.905cm" svg:viewBox="0 0 810 8146" draw:points="0,8145 54,6962 386,4613 497,3549 654,1715 673,0 809,0 765,2134 654,3143 370,5765 146,8083">
            <text:p text:style-name="P2"/>
          </draw:polygon>
          <draw:polyline draw:style-name="gr11" draw:text-style-name="P1" draw:layer="layout" svg:width="0.809cm" svg:height="8.145cm" svg:x="13.854cm" svg:y="6.905cm" svg:viewBox="0 0 810 8146" draw:points="0,8145 54,6962 386,4613 497,3549 654,1715 673,0 809,0 765,2134 654,3143 370,5765 146,8083 0,8145">
            <text:p text:style-name="P2"/>
          </draw:polyline>
          <draw:polygon draw:style-name="gr13" draw:text-style-name="P1" draw:layer="layout" svg:width="15.751cm" svg:height="8.444cm" svg:x="6.252cm" svg:y="11.955cm" svg:viewBox="0 0 15752 8445" draw:points="7928,6860 15535,0 15751,239 13479,2233 13747,2529 11462,4573 11808,4878 7904,8444 3966,4878 4310,4595 1934,2529 2275,2233 0,201 237,52">
            <text:p text:style-name="P2"/>
          </draw:polygon>
          <draw:polyline draw:style-name="gr14" draw:text-style-name="P1" draw:layer="layout" svg:width="15.751cm" svg:height="8.444cm" svg:x="6.252cm" svg:y="11.955cm" svg:viewBox="0 0 15752 8445" draw:points="7928,6860 15535,0 15751,239 13479,2233 13747,2529 11462,4573 11808,4878 7904,8444 3966,4878 4310,4595 1934,2529 2275,2233 0,201 237,52 7928,6860">
            <text:p text:style-name="P2"/>
          </draw:polyline>
          <draw:line draw:style-name="gr9" draw:text-style-name="P1" draw:layer="layout" svg:x1="6.457cm" svg:y1="19.822cm" svg:x2="12.918cm" svg:y2="19.822cm">
            <text:p text:style-name="P2"/>
          </draw:line>
          <draw:polygon draw:style-name="gr10" draw:text-style-name="P1" draw:layer="layout" svg:width="5.291cm" svg:height="9.46cm" svg:x="8.967cm" svg:y="8.651cm" svg:viewBox="0 0 5292 9461" draw:points="205,3062 449,3277 722,3616 1206,4285 1731,5068 2498,6275 3019,7188 3277,7606 3346,7850 4720,9022 4609,8645 4167,7389 3379,5624 2677,3949 2298,3156 1996,2548 1692,2068 1365,1542 1162,1248 991,977 722,706 285,310 0,0 663,545 1068,908 1576,1515 2591,2984 3346,4396 4302,6471 4731,7698 5291,9404 5227,9460 4707,9022 1952,6651 1731,6004 1488,5532 968,4456 620,3733 225,3062">
            <text:p text:style-name="P2"/>
          </draw:polygon>
          <draw:polyline draw:style-name="gr11" draw:text-style-name="P1" draw:layer="layout" svg:width="5.291cm" svg:height="9.46cm" svg:x="8.967cm" svg:y="8.651cm" svg:viewBox="0 0 5292 9461" draw:points="205,3062 449,3277 722,3616 1206,4285 1731,5068 2498,6275 3019,7188 3277,7606 3346,7850 4720,9022 4609,8645 4167,7389 3379,5624 2677,3949 2298,3156 1996,2548 1692,2068 1365,1542 1162,1248 991,977 722,706 285,310 0,0 663,545 1068,908 1576,1515 2591,2984 3346,4396 4302,6471 4731,7698 5291,9404 5227,9460 4707,9022 1952,6651 1731,6004 1488,5532 968,4456 620,3733 225,3062 205,3062">
            <text:p text:style-name="P2"/>
          </draw:polyline>
          <draw:polygon draw:style-name="gr12" draw:text-style-name="P1" draw:layer="layout" svg:width="1.506cm" svg:height="4.334cm" svg:x="13.523cm" svg:y="2.645cm" svg:viewBox="0 0 1507 4335" draw:points="857,4203 763,3796 799,3711 843,3668 833,3505 790,3449 741,3418 677,3295 720,3173 677,3094 618,3054 576,2963 585,2895 576,2854 516,2840 453,2773 474,2682 438,2633 385,2591 346,2541 346,2462 283,2409 258,2332 272,2249 378,2139 336,2034 272,1995 199,1925 171,1831 213,1795 272,1742 283,1655 272,1616 213,1564 155,1494 91,1433 77,1362 57,1311 136,1209 101,1147 171,1091 155,1017 136,969 77,899 33,809 0,755 0,679 19,617 0,394 33,465 101,273 121,161 155,62 258,0 283,83 346,161 474,201 599,222 677,342 696,465 677,578 741,695 857,739 901,809 989,896 1022,1027 1047,1270 1047,1362 1047,1454 1115,1494 1183,1612 1183,1703 1257,1803 1404,1845 1297,1995 1363,2195 1496,2279 1408,2409 1506,2541 1462,2660 1384,2840 1359,2933 1359,3094 1404,3295 1297,3449 1324,3668 1324,3850 1262,3928 1219,4050 1160,4182 1115,4334">
            <text:p text:style-name="P2"/>
          </draw:polygon>
          <draw:polyline draw:style-name="gr11" draw:text-style-name="P1" draw:layer="layout" svg:width="1.506cm" svg:height="4.334cm" svg:x="13.523cm" svg:y="2.645cm" svg:viewBox="0 0 1507 4335" draw:points="857,4203 763,3796 799,3711 843,3668 833,3505 790,3449 741,3418 677,3295 720,3173 677,3094 618,3054 576,2963 585,2895 576,2854 516,2840 453,2773 474,2682 438,2633 385,2591 346,2541 346,2462 283,2409 258,2332 272,2249 378,2139 336,2034 272,1995 199,1925 171,1831 213,1795 272,1742 283,1655 272,1616 213,1564 155,1494 91,1433 77,1362 57,1311 136,1209 101,1147 171,1091 155,1017 136,969 77,899 33,809 0,755 0,679 19,617 0,394 33,465 101,273 121,161 155,62 258,0 283,83 346,161 474,201 599,222 677,342 696,465 677,578 741,695 857,739 901,809 989,896 1022,1027 1047,1270 1047,1362 1047,1454 1115,1494 1183,1612 1183,1703 1257,1803 1404,1845 1297,1995 1363,2195 1496,2279 1408,2409 1506,2541 1462,2660 1384,2840 1359,2933 1359,3094 1404,3295 1297,3449 1324,3668 1324,3850 1262,3928 1219,4050 1160,4182 1115,4334 857,4203">
            <text:p text:style-name="P2"/>
          </draw:polyline>
          <draw:polyline draw:style-name="gr9" draw:text-style-name="P1" draw:layer="layout" svg:width="19.32cm" svg:height="17.096cm" svg:x="4.34cm" svg:y="1.079cm" svg:viewBox="0 0 19321 17097" draw:points="0,8584 9854,17096 19320,8514 9675,0 35,8645">
            <text:p text:style-name="P2"/>
          </draw:polylin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98" anim:sub-item="text" smil:attributeName="visibility" smil:to="visible"/>
                  <anim:transitionFilter smil:dur="2s" smil:targetElement="id98"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99" anim:sub-item="text" smil:attributeName="visibility" smil:to="visible"/>
                  <anim:transitionFilter smil:dur="2s" smil:targetElement="id99"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00" anim:sub-item="text" smil:attributeName="visibility" smil:to="visible"/>
                  <anim:transitionFilter smil:dur="2s" smil:targetElement="id100"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01" anim:sub-item="text" smil:attributeName="visibility" smil:to="visible"/>
                  <anim:transitionFilter smil:dur="2s" smil:targetElement="id101" anim:sub-item="text" smil:type="fade" smil:subtype="crossfade"/>
                </anim:par>
              </anim:par>
            </anim:par>
          </anim:seq>
        </anim:par>
        <presentation:notes draw:style-name="dp2">
          <draw:page-thumbnail draw:style-name="gr8" draw:layer="layout" svg:width="13.705cm" svg:height="10.279cm" svg:x="3.641cm" svg:y="2.853cm" draw:page-number="13" presentation:class="page"/>
          <draw:frame presentation:style-name="pr6" draw:text-style-name="P6" draw:layer="layout" svg:width="14.507cm" svg:height="11.411cm" svg:x="3.248cm" svg:y="14.13cm" presentation:class="notes" presentation:placeholder="true" presentation:user-transformed="true">
            <draw:text-box/>
          </draw:frame>
        </presentation:notes>
      </draw:page>
      <draw:page draw:name="page14" draw:style-name="dp1" draw:master-page-name="Standard" presentation:presentation-page-layout-name="AL2T1">
        <office:forms form:automatic-focus="false" form:apply-design-mode="false"/>
        <draw:frame presentation:style-name="pr1" draw:text-style-name="P19" draw:layer="layout" svg:width="23.91cm" svg:height="3.507cm" svg:x="2.057cm" svg:y="1.743cm" presentation:class="title" presentation:user-transformed="true">
          <draw:text-box>
            <text:p text:style-name="P2"><text:span text:style-name="T14">Handling of the test suite by examples</text:span></text:p>
          </draw:text-box>
        </draw:frame>
        <draw:frame presentation:style-name="pr9" draw:text-style-name="P8" draw:layer="layout" svg:width="26.002cm" svg:height="13.23cm" svg:x="1.187cm" svg:y="5.869cm" presentation:class="outline" presentation:user-transformed="true">
          <draw:text-box>
            <text:list text:style-name="L5">
              <text:list-item>
                <text:p text:id="id102" text:style-name="P7"><text:span text:style-name="T4">Execution of one and several tests</text:span></text:p>
              </text:list-item>
            </text:list>
            <text:list text:style-name="L6">
              <text:list-item>
                <text:list>
                  <text:list-item>
                    <text:p text:id="id103" text:style-name="P33"><text:span text:style-name="T4">Execution of g.version test</text:span></text:p>
                  </text:list-item>
                </text:list>
              </text:list-item>
            </text:list>
            <text:list text:style-name="L7">
              <text:list-item>
                <text:list>
                  <text:list-item>
                    <text:p text:id="id104" text:style-name="P33"><text:span text:style-name="T12">Execution of database (db.*) tests</text:span></text:p>
                  </text:list-item>
                </text:list>
              </text:list-item>
            </text:list>
            <text:list text:style-name="L6" text:continue-numbering="true">
              <text:list-item>
                <text:list text:continue-numbering="true">
                  <text:list-item>
                    <text:p text:id="id105" text:style-name="P33"><text:span text:style-name="T4">Execution of general (g.*) tests</text:span></text:p>
                  </text:list-item>
                </text:list>
              </text:list-item>
            </text:list>
            <text:list text:style-name="L6" text:continue-numbering="true">
              <text:list-item>
                <text:list text:continue-numbering="true">
                  <text:list-item>
                    <text:p text:style-name="P33"><text:span text:style-name="T4">Execution of Raster (r.*) tests</text:span></text:p>
                  </text:list-item>
                </text:list>
              </text:list-item>
            </text:list>
            <text:list text:style-name="L6" text:continue-numbering="true">
              <text:list-item>
                <text:list text:continue-numbering="true">
                  <text:list-item>
                    <text:p text:style-name="P33"><text:span text:style-name="T4">Execution of all available tests</text:span></text:p>
                  </text:list-item>
                </text:list>
              </text:list-item>
            </text:list>
            <text:list text:style-name="L7" text:continue-numbering="true">
              <text:list-item>
                <text:list text:continue-numbering="true">
                  <text:list-item>
                    <text:p text:style-name="P33"><text:span text:style-name="T12">Execution of g.version test with memory check</text:span></text:p>
                  </text:list-item>
                </text:list>
              </text:list-item>
            </text:list>
          </draw:text-box>
        </draw:frame>
        <draw:frame draw:style-name="gr7" draw:text-style-name="P2" draw:layer="layout" svg:width="6.225cm" svg:height="0.578cm" svg:x="0.252cm" svg:y="20.16cm">
          <draw:text-box>
            <text:p text:style-name="P2"><text:span text:style-name="T2">©</text:span><text:span text:style-name="T3"> Sören Gebbert 2006</text:span></text:p>
          </draw:text-box>
        </draw:frame>
        <draw:rect draw:style-name="gr16" draw:text-style-name="P13" draw:layer="layout" svg:width="5.065cm" svg:height="1.323cm" svg:x="0.832cm" svg:y="0.533cm">
          <office:event-listeners>
            <presentation:event-listener script:event-name="dom:click" presentation:action="show" xlink:href="#page3" xlink:type="simple" xlink:show="new" xlink:actuate="onRequest"/>
          </office:event-listeners>
          <text:p text:style-name="P12"><text:span text:style-name="T8">1. Motivation</text:span></text:p>
        </draw:rect>
        <draw:rect draw:style-name="gr16" draw:text-style-name="P14" draw:layer="layout" svg:width="5.065cm" svg:height="1.323cm" svg:x="6.172cm" svg:y="0.533cm">
          <office:event-listeners>
            <presentation:event-listener script:event-name="dom:click" presentation:action="show" xlink:href="#page4" xlink:type="simple" xlink:show="new" xlink:actuate="onRequest"/>
          </office:event-listeners>
          <text:p text:style-name="P12"><text:span text:style-name="T9">2. Goals</text:span></text:p>
        </draw:rect>
        <draw:rect draw:style-name="gr16" draw:text-style-name="P14" draw:layer="layout" svg:width="5.065cm" svg:height="1.323cm" svg:x="11.448cm" svg:y="0.533cm">
          <office:event-listeners>
            <presentation:event-listener script:event-name="dom:click" presentation:action="show" xlink:href="#page5" xlink:type="simple" xlink:show="new" xlink:actuate="onRequest"/>
          </office:event-listeners>
          <text:p text:style-name="P12"><text:span text:style-name="T9">3. Functions</text:span></text:p>
        </draw:rect>
        <draw:rect draw:style-name="gr16" draw:text-style-name="P14" draw:layer="layout" svg:width="5.065cm" svg:height="1.323cm" svg:x="16.773cm" svg:y="0.533cm">
          <office:event-listeners>
            <presentation:event-listener script:event-name="dom:click" presentation:action="show" xlink:href="#page11" xlink:type="simple" xlink:show="new" xlink:actuate="onRequest"/>
          </office:event-listeners>
          <text:p text:style-name="P12"><text:span text:style-name="T9">4. Validation</text:span></text:p>
        </draw:rect>
        <draw:rect draw:style-name="gr15" draw:text-style-name="P16" draw:layer="layout" svg:width="5.065cm" svg:height="1.323cm" svg:x="22.074cm" svg:y="0.533cm">
          <office:event-listeners>
            <presentation:event-listener script:event-name="dom:click" presentation:action="show" xlink:href="#page13" xlink:type="simple" xlink:show="new" xlink:actuate="onRequest"/>
          </office:event-listeners>
          <text:p text:style-name="P12"><text:span text:style-name="T9">5. Handling</text:span></text:p>
        </draw:rect>
        <draw:g>
          <draw:line draw:style-name="gr9" draw:text-style-name="P1" draw:layer="layout" svg:x1="15.325cm" svg:y1="19.854cm" svg:x2="21.564cm" svg:y2="19.854cm">
            <text:p text:style-name="P2"/>
          </draw:line>
          <draw:polygon draw:style-name="gr10" draw:text-style-name="P1" draw:layer="layout" svg:width="3.189cm" svg:height="5.188cm" svg:x="13.908cm" svg:y="8.316cm" svg:viewBox="0 0 3190 5189" draw:points="3119,0 3072,139 2925,452 2531,1045 1417,2569 791,3402 272,4219 0,4826 272,5188 516,4735 1438,3154 2363,1761 2749,1084 3072,522 3164,313 3189,147 3149,0">
            <text:p text:style-name="P2"/>
          </draw:polygon>
          <draw:polyline draw:style-name="gr11" draw:text-style-name="P1" draw:layer="layout" svg:width="3.189cm" svg:height="5.188cm" svg:x="13.908cm" svg:y="8.316cm" svg:viewBox="0 0 3190 5189" draw:points="3119,0 3072,139 2925,452 2531,1045 1417,2569 791,3402 272,4219 0,4826 272,5188 516,4735 1438,3154 2363,1761 2749,1084 3072,522 3164,313 3189,147 3149,0 3119,0">
            <text:p text:style-name="P2"/>
          </draw:polyline>
          <draw:polygon draw:style-name="gr12" draw:text-style-name="P1" draw:layer="layout" svg:width="5.156cm" svg:height="11.023cm" svg:x="13.795cm" svg:y="5.396cm" svg:viewBox="0 0 5157 11024" draw:points="4696,0 4953,220 5092,454 5156,724 5136,1054 5077,1247 4934,1609 3784,3639 3096,4827 2496,5924 2056,6752 1239,8281 947,8884 527,9744 385,10136 248,10569 205,11023 0,9491 313,9291 491,8913 1193,7287 2037,5743 3052,3961 3828,2631 4628,1387 4797,977 4953,602 4953,401 4832,169 4714,45">
            <text:p text:style-name="P2"/>
          </draw:polygon>
          <draw:polyline draw:style-name="gr11" draw:text-style-name="P1" draw:layer="layout" svg:width="5.156cm" svg:height="11.023cm" svg:x="13.795cm" svg:y="5.396cm" svg:viewBox="0 0 5157 11024" draw:points="4696,0 4953,220 5092,454 5156,724 5136,1054 5077,1247 4934,1609 3784,3639 3096,4827 2496,5924 2056,6752 1239,8281 947,8884 527,9744 385,10136 248,10569 205,11023 0,9491 313,9291 491,8913 1193,7287 2037,5743 3052,3961 3828,2631 4628,1387 4797,977 4953,602 4953,401 4832,169 4714,45 4696,0">
            <text:p text:style-name="P2"/>
          </draw:polyline>
          <draw:polygon draw:style-name="gr12" draw:text-style-name="P1" draw:layer="layout" svg:width="1.378cm" svg:height="4.846cm" svg:x="16.606cm" svg:y="11.123cm" svg:viewBox="0 0 1379 4847" draw:points="0,4846 159,3879 349,3022 676,2145 973,1459 1276,552 1378,0 1362,653 1196,1583 855,2809 689,3493 631,3990 596,4280 56,4747">
            <text:p text:style-name="P2"/>
          </draw:polygon>
          <draw:polyline draw:style-name="gr11" draw:text-style-name="P1" draw:layer="layout" svg:width="1.378cm" svg:height="4.846cm" svg:x="16.606cm" svg:y="11.123cm" svg:viewBox="0 0 1379 4847" draw:points="0,4846 159,3879 349,3022 676,2145 973,1459 1276,552 1378,0 1362,653 1196,1583 855,2809 689,3493 631,3990 596,4280 56,4747 0,4846">
            <text:p text:style-name="P2"/>
          </draw:polyline>
          <draw:polygon draw:style-name="gr12" draw:text-style-name="P1" draw:layer="layout" svg:width="2.658cm" svg:height="11.476cm" svg:x="15.629cm" svg:y="5.025cm" svg:viewBox="0 0 2659 11477" draw:points="2569,0 2091,2932 1832,3810 1511,5018 931,7105 642,8290 345,9714 0,10731 429,11476 627,11232 955,8918 1686,5773 2193,3447 2598,855 2658,21">
            <text:p text:style-name="P2"/>
          </draw:polygon>
          <draw:polyline draw:style-name="gr11" draw:text-style-name="P1" draw:layer="layout" svg:width="2.658cm" svg:height="11.476cm" svg:x="15.629cm" svg:y="5.025cm" svg:viewBox="0 0 2659 11477" draw:points="2569,0 2091,2932 1832,3810 1511,5018 931,7105 642,8290 345,9714 0,10731 429,11476 627,11232 955,8918 1686,5773 2193,3447 2598,855 2658,21 2569,0">
            <text:p text:style-name="P2"/>
          </draw:polyline>
          <draw:polygon draw:style-name="gr12" draw:text-style-name="P1" draw:layer="layout" svg:width="6.675cm" svg:height="10.247cm" svg:x="9.416cm" svg:y="6.674cm" svg:viewBox="0 0 6676 10248" draw:points="36,0 464,506 2287,2963 3975,5350 5145,7154 6113,8767 6407,9340 6675,9784 6168,10247 6038,9706 5565,8915 5008,8092 4164,6830 2969,5136 2059,3841 1624,3172 1282,2610 699,1493 362,816 122,310 0,0">
            <text:p text:style-name="P2"/>
          </draw:polygon>
          <draw:polyline draw:style-name="gr11" draw:text-style-name="P1" draw:layer="layout" svg:width="6.675cm" svg:height="10.247cm" svg:x="9.416cm" svg:y="6.674cm" svg:viewBox="0 0 6676 10248" draw:points="36,0 464,506 2287,2963 3975,5350 5145,7154 6113,8767 6407,9340 6675,9784 6168,10247 6038,9706 5565,8915 5008,8092 4164,6830 2969,5136 2059,3841 1624,3172 1282,2610 699,1493 362,816 122,310 0,0 36,0">
            <text:p text:style-name="P2"/>
          </draw:polyline>
          <draw:polygon draw:style-name="gr12" draw:text-style-name="P1" draw:layer="layout" svg:width="1.618cm" svg:height="10.832cm" svg:x="12.668cm" svg:y="7.228cm" svg:viewBox="0 0 1619 10833" draw:points="1127,9654 663,6793 528,5674 136,2942 25,1616 0,0 303,1754 561,3680 946,6004 1152,7712 1618,10832 1240,10255">
            <text:p text:style-name="P2"/>
          </draw:polygon>
          <draw:polyline draw:style-name="gr11" draw:text-style-name="P1" draw:layer="layout" svg:width="1.618cm" svg:height="10.832cm" svg:x="12.668cm" svg:y="7.228cm" svg:viewBox="0 0 1619 10833" draw:points="1127,9654 663,6793 528,5674 136,2942 25,1616 0,0 303,1754 561,3680 946,6004 1152,7712 1618,10832 1240,10255 1127,9654">
            <text:p text:style-name="P2"/>
          </draw:polyline>
          <draw:polygon draw:style-name="gr12" draw:text-style-name="P1" draw:layer="layout" svg:width="0.809cm" svg:height="8.145cm" svg:x="13.854cm" svg:y="6.905cm" svg:viewBox="0 0 810 8146" draw:points="0,8145 54,6962 386,4613 497,3549 654,1715 673,0 809,0 765,2134 654,3143 370,5765 146,8083">
            <text:p text:style-name="P2"/>
          </draw:polygon>
          <draw:polyline draw:style-name="gr11" draw:text-style-name="P1" draw:layer="layout" svg:width="0.809cm" svg:height="8.145cm" svg:x="13.854cm" svg:y="6.905cm" svg:viewBox="0 0 810 8146" draw:points="0,8145 54,6962 386,4613 497,3549 654,1715 673,0 809,0 765,2134 654,3143 370,5765 146,8083 0,8145">
            <text:p text:style-name="P2"/>
          </draw:polyline>
          <draw:polygon draw:style-name="gr13" draw:text-style-name="P1" draw:layer="layout" svg:width="15.751cm" svg:height="8.444cm" svg:x="6.252cm" svg:y="11.955cm" svg:viewBox="0 0 15752 8445" draw:points="7928,6860 15535,0 15751,239 13479,2233 13747,2529 11462,4573 11808,4878 7904,8444 3966,4878 4310,4595 1934,2529 2275,2233 0,201 237,52">
            <text:p text:style-name="P2"/>
          </draw:polygon>
          <draw:polyline draw:style-name="gr14" draw:text-style-name="P1" draw:layer="layout" svg:width="15.751cm" svg:height="8.444cm" svg:x="6.252cm" svg:y="11.955cm" svg:viewBox="0 0 15752 8445" draw:points="7928,6860 15535,0 15751,239 13479,2233 13747,2529 11462,4573 11808,4878 7904,8444 3966,4878 4310,4595 1934,2529 2275,2233 0,201 237,52 7928,6860">
            <text:p text:style-name="P2"/>
          </draw:polyline>
          <draw:line draw:style-name="gr9" draw:text-style-name="P1" draw:layer="layout" svg:x1="6.457cm" svg:y1="19.822cm" svg:x2="12.918cm" svg:y2="19.822cm">
            <text:p text:style-name="P2"/>
          </draw:line>
          <draw:polygon draw:style-name="gr10" draw:text-style-name="P1" draw:layer="layout" svg:width="5.291cm" svg:height="9.46cm" svg:x="8.967cm" svg:y="8.651cm" svg:viewBox="0 0 5292 9461" draw:points="205,3062 449,3277 722,3616 1206,4285 1731,5068 2498,6275 3019,7188 3277,7606 3346,7850 4720,9022 4609,8645 4167,7389 3379,5624 2677,3949 2298,3156 1996,2548 1692,2068 1365,1542 1162,1248 991,977 722,706 285,310 0,0 663,545 1068,908 1576,1515 2591,2984 3346,4396 4302,6471 4731,7698 5291,9404 5227,9460 4707,9022 1952,6651 1731,6004 1488,5532 968,4456 620,3733 225,3062">
            <text:p text:style-name="P2"/>
          </draw:polygon>
          <draw:polyline draw:style-name="gr11" draw:text-style-name="P1" draw:layer="layout" svg:width="5.291cm" svg:height="9.46cm" svg:x="8.967cm" svg:y="8.651cm" svg:viewBox="0 0 5292 9461" draw:points="205,3062 449,3277 722,3616 1206,4285 1731,5068 2498,6275 3019,7188 3277,7606 3346,7850 4720,9022 4609,8645 4167,7389 3379,5624 2677,3949 2298,3156 1996,2548 1692,2068 1365,1542 1162,1248 991,977 722,706 285,310 0,0 663,545 1068,908 1576,1515 2591,2984 3346,4396 4302,6471 4731,7698 5291,9404 5227,9460 4707,9022 1952,6651 1731,6004 1488,5532 968,4456 620,3733 225,3062 205,3062">
            <text:p text:style-name="P2"/>
          </draw:polyline>
          <draw:polygon draw:style-name="gr12" draw:text-style-name="P1" draw:layer="layout" svg:width="1.506cm" svg:height="4.334cm" svg:x="13.523cm" svg:y="2.645cm" svg:viewBox="0 0 1507 4335" draw:points="857,4203 763,3796 799,3711 843,3668 833,3505 790,3449 741,3418 677,3295 720,3173 677,3094 618,3054 576,2963 585,2895 576,2854 516,2840 453,2773 474,2682 438,2633 385,2591 346,2541 346,2462 283,2409 258,2332 272,2249 378,2139 336,2034 272,1995 199,1925 171,1831 213,1795 272,1742 283,1655 272,1616 213,1564 155,1494 91,1433 77,1362 57,1311 136,1209 101,1147 171,1091 155,1017 136,969 77,899 33,809 0,755 0,679 19,617 0,394 33,465 101,273 121,161 155,62 258,0 283,83 346,161 474,201 599,222 677,342 696,465 677,578 741,695 857,739 901,809 989,896 1022,1027 1047,1270 1047,1362 1047,1454 1115,1494 1183,1612 1183,1703 1257,1803 1404,1845 1297,1995 1363,2195 1496,2279 1408,2409 1506,2541 1462,2660 1384,2840 1359,2933 1359,3094 1404,3295 1297,3449 1324,3668 1324,3850 1262,3928 1219,4050 1160,4182 1115,4334">
            <text:p text:style-name="P2"/>
          </draw:polygon>
          <draw:polyline draw:style-name="gr11" draw:text-style-name="P1" draw:layer="layout" svg:width="1.506cm" svg:height="4.334cm" svg:x="13.523cm" svg:y="2.645cm" svg:viewBox="0 0 1507 4335" draw:points="857,4203 763,3796 799,3711 843,3668 833,3505 790,3449 741,3418 677,3295 720,3173 677,3094 618,3054 576,2963 585,2895 576,2854 516,2840 453,2773 474,2682 438,2633 385,2591 346,2541 346,2462 283,2409 258,2332 272,2249 378,2139 336,2034 272,1995 199,1925 171,1831 213,1795 272,1742 283,1655 272,1616 213,1564 155,1494 91,1433 77,1362 57,1311 136,1209 101,1147 171,1091 155,1017 136,969 77,899 33,809 0,755 0,679 19,617 0,394 33,465 101,273 121,161 155,62 258,0 283,83 346,161 474,201 599,222 677,342 696,465 677,578 741,695 857,739 901,809 989,896 1022,1027 1047,1270 1047,1362 1047,1454 1115,1494 1183,1612 1183,1703 1257,1803 1404,1845 1297,1995 1363,2195 1496,2279 1408,2409 1506,2541 1462,2660 1384,2840 1359,2933 1359,3094 1404,3295 1297,3449 1324,3668 1324,3850 1262,3928 1219,4050 1160,4182 1115,4334 857,4203">
            <text:p text:style-name="P2"/>
          </draw:polyline>
          <draw:polyline draw:style-name="gr9" draw:text-style-name="P1" draw:layer="layout" svg:width="19.32cm" svg:height="17.096cm" svg:x="4.34cm" svg:y="1.079cm" svg:viewBox="0 0 19321 17097" draw:points="0,8584 9854,17096 19320,8514 9675,0 35,8645">
            <text:p text:style-name="P2"/>
          </draw:polylin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02" anim:sub-item="text" smil:attributeName="visibility" smil:to="visible"/>
                  <anim:transitionFilter smil:dur="2s" smil:targetElement="id102"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03" anim:sub-item="text" smil:attributeName="visibility" smil:to="visible"/>
                  <anim:transitionFilter smil:dur="2s" smil:targetElement="id103"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04" anim:sub-item="text" smil:attributeName="visibility" smil:to="visible"/>
                  <anim:transitionFilter smil:dur="2s" smil:targetElement="id104"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05" anim:sub-item="text" smil:attributeName="visibility" smil:to="visible"/>
                  <anim:transitionFilter smil:dur="2s" smil:targetElement="id105" anim:sub-item="text" smil:type="fade" smil:subtype="crossfade"/>
                </anim:par>
              </anim:par>
            </anim:par>
          </anim:seq>
        </anim:par>
        <presentation:notes draw:style-name="dp2">
          <draw:page-thumbnail draw:style-name="gr8" draw:layer="layout" svg:width="13.705cm" svg:height="10.279cm" svg:x="3.641cm" svg:y="2.853cm" draw:page-number="14" presentation:class="page"/>
          <draw:frame presentation:style-name="pr6" draw:text-style-name="P6" draw:layer="layout" svg:width="14.507cm" svg:height="11.411cm" svg:x="3.248cm" svg:y="14.13cm" presentation:class="notes" presentation:placeholder="true" presentation:user-transformed="true">
            <draw:text-box/>
          </draw:frame>
        </presentation:notes>
      </draw:page>
      <draw:page draw:name="page15" draw:style-name="dp1" draw:master-page-name="Standard" presentation:presentation-page-layout-name="AL2T1">
        <office:forms form:automatic-focus="false" form:apply-design-mode="false"/>
        <draw:frame presentation:style-name="pr1" draw:text-style-name="P19" draw:layer="layout" svg:width="23.91cm" svg:height="3.507cm" svg:x="2.057cm" svg:y="1.743cm" presentation:class="title" presentation:user-transformed="true">
          <draw:text-box>
            <text:p text:style-name="P2"><text:span text:style-name="T14">Handling of the test suite by examples</text:span></text:p>
          </draw:text-box>
        </draw:frame>
        <draw:frame presentation:style-name="pr10" draw:text-style-name="P8" draw:layer="layout" svg:width="26.002cm" svg:height="13.23cm" svg:x="1.187cm" svg:y="5.869cm" presentation:class="outline" presentation:user-transformed="true">
          <draw:text-box>
            <text:list text:style-name="L8">
              <text:list-item>
                <text:p text:id="id106" text:style-name="P7"><text:span text:style-name="T4">Handling of the html output</text:span></text:p>
              </text:list-item>
            </text:list>
            <text:list text:style-name="L6" text:continue-numbering="true">
              <text:list-item>
                <text:list text:continue-numbering="true">
                  <text:list-item>
                    <text:p text:id="id107" text:style-name="P33"><text:span text:style-name="T4">The html summary</text:span></text:p>
                  </text:list-item>
                </text:list>
              </text:list-item>
            </text:list>
            <text:list text:style-name="L6" text:continue-numbering="true">
              <text:list-item>
                <text:list text:continue-numbering="true">
                  <text:list-item>
                    <text:p text:id="id108" text:style-name="P33"><text:span text:style-name="T4">The test suite logfile </text:span></text:p>
                  </text:list-item>
                </text:list>
              </text:list-item>
            </text:list>
            <text:list text:style-name="L6" text:continue-numbering="true">
              <text:list-item>
                <text:list text:continue-numbering="true">
                  <text:list-item>
                    <text:p text:id="id109" text:style-name="P33"><text:span text:style-name="T4">The source code of the processed test</text:span></text:p>
                  </text:list-item>
                </text:list>
              </text:list-item>
            </text:list>
            <text:list text:style-name="L6" text:continue-numbering="true">
              <text:list-item>
                <text:list text:continue-numbering="true">
                  <text:list-item>
                    <text:p text:style-name="P33"><text:span text:style-name="T4">The output of the memory checker</text:span></text:p>
                  </text:list-item>
                </text:list>
              </text:list-item>
            </text:list>
          </draw:text-box>
        </draw:frame>
        <draw:frame draw:style-name="gr7" draw:text-style-name="P2" draw:layer="layout" svg:width="6.225cm" svg:height="0.578cm" svg:x="0.252cm" svg:y="20.16cm">
          <draw:text-box>
            <text:p text:style-name="P2"><text:span text:style-name="T2">©</text:span><text:span text:style-name="T3"> Sören Gebbert 2006</text:span></text:p>
          </draw:text-box>
        </draw:frame>
        <draw:rect draw:style-name="gr16" draw:text-style-name="P13" draw:layer="layout" svg:width="5.065cm" svg:height="1.323cm" svg:x="0.832cm" svg:y="0.533cm">
          <office:event-listeners>
            <presentation:event-listener script:event-name="dom:click" presentation:action="show" xlink:href="#page3" xlink:type="simple" xlink:show="new" xlink:actuate="onRequest"/>
          </office:event-listeners>
          <text:p text:style-name="P12"><text:span text:style-name="T8">1. Motivation</text:span></text:p>
        </draw:rect>
        <draw:rect draw:style-name="gr16" draw:text-style-name="P14" draw:layer="layout" svg:width="5.065cm" svg:height="1.323cm" svg:x="6.172cm" svg:y="0.533cm">
          <office:event-listeners>
            <presentation:event-listener script:event-name="dom:click" presentation:action="show" xlink:href="#page4" xlink:type="simple" xlink:show="new" xlink:actuate="onRequest"/>
          </office:event-listeners>
          <text:p text:style-name="P12"><text:span text:style-name="T9">2. Goals</text:span></text:p>
        </draw:rect>
        <draw:rect draw:style-name="gr16" draw:text-style-name="P14" draw:layer="layout" svg:width="5.065cm" svg:height="1.323cm" svg:x="11.448cm" svg:y="0.533cm">
          <office:event-listeners>
            <presentation:event-listener script:event-name="dom:click" presentation:action="show" xlink:href="#page5" xlink:type="simple" xlink:show="new" xlink:actuate="onRequest"/>
          </office:event-listeners>
          <text:p text:style-name="P12"><text:span text:style-name="T9">3. Functions</text:span></text:p>
        </draw:rect>
        <draw:rect draw:style-name="gr16" draw:text-style-name="P14" draw:layer="layout" svg:width="5.065cm" svg:height="1.323cm" svg:x="16.773cm" svg:y="0.533cm">
          <office:event-listeners>
            <presentation:event-listener script:event-name="dom:click" presentation:action="show" xlink:href="#page11" xlink:type="simple" xlink:show="new" xlink:actuate="onRequest"/>
          </office:event-listeners>
          <text:p text:style-name="P12"><text:span text:style-name="T9">4. Validation</text:span></text:p>
        </draw:rect>
        <draw:rect draw:style-name="gr15" draw:text-style-name="P16" draw:layer="layout" svg:width="5.065cm" svg:height="1.323cm" svg:x="22.074cm" svg:y="0.533cm">
          <office:event-listeners>
            <presentation:event-listener script:event-name="dom:click" presentation:action="show" xlink:href="#page13" xlink:type="simple" xlink:show="new" xlink:actuate="onRequest"/>
          </office:event-listeners>
          <text:p text:style-name="P12"><text:span text:style-name="T9">5. Handling</text:span></text:p>
        </draw:rect>
        <draw:g>
          <draw:line draw:style-name="gr9" draw:text-style-name="P1" draw:layer="layout" svg:x1="15.325cm" svg:y1="19.854cm" svg:x2="21.564cm" svg:y2="19.854cm">
            <text:p text:style-name="P2"/>
          </draw:line>
          <draw:polygon draw:style-name="gr10" draw:text-style-name="P1" draw:layer="layout" svg:width="3.189cm" svg:height="5.188cm" svg:x="13.908cm" svg:y="8.316cm" svg:viewBox="0 0 3190 5189" draw:points="3119,0 3072,139 2925,452 2531,1045 1417,2569 791,3402 272,4219 0,4826 272,5188 516,4735 1438,3154 2363,1761 2749,1084 3072,522 3164,313 3189,147 3149,0">
            <text:p text:style-name="P2"/>
          </draw:polygon>
          <draw:polyline draw:style-name="gr11" draw:text-style-name="P1" draw:layer="layout" svg:width="3.189cm" svg:height="5.188cm" svg:x="13.908cm" svg:y="8.316cm" svg:viewBox="0 0 3190 5189" draw:points="3119,0 3072,139 2925,452 2531,1045 1417,2569 791,3402 272,4219 0,4826 272,5188 516,4735 1438,3154 2363,1761 2749,1084 3072,522 3164,313 3189,147 3149,0 3119,0">
            <text:p text:style-name="P2"/>
          </draw:polyline>
          <draw:polygon draw:style-name="gr12" draw:text-style-name="P1" draw:layer="layout" svg:width="5.156cm" svg:height="11.023cm" svg:x="13.795cm" svg:y="5.396cm" svg:viewBox="0 0 5157 11024" draw:points="4696,0 4953,220 5092,454 5156,724 5136,1054 5077,1247 4934,1609 3784,3639 3096,4827 2496,5924 2056,6752 1239,8281 947,8884 527,9744 385,10136 248,10569 205,11023 0,9491 313,9291 491,8913 1193,7287 2037,5743 3052,3961 3828,2631 4628,1387 4797,977 4953,602 4953,401 4832,169 4714,45">
            <text:p text:style-name="P2"/>
          </draw:polygon>
          <draw:polyline draw:style-name="gr11" draw:text-style-name="P1" draw:layer="layout" svg:width="5.156cm" svg:height="11.023cm" svg:x="13.795cm" svg:y="5.396cm" svg:viewBox="0 0 5157 11024" draw:points="4696,0 4953,220 5092,454 5156,724 5136,1054 5077,1247 4934,1609 3784,3639 3096,4827 2496,5924 2056,6752 1239,8281 947,8884 527,9744 385,10136 248,10569 205,11023 0,9491 313,9291 491,8913 1193,7287 2037,5743 3052,3961 3828,2631 4628,1387 4797,977 4953,602 4953,401 4832,169 4714,45 4696,0">
            <text:p text:style-name="P2"/>
          </draw:polyline>
          <draw:polygon draw:style-name="gr12" draw:text-style-name="P1" draw:layer="layout" svg:width="1.378cm" svg:height="4.846cm" svg:x="16.606cm" svg:y="11.123cm" svg:viewBox="0 0 1379 4847" draw:points="0,4846 159,3879 349,3022 676,2145 973,1459 1276,552 1378,0 1362,653 1196,1583 855,2809 689,3493 631,3990 596,4280 56,4747">
            <text:p text:style-name="P2"/>
          </draw:polygon>
          <draw:polyline draw:style-name="gr11" draw:text-style-name="P1" draw:layer="layout" svg:width="1.378cm" svg:height="4.846cm" svg:x="16.606cm" svg:y="11.123cm" svg:viewBox="0 0 1379 4847" draw:points="0,4846 159,3879 349,3022 676,2145 973,1459 1276,552 1378,0 1362,653 1196,1583 855,2809 689,3493 631,3990 596,4280 56,4747 0,4846">
            <text:p text:style-name="P2"/>
          </draw:polyline>
          <draw:polygon draw:style-name="gr12" draw:text-style-name="P1" draw:layer="layout" svg:width="2.658cm" svg:height="11.476cm" svg:x="15.629cm" svg:y="5.025cm" svg:viewBox="0 0 2659 11477" draw:points="2569,0 2091,2932 1832,3810 1511,5018 931,7105 642,8290 345,9714 0,10731 429,11476 627,11232 955,8918 1686,5773 2193,3447 2598,855 2658,21">
            <text:p text:style-name="P2"/>
          </draw:polygon>
          <draw:polyline draw:style-name="gr11" draw:text-style-name="P1" draw:layer="layout" svg:width="2.658cm" svg:height="11.476cm" svg:x="15.629cm" svg:y="5.025cm" svg:viewBox="0 0 2659 11477" draw:points="2569,0 2091,2932 1832,3810 1511,5018 931,7105 642,8290 345,9714 0,10731 429,11476 627,11232 955,8918 1686,5773 2193,3447 2598,855 2658,21 2569,0">
            <text:p text:style-name="P2"/>
          </draw:polyline>
          <draw:polygon draw:style-name="gr12" draw:text-style-name="P1" draw:layer="layout" svg:width="6.675cm" svg:height="10.247cm" svg:x="9.416cm" svg:y="6.674cm" svg:viewBox="0 0 6676 10248" draw:points="36,0 464,506 2287,2963 3975,5350 5145,7154 6113,8767 6407,9340 6675,9784 6168,10247 6038,9706 5565,8915 5008,8092 4164,6830 2969,5136 2059,3841 1624,3172 1282,2610 699,1493 362,816 122,310 0,0">
            <text:p text:style-name="P2"/>
          </draw:polygon>
          <draw:polyline draw:style-name="gr11" draw:text-style-name="P1" draw:layer="layout" svg:width="6.675cm" svg:height="10.247cm" svg:x="9.416cm" svg:y="6.674cm" svg:viewBox="0 0 6676 10248" draw:points="36,0 464,506 2287,2963 3975,5350 5145,7154 6113,8767 6407,9340 6675,9784 6168,10247 6038,9706 5565,8915 5008,8092 4164,6830 2969,5136 2059,3841 1624,3172 1282,2610 699,1493 362,816 122,310 0,0 36,0">
            <text:p text:style-name="P2"/>
          </draw:polyline>
          <draw:polygon draw:style-name="gr12" draw:text-style-name="P1" draw:layer="layout" svg:width="1.618cm" svg:height="10.832cm" svg:x="12.668cm" svg:y="7.228cm" svg:viewBox="0 0 1619 10833" draw:points="1127,9654 663,6793 528,5674 136,2942 25,1616 0,0 303,1754 561,3680 946,6004 1152,7712 1618,10832 1240,10255">
            <text:p text:style-name="P2"/>
          </draw:polygon>
          <draw:polyline draw:style-name="gr11" draw:text-style-name="P1" draw:layer="layout" svg:width="1.618cm" svg:height="10.832cm" svg:x="12.668cm" svg:y="7.228cm" svg:viewBox="0 0 1619 10833" draw:points="1127,9654 663,6793 528,5674 136,2942 25,1616 0,0 303,1754 561,3680 946,6004 1152,7712 1618,10832 1240,10255 1127,9654">
            <text:p text:style-name="P2"/>
          </draw:polyline>
          <draw:polygon draw:style-name="gr12" draw:text-style-name="P1" draw:layer="layout" svg:width="0.809cm" svg:height="8.145cm" svg:x="13.854cm" svg:y="6.905cm" svg:viewBox="0 0 810 8146" draw:points="0,8145 54,6962 386,4613 497,3549 654,1715 673,0 809,0 765,2134 654,3143 370,5765 146,8083">
            <text:p text:style-name="P2"/>
          </draw:polygon>
          <draw:polyline draw:style-name="gr11" draw:text-style-name="P1" draw:layer="layout" svg:width="0.809cm" svg:height="8.145cm" svg:x="13.854cm" svg:y="6.905cm" svg:viewBox="0 0 810 8146" draw:points="0,8145 54,6962 386,4613 497,3549 654,1715 673,0 809,0 765,2134 654,3143 370,5765 146,8083 0,8145">
            <text:p text:style-name="P2"/>
          </draw:polyline>
          <draw:polygon draw:style-name="gr13" draw:text-style-name="P1" draw:layer="layout" svg:width="15.751cm" svg:height="8.444cm" svg:x="6.252cm" svg:y="11.955cm" svg:viewBox="0 0 15752 8445" draw:points="7928,6860 15535,0 15751,239 13479,2233 13747,2529 11462,4573 11808,4878 7904,8444 3966,4878 4310,4595 1934,2529 2275,2233 0,201 237,52">
            <text:p text:style-name="P2"/>
          </draw:polygon>
          <draw:polyline draw:style-name="gr14" draw:text-style-name="P1" draw:layer="layout" svg:width="15.751cm" svg:height="8.444cm" svg:x="6.252cm" svg:y="11.955cm" svg:viewBox="0 0 15752 8445" draw:points="7928,6860 15535,0 15751,239 13479,2233 13747,2529 11462,4573 11808,4878 7904,8444 3966,4878 4310,4595 1934,2529 2275,2233 0,201 237,52 7928,6860">
            <text:p text:style-name="P2"/>
          </draw:polyline>
          <draw:line draw:style-name="gr9" draw:text-style-name="P1" draw:layer="layout" svg:x1="6.457cm" svg:y1="19.822cm" svg:x2="12.918cm" svg:y2="19.822cm">
            <text:p text:style-name="P2"/>
          </draw:line>
          <draw:polygon draw:style-name="gr10" draw:text-style-name="P1" draw:layer="layout" svg:width="5.291cm" svg:height="9.46cm" svg:x="8.967cm" svg:y="8.651cm" svg:viewBox="0 0 5292 9461" draw:points="205,3062 449,3277 722,3616 1206,4285 1731,5068 2498,6275 3019,7188 3277,7606 3346,7850 4720,9022 4609,8645 4167,7389 3379,5624 2677,3949 2298,3156 1996,2548 1692,2068 1365,1542 1162,1248 991,977 722,706 285,310 0,0 663,545 1068,908 1576,1515 2591,2984 3346,4396 4302,6471 4731,7698 5291,9404 5227,9460 4707,9022 1952,6651 1731,6004 1488,5532 968,4456 620,3733 225,3062">
            <text:p text:style-name="P2"/>
          </draw:polygon>
          <draw:polyline draw:style-name="gr11" draw:text-style-name="P1" draw:layer="layout" svg:width="5.291cm" svg:height="9.46cm" svg:x="8.967cm" svg:y="8.651cm" svg:viewBox="0 0 5292 9461" draw:points="205,3062 449,3277 722,3616 1206,4285 1731,5068 2498,6275 3019,7188 3277,7606 3346,7850 4720,9022 4609,8645 4167,7389 3379,5624 2677,3949 2298,3156 1996,2548 1692,2068 1365,1542 1162,1248 991,977 722,706 285,310 0,0 663,545 1068,908 1576,1515 2591,2984 3346,4396 4302,6471 4731,7698 5291,9404 5227,9460 4707,9022 1952,6651 1731,6004 1488,5532 968,4456 620,3733 225,3062 205,3062">
            <text:p text:style-name="P2"/>
          </draw:polyline>
          <draw:polygon draw:style-name="gr12" draw:text-style-name="P1" draw:layer="layout" svg:width="1.506cm" svg:height="4.334cm" svg:x="13.523cm" svg:y="2.645cm" svg:viewBox="0 0 1507 4335" draw:points="857,4203 763,3796 799,3711 843,3668 833,3505 790,3449 741,3418 677,3295 720,3173 677,3094 618,3054 576,2963 585,2895 576,2854 516,2840 453,2773 474,2682 438,2633 385,2591 346,2541 346,2462 283,2409 258,2332 272,2249 378,2139 336,2034 272,1995 199,1925 171,1831 213,1795 272,1742 283,1655 272,1616 213,1564 155,1494 91,1433 77,1362 57,1311 136,1209 101,1147 171,1091 155,1017 136,969 77,899 33,809 0,755 0,679 19,617 0,394 33,465 101,273 121,161 155,62 258,0 283,83 346,161 474,201 599,222 677,342 696,465 677,578 741,695 857,739 901,809 989,896 1022,1027 1047,1270 1047,1362 1047,1454 1115,1494 1183,1612 1183,1703 1257,1803 1404,1845 1297,1995 1363,2195 1496,2279 1408,2409 1506,2541 1462,2660 1384,2840 1359,2933 1359,3094 1404,3295 1297,3449 1324,3668 1324,3850 1262,3928 1219,4050 1160,4182 1115,4334">
            <text:p text:style-name="P2"/>
          </draw:polygon>
          <draw:polyline draw:style-name="gr11" draw:text-style-name="P1" draw:layer="layout" svg:width="1.506cm" svg:height="4.334cm" svg:x="13.523cm" svg:y="2.645cm" svg:viewBox="0 0 1507 4335" draw:points="857,4203 763,3796 799,3711 843,3668 833,3505 790,3449 741,3418 677,3295 720,3173 677,3094 618,3054 576,2963 585,2895 576,2854 516,2840 453,2773 474,2682 438,2633 385,2591 346,2541 346,2462 283,2409 258,2332 272,2249 378,2139 336,2034 272,1995 199,1925 171,1831 213,1795 272,1742 283,1655 272,1616 213,1564 155,1494 91,1433 77,1362 57,1311 136,1209 101,1147 171,1091 155,1017 136,969 77,899 33,809 0,755 0,679 19,617 0,394 33,465 101,273 121,161 155,62 258,0 283,83 346,161 474,201 599,222 677,342 696,465 677,578 741,695 857,739 901,809 989,896 1022,1027 1047,1270 1047,1362 1047,1454 1115,1494 1183,1612 1183,1703 1257,1803 1404,1845 1297,1995 1363,2195 1496,2279 1408,2409 1506,2541 1462,2660 1384,2840 1359,2933 1359,3094 1404,3295 1297,3449 1324,3668 1324,3850 1262,3928 1219,4050 1160,4182 1115,4334 857,4203">
            <text:p text:style-name="P2"/>
          </draw:polyline>
          <draw:polyline draw:style-name="gr9" draw:text-style-name="P1" draw:layer="layout" svg:width="19.32cm" svg:height="17.096cm" svg:x="4.34cm" svg:y="1.079cm" svg:viewBox="0 0 19321 17097" draw:points="0,8584 9854,17096 19320,8514 9675,0 35,8645">
            <text:p text:style-name="P2"/>
          </draw:polylin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06" anim:sub-item="text" smil:attributeName="visibility" smil:to="visible"/>
                  <anim:transitionFilter smil:dur="2s" smil:targetElement="id106"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07" anim:sub-item="text" smil:attributeName="visibility" smil:to="visible"/>
                  <anim:transitionFilter smil:dur="2s" smil:targetElement="id107"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08" anim:sub-item="text" smil:attributeName="visibility" smil:to="visible"/>
                  <anim:transitionFilter smil:dur="2s" smil:targetElement="id108"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09" anim:sub-item="text" smil:attributeName="visibility" smil:to="visible"/>
                  <anim:transitionFilter smil:dur="2s" smil:targetElement="id109" anim:sub-item="text" smil:type="fade" smil:subtype="crossfade"/>
                </anim:par>
              </anim:par>
            </anim:par>
          </anim:seq>
        </anim:par>
        <presentation:notes draw:style-name="dp2">
          <draw:page-thumbnail draw:style-name="gr8" draw:layer="layout" svg:width="13.705cm" svg:height="10.279cm" svg:x="3.641cm" svg:y="2.853cm" draw:page-number="15" presentation:class="page"/>
          <draw:frame presentation:style-name="pr6" draw:text-style-name="P6" draw:layer="layout" svg:width="14.507cm" svg:height="11.411cm" svg:x="3.248cm" svg:y="14.13cm" presentation:class="notes" presentation:placeholder="true" presentation:user-transformed="true">
            <draw:text-box/>
          </draw:frame>
        </presentation:notes>
      </draw:page>
      <draw:page draw:name="page16" draw:style-name="dp1" draw:master-page-name="Standard" presentation:presentation-page-layout-name="AL2T1">
        <office:forms form:automatic-focus="false" form:apply-design-mode="false"/>
        <draw:frame presentation:style-name="pr1" draw:text-style-name="P19" draw:layer="layout" svg:width="23.91cm" svg:height="3.507cm" svg:x="2.057cm" svg:y="1.743cm" presentation:class="title" presentation:user-transformed="true">
          <draw:text-box>
            <text:p text:style-name="P2"><text:span text:style-name="T14">Handling of the test suite by examples</text:span></text:p>
          </draw:text-box>
        </draw:frame>
        <draw:frame presentation:style-name="pr11" draw:text-style-name="P8" draw:layer="layout" svg:width="26.002cm" svg:height="13.23cm" svg:x="1.187cm" svg:y="5.869cm" presentation:class="outline" presentation:user-transformed="true">
          <draw:text-box>
            <text:list text:style-name="L9">
              <text:list-item>
                <text:p text:id="id110" text:style-name="P7"><text:span text:style-name="T4">Implementing a simple test</text:span></text:p>
              </text:list-item>
            </text:list>
            <text:list text:style-name="L6" text:continue-numbering="true">
              <text:list-item>
                <text:list text:continue-numbering="true">
                  <text:list-item>
                    <text:p text:id="id111" text:style-name="P33"><text:span text:style-name="T4">Use an existent test as skeleton <text:s/></text:span></text:p>
                  </text:list-item>
                </text:list>
              </text:list-item>
            </text:list>
            <text:list text:style-name="L6" text:continue-numbering="true">
              <text:list-item>
                <text:list text:continue-numbering="true">
                  <text:list-item>
                    <text:p text:id="id112" text:style-name="P33"><text:span text:style-name="T4">Look for extra options in the TestScriptTemplates file</text:span></text:p>
                  </text:list-item>
                </text:list>
              </text:list-item>
            </text:list>
            <text:list text:style-name="L6" text:continue-numbering="true">
              <text:list-item>
                <text:list text:continue-numbering="true">
                  <text:list-item>
                    <text:p text:id="id113" text:style-name="P33"><text:span text:style-name="T4">Execute the test</text:span></text:p>
                  </text:list-item>
                </text:list>
              </text:list-item>
            </text:list>
            <text:list text:style-name="L6" text:continue-numbering="true">
              <text:list-item>
                <text:list text:continue-numbering="true">
                  <text:list-item>
                    <text:p text:id="id114" text:style-name="P33"><text:span text:style-name="T4">Create an entry in the list file</text:span></text:p>
                  </text:list-item>
                </text:list>
              </text:list-item>
            </text:list>
          </draw:text-box>
        </draw:frame>
        <draw:frame draw:style-name="gr7" draw:text-style-name="P2" draw:layer="layout" svg:width="6.225cm" svg:height="0.578cm" svg:x="0.252cm" svg:y="20.16cm">
          <draw:text-box>
            <text:p text:style-name="P2"><text:span text:style-name="T2">©</text:span><text:span text:style-name="T3"> Sören Gebbert 2006</text:span></text:p>
          </draw:text-box>
        </draw:frame>
        <draw:rect draw:style-name="gr16" draw:text-style-name="P13" draw:layer="layout" svg:width="5.065cm" svg:height="1.323cm" svg:x="0.832cm" svg:y="0.533cm">
          <office:event-listeners>
            <presentation:event-listener script:event-name="dom:click" presentation:action="show" xlink:href="#page3" xlink:type="simple" xlink:show="new" xlink:actuate="onRequest"/>
          </office:event-listeners>
          <text:p text:style-name="P12"><text:span text:style-name="T8">1. Motivation</text:span></text:p>
        </draw:rect>
        <draw:rect draw:style-name="gr16" draw:text-style-name="P14" draw:layer="layout" svg:width="5.065cm" svg:height="1.323cm" svg:x="6.172cm" svg:y="0.533cm">
          <office:event-listeners>
            <presentation:event-listener script:event-name="dom:click" presentation:action="show" xlink:href="#page4" xlink:type="simple" xlink:show="new" xlink:actuate="onRequest"/>
          </office:event-listeners>
          <text:p text:style-name="P12"><text:span text:style-name="T9">2. Goals</text:span></text:p>
        </draw:rect>
        <draw:rect draw:style-name="gr16" draw:text-style-name="P14" draw:layer="layout" svg:width="5.065cm" svg:height="1.323cm" svg:x="11.448cm" svg:y="0.533cm">
          <office:event-listeners>
            <presentation:event-listener script:event-name="dom:click" presentation:action="show" xlink:href="#page5" xlink:type="simple" xlink:show="new" xlink:actuate="onRequest"/>
          </office:event-listeners>
          <text:p text:style-name="P12"><text:span text:style-name="T9">3. Functions</text:span></text:p>
        </draw:rect>
        <draw:rect draw:style-name="gr16" draw:text-style-name="P14" draw:layer="layout" svg:width="5.065cm" svg:height="1.323cm" svg:x="16.773cm" svg:y="0.533cm">
          <office:event-listeners>
            <presentation:event-listener script:event-name="dom:click" presentation:action="show" xlink:href="#page11" xlink:type="simple" xlink:show="new" xlink:actuate="onRequest"/>
          </office:event-listeners>
          <text:p text:style-name="P12"><text:span text:style-name="T9">4. Validation</text:span></text:p>
        </draw:rect>
        <draw:rect draw:style-name="gr15" draw:text-style-name="P16" draw:layer="layout" svg:width="5.065cm" svg:height="1.323cm" svg:x="22.074cm" svg:y="0.533cm">
          <office:event-listeners>
            <presentation:event-listener script:event-name="dom:click" presentation:action="show" xlink:href="#page13" xlink:type="simple" xlink:show="new" xlink:actuate="onRequest"/>
          </office:event-listeners>
          <text:p text:style-name="P12"><text:span text:style-name="T9">5. Handling</text:span></text:p>
        </draw:rect>
        <draw:g>
          <draw:line draw:style-name="gr9" draw:text-style-name="P1" draw:layer="layout" svg:x1="15.325cm" svg:y1="19.854cm" svg:x2="21.564cm" svg:y2="19.854cm">
            <text:p text:style-name="P2"/>
          </draw:line>
          <draw:polygon draw:style-name="gr10" draw:text-style-name="P1" draw:layer="layout" svg:width="3.189cm" svg:height="5.188cm" svg:x="13.908cm" svg:y="8.316cm" svg:viewBox="0 0 3190 5189" draw:points="3119,0 3072,139 2925,452 2531,1045 1417,2569 791,3402 272,4219 0,4826 272,5188 516,4735 1438,3154 2363,1761 2749,1084 3072,522 3164,313 3189,147 3149,0">
            <text:p text:style-name="P2"/>
          </draw:polygon>
          <draw:polyline draw:style-name="gr11" draw:text-style-name="P1" draw:layer="layout" svg:width="3.189cm" svg:height="5.188cm" svg:x="13.908cm" svg:y="8.316cm" svg:viewBox="0 0 3190 5189" draw:points="3119,0 3072,139 2925,452 2531,1045 1417,2569 791,3402 272,4219 0,4826 272,5188 516,4735 1438,3154 2363,1761 2749,1084 3072,522 3164,313 3189,147 3149,0 3119,0">
            <text:p text:style-name="P2"/>
          </draw:polyline>
          <draw:polygon draw:style-name="gr12" draw:text-style-name="P1" draw:layer="layout" svg:width="5.156cm" svg:height="11.023cm" svg:x="13.795cm" svg:y="5.396cm" svg:viewBox="0 0 5157 11024" draw:points="4696,0 4953,220 5092,454 5156,724 5136,1054 5077,1247 4934,1609 3784,3639 3096,4827 2496,5924 2056,6752 1239,8281 947,8884 527,9744 385,10136 248,10569 205,11023 0,9491 313,9291 491,8913 1193,7287 2037,5743 3052,3961 3828,2631 4628,1387 4797,977 4953,602 4953,401 4832,169 4714,45">
            <text:p text:style-name="P2"/>
          </draw:polygon>
          <draw:polyline draw:style-name="gr11" draw:text-style-name="P1" draw:layer="layout" svg:width="5.156cm" svg:height="11.023cm" svg:x="13.795cm" svg:y="5.396cm" svg:viewBox="0 0 5157 11024" draw:points="4696,0 4953,220 5092,454 5156,724 5136,1054 5077,1247 4934,1609 3784,3639 3096,4827 2496,5924 2056,6752 1239,8281 947,8884 527,9744 385,10136 248,10569 205,11023 0,9491 313,9291 491,8913 1193,7287 2037,5743 3052,3961 3828,2631 4628,1387 4797,977 4953,602 4953,401 4832,169 4714,45 4696,0">
            <text:p text:style-name="P2"/>
          </draw:polyline>
          <draw:polygon draw:style-name="gr12" draw:text-style-name="P1" draw:layer="layout" svg:width="1.378cm" svg:height="4.846cm" svg:x="16.606cm" svg:y="11.123cm" svg:viewBox="0 0 1379 4847" draw:points="0,4846 159,3879 349,3022 676,2145 973,1459 1276,552 1378,0 1362,653 1196,1583 855,2809 689,3493 631,3990 596,4280 56,4747">
            <text:p text:style-name="P2"/>
          </draw:polygon>
          <draw:polyline draw:style-name="gr11" draw:text-style-name="P1" draw:layer="layout" svg:width="1.378cm" svg:height="4.846cm" svg:x="16.606cm" svg:y="11.123cm" svg:viewBox="0 0 1379 4847" draw:points="0,4846 159,3879 349,3022 676,2145 973,1459 1276,552 1378,0 1362,653 1196,1583 855,2809 689,3493 631,3990 596,4280 56,4747 0,4846">
            <text:p text:style-name="P2"/>
          </draw:polyline>
          <draw:polygon draw:style-name="gr12" draw:text-style-name="P1" draw:layer="layout" svg:width="2.658cm" svg:height="11.476cm" svg:x="15.629cm" svg:y="5.025cm" svg:viewBox="0 0 2659 11477" draw:points="2569,0 2091,2932 1832,3810 1511,5018 931,7105 642,8290 345,9714 0,10731 429,11476 627,11232 955,8918 1686,5773 2193,3447 2598,855 2658,21">
            <text:p text:style-name="P2"/>
          </draw:polygon>
          <draw:polyline draw:style-name="gr11" draw:text-style-name="P1" draw:layer="layout" svg:width="2.658cm" svg:height="11.476cm" svg:x="15.629cm" svg:y="5.025cm" svg:viewBox="0 0 2659 11477" draw:points="2569,0 2091,2932 1832,3810 1511,5018 931,7105 642,8290 345,9714 0,10731 429,11476 627,11232 955,8918 1686,5773 2193,3447 2598,855 2658,21 2569,0">
            <text:p text:style-name="P2"/>
          </draw:polyline>
          <draw:polygon draw:style-name="gr12" draw:text-style-name="P1" draw:layer="layout" svg:width="6.675cm" svg:height="10.247cm" svg:x="9.416cm" svg:y="6.674cm" svg:viewBox="0 0 6676 10248" draw:points="36,0 464,506 2287,2963 3975,5350 5145,7154 6113,8767 6407,9340 6675,9784 6168,10247 6038,9706 5565,8915 5008,8092 4164,6830 2969,5136 2059,3841 1624,3172 1282,2610 699,1493 362,816 122,310 0,0">
            <text:p text:style-name="P2"/>
          </draw:polygon>
          <draw:polyline draw:style-name="gr11" draw:text-style-name="P1" draw:layer="layout" svg:width="6.675cm" svg:height="10.247cm" svg:x="9.416cm" svg:y="6.674cm" svg:viewBox="0 0 6676 10248" draw:points="36,0 464,506 2287,2963 3975,5350 5145,7154 6113,8767 6407,9340 6675,9784 6168,10247 6038,9706 5565,8915 5008,8092 4164,6830 2969,5136 2059,3841 1624,3172 1282,2610 699,1493 362,816 122,310 0,0 36,0">
            <text:p text:style-name="P2"/>
          </draw:polyline>
          <draw:polygon draw:style-name="gr12" draw:text-style-name="P1" draw:layer="layout" svg:width="1.618cm" svg:height="10.832cm" svg:x="12.668cm" svg:y="7.228cm" svg:viewBox="0 0 1619 10833" draw:points="1127,9654 663,6793 528,5674 136,2942 25,1616 0,0 303,1754 561,3680 946,6004 1152,7712 1618,10832 1240,10255">
            <text:p text:style-name="P2"/>
          </draw:polygon>
          <draw:polyline draw:style-name="gr11" draw:text-style-name="P1" draw:layer="layout" svg:width="1.618cm" svg:height="10.832cm" svg:x="12.668cm" svg:y="7.228cm" svg:viewBox="0 0 1619 10833" draw:points="1127,9654 663,6793 528,5674 136,2942 25,1616 0,0 303,1754 561,3680 946,6004 1152,7712 1618,10832 1240,10255 1127,9654">
            <text:p text:style-name="P2"/>
          </draw:polyline>
          <draw:polygon draw:style-name="gr12" draw:text-style-name="P1" draw:layer="layout" svg:width="0.809cm" svg:height="8.145cm" svg:x="13.854cm" svg:y="6.905cm" svg:viewBox="0 0 810 8146" draw:points="0,8145 54,6962 386,4613 497,3549 654,1715 673,0 809,0 765,2134 654,3143 370,5765 146,8083">
            <text:p text:style-name="P2"/>
          </draw:polygon>
          <draw:polyline draw:style-name="gr11" draw:text-style-name="P1" draw:layer="layout" svg:width="0.809cm" svg:height="8.145cm" svg:x="13.854cm" svg:y="6.905cm" svg:viewBox="0 0 810 8146" draw:points="0,8145 54,6962 386,4613 497,3549 654,1715 673,0 809,0 765,2134 654,3143 370,5765 146,8083 0,8145">
            <text:p text:style-name="P2"/>
          </draw:polyline>
          <draw:polygon draw:style-name="gr13" draw:text-style-name="P1" draw:layer="layout" svg:width="15.751cm" svg:height="8.444cm" svg:x="6.252cm" svg:y="11.955cm" svg:viewBox="0 0 15752 8445" draw:points="7928,6860 15535,0 15751,239 13479,2233 13747,2529 11462,4573 11808,4878 7904,8444 3966,4878 4310,4595 1934,2529 2275,2233 0,201 237,52">
            <text:p text:style-name="P2"/>
          </draw:polygon>
          <draw:polyline draw:style-name="gr14" draw:text-style-name="P1" draw:layer="layout" svg:width="15.751cm" svg:height="8.444cm" svg:x="6.252cm" svg:y="11.955cm" svg:viewBox="0 0 15752 8445" draw:points="7928,6860 15535,0 15751,239 13479,2233 13747,2529 11462,4573 11808,4878 7904,8444 3966,4878 4310,4595 1934,2529 2275,2233 0,201 237,52 7928,6860">
            <text:p text:style-name="P2"/>
          </draw:polyline>
          <draw:line draw:style-name="gr9" draw:text-style-name="P1" draw:layer="layout" svg:x1="6.457cm" svg:y1="19.822cm" svg:x2="12.918cm" svg:y2="19.822cm">
            <text:p text:style-name="P2"/>
          </draw:line>
          <draw:polygon draw:style-name="gr10" draw:text-style-name="P1" draw:layer="layout" svg:width="5.291cm" svg:height="9.46cm" svg:x="8.967cm" svg:y="8.651cm" svg:viewBox="0 0 5292 9461" draw:points="205,3062 449,3277 722,3616 1206,4285 1731,5068 2498,6275 3019,7188 3277,7606 3346,7850 4720,9022 4609,8645 4167,7389 3379,5624 2677,3949 2298,3156 1996,2548 1692,2068 1365,1542 1162,1248 991,977 722,706 285,310 0,0 663,545 1068,908 1576,1515 2591,2984 3346,4396 4302,6471 4731,7698 5291,9404 5227,9460 4707,9022 1952,6651 1731,6004 1488,5532 968,4456 620,3733 225,3062">
            <text:p text:style-name="P2"/>
          </draw:polygon>
          <draw:polyline draw:style-name="gr11" draw:text-style-name="P1" draw:layer="layout" svg:width="5.291cm" svg:height="9.46cm" svg:x="8.967cm" svg:y="8.651cm" svg:viewBox="0 0 5292 9461" draw:points="205,3062 449,3277 722,3616 1206,4285 1731,5068 2498,6275 3019,7188 3277,7606 3346,7850 4720,9022 4609,8645 4167,7389 3379,5624 2677,3949 2298,3156 1996,2548 1692,2068 1365,1542 1162,1248 991,977 722,706 285,310 0,0 663,545 1068,908 1576,1515 2591,2984 3346,4396 4302,6471 4731,7698 5291,9404 5227,9460 4707,9022 1952,6651 1731,6004 1488,5532 968,4456 620,3733 225,3062 205,3062">
            <text:p text:style-name="P2"/>
          </draw:polyline>
          <draw:polygon draw:style-name="gr12" draw:text-style-name="P1" draw:layer="layout" svg:width="1.506cm" svg:height="4.334cm" svg:x="13.523cm" svg:y="2.645cm" svg:viewBox="0 0 1507 4335" draw:points="857,4203 763,3796 799,3711 843,3668 833,3505 790,3449 741,3418 677,3295 720,3173 677,3094 618,3054 576,2963 585,2895 576,2854 516,2840 453,2773 474,2682 438,2633 385,2591 346,2541 346,2462 283,2409 258,2332 272,2249 378,2139 336,2034 272,1995 199,1925 171,1831 213,1795 272,1742 283,1655 272,1616 213,1564 155,1494 91,1433 77,1362 57,1311 136,1209 101,1147 171,1091 155,1017 136,969 77,899 33,809 0,755 0,679 19,617 0,394 33,465 101,273 121,161 155,62 258,0 283,83 346,161 474,201 599,222 677,342 696,465 677,578 741,695 857,739 901,809 989,896 1022,1027 1047,1270 1047,1362 1047,1454 1115,1494 1183,1612 1183,1703 1257,1803 1404,1845 1297,1995 1363,2195 1496,2279 1408,2409 1506,2541 1462,2660 1384,2840 1359,2933 1359,3094 1404,3295 1297,3449 1324,3668 1324,3850 1262,3928 1219,4050 1160,4182 1115,4334">
            <text:p text:style-name="P2"/>
          </draw:polygon>
          <draw:polyline draw:style-name="gr11" draw:text-style-name="P1" draw:layer="layout" svg:width="1.506cm" svg:height="4.334cm" svg:x="13.523cm" svg:y="2.645cm" svg:viewBox="0 0 1507 4335" draw:points="857,4203 763,3796 799,3711 843,3668 833,3505 790,3449 741,3418 677,3295 720,3173 677,3094 618,3054 576,2963 585,2895 576,2854 516,2840 453,2773 474,2682 438,2633 385,2591 346,2541 346,2462 283,2409 258,2332 272,2249 378,2139 336,2034 272,1995 199,1925 171,1831 213,1795 272,1742 283,1655 272,1616 213,1564 155,1494 91,1433 77,1362 57,1311 136,1209 101,1147 171,1091 155,1017 136,969 77,899 33,809 0,755 0,679 19,617 0,394 33,465 101,273 121,161 155,62 258,0 283,83 346,161 474,201 599,222 677,342 696,465 677,578 741,695 857,739 901,809 989,896 1022,1027 1047,1270 1047,1362 1047,1454 1115,1494 1183,1612 1183,1703 1257,1803 1404,1845 1297,1995 1363,2195 1496,2279 1408,2409 1506,2541 1462,2660 1384,2840 1359,2933 1359,3094 1404,3295 1297,3449 1324,3668 1324,3850 1262,3928 1219,4050 1160,4182 1115,4334 857,4203">
            <text:p text:style-name="P2"/>
          </draw:polyline>
          <draw:polyline draw:style-name="gr9" draw:text-style-name="P1" draw:layer="layout" svg:width="19.32cm" svg:height="17.096cm" svg:x="4.34cm" svg:y="1.079cm" svg:viewBox="0 0 19321 17097" draw:points="0,8584 9854,17096 19320,8514 9675,0 35,8645">
            <text:p text:style-name="P2"/>
          </draw:polylin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10" anim:sub-item="text" smil:attributeName="visibility" smil:to="visible"/>
                  <anim:transitionFilter smil:dur="2s" smil:targetElement="id110"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11" anim:sub-item="text" smil:attributeName="visibility" smil:to="visible"/>
                  <anim:transitionFilter smil:dur="2s" smil:targetElement="id111"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12" anim:sub-item="text" smil:attributeName="visibility" smil:to="visible"/>
                  <anim:transitionFilter smil:dur="2s" smil:targetElement="id112"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13" anim:sub-item="text" smil:attributeName="visibility" smil:to="visible"/>
                  <anim:transitionFilter smil:dur="2s" smil:targetElement="id113"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14" anim:sub-item="text" smil:attributeName="visibility" smil:to="visible"/>
                  <anim:transitionFilter smil:dur="2s" smil:targetElement="id114" anim:sub-item="text" smil:type="fade" smil:subtype="crossfade"/>
                </anim:par>
              </anim:par>
            </anim:par>
          </anim:seq>
        </anim:par>
        <presentation:notes draw:style-name="dp2">
          <draw:page-thumbnail draw:style-name="gr8" draw:layer="layout" svg:width="13.705cm" svg:height="10.279cm" svg:x="3.641cm" svg:y="2.853cm" draw:page-number="16" presentation:class="page"/>
          <draw:frame presentation:style-name="pr6" draw:text-style-name="P6" draw:layer="layout" svg:width="14.507cm" svg:height="11.411cm" svg:x="3.248cm" svg:y="14.13cm" presentation:class="notes" presentation:placeholder="true" presentation:user-transformed="true">
            <draw:text-box/>
          </draw:frame>
        </presentation:notes>
      </draw:page>
      <draw:page draw:name="page17" draw:style-name="dp1" draw:master-page-name="Standard" presentation:presentation-page-layout-name="AL2T1">
        <office:forms form:automatic-focus="false" form:apply-design-mode="false"/>
        <draw:frame presentation:style-name="pr1" draw:text-style-name="P19" draw:layer="layout" svg:width="23.91cm" svg:height="3.507cm" svg:x="2.057cm" svg:y="1.743cm" presentation:class="title" presentation:user-transformed="true">
          <draw:text-box>
            <text:p text:style-name="P2"><text:span text:style-name="T14">Handling of the test suite by examples</text:span></text:p>
          </draw:text-box>
        </draw:frame>
        <draw:frame presentation:style-name="pr12" draw:text-style-name="P8" draw:layer="layout" svg:width="26.002cm" svg:height="13.23cm" svg:x="1.187cm" svg:y="5.869cm" presentation:class="outline" presentation:user-transformed="true">
          <draw:text-box>
            <text:list text:style-name="L10">
              <text:list-item>
                <text:p text:id="id115" text:style-name="P7"><text:span text:style-name="T4">Implementation of a complex test of r.slope.aspect</text:span></text:p>
              </text:list-item>
            </text:list>
            <text:list text:style-name="L7" text:continue-numbering="true">
              <text:list-item>
                <text:list text:continue-numbering="true">
                  <text:list-item>
                    <text:p text:id="id116" text:style-name="P33"><text:span text:style-name="T4">Use an existing test as skeleton</text:span></text:p>
                  </text:list-item>
                </text:list>
              </text:list-item>
            </text:list>
            <text:list text:style-name="L7" text:continue-numbering="true">
              <text:list-item>
                <text:list text:continue-numbering="true">
                  <text:list-item>
                    <text:p text:id="id117" text:style-name="P33"><text:span text:style-name="T4">Look for extra option in the TestScriptTemplates file</text:span></text:p>
                  </text:list-item>
                </text:list>
              </text:list-item>
            </text:list>
            <text:list text:style-name="L6" text:continue-numbering="true">
              <text:list-item>
                <text:list text:continue-numbering="true">
                  <text:list-item>
                    <text:p text:id="id118" text:style-name="P33"><text:span text:style-name="T4">Handling of multiple Output</text:span></text:p>
                  </text:list-item>
                </text:list>
              </text:list-item>
            </text:list>
            <text:list text:style-name="L6" text:continue-numbering="true">
              <text:list-item>
                <text:list text:continue-numbering="true">
                  <text:list-item>
                    <text:p text:id="id119" text:style-name="P33"><text:span text:style-name="T4">Creation of the MD5 checksums</text:span></text:p>
                  </text:list-item>
                </text:list>
              </text:list-item>
            </text:list>
            <text:list text:style-name="L7" text:continue-numbering="true">
              <text:list-item>
                <text:list text:continue-numbering="true">
                  <text:list-item>
                    <text:p text:id="id120" text:style-name="P33"><text:span text:style-name="T4">Execute the test</text:span></text:p>
                  </text:list-item>
                </text:list>
              </text:list-item>
            </text:list>
            <text:list text:style-name="L7" text:continue-numbering="true">
              <text:list-item>
                <text:list text:continue-numbering="true">
                  <text:list-item>
                    <text:p text:id="id121" text:style-name="P33"><text:span text:style-name="T4">Create an entry in the raster.list file</text:span></text:p>
                  </text:list-item>
                </text:list>
              </text:list-item>
            </text:list>
          </draw:text-box>
        </draw:frame>
        <draw:frame draw:style-name="gr7" draw:text-style-name="P2" draw:layer="layout" svg:width="6.225cm" svg:height="0.578cm" svg:x="0.252cm" svg:y="20.16cm">
          <draw:text-box>
            <text:p text:style-name="P2"><text:span text:style-name="T2">©</text:span><text:span text:style-name="T3"> Sören Gebbert 2006</text:span></text:p>
          </draw:text-box>
        </draw:frame>
        <draw:rect draw:style-name="gr16" draw:text-style-name="P13" draw:layer="layout" svg:width="5.065cm" svg:height="1.323cm" svg:x="0.832cm" svg:y="0.533cm">
          <office:event-listeners>
            <presentation:event-listener script:event-name="dom:click" presentation:action="show" xlink:href="#page3" xlink:type="simple" xlink:show="new" xlink:actuate="onRequest"/>
          </office:event-listeners>
          <text:p text:style-name="P12"><text:span text:style-name="T8">1. Motivation</text:span></text:p>
        </draw:rect>
        <draw:rect draw:style-name="gr16" draw:text-style-name="P14" draw:layer="layout" svg:width="5.065cm" svg:height="1.323cm" svg:x="6.172cm" svg:y="0.533cm">
          <office:event-listeners>
            <presentation:event-listener script:event-name="dom:click" presentation:action="show" xlink:href="#page4" xlink:type="simple" xlink:show="new" xlink:actuate="onRequest"/>
          </office:event-listeners>
          <text:p text:style-name="P12"><text:span text:style-name="T9">2. Goals</text:span></text:p>
        </draw:rect>
        <draw:rect draw:style-name="gr16" draw:text-style-name="P14" draw:layer="layout" svg:width="5.065cm" svg:height="1.323cm" svg:x="11.448cm" svg:y="0.533cm">
          <office:event-listeners>
            <presentation:event-listener script:event-name="dom:click" presentation:action="show" xlink:href="#page5" xlink:type="simple" xlink:show="new" xlink:actuate="onRequest"/>
          </office:event-listeners>
          <text:p text:style-name="P12"><text:span text:style-name="T9">3. Functions</text:span></text:p>
        </draw:rect>
        <draw:rect draw:style-name="gr16" draw:text-style-name="P14" draw:layer="layout" svg:width="5.065cm" svg:height="1.323cm" svg:x="16.773cm" svg:y="0.533cm">
          <office:event-listeners>
            <presentation:event-listener script:event-name="dom:click" presentation:action="show" xlink:href="#page11" xlink:type="simple" xlink:show="new" xlink:actuate="onRequest"/>
          </office:event-listeners>
          <text:p text:style-name="P12"><text:span text:style-name="T9">4. Validation</text:span></text:p>
        </draw:rect>
        <draw:rect draw:style-name="gr15" draw:text-style-name="P16" draw:layer="layout" svg:width="5.065cm" svg:height="1.323cm" svg:x="22.074cm" svg:y="0.533cm">
          <office:event-listeners>
            <presentation:event-listener script:event-name="dom:click" presentation:action="show" xlink:href="#page13" xlink:type="simple" xlink:show="new" xlink:actuate="onRequest"/>
          </office:event-listeners>
          <text:p text:style-name="P12"><text:span text:style-name="T9">5. Handling</text:span></text:p>
        </draw:rect>
        <draw:g>
          <draw:line draw:style-name="gr9" draw:text-style-name="P1" draw:layer="layout" svg:x1="15.325cm" svg:y1="19.854cm" svg:x2="21.564cm" svg:y2="19.854cm">
            <text:p text:style-name="P2"/>
          </draw:line>
          <draw:polygon draw:style-name="gr10" draw:text-style-name="P1" draw:layer="layout" svg:width="3.189cm" svg:height="5.188cm" svg:x="13.908cm" svg:y="8.316cm" svg:viewBox="0 0 3190 5189" draw:points="3119,0 3072,139 2925,452 2531,1045 1417,2569 791,3402 272,4219 0,4826 272,5188 516,4735 1438,3154 2363,1761 2749,1084 3072,522 3164,313 3189,147 3149,0">
            <text:p text:style-name="P2"/>
          </draw:polygon>
          <draw:polyline draw:style-name="gr11" draw:text-style-name="P1" draw:layer="layout" svg:width="3.189cm" svg:height="5.188cm" svg:x="13.908cm" svg:y="8.316cm" svg:viewBox="0 0 3190 5189" draw:points="3119,0 3072,139 2925,452 2531,1045 1417,2569 791,3402 272,4219 0,4826 272,5188 516,4735 1438,3154 2363,1761 2749,1084 3072,522 3164,313 3189,147 3149,0 3119,0">
            <text:p text:style-name="P2"/>
          </draw:polyline>
          <draw:polygon draw:style-name="gr12" draw:text-style-name="P1" draw:layer="layout" svg:width="5.156cm" svg:height="11.023cm" svg:x="13.795cm" svg:y="5.396cm" svg:viewBox="0 0 5157 11024" draw:points="4696,0 4953,220 5092,454 5156,724 5136,1054 5077,1247 4934,1609 3784,3639 3096,4827 2496,5924 2056,6752 1239,8281 947,8884 527,9744 385,10136 248,10569 205,11023 0,9491 313,9291 491,8913 1193,7287 2037,5743 3052,3961 3828,2631 4628,1387 4797,977 4953,602 4953,401 4832,169 4714,45">
            <text:p text:style-name="P2"/>
          </draw:polygon>
          <draw:polyline draw:style-name="gr11" draw:text-style-name="P1" draw:layer="layout" svg:width="5.156cm" svg:height="11.023cm" svg:x="13.795cm" svg:y="5.396cm" svg:viewBox="0 0 5157 11024" draw:points="4696,0 4953,220 5092,454 5156,724 5136,1054 5077,1247 4934,1609 3784,3639 3096,4827 2496,5924 2056,6752 1239,8281 947,8884 527,9744 385,10136 248,10569 205,11023 0,9491 313,9291 491,8913 1193,7287 2037,5743 3052,3961 3828,2631 4628,1387 4797,977 4953,602 4953,401 4832,169 4714,45 4696,0">
            <text:p text:style-name="P2"/>
          </draw:polyline>
          <draw:polygon draw:style-name="gr12" draw:text-style-name="P1" draw:layer="layout" svg:width="1.378cm" svg:height="4.846cm" svg:x="16.606cm" svg:y="11.123cm" svg:viewBox="0 0 1379 4847" draw:points="0,4846 159,3879 349,3022 676,2145 973,1459 1276,552 1378,0 1362,653 1196,1583 855,2809 689,3493 631,3990 596,4280 56,4747">
            <text:p text:style-name="P2"/>
          </draw:polygon>
          <draw:polyline draw:style-name="gr11" draw:text-style-name="P1" draw:layer="layout" svg:width="1.378cm" svg:height="4.846cm" svg:x="16.606cm" svg:y="11.123cm" svg:viewBox="0 0 1379 4847" draw:points="0,4846 159,3879 349,3022 676,2145 973,1459 1276,552 1378,0 1362,653 1196,1583 855,2809 689,3493 631,3990 596,4280 56,4747 0,4846">
            <text:p text:style-name="P2"/>
          </draw:polyline>
          <draw:polygon draw:style-name="gr12" draw:text-style-name="P1" draw:layer="layout" svg:width="2.658cm" svg:height="11.476cm" svg:x="15.629cm" svg:y="5.025cm" svg:viewBox="0 0 2659 11477" draw:points="2569,0 2091,2932 1832,3810 1511,5018 931,7105 642,8290 345,9714 0,10731 429,11476 627,11232 955,8918 1686,5773 2193,3447 2598,855 2658,21">
            <text:p text:style-name="P2"/>
          </draw:polygon>
          <draw:polyline draw:style-name="gr11" draw:text-style-name="P1" draw:layer="layout" svg:width="2.658cm" svg:height="11.476cm" svg:x="15.629cm" svg:y="5.025cm" svg:viewBox="0 0 2659 11477" draw:points="2569,0 2091,2932 1832,3810 1511,5018 931,7105 642,8290 345,9714 0,10731 429,11476 627,11232 955,8918 1686,5773 2193,3447 2598,855 2658,21 2569,0">
            <text:p text:style-name="P2"/>
          </draw:polyline>
          <draw:polygon draw:style-name="gr12" draw:text-style-name="P1" draw:layer="layout" svg:width="6.675cm" svg:height="10.247cm" svg:x="9.416cm" svg:y="6.674cm" svg:viewBox="0 0 6676 10248" draw:points="36,0 464,506 2287,2963 3975,5350 5145,7154 6113,8767 6407,9340 6675,9784 6168,10247 6038,9706 5565,8915 5008,8092 4164,6830 2969,5136 2059,3841 1624,3172 1282,2610 699,1493 362,816 122,310 0,0">
            <text:p text:style-name="P2"/>
          </draw:polygon>
          <draw:polyline draw:style-name="gr11" draw:text-style-name="P1" draw:layer="layout" svg:width="6.675cm" svg:height="10.247cm" svg:x="9.416cm" svg:y="6.674cm" svg:viewBox="0 0 6676 10248" draw:points="36,0 464,506 2287,2963 3975,5350 5145,7154 6113,8767 6407,9340 6675,9784 6168,10247 6038,9706 5565,8915 5008,8092 4164,6830 2969,5136 2059,3841 1624,3172 1282,2610 699,1493 362,816 122,310 0,0 36,0">
            <text:p text:style-name="P2"/>
          </draw:polyline>
          <draw:polygon draw:style-name="gr12" draw:text-style-name="P1" draw:layer="layout" svg:width="1.618cm" svg:height="10.832cm" svg:x="12.668cm" svg:y="7.228cm" svg:viewBox="0 0 1619 10833" draw:points="1127,9654 663,6793 528,5674 136,2942 25,1616 0,0 303,1754 561,3680 946,6004 1152,7712 1618,10832 1240,10255">
            <text:p text:style-name="P2"/>
          </draw:polygon>
          <draw:polyline draw:style-name="gr11" draw:text-style-name="P1" draw:layer="layout" svg:width="1.618cm" svg:height="10.832cm" svg:x="12.668cm" svg:y="7.228cm" svg:viewBox="0 0 1619 10833" draw:points="1127,9654 663,6793 528,5674 136,2942 25,1616 0,0 303,1754 561,3680 946,6004 1152,7712 1618,10832 1240,10255 1127,9654">
            <text:p text:style-name="P2"/>
          </draw:polyline>
          <draw:polygon draw:style-name="gr12" draw:text-style-name="P1" draw:layer="layout" svg:width="0.809cm" svg:height="8.145cm" svg:x="13.854cm" svg:y="6.905cm" svg:viewBox="0 0 810 8146" draw:points="0,8145 54,6962 386,4613 497,3549 654,1715 673,0 809,0 765,2134 654,3143 370,5765 146,8083">
            <text:p text:style-name="P2"/>
          </draw:polygon>
          <draw:polyline draw:style-name="gr11" draw:text-style-name="P1" draw:layer="layout" svg:width="0.809cm" svg:height="8.145cm" svg:x="13.854cm" svg:y="6.905cm" svg:viewBox="0 0 810 8146" draw:points="0,8145 54,6962 386,4613 497,3549 654,1715 673,0 809,0 765,2134 654,3143 370,5765 146,8083 0,8145">
            <text:p text:style-name="P2"/>
          </draw:polyline>
          <draw:polygon draw:style-name="gr13" draw:text-style-name="P1" draw:layer="layout" svg:width="15.751cm" svg:height="8.444cm" svg:x="6.252cm" svg:y="11.955cm" svg:viewBox="0 0 15752 8445" draw:points="7928,6860 15535,0 15751,239 13479,2233 13747,2529 11462,4573 11808,4878 7904,8444 3966,4878 4310,4595 1934,2529 2275,2233 0,201 237,52">
            <text:p text:style-name="P2"/>
          </draw:polygon>
          <draw:polyline draw:style-name="gr14" draw:text-style-name="P1" draw:layer="layout" svg:width="15.751cm" svg:height="8.444cm" svg:x="6.252cm" svg:y="11.955cm" svg:viewBox="0 0 15752 8445" draw:points="7928,6860 15535,0 15751,239 13479,2233 13747,2529 11462,4573 11808,4878 7904,8444 3966,4878 4310,4595 1934,2529 2275,2233 0,201 237,52 7928,6860">
            <text:p text:style-name="P2"/>
          </draw:polyline>
          <draw:line draw:style-name="gr9" draw:text-style-name="P1" draw:layer="layout" svg:x1="6.457cm" svg:y1="19.822cm" svg:x2="12.918cm" svg:y2="19.822cm">
            <text:p text:style-name="P2"/>
          </draw:line>
          <draw:polygon draw:style-name="gr10" draw:text-style-name="P1" draw:layer="layout" svg:width="5.291cm" svg:height="9.46cm" svg:x="8.967cm" svg:y="8.651cm" svg:viewBox="0 0 5292 9461" draw:points="205,3062 449,3277 722,3616 1206,4285 1731,5068 2498,6275 3019,7188 3277,7606 3346,7850 4720,9022 4609,8645 4167,7389 3379,5624 2677,3949 2298,3156 1996,2548 1692,2068 1365,1542 1162,1248 991,977 722,706 285,310 0,0 663,545 1068,908 1576,1515 2591,2984 3346,4396 4302,6471 4731,7698 5291,9404 5227,9460 4707,9022 1952,6651 1731,6004 1488,5532 968,4456 620,3733 225,3062">
            <text:p text:style-name="P2"/>
          </draw:polygon>
          <draw:polyline draw:style-name="gr11" draw:text-style-name="P1" draw:layer="layout" svg:width="5.291cm" svg:height="9.46cm" svg:x="8.967cm" svg:y="8.651cm" svg:viewBox="0 0 5292 9461" draw:points="205,3062 449,3277 722,3616 1206,4285 1731,5068 2498,6275 3019,7188 3277,7606 3346,7850 4720,9022 4609,8645 4167,7389 3379,5624 2677,3949 2298,3156 1996,2548 1692,2068 1365,1542 1162,1248 991,977 722,706 285,310 0,0 663,545 1068,908 1576,1515 2591,2984 3346,4396 4302,6471 4731,7698 5291,9404 5227,9460 4707,9022 1952,6651 1731,6004 1488,5532 968,4456 620,3733 225,3062 205,3062">
            <text:p text:style-name="P2"/>
          </draw:polyline>
          <draw:polygon draw:style-name="gr12" draw:text-style-name="P1" draw:layer="layout" svg:width="1.506cm" svg:height="4.334cm" svg:x="13.523cm" svg:y="2.645cm" svg:viewBox="0 0 1507 4335" draw:points="857,4203 763,3796 799,3711 843,3668 833,3505 790,3449 741,3418 677,3295 720,3173 677,3094 618,3054 576,2963 585,2895 576,2854 516,2840 453,2773 474,2682 438,2633 385,2591 346,2541 346,2462 283,2409 258,2332 272,2249 378,2139 336,2034 272,1995 199,1925 171,1831 213,1795 272,1742 283,1655 272,1616 213,1564 155,1494 91,1433 77,1362 57,1311 136,1209 101,1147 171,1091 155,1017 136,969 77,899 33,809 0,755 0,679 19,617 0,394 33,465 101,273 121,161 155,62 258,0 283,83 346,161 474,201 599,222 677,342 696,465 677,578 741,695 857,739 901,809 989,896 1022,1027 1047,1270 1047,1362 1047,1454 1115,1494 1183,1612 1183,1703 1257,1803 1404,1845 1297,1995 1363,2195 1496,2279 1408,2409 1506,2541 1462,2660 1384,2840 1359,2933 1359,3094 1404,3295 1297,3449 1324,3668 1324,3850 1262,3928 1219,4050 1160,4182 1115,4334">
            <text:p text:style-name="P2"/>
          </draw:polygon>
          <draw:polyline draw:style-name="gr11" draw:text-style-name="P1" draw:layer="layout" svg:width="1.506cm" svg:height="4.334cm" svg:x="13.523cm" svg:y="2.645cm" svg:viewBox="0 0 1507 4335" draw:points="857,4203 763,3796 799,3711 843,3668 833,3505 790,3449 741,3418 677,3295 720,3173 677,3094 618,3054 576,2963 585,2895 576,2854 516,2840 453,2773 474,2682 438,2633 385,2591 346,2541 346,2462 283,2409 258,2332 272,2249 378,2139 336,2034 272,1995 199,1925 171,1831 213,1795 272,1742 283,1655 272,1616 213,1564 155,1494 91,1433 77,1362 57,1311 136,1209 101,1147 171,1091 155,1017 136,969 77,899 33,809 0,755 0,679 19,617 0,394 33,465 101,273 121,161 155,62 258,0 283,83 346,161 474,201 599,222 677,342 696,465 677,578 741,695 857,739 901,809 989,896 1022,1027 1047,1270 1047,1362 1047,1454 1115,1494 1183,1612 1183,1703 1257,1803 1404,1845 1297,1995 1363,2195 1496,2279 1408,2409 1506,2541 1462,2660 1384,2840 1359,2933 1359,3094 1404,3295 1297,3449 1324,3668 1324,3850 1262,3928 1219,4050 1160,4182 1115,4334 857,4203">
            <text:p text:style-name="P2"/>
          </draw:polyline>
          <draw:polyline draw:style-name="gr9" draw:text-style-name="P1" draw:layer="layout" svg:width="19.32cm" svg:height="17.096cm" svg:x="4.34cm" svg:y="1.079cm" svg:viewBox="0 0 19321 17097" draw:points="0,8584 9854,17096 19320,8514 9675,0 35,8645">
            <text:p text:style-name="P2"/>
          </draw:polylin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15" anim:sub-item="text" smil:attributeName="visibility" smil:to="visible"/>
                  <anim:transitionFilter smil:dur="2s" smil:targetElement="id115"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16" anim:sub-item="text" smil:attributeName="visibility" smil:to="visible"/>
                  <anim:transitionFilter smil:dur="2s" smil:targetElement="id116"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17" anim:sub-item="text" smil:attributeName="visibility" smil:to="visible"/>
                  <anim:transitionFilter smil:dur="2s" smil:targetElement="id117"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18" anim:sub-item="text" smil:attributeName="visibility" smil:to="visible"/>
                  <anim:transitionFilter smil:dur="2s" smil:targetElement="id118"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19" anim:sub-item="text" smil:attributeName="visibility" smil:to="visible"/>
                  <anim:transitionFilter smil:dur="2s" smil:targetElement="id119"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20" anim:sub-item="text" smil:attributeName="visibility" smil:to="visible"/>
                  <anim:transitionFilter smil:dur="2s" smil:targetElement="id120"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21" anim:sub-item="text" smil:attributeName="visibility" smil:to="visible"/>
                  <anim:transitionFilter smil:dur="2s" smil:targetElement="id121" anim:sub-item="text" smil:type="fade" smil:subtype="crossfade"/>
                </anim:par>
              </anim:par>
            </anim:par>
          </anim:seq>
        </anim:par>
        <presentation:notes draw:style-name="dp2">
          <draw:page-thumbnail draw:style-name="gr8" draw:layer="layout" svg:width="13.705cm" svg:height="10.279cm" svg:x="3.641cm" svg:y="2.853cm" draw:page-number="17" presentation:class="page"/>
          <draw:frame presentation:style-name="pr6" draw:text-style-name="P6" draw:layer="layout" svg:width="14.507cm" svg:height="11.411cm" svg:x="3.248cm" svg:y="14.13cm" presentation:class="notes" presentation:placeholder="true" presentation:user-transformed="true">
            <draw:text-box/>
          </draw:frame>
        </presentation:notes>
      </draw:page>
      <draw:page draw:name="page18" draw:style-name="dp1" draw:master-page-name="Standard" presentation:presentation-page-layout-name="AL2T1">
        <office:forms form:automatic-focus="false" form:apply-design-mode="false"/>
        <draw:frame presentation:style-name="pr1" draw:text-style-name="P19" draw:layer="layout" svg:width="23.91cm" svg:height="3.507cm" svg:x="2.057cm" svg:y="1.743cm" presentation:class="title" presentation:user-transformed="true">
          <draw:text-box>
            <text:p text:style-name="P2"><text:span text:style-name="T14">Perspectives</text:span></text:p>
          </draw:text-box>
        </draw:frame>
        <draw:frame presentation:style-name="pr5" draw:text-style-name="P32" draw:layer="layout" svg:width="26.002cm" svg:height="13.23cm" svg:x="1.187cm" svg:y="5.869cm" presentation:class="outline" presentation:user-transformed="true">
          <draw:text-box>
            <text:list text:style-name="L3">
              <text:list-item>
                <text:p text:id="id122" text:style-name="P10"><text:span text:style-name="T4">Provide a self test mechanism for all modules used within the test suite</text:span></text:p>
              </text:list-item>
            </text:list>
            <text:list text:style-name="L3">
              <text:list-item>
                <text:p text:id="id123" text:style-name="P10"><text:span text:style-name="T4">Integration of the test suite in the GRASS build system</text:span></text:p>
              </text:list-item>
            </text:list>
            <text:list text:style-name="L3">
              <text:list-item>
                <text:p text:id="id124" text:style-name="P10"><text:span text:style-name="T4">Encourage the acceptance of the test suite </text:span></text:p>
              </text:list-item>
            </text:list>
          </draw:text-box>
        </draw:frame>
        <draw:frame draw:style-name="gr7" draw:text-style-name="P2" draw:layer="layout" svg:width="6.225cm" svg:height="0.578cm" svg:x="0.252cm" svg:y="20.16cm">
          <draw:text-box>
            <text:p text:style-name="P2"><text:span text:style-name="T2">©</text:span><text:span text:style-name="T3"> Sören Gebbert 2006</text:span></text:p>
          </draw:text-box>
        </draw:frame>
        <draw:g>
          <draw:line draw:style-name="gr9" draw:text-style-name="P1" draw:layer="layout" svg:x1="15.325cm" svg:y1="19.854cm" svg:x2="21.564cm" svg:y2="19.854cm">
            <text:p text:style-name="P2"/>
          </draw:line>
          <draw:polygon draw:style-name="gr10" draw:text-style-name="P1" draw:layer="layout" svg:width="3.189cm" svg:height="5.188cm" svg:x="13.908cm" svg:y="8.316cm" svg:viewBox="0 0 3190 5189" draw:points="3119,0 3072,139 2925,452 2531,1045 1417,2569 791,3402 272,4219 0,4826 272,5188 516,4735 1438,3154 2363,1761 2749,1084 3072,522 3164,313 3189,147 3149,0">
            <text:p text:style-name="P2"/>
          </draw:polygon>
          <draw:polyline draw:style-name="gr11" draw:text-style-name="P1" draw:layer="layout" svg:width="3.189cm" svg:height="5.188cm" svg:x="13.908cm" svg:y="8.316cm" svg:viewBox="0 0 3190 5189" draw:points="3119,0 3072,139 2925,452 2531,1045 1417,2569 791,3402 272,4219 0,4826 272,5188 516,4735 1438,3154 2363,1761 2749,1084 3072,522 3164,313 3189,147 3149,0 3119,0">
            <text:p text:style-name="P2"/>
          </draw:polyline>
          <draw:polygon draw:style-name="gr12" draw:text-style-name="P1" draw:layer="layout" svg:width="5.156cm" svg:height="11.023cm" svg:x="13.795cm" svg:y="5.396cm" svg:viewBox="0 0 5157 11024" draw:points="4696,0 4953,220 5092,454 5156,724 5136,1054 5077,1247 4934,1609 3784,3639 3096,4827 2496,5924 2056,6752 1239,8281 947,8884 527,9744 385,10136 248,10569 205,11023 0,9491 313,9291 491,8913 1193,7287 2037,5743 3052,3961 3828,2631 4628,1387 4797,977 4953,602 4953,401 4832,169 4714,45">
            <text:p text:style-name="P2"/>
          </draw:polygon>
          <draw:polyline draw:style-name="gr11" draw:text-style-name="P1" draw:layer="layout" svg:width="5.156cm" svg:height="11.023cm" svg:x="13.795cm" svg:y="5.396cm" svg:viewBox="0 0 5157 11024" draw:points="4696,0 4953,220 5092,454 5156,724 5136,1054 5077,1247 4934,1609 3784,3639 3096,4827 2496,5924 2056,6752 1239,8281 947,8884 527,9744 385,10136 248,10569 205,11023 0,9491 313,9291 491,8913 1193,7287 2037,5743 3052,3961 3828,2631 4628,1387 4797,977 4953,602 4953,401 4832,169 4714,45 4696,0">
            <text:p text:style-name="P2"/>
          </draw:polyline>
          <draw:polygon draw:style-name="gr12" draw:text-style-name="P1" draw:layer="layout" svg:width="1.378cm" svg:height="4.846cm" svg:x="16.606cm" svg:y="11.123cm" svg:viewBox="0 0 1379 4847" draw:points="0,4846 159,3879 349,3022 676,2145 973,1459 1276,552 1378,0 1362,653 1196,1583 855,2809 689,3493 631,3990 596,4280 56,4747">
            <text:p text:style-name="P2"/>
          </draw:polygon>
          <draw:polyline draw:style-name="gr11" draw:text-style-name="P1" draw:layer="layout" svg:width="1.378cm" svg:height="4.846cm" svg:x="16.606cm" svg:y="11.123cm" svg:viewBox="0 0 1379 4847" draw:points="0,4846 159,3879 349,3022 676,2145 973,1459 1276,552 1378,0 1362,653 1196,1583 855,2809 689,3493 631,3990 596,4280 56,4747 0,4846">
            <text:p text:style-name="P2"/>
          </draw:polyline>
          <draw:polygon draw:style-name="gr12" draw:text-style-name="P1" draw:layer="layout" svg:width="2.658cm" svg:height="11.476cm" svg:x="15.629cm" svg:y="5.025cm" svg:viewBox="0 0 2659 11477" draw:points="2569,0 2091,2932 1832,3810 1511,5018 931,7105 642,8290 345,9714 0,10731 429,11476 627,11232 955,8918 1686,5773 2193,3447 2598,855 2658,21">
            <text:p text:style-name="P2"/>
          </draw:polygon>
          <draw:polyline draw:style-name="gr11" draw:text-style-name="P1" draw:layer="layout" svg:width="2.658cm" svg:height="11.476cm" svg:x="15.629cm" svg:y="5.025cm" svg:viewBox="0 0 2659 11477" draw:points="2569,0 2091,2932 1832,3810 1511,5018 931,7105 642,8290 345,9714 0,10731 429,11476 627,11232 955,8918 1686,5773 2193,3447 2598,855 2658,21 2569,0">
            <text:p text:style-name="P2"/>
          </draw:polyline>
          <draw:polygon draw:style-name="gr12" draw:text-style-name="P1" draw:layer="layout" svg:width="6.675cm" svg:height="10.247cm" svg:x="9.416cm" svg:y="6.674cm" svg:viewBox="0 0 6676 10248" draw:points="36,0 464,506 2287,2963 3975,5350 5145,7154 6113,8767 6407,9340 6675,9784 6168,10247 6038,9706 5565,8915 5008,8092 4164,6830 2969,5136 2059,3841 1624,3172 1282,2610 699,1493 362,816 122,310 0,0">
            <text:p text:style-name="P2"/>
          </draw:polygon>
          <draw:polyline draw:style-name="gr11" draw:text-style-name="P1" draw:layer="layout" svg:width="6.675cm" svg:height="10.247cm" svg:x="9.416cm" svg:y="6.674cm" svg:viewBox="0 0 6676 10248" draw:points="36,0 464,506 2287,2963 3975,5350 5145,7154 6113,8767 6407,9340 6675,9784 6168,10247 6038,9706 5565,8915 5008,8092 4164,6830 2969,5136 2059,3841 1624,3172 1282,2610 699,1493 362,816 122,310 0,0 36,0">
            <text:p text:style-name="P2"/>
          </draw:polyline>
          <draw:polygon draw:style-name="gr12" draw:text-style-name="P1" draw:layer="layout" svg:width="1.618cm" svg:height="10.832cm" svg:x="12.668cm" svg:y="7.228cm" svg:viewBox="0 0 1619 10833" draw:points="1127,9654 663,6793 528,5674 136,2942 25,1616 0,0 303,1754 561,3680 946,6004 1152,7712 1618,10832 1240,10255">
            <text:p text:style-name="P2"/>
          </draw:polygon>
          <draw:polyline draw:style-name="gr11" draw:text-style-name="P1" draw:layer="layout" svg:width="1.618cm" svg:height="10.832cm" svg:x="12.668cm" svg:y="7.228cm" svg:viewBox="0 0 1619 10833" draw:points="1127,9654 663,6793 528,5674 136,2942 25,1616 0,0 303,1754 561,3680 946,6004 1152,7712 1618,10832 1240,10255 1127,9654">
            <text:p text:style-name="P2"/>
          </draw:polyline>
          <draw:polygon draw:style-name="gr12" draw:text-style-name="P1" draw:layer="layout" svg:width="0.809cm" svg:height="8.145cm" svg:x="13.854cm" svg:y="6.905cm" svg:viewBox="0 0 810 8146" draw:points="0,8145 54,6962 386,4613 497,3549 654,1715 673,0 809,0 765,2134 654,3143 370,5765 146,8083">
            <text:p text:style-name="P2"/>
          </draw:polygon>
          <draw:polyline draw:style-name="gr11" draw:text-style-name="P1" draw:layer="layout" svg:width="0.809cm" svg:height="8.145cm" svg:x="13.854cm" svg:y="6.905cm" svg:viewBox="0 0 810 8146" draw:points="0,8145 54,6962 386,4613 497,3549 654,1715 673,0 809,0 765,2134 654,3143 370,5765 146,8083 0,8145">
            <text:p text:style-name="P2"/>
          </draw:polyline>
          <draw:polygon draw:style-name="gr13" draw:text-style-name="P1" draw:layer="layout" svg:width="15.751cm" svg:height="8.444cm" svg:x="6.252cm" svg:y="11.955cm" svg:viewBox="0 0 15752 8445" draw:points="7928,6860 15535,0 15751,239 13479,2233 13747,2529 11462,4573 11808,4878 7904,8444 3966,4878 4310,4595 1934,2529 2275,2233 0,201 237,52">
            <text:p text:style-name="P2"/>
          </draw:polygon>
          <draw:polyline draw:style-name="gr14" draw:text-style-name="P1" draw:layer="layout" svg:width="15.751cm" svg:height="8.444cm" svg:x="6.252cm" svg:y="11.955cm" svg:viewBox="0 0 15752 8445" draw:points="7928,6860 15535,0 15751,239 13479,2233 13747,2529 11462,4573 11808,4878 7904,8444 3966,4878 4310,4595 1934,2529 2275,2233 0,201 237,52 7928,6860">
            <text:p text:style-name="P2"/>
          </draw:polyline>
          <draw:line draw:style-name="gr9" draw:text-style-name="P1" draw:layer="layout" svg:x1="6.457cm" svg:y1="19.822cm" svg:x2="12.918cm" svg:y2="19.822cm">
            <text:p text:style-name="P2"/>
          </draw:line>
          <draw:polygon draw:style-name="gr10" draw:text-style-name="P1" draw:layer="layout" svg:width="5.291cm" svg:height="9.46cm" svg:x="8.967cm" svg:y="8.651cm" svg:viewBox="0 0 5292 9461" draw:points="205,3062 449,3277 722,3616 1206,4285 1731,5068 2498,6275 3019,7188 3277,7606 3346,7850 4720,9022 4609,8645 4167,7389 3379,5624 2677,3949 2298,3156 1996,2548 1692,2068 1365,1542 1162,1248 991,977 722,706 285,310 0,0 663,545 1068,908 1576,1515 2591,2984 3346,4396 4302,6471 4731,7698 5291,9404 5227,9460 4707,9022 1952,6651 1731,6004 1488,5532 968,4456 620,3733 225,3062">
            <text:p text:style-name="P2"/>
          </draw:polygon>
          <draw:polyline draw:style-name="gr11" draw:text-style-name="P1" draw:layer="layout" svg:width="5.291cm" svg:height="9.46cm" svg:x="8.967cm" svg:y="8.651cm" svg:viewBox="0 0 5292 9461" draw:points="205,3062 449,3277 722,3616 1206,4285 1731,5068 2498,6275 3019,7188 3277,7606 3346,7850 4720,9022 4609,8645 4167,7389 3379,5624 2677,3949 2298,3156 1996,2548 1692,2068 1365,1542 1162,1248 991,977 722,706 285,310 0,0 663,545 1068,908 1576,1515 2591,2984 3346,4396 4302,6471 4731,7698 5291,9404 5227,9460 4707,9022 1952,6651 1731,6004 1488,5532 968,4456 620,3733 225,3062 205,3062">
            <text:p text:style-name="P2"/>
          </draw:polyline>
          <draw:polygon draw:style-name="gr12" draw:text-style-name="P1" draw:layer="layout" svg:width="1.506cm" svg:height="4.334cm" svg:x="13.523cm" svg:y="2.645cm" svg:viewBox="0 0 1507 4335" draw:points="857,4203 763,3796 799,3711 843,3668 833,3505 790,3449 741,3418 677,3295 720,3173 677,3094 618,3054 576,2963 585,2895 576,2854 516,2840 453,2773 474,2682 438,2633 385,2591 346,2541 346,2462 283,2409 258,2332 272,2249 378,2139 336,2034 272,1995 199,1925 171,1831 213,1795 272,1742 283,1655 272,1616 213,1564 155,1494 91,1433 77,1362 57,1311 136,1209 101,1147 171,1091 155,1017 136,969 77,899 33,809 0,755 0,679 19,617 0,394 33,465 101,273 121,161 155,62 258,0 283,83 346,161 474,201 599,222 677,342 696,465 677,578 741,695 857,739 901,809 989,896 1022,1027 1047,1270 1047,1362 1047,1454 1115,1494 1183,1612 1183,1703 1257,1803 1404,1845 1297,1995 1363,2195 1496,2279 1408,2409 1506,2541 1462,2660 1384,2840 1359,2933 1359,3094 1404,3295 1297,3449 1324,3668 1324,3850 1262,3928 1219,4050 1160,4182 1115,4334">
            <text:p text:style-name="P2"/>
          </draw:polygon>
          <draw:polyline draw:style-name="gr11" draw:text-style-name="P1" draw:layer="layout" svg:width="1.506cm" svg:height="4.334cm" svg:x="13.523cm" svg:y="2.645cm" svg:viewBox="0 0 1507 4335" draw:points="857,4203 763,3796 799,3711 843,3668 833,3505 790,3449 741,3418 677,3295 720,3173 677,3094 618,3054 576,2963 585,2895 576,2854 516,2840 453,2773 474,2682 438,2633 385,2591 346,2541 346,2462 283,2409 258,2332 272,2249 378,2139 336,2034 272,1995 199,1925 171,1831 213,1795 272,1742 283,1655 272,1616 213,1564 155,1494 91,1433 77,1362 57,1311 136,1209 101,1147 171,1091 155,1017 136,969 77,899 33,809 0,755 0,679 19,617 0,394 33,465 101,273 121,161 155,62 258,0 283,83 346,161 474,201 599,222 677,342 696,465 677,578 741,695 857,739 901,809 989,896 1022,1027 1047,1270 1047,1362 1047,1454 1115,1494 1183,1612 1183,1703 1257,1803 1404,1845 1297,1995 1363,2195 1496,2279 1408,2409 1506,2541 1462,2660 1384,2840 1359,2933 1359,3094 1404,3295 1297,3449 1324,3668 1324,3850 1262,3928 1219,4050 1160,4182 1115,4334 857,4203">
            <text:p text:style-name="P2"/>
          </draw:polyline>
          <draw:polyline draw:style-name="gr9" draw:text-style-name="P1" draw:layer="layout" svg:width="19.32cm" svg:height="17.096cm" svg:x="4.34cm" svg:y="1.079cm" svg:viewBox="0 0 19321 17097" draw:points="0,8584 9854,17096 19320,8514 9675,0 35,8645">
            <text:p text:style-name="P2"/>
          </draw:polylin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22" anim:sub-item="text" smil:attributeName="visibility" smil:to="visible"/>
                  <anim:transitionFilter smil:dur="2s" smil:targetElement="id122"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23" anim:sub-item="text" smil:attributeName="visibility" smil:to="visible"/>
                  <anim:transitionFilter smil:dur="2s" smil:targetElement="id123"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24" anim:sub-item="text" smil:attributeName="visibility" smil:to="visible"/>
                  <anim:transitionFilter smil:dur="2s" smil:targetElement="id124" anim:sub-item="text" smil:type="fade" smil:subtype="crossfade"/>
                </anim:par>
              </anim:par>
            </anim:par>
          </anim:seq>
        </anim:par>
        <presentation:notes draw:style-name="dp2">
          <draw:page-thumbnail draw:style-name="gr8" draw:layer="layout" svg:width="13.705cm" svg:height="10.279cm" svg:x="3.641cm" svg:y="2.853cm" draw:page-number="18" presentation:class="page"/>
          <draw:frame presentation:style-name="pr6" draw:text-style-name="P6" draw:layer="layout" svg:width="14.507cm" svg:height="11.411cm" svg:x="3.248cm" svg:y="14.13cm" presentation:class="notes" presentation:placeholder="true" presentation:user-transformed="true">
            <draw:text-box/>
          </draw:frame>
        </presentation:notes>
      </draw:page>
      <draw:page draw:name="page19" draw:style-name="dp1" draw:master-page-name="Standard" presentation:presentation-page-layout-name="AL4T19">
        <office:forms form:automatic-focus="false" form:apply-design-mode="false"/>
        <draw:frame presentation:style-name="pr1" draw:text-style-name="P2" draw:layer="layout" svg:width="23.91cm" svg:height="3.507cm" svg:x="1.987cm" svg:y="8.911cm" presentation:class="title" presentation:user-transformed="true">
          <draw:text-box>
            <text:p text:id="id125" text:style-name="P2">That's all!</text:p>
          </draw:text-box>
        </draw:frame>
        <draw:frame draw:style-name="gr7" draw:text-style-name="P2" draw:layer="layout" svg:width="6.225cm" svg:height="0.578cm" svg:x="0.252cm" svg:y="20.16cm">
          <draw:text-box>
            <text:p text:style-name="P2"><text:span text:style-name="T2">©</text:span><text:span text:style-name="T3"> Sören Gebbert 2006</text:span></text:p>
          </draw:text-box>
        </draw:frame>
        <draw:g>
          <draw:line draw:style-name="gr9" draw:text-style-name="P1" draw:layer="layout" svg:x1="15.325cm" svg:y1="19.854cm" svg:x2="21.564cm" svg:y2="19.854cm">
            <text:p text:style-name="P2"/>
          </draw:line>
          <draw:polygon draw:style-name="gr10" draw:text-style-name="P1" draw:layer="layout" svg:width="3.189cm" svg:height="5.188cm" svg:x="13.908cm" svg:y="8.316cm" svg:viewBox="0 0 3190 5189" draw:points="3119,0 3072,139 2925,452 2531,1045 1417,2569 791,3402 272,4219 0,4826 272,5188 516,4735 1438,3154 2363,1761 2749,1084 3072,522 3164,313 3189,147 3149,0">
            <text:p text:style-name="P2"/>
          </draw:polygon>
          <draw:polyline draw:style-name="gr11" draw:text-style-name="P1" draw:layer="layout" svg:width="3.189cm" svg:height="5.188cm" svg:x="13.908cm" svg:y="8.316cm" svg:viewBox="0 0 3190 5189" draw:points="3119,0 3072,139 2925,452 2531,1045 1417,2569 791,3402 272,4219 0,4826 272,5188 516,4735 1438,3154 2363,1761 2749,1084 3072,522 3164,313 3189,147 3149,0 3119,0">
            <text:p text:style-name="P2"/>
          </draw:polyline>
          <draw:polygon draw:style-name="gr12" draw:text-style-name="P1" draw:layer="layout" svg:width="5.156cm" svg:height="11.023cm" svg:x="13.795cm" svg:y="5.396cm" svg:viewBox="0 0 5157 11024" draw:points="4696,0 4953,220 5092,454 5156,724 5136,1054 5077,1247 4934,1609 3784,3639 3096,4827 2496,5924 2056,6752 1239,8281 947,8884 527,9744 385,10136 248,10569 205,11023 0,9491 313,9291 491,8913 1193,7287 2037,5743 3052,3961 3828,2631 4628,1387 4797,977 4953,602 4953,401 4832,169 4714,45">
            <text:p text:style-name="P2"/>
          </draw:polygon>
          <draw:polyline draw:style-name="gr11" draw:text-style-name="P1" draw:layer="layout" svg:width="5.156cm" svg:height="11.023cm" svg:x="13.795cm" svg:y="5.396cm" svg:viewBox="0 0 5157 11024" draw:points="4696,0 4953,220 5092,454 5156,724 5136,1054 5077,1247 4934,1609 3784,3639 3096,4827 2496,5924 2056,6752 1239,8281 947,8884 527,9744 385,10136 248,10569 205,11023 0,9491 313,9291 491,8913 1193,7287 2037,5743 3052,3961 3828,2631 4628,1387 4797,977 4953,602 4953,401 4832,169 4714,45 4696,0">
            <text:p text:style-name="P2"/>
          </draw:polyline>
          <draw:polygon draw:style-name="gr12" draw:text-style-name="P1" draw:layer="layout" svg:width="1.378cm" svg:height="4.846cm" svg:x="16.606cm" svg:y="11.123cm" svg:viewBox="0 0 1379 4847" draw:points="0,4846 159,3879 349,3022 676,2145 973,1459 1276,552 1378,0 1362,653 1196,1583 855,2809 689,3493 631,3990 596,4280 56,4747">
            <text:p text:style-name="P2"/>
          </draw:polygon>
          <draw:polyline draw:style-name="gr11" draw:text-style-name="P1" draw:layer="layout" svg:width="1.378cm" svg:height="4.846cm" svg:x="16.606cm" svg:y="11.123cm" svg:viewBox="0 0 1379 4847" draw:points="0,4846 159,3879 349,3022 676,2145 973,1459 1276,552 1378,0 1362,653 1196,1583 855,2809 689,3493 631,3990 596,4280 56,4747 0,4846">
            <text:p text:style-name="P2"/>
          </draw:polyline>
          <draw:polygon draw:style-name="gr12" draw:text-style-name="P1" draw:layer="layout" svg:width="2.658cm" svg:height="11.476cm" svg:x="15.629cm" svg:y="5.025cm" svg:viewBox="0 0 2659 11477" draw:points="2569,0 2091,2932 1832,3810 1511,5018 931,7105 642,8290 345,9714 0,10731 429,11476 627,11232 955,8918 1686,5773 2193,3447 2598,855 2658,21">
            <text:p text:style-name="P2"/>
          </draw:polygon>
          <draw:polyline draw:style-name="gr11" draw:text-style-name="P1" draw:layer="layout" svg:width="2.658cm" svg:height="11.476cm" svg:x="15.629cm" svg:y="5.025cm" svg:viewBox="0 0 2659 11477" draw:points="2569,0 2091,2932 1832,3810 1511,5018 931,7105 642,8290 345,9714 0,10731 429,11476 627,11232 955,8918 1686,5773 2193,3447 2598,855 2658,21 2569,0">
            <text:p text:style-name="P2"/>
          </draw:polyline>
          <draw:polygon draw:style-name="gr12" draw:text-style-name="P1" draw:layer="layout" svg:width="6.675cm" svg:height="10.247cm" svg:x="9.416cm" svg:y="6.674cm" svg:viewBox="0 0 6676 10248" draw:points="36,0 464,506 2287,2963 3975,5350 5145,7154 6113,8767 6407,9340 6675,9784 6168,10247 6038,9706 5565,8915 5008,8092 4164,6830 2969,5136 2059,3841 1624,3172 1282,2610 699,1493 362,816 122,310 0,0">
            <text:p text:style-name="P2"/>
          </draw:polygon>
          <draw:polyline draw:style-name="gr11" draw:text-style-name="P1" draw:layer="layout" svg:width="6.675cm" svg:height="10.247cm" svg:x="9.416cm" svg:y="6.674cm" svg:viewBox="0 0 6676 10248" draw:points="36,0 464,506 2287,2963 3975,5350 5145,7154 6113,8767 6407,9340 6675,9784 6168,10247 6038,9706 5565,8915 5008,8092 4164,6830 2969,5136 2059,3841 1624,3172 1282,2610 699,1493 362,816 122,310 0,0 36,0">
            <text:p text:style-name="P2"/>
          </draw:polyline>
          <draw:polygon draw:style-name="gr12" draw:text-style-name="P1" draw:layer="layout" svg:width="1.618cm" svg:height="10.832cm" svg:x="12.668cm" svg:y="7.228cm" svg:viewBox="0 0 1619 10833" draw:points="1127,9654 663,6793 528,5674 136,2942 25,1616 0,0 303,1754 561,3680 946,6004 1152,7712 1618,10832 1240,10255">
            <text:p text:style-name="P2"/>
          </draw:polygon>
          <draw:polyline draw:style-name="gr11" draw:text-style-name="P1" draw:layer="layout" svg:width="1.618cm" svg:height="10.832cm" svg:x="12.668cm" svg:y="7.228cm" svg:viewBox="0 0 1619 10833" draw:points="1127,9654 663,6793 528,5674 136,2942 25,1616 0,0 303,1754 561,3680 946,6004 1152,7712 1618,10832 1240,10255 1127,9654">
            <text:p text:style-name="P2"/>
          </draw:polyline>
          <draw:polygon draw:style-name="gr12" draw:text-style-name="P1" draw:layer="layout" svg:width="0.809cm" svg:height="8.145cm" svg:x="13.854cm" svg:y="6.905cm" svg:viewBox="0 0 810 8146" draw:points="0,8145 54,6962 386,4613 497,3549 654,1715 673,0 809,0 765,2134 654,3143 370,5765 146,8083">
            <text:p text:style-name="P2"/>
          </draw:polygon>
          <draw:polyline draw:style-name="gr11" draw:text-style-name="P1" draw:layer="layout" svg:width="0.809cm" svg:height="8.145cm" svg:x="13.854cm" svg:y="6.905cm" svg:viewBox="0 0 810 8146" draw:points="0,8145 54,6962 386,4613 497,3549 654,1715 673,0 809,0 765,2134 654,3143 370,5765 146,8083 0,8145">
            <text:p text:style-name="P2"/>
          </draw:polyline>
          <draw:polygon draw:style-name="gr13" draw:text-style-name="P1" draw:layer="layout" svg:width="15.751cm" svg:height="8.444cm" svg:x="6.252cm" svg:y="11.955cm" svg:viewBox="0 0 15752 8445" draw:points="7928,6860 15535,0 15751,239 13479,2233 13747,2529 11462,4573 11808,4878 7904,8444 3966,4878 4310,4595 1934,2529 2275,2233 0,201 237,52">
            <text:p text:style-name="P2"/>
          </draw:polygon>
          <draw:polyline draw:style-name="gr14" draw:text-style-name="P1" draw:layer="layout" svg:width="15.751cm" svg:height="8.444cm" svg:x="6.252cm" svg:y="11.955cm" svg:viewBox="0 0 15752 8445" draw:points="7928,6860 15535,0 15751,239 13479,2233 13747,2529 11462,4573 11808,4878 7904,8444 3966,4878 4310,4595 1934,2529 2275,2233 0,201 237,52 7928,6860">
            <text:p text:style-name="P2"/>
          </draw:polyline>
          <draw:line draw:style-name="gr9" draw:text-style-name="P1" draw:layer="layout" svg:x1="6.457cm" svg:y1="19.822cm" svg:x2="12.918cm" svg:y2="19.822cm">
            <text:p text:style-name="P2"/>
          </draw:line>
          <draw:polygon draw:style-name="gr10" draw:text-style-name="P1" draw:layer="layout" svg:width="5.291cm" svg:height="9.46cm" svg:x="8.967cm" svg:y="8.651cm" svg:viewBox="0 0 5292 9461" draw:points="205,3062 449,3277 722,3616 1206,4285 1731,5068 2498,6275 3019,7188 3277,7606 3346,7850 4720,9022 4609,8645 4167,7389 3379,5624 2677,3949 2298,3156 1996,2548 1692,2068 1365,1542 1162,1248 991,977 722,706 285,310 0,0 663,545 1068,908 1576,1515 2591,2984 3346,4396 4302,6471 4731,7698 5291,9404 5227,9460 4707,9022 1952,6651 1731,6004 1488,5532 968,4456 620,3733 225,3062">
            <text:p text:style-name="P2"/>
          </draw:polygon>
          <draw:polyline draw:style-name="gr11" draw:text-style-name="P1" draw:layer="layout" svg:width="5.291cm" svg:height="9.46cm" svg:x="8.967cm" svg:y="8.651cm" svg:viewBox="0 0 5292 9461" draw:points="205,3062 449,3277 722,3616 1206,4285 1731,5068 2498,6275 3019,7188 3277,7606 3346,7850 4720,9022 4609,8645 4167,7389 3379,5624 2677,3949 2298,3156 1996,2548 1692,2068 1365,1542 1162,1248 991,977 722,706 285,310 0,0 663,545 1068,908 1576,1515 2591,2984 3346,4396 4302,6471 4731,7698 5291,9404 5227,9460 4707,9022 1952,6651 1731,6004 1488,5532 968,4456 620,3733 225,3062 205,3062">
            <text:p text:style-name="P2"/>
          </draw:polyline>
          <draw:polygon draw:style-name="gr12" draw:text-style-name="P1" draw:layer="layout" svg:width="1.506cm" svg:height="4.334cm" svg:x="13.523cm" svg:y="2.645cm" svg:viewBox="0 0 1507 4335" draw:points="857,4203 763,3796 799,3711 843,3668 833,3505 790,3449 741,3418 677,3295 720,3173 677,3094 618,3054 576,2963 585,2895 576,2854 516,2840 453,2773 474,2682 438,2633 385,2591 346,2541 346,2462 283,2409 258,2332 272,2249 378,2139 336,2034 272,1995 199,1925 171,1831 213,1795 272,1742 283,1655 272,1616 213,1564 155,1494 91,1433 77,1362 57,1311 136,1209 101,1147 171,1091 155,1017 136,969 77,899 33,809 0,755 0,679 19,617 0,394 33,465 101,273 121,161 155,62 258,0 283,83 346,161 474,201 599,222 677,342 696,465 677,578 741,695 857,739 901,809 989,896 1022,1027 1047,1270 1047,1362 1047,1454 1115,1494 1183,1612 1183,1703 1257,1803 1404,1845 1297,1995 1363,2195 1496,2279 1408,2409 1506,2541 1462,2660 1384,2840 1359,2933 1359,3094 1404,3295 1297,3449 1324,3668 1324,3850 1262,3928 1219,4050 1160,4182 1115,4334">
            <text:p text:style-name="P2"/>
          </draw:polygon>
          <draw:polyline draw:style-name="gr11" draw:text-style-name="P1" draw:layer="layout" svg:width="1.506cm" svg:height="4.334cm" svg:x="13.523cm" svg:y="2.645cm" svg:viewBox="0 0 1507 4335" draw:points="857,4203 763,3796 799,3711 843,3668 833,3505 790,3449 741,3418 677,3295 720,3173 677,3094 618,3054 576,2963 585,2895 576,2854 516,2840 453,2773 474,2682 438,2633 385,2591 346,2541 346,2462 283,2409 258,2332 272,2249 378,2139 336,2034 272,1995 199,1925 171,1831 213,1795 272,1742 283,1655 272,1616 213,1564 155,1494 91,1433 77,1362 57,1311 136,1209 101,1147 171,1091 155,1017 136,969 77,899 33,809 0,755 0,679 19,617 0,394 33,465 101,273 121,161 155,62 258,0 283,83 346,161 474,201 599,222 677,342 696,465 677,578 741,695 857,739 901,809 989,896 1022,1027 1047,1270 1047,1362 1047,1454 1115,1494 1183,1612 1183,1703 1257,1803 1404,1845 1297,1995 1363,2195 1496,2279 1408,2409 1506,2541 1462,2660 1384,2840 1359,2933 1359,3094 1404,3295 1297,3449 1324,3668 1324,3850 1262,3928 1219,4050 1160,4182 1115,4334 857,4203">
            <text:p text:style-name="P2"/>
          </draw:polyline>
          <draw:polyline draw:style-name="gr9" draw:text-style-name="P1" draw:layer="layout" svg:width="19.32cm" svg:height="17.096cm" svg:x="4.34cm" svg:y="1.079cm" svg:viewBox="0 0 19321 17097" draw:points="0,8584 9854,17096 19320,8514 9675,0 35,8645">
            <text:p text:style-name="P2"/>
          </draw:polylin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125" anim:sub-item="text" smil:attributeName="visibility" smil:to="visible"/>
                  <anim:transitionFilter smil:dur="0.5s" smil:targetElement="id125" anim:sub-item="text" smil:type="fade" smil:subtype="crossfade"/>
                </anim:par>
              </anim:par>
            </anim:par>
          </anim:seq>
        </anim:par>
        <presentation:notes draw:style-name="dp2">
          <draw:page-thumbnail draw:style-name="gr8" draw:layer="layout" svg:width="13.705cm" svg:height="10.279cm" svg:x="3.641cm" svg:y="2.853cm" draw:page-number="19" presentation:class="page"/>
          <draw:frame presentation:style-name="pr6" draw:text-style-name="P6" draw:layer="layout" svg:width="14.507cm" svg:height="11.411cm" svg:x="3.248cm" svg:y="14.13cm" presentation:class="notes" presentation:placeholder="true" presentation:user-transformed="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fill-image draw:name="Sky" xlink:href="Pictures/100000000000005E0000005E2FA489E1.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e6e6e6" draw:fill-gradient-name="Gradient_20_7" draw:fill-hatch-name="Hatch_20_46" draw:fill-image-name="Bitmape_20_1" draw:fill-image-width="0cm" draw:fill-image-height="0cm" fo:padding-bottom="0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Courier 10 Pitch'" style:font-style-name="Standard" style:font-pitch="fixed" fo:font-size="18pt" fo:font-style="normal" fo:text-shadow="none" style:text-underline-style="none" fo:font-weight="normal" style:font-family-asian="Gothic" style:font-pitch-asian="variable" style:font-size-asian="24pt" style:font-style-asian="normal" style:font-weight-asian="normal" style:font-family-complex="Lucidasan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Standard-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Courier 10 Pitch'" style:font-style-name="Standard" style:font-pitch="fixed" fo:font-size="44pt" fo:font-style="normal" fo:text-shadow="none" style:text-underline-style="none" fo:font-weight="normal" style:font-family-asian="Gothic" style:font-pitch-asian="variable" style:font-size-asian="44pt" style:font-style-asian="normal" style:font-weight-asian="normal" style:font-family-complex="Lucidasans" style:font-pitch-complex="variable" style:font-size-complex="44pt" style:font-style-complex="normal" style:font-weight-complex="normal" style:font-relief="none"/>
    </style:style>
    <style:style style:name="Standard-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cm"/>
      <style:text-properties style:use-window-font-color="true" style:text-outline="false" style:text-line-through-style="none" fo:font-family="'Times New Roman'" style:font-family-generic="roman" style:font-pitch="variable" fo:font-size="32pt" fo:font-style="normal" fo:text-shadow="none" style:text-underline-style="none" fo:font-weight="normal" style:font-family-asian="Gothic" style:font-pitch-asian="variable" style:font-size-asian="32pt" style:font-style-asian="normal" style:font-weight-asian="normal" style:font-family-complex="Lucidasans" style:font-pitch-complex="variable" style:font-size-complex="32pt" style:font-style-complex="normal" style:font-weight-complex="normal" style:font-relief="none"/>
    </style:style>
    <style:style style:name="Standard-background" style:family="presentation">
      <style:graphic-properties draw:stroke="none" draw:fill="none" draw:fill-image-name="Sky" draw:fill-image-width="0cm" draw:fill-image-height="0cm"/>
    </style:style>
    <style:style style:name="Standard-backgroundobjects" style:family="presentation">
      <style:graphic-properties draw:shadow="hidden" draw:shadow-offset-x="0.3cm" draw:shadow-offset-y="0.3cm" draw:shadow-color="#808080"/>
    </style:style>
    <style:style style:name="Standard-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cm"/>
      <style:text-properties style:use-window-font-color="true" style:text-outline="false" style:text-line-through-style="none" fo:font-family="'Times New Roman'" style:font-family-generic="roman" style:font-pitch="variable" fo:font-size="20pt" fo:font-style="normal" fo:text-shadow="none" style:text-underline-style="none" fo:font-weight="normal" style:font-family-asian="Gothic" style:font-pitch-asian="variable" style:font-size-asian="20pt" style:font-style-asian="normal" style:font-weight-asian="normal" style:font-family-complex="Lucidasans" style:font-pitch-complex="variable" style:font-size-complex="20pt" style:font-style-complex="normal" style:font-weight-complex="normal" style:font-relief="none"/>
    </style:style>
    <style:style style:name="Standard-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0.974cm" fo:margin-right="0cm" fo:margin-top="0cm" fo:margin-bottom="0.406cm" text:enable-numbering="true" fo:text-indent="0cm"/>
      <style:text-properties style:use-window-font-color="true" style:text-outline="false" style:text-line-through-style="none" fo:font-family="'Courier 10 Pitch'" style:font-style-name="Standard" style:font-pitch="fixed" fo:font-size="26pt" fo:font-style="normal" fo:text-shadow="none" style:text-underline-style="none" fo:font-weight="normal" style:font-family-asian="Gothic" style:font-pitch-asian="variable" style:font-size-asian="32pt" style:font-style-asian="normal" style:font-weight-asian="normal" style:font-family-complex="Lucidasans" style:font-pitch-complex="variable" style:font-size-complex="32pt" style:font-style-complex="normal" style:font-weight-complex="normal" style:font-relief="none"/>
    </style:style>
    <style:style style:name="Standard-outline2" style:family="presentation" style:parent-style-name="Standard-outline1">
      <style:paragraph-properties fo:margin-left="2.4cm" fo:margin-right="0cm" fo:margin-top="0cm" fo:margin-bottom="0.4cm" fo:text-indent="-0.8cm"/>
      <style:text-properties fo:font-size="28pt" style:font-size-asian="28pt" style:font-size-complex="28pt"/>
    </style:style>
    <style:style style:name="Standard-outline3" style:family="presentation" style:parent-style-name="Standard-outline2">
      <style:paragraph-properties fo:margin-left="3.6cm" fo:margin-right="0cm" fo:margin-top="0cm" fo:margin-bottom="0.3cm" fo:text-indent="-0.6cm"/>
      <style:text-properties fo:font-size="24pt" style:font-size-asian="24pt" style:font-size-complex="24pt"/>
    </style:style>
    <style:style style:name="Standard-outline4" style:family="presentation" style:parent-style-name="Standard-outline3">
      <style:paragraph-properties fo:margin-left="4.8cm" fo:margin-right="0cm" fo:margin-top="0cm" fo:margin-bottom="0.2cm" fo:text-indent="-0.6cm"/>
      <style:text-properties fo:font-size="20pt" style:font-size-asian="20pt" style:font-size-complex="20pt"/>
    </style:style>
    <style:style style:name="Standard-outline5" style:family="presentation" style:parent-style-name="Standard-outline4">
      <style:paragraph-properties fo:margin-left="6cm" fo:margin-right="0cm" fo:margin-top="0cm" fo:margin-bottom="0.1cm" fo:text-indent="-0.6cm"/>
      <style:text-properties fo:font-size="20pt" style:font-size-asian="20pt" style:font-size-complex="20pt"/>
    </style:style>
    <style:style style:name="Standard-outline6" style:family="presentation" style:parent-style-name="Standard-outline5">
      <style:paragraph-properties fo:margin-left="7.2cm" fo:margin-right="0cm" fo:margin-top="0cm" fo:margin-bottom="0.1cm" fo:text-indent="-0.6cm"/>
      <style:text-properties fo:font-size="20pt" style:font-size-asian="20pt" style:font-size-complex="20pt"/>
    </style:style>
    <style:style style:name="Standard-outline7" style:family="presentation" style:parent-style-name="Standard-outline6">
      <style:paragraph-properties fo:margin-left="8.4cm" fo:margin-right="0cm" fo:margin-top="0cm" fo:margin-bottom="0.1cm" fo:text-indent="-0.6cm"/>
      <style:text-properties fo:font-size="20pt" style:font-size-asian="20pt" style:font-size-complex="20pt"/>
    </style:style>
    <style:style style:name="Standard-outline8" style:family="presentation" style:parent-style-name="Standard-outline7">
      <style:paragraph-properties fo:margin-left="9.6cm" fo:margin-right="0cm" fo:margin-top="0cm" fo:margin-bottom="0.1cm" fo:text-indent="-0.6cm"/>
      <style:text-properties fo:font-size="20pt" style:font-size-asian="20pt" style:font-size-complex="20pt"/>
    </style:style>
    <style:style style:name="Standard-outline9" style:family="presentation" style:parent-style-name="Standard-outline8">
      <style:paragraph-properties fo:margin-left="10.8cm" fo:margin-right="0cm" fo:margin-top="0cm" fo:margin-bottom="0.1cm" fo:text-indent="-0.6cm"/>
      <style:text-properties fo:font-size="20pt" style:font-size-asian="20pt" style:font-size-complex="20pt"/>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style:presentation-page-layout style:name="AL4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dp1" style:family="drawing-page">
      <style:drawing-page-properties draw:background-size="border" draw:fill="none" draw:fill-image-name="Sky" draw:fill-image-width="0cm" draw:fill-image-height="0cm"/>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9.991cm" svg:height="7.493cm" svg:x="2.786cm" svg:y="2cm" draw:page-number="1"/>
      <draw:page-thumbnail draw:layer="backgroundobjects" svg:width="9.991cm" svg:height="7.493cm" svg:x="16.921cm" svg:y="2cm"/>
      <draw:page-thumbnail draw:layer="backgroundobjects" svg:width="9.991cm" svg:height="7.493cm" svg:x="2.786cm" svg:y="11.494cm"/>
      <draw:page-thumbnail draw:layer="backgroundobjects" svg:width="9.991cm" svg:height="7.493cm" svg:x="16.921cm" svg:y="11.494cm"/>
    </style:handout-master>
    <style:master-page style:name="Standard" style:page-layout-name="PM1" draw:style-name="dp1">
      <draw:frame presentation:style-name="Standard-title" draw:layer="backgroundobjects" svg:width="23.91cm" svg:height="3.506cm" svg:x="2.057cm" svg:y="1.743cm" presentation:class="title" presentation:placeholder="true">
        <draw:text-box/>
      </draw:frame>
      <draw:frame presentation:style-name="Standard-outline1" draw:layer="backgroundobjects" svg:width="23.91cm" svg:height="13.229cm" svg:x="2.057cm" svg:y="5.838cm" presentation:class="outline" presentation:placeholder="true">
        <draw:text-box/>
      </draw:frame>
      <presentation:notes style:page-layout-name="PM2">
        <draw:page-thumbnail presentation:style-name="Standard-title" draw:layer="backgroundobjects" svg:width="13.705cm" svg:height="10.279cm" svg:x="3.641cm" svg:y="2.853cm" presentation:class="page"/>
        <draw:frame presentation:style-name="Standard-notes" draw:layer="backgroundobjects" svg:width="14.507cm" svg:height="11.41cm" svg:x="3.248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1$Build-8990</meta:generator>
    <meta:creation-date>2006-02-22T21:35:29</meta:creation-date>
    <dc:date>2006-05-21T01:58:13</dc:date>
    <dc:language>en-GB</dc:language>
    <meta:editing-cycles>377</meta:editing-cycles>
    <meta:editing-duration>P1DT4H8M8S</meta:editing-duration>
    <meta:user-defined meta:name="Info 1"/>
    <meta:user-defined meta:name="Info 2"/>
    <meta:user-defined meta:name="Info 3"/>
    <meta:user-defined meta:name="Info 4"/>
    <meta:document-statistic meta:object-count="702"/>
  </office:meta>
</office:document-meta>
</file>